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66.11pt"/>
    </style:style>
    <style:style style:name="co3" style:family="table-column">
      <style:table-column-properties fo:break-before="auto" style:column-width="107.09pt"/>
    </style:style>
    <style:style style:name="co4" style:family="table-column">
      <style:table-column-properties fo:break-before="auto" style:column-width="38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71.51pt" svg:y="101.34pt">
            <loext:p draw:notify-on-update-of-ranges="Sheet1.B1:Sheet1.B9 Sheet1.B10:Sheet1.B3552 Sheet1.D1:Sheet1.D9 Sheet1.D10:Sheet1.D35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T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0</text:p>
          </table:table-cell>
          <table:table-cell office:value-type="string" calcext:value-type="string">
            <text:p>Mon Sep 25 21:13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</text:p>
          </table:table-cell>
          <table:table-cell office:value-type="string" calcext:value-type="string">
            <text:p>Mon Sep 25 21:13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</text:p>
          </table:table-cell>
          <table:table-cell office:value-type="string" calcext:value-type="string">
            <text:p>Mon Sep 25 21:13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</text:p>
          </table:table-cell>
          <table:table-cell office:value-type="string" calcext:value-type="string">
            <text:p>Mon Sep 25 21:13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</text:p>
          </table:table-cell>
          <table:table-cell office:value-type="string" calcext:value-type="string">
            <text:p>Mon Sep 25 21:13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</text:p>
          </table:table-cell>
          <table:table-cell office:value-type="string" calcext:value-type="string">
            <text:p>Mon Sep 25 21:13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</text:p>
          </table:table-cell>
          <table:table-cell office:value-type="string" calcext:value-type="string">
            <text:p>Mon Sep 25 21:13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0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RequestThread-1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AVERAGE([.D10:.D3552])" office:value-type="float" office:value="11200.8926666667" calcext:value-type="float">
            <text:p>11200.892666666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RequestThread-10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</text:p>
          </table:table-cell>
          <table:table-cell office:value-type="string" calcext:value-type="string">
            <text:p>Mon Sep 25 21:13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858" calcext:value-type="float">
            <text:p>185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</text:p>
          </table:table-cell>
          <table:table-cell office:value-type="string" calcext:value-type="string">
            <text:p>Mon Sep 25 21:13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91" calcext:value-type="float">
            <text:p>22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0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1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2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3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4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5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5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443" calcext:value-type="float">
            <text:p>2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471" calcext:value-type="float">
            <text:p>2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511" calcext:value-type="float">
            <text:p>2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</text:p>
          </table:table-cell>
          <table:table-cell office:value-type="string" calcext:value-type="string">
            <text:p>Mon Sep 25 21:13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682" calcext:value-type="float">
            <text:p>2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023" calcext:value-type="float">
            <text:p>3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087" calcext:value-type="float">
            <text:p>3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313" calcext:value-type="float">
            <text:p>3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371" calcext:value-type="float">
            <text:p>337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6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7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8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9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0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1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2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3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4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5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6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7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8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9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9</text:p>
          </table:table-cell>
          <table:table-cell office:value-type="string" calcext:value-type="string">
            <text:p>Mon Sep 25 21:13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898" calcext:value-type="float">
            <text:p>2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456" calcext:value-type="float">
            <text:p>3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492" calcext:value-type="float">
            <text:p>3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548" calcext:value-type="float">
            <text:p>3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735" calcext:value-type="float">
            <text:p>3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835" calcext:value-type="float">
            <text:p>3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988" calcext:value-type="float">
            <text:p>398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0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1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2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3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4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5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6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7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8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9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0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1</text:p>
          </table:table-cell>
          <table:table-cell office:value-type="string" calcext:value-type="string">
            <text:p>Mon Sep 25 21:13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035" calcext:value-type="float">
            <text:p>4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119" calcext:value-type="float">
            <text:p>4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195" calcext:value-type="float">
            <text:p>4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276" calcext:value-type="float">
            <text:p>4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4344" calcext:value-type="float">
            <text:p>43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2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3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4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6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8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0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2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5</text:p>
          </table:table-cell>
          <table:table-cell office:value-type="string" calcext:value-type="string">
            <text:p>Mon Sep 25 21:13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6</text:p>
          </table:table-cell>
          <table:table-cell office:value-type="string" calcext:value-type="string">
            <text:p>Mon Sep 25 21:13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0</text:p>
          </table:table-cell>
          <table:table-cell office:value-type="string" calcext:value-type="string">
            <text:p>Mon Sep 25 21:13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</text:p>
          </table:table-cell>
          <table:table-cell office:value-type="string" calcext:value-type="string">
            <text:p>Mon Sep 25 21:13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1</text:p>
          </table:table-cell>
          <table:table-cell office:value-type="string" calcext:value-type="string">
            <text:p>Mon Sep 25 21:13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9</text:p>
          </table:table-cell>
          <table:table-cell office:value-type="string" calcext:value-type="string">
            <text:p>Mon Sep 25 21:13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7</text:p>
          </table:table-cell>
          <table:table-cell office:value-type="string" calcext:value-type="string">
            <text:p>Mon Sep 25 21:13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2</text:p>
          </table:table-cell>
          <table:table-cell office:value-type="string" calcext:value-type="string">
            <text:p>Mon Sep 25 21:13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4</text:p>
          </table:table-cell>
          <table:table-cell office:value-type="string" calcext:value-type="string">
            <text:p>Mon Sep 25 21:13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5</text:p>
          </table:table-cell>
          <table:table-cell office:value-type="string" calcext:value-type="string">
            <text:p>Mon Sep 25 21:13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3</text:p>
          </table:table-cell>
          <table:table-cell office:value-type="string" calcext:value-type="string">
            <text:p>Mon Sep 25 21:13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</text:p>
          </table:table-cell>
          <table:table-cell office:value-type="string" calcext:value-type="string">
            <text:p>Mon Sep 25 21:13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70" calcext:value-type="float">
            <text:p>69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</text:p>
          </table:table-cell>
          <table:table-cell office:value-type="string" calcext:value-type="string">
            <text:p>Mon Sep 25 21:13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16" calcext:value-type="float">
            <text:p>7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</text:p>
          </table:table-cell>
          <table:table-cell office:value-type="string" calcext:value-type="string">
            <text:p>Mon Sep 25 21:13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36" calcext:value-type="float">
            <text:p>72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7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5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8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2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4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82" calcext:value-type="float">
            <text:p>7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96" calcext:value-type="float">
            <text:p>7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95" calcext:value-type="float">
            <text:p>7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73" calcext:value-type="float">
            <text:p>7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50" calcext:value-type="float">
            <text:p>7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92" calcext:value-type="float">
            <text:p>77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5</text:p>
          </table:table-cell>
          <table:table-cell office:value-type="string" calcext:value-type="string">
            <text:p>Mon Sep 25 21:13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8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1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7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9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0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5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9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4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51" calcext:value-type="float">
            <text:p>7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9" calcext:value-type="float">
            <text:p>7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52" calcext:value-type="float">
            <text:p>8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09" calcext:value-type="float">
            <text:p>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0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65" calcext:value-type="float">
            <text:p>8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1</text:p>
          </table:table-cell>
          <table:table-cell office:value-type="string" calcext:value-type="string">
            <text:p>Mon Sep 25 21:13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21" calcext:value-type="float">
            <text:p>83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2</text:p>
          </table:table-cell>
          <table:table-cell office:value-type="string" calcext:value-type="string">
            <text:p>Mon Sep 25 21:13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7</text:p>
          </table:table-cell>
          <table:table-cell office:value-type="string" calcext:value-type="string">
            <text:p>Mon Sep 25 21:13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8</text:p>
          </table:table-cell>
          <table:table-cell office:value-type="string" calcext:value-type="string">
            <text:p>Mon Sep 25 21:13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9</text:p>
          </table:table-cell>
          <table:table-cell office:value-type="string" calcext:value-type="string">
            <text:p>Mon Sep 25 21:13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3</text:p>
          </table:table-cell>
          <table:table-cell office:value-type="string" calcext:value-type="string">
            <text:p>Mon Sep 25 21:13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2</text:p>
          </table:table-cell>
          <table:table-cell office:value-type="string" calcext:value-type="string">
            <text:p>Mon Sep 25 21:13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3</text:p>
          </table:table-cell>
          <table:table-cell office:value-type="string" calcext:value-type="string">
            <text:p>Mon Sep 25 21:13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46" calcext:value-type="float">
            <text:p>8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4</text:p>
          </table:table-cell>
          <table:table-cell office:value-type="string" calcext:value-type="string">
            <text:p>Mon Sep 25 21:13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39" calcext:value-type="float">
            <text:p>8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5</text:p>
          </table:table-cell>
          <table:table-cell office:value-type="string" calcext:value-type="string">
            <text:p>Mon Sep 25 21:13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96" calcext:value-type="float">
            <text:p>8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6</text:p>
          </table:table-cell>
          <table:table-cell office:value-type="string" calcext:value-type="string">
            <text:p>Mon Sep 25 21:13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70" calcext:value-type="float">
            <text:p>88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7</text:p>
          </table:table-cell>
          <table:table-cell office:value-type="string" calcext:value-type="string">
            <text:p>Mon Sep 25 21:13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0</text:p>
          </table:table-cell>
          <table:table-cell office:value-type="string" calcext:value-type="string">
            <text:p>Mon Sep 25 21:13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1</text:p>
          </table:table-cell>
          <table:table-cell office:value-type="string" calcext:value-type="string">
            <text:p>Mon Sep 25 21:13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5</text:p>
          </table:table-cell>
          <table:table-cell office:value-type="string" calcext:value-type="string">
            <text:p>Mon Sep 25 21:13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8</text:p>
          </table:table-cell>
          <table:table-cell office:value-type="string" calcext:value-type="string">
            <text:p>Mon Sep 25 21:13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7</text:p>
          </table:table-cell>
          <table:table-cell office:value-type="string" calcext:value-type="string">
            <text:p>Mon Sep 25 21:13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39" calcext:value-type="float">
            <text:p>8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8</text:p>
          </table:table-cell>
          <table:table-cell office:value-type="string" calcext:value-type="string">
            <text:p>Mon Sep 25 21:13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87" calcext:value-type="float">
            <text:p>8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9</text:p>
          </table:table-cell>
          <table:table-cell office:value-type="string" calcext:value-type="string">
            <text:p>Mon Sep 25 21:13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34" calcext:value-type="float">
            <text:p>9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0</text:p>
          </table:table-cell>
          <table:table-cell office:value-type="string" calcext:value-type="string">
            <text:p>Mon Sep 25 21:13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85" calcext:value-type="float">
            <text:p>9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1</text:p>
          </table:table-cell>
          <table:table-cell office:value-type="string" calcext:value-type="string">
            <text:p>Mon Sep 25 21:13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49" calcext:value-type="float">
            <text:p>92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0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6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0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3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5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1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9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52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47" calcext:value-type="float">
            <text:p>9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3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38" calcext:value-type="float">
            <text:p>9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4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94" calcext:value-type="float">
            <text:p>9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5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71" calcext:value-type="float">
            <text:p>9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6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44" calcext:value-type="float">
            <text:p>10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7</text:p>
          </table:table-cell>
          <table:table-cell office:value-type="string" calcext:value-type="string">
            <text:p>Mon Sep 25 21:13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23" calcext:value-type="float">
            <text:p>101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9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3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5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4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7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1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4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58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90" calcext:value-type="float">
            <text:p>10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9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69" calcext:value-type="float">
            <text:p>10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0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55" calcext:value-type="float">
            <text:p>10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1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93" calcext:value-type="float">
            <text:p>10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2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65" calcext:value-type="float">
            <text:p>1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3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20" calcext:value-type="float">
            <text:p>10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4</text:p>
          </table:table-cell>
          <table:table-cell office:value-type="string" calcext:value-type="string">
            <text:p>Mon Sep 25 21:13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54" calcext:value-type="float">
            <text:p>105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1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4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5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9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1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4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7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4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5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01" calcext:value-type="float">
            <text:p>10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6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98" calcext:value-type="float">
            <text:p>10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7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75" calcext:value-type="float">
            <text:p>1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8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29" calcext:value-type="float">
            <text:p>10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9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76" calcext:value-type="float">
            <text:p>10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0</text:p>
          </table:table-cell>
          <table:table-cell office:value-type="string" calcext:value-type="string">
            <text:p>Mon Sep 25 21:13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22" calcext:value-type="float">
            <text:p>11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5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54" calcext:value-type="float">
            <text:p>88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8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9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2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5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0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3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7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2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31" calcext:value-type="float">
            <text:p>11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4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56" calcext:value-type="float">
            <text:p>11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6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60" calcext:value-type="float">
            <text:p>11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8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60" calcext:value-type="float">
            <text:p>11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0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18" calcext:value-type="float">
            <text:p>11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2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98" calcext:value-type="float">
            <text:p>10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1</text:p>
          </table:table-cell>
          <table:table-cell office:value-type="string" calcext:value-type="string">
            <text:p>Mon Sep 25 21:13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81" calcext:value-type="float">
            <text:p>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2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57" calcext:value-type="float">
            <text:p>8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3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8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43" calcext:value-type="float">
            <text:p>8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2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24" calcext:value-type="float">
            <text:p>8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4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87" calcext:value-type="float">
            <text:p>81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2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0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7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1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5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3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5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6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446" calcext:value-type="float">
            <text:p>11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5</text:p>
          </table:table-cell>
          <table:table-cell office:value-type="string" calcext:value-type="string">
            <text:p>Mon Sep 25 21:13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60" calcext:value-type="float">
            <text:p>8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8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2" calcext:value-type="float">
            <text:p>7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1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9" calcext:value-type="float">
            <text:p>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7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55" calcext:value-type="float">
            <text:p>9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5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68" calcext:value-type="float">
            <text:p>8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7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8" calcext:value-type="float">
            <text:p>8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0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28" calcext:value-type="float">
            <text:p>8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9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17" calcext:value-type="float">
            <text:p>8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4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77" calcext:value-type="float">
            <text:p>80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4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9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9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9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8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0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6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7</text:p>
          </table:table-cell>
          <table:table-cell office:value-type="string" calcext:value-type="string">
            <text:p>Mon Sep 25 21:13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9</text:p>
          </table:table-cell>
          <table:table-cell office:value-type="string" calcext:value-type="string">
            <text:p>Mon Sep 25 21:13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08" calcext:value-type="float">
            <text:p>8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2</text:p>
          </table:table-cell>
          <table:table-cell office:value-type="string" calcext:value-type="string">
            <text:p>Mon Sep 25 21:13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90" calcext:value-type="float">
            <text:p>8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7</text:p>
          </table:table-cell>
          <table:table-cell office:value-type="string" calcext:value-type="string">
            <text:p>Mon Sep 25 21:13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12" calcext:value-type="float">
            <text:p>8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9</text:p>
          </table:table-cell>
          <table:table-cell office:value-type="string" calcext:value-type="string">
            <text:p>Mon Sep 25 21:13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92" calcext:value-type="float">
            <text:p>7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3</text:p>
          </table:table-cell>
          <table:table-cell office:value-type="string" calcext:value-type="string">
            <text:p>Mon Sep 25 21:13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15" calcext:value-type="float">
            <text:p>78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2</text:p>
          </table:table-cell>
          <table:table-cell office:value-type="string" calcext:value-type="string">
            <text:p>Mon Sep 25 21:13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9</text:p>
          </table:table-cell>
          <table:table-cell office:value-type="string" calcext:value-type="string">
            <text:p>Mon Sep 25 21:13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2</text:p>
          </table:table-cell>
          <table:table-cell office:value-type="string" calcext:value-type="string">
            <text:p>Mon Sep 25 21:13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9</text:p>
          </table:table-cell>
          <table:table-cell office:value-type="string" calcext:value-type="string">
            <text:p>Mon Sep 25 21:13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2</text:p>
          </table:table-cell>
          <table:table-cell office:value-type="string" calcext:value-type="string">
            <text:p>Mon Sep 25 21:13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1</text:p>
          </table:table-cell>
          <table:table-cell office:value-type="string" calcext:value-type="string">
            <text:p>Mon Sep 25 21:13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338" calcext:value-type="float">
            <text:p>14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7</text:p>
          </table:table-cell>
          <table:table-cell office:value-type="string" calcext:value-type="string">
            <text:p>Mon Sep 25 21:13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38" calcext:value-type="float">
            <text:p>8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8</text:p>
          </table:table-cell>
          <table:table-cell office:value-type="string" calcext:value-type="string">
            <text:p>Mon Sep 25 21:13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55" calcext:value-type="float">
            <text:p>83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3</text:p>
          </table:table-cell>
          <table:table-cell office:value-type="string" calcext:value-type="string">
            <text:p>Mon Sep 25 21:13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6</text:p>
          </table:table-cell>
          <table:table-cell office:value-type="string" calcext:value-type="string">
            <text:p>Mon Sep 25 21:13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8</text:p>
          </table:table-cell>
          <table:table-cell office:value-type="string" calcext:value-type="string">
            <text:p>Mon Sep 25 21:13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1</text:p>
          </table:table-cell>
          <table:table-cell office:value-type="string" calcext:value-type="string">
            <text:p>Mon Sep 25 21:13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7</text:p>
          </table:table-cell>
          <table:table-cell office:value-type="string" calcext:value-type="string">
            <text:p>Mon Sep 25 21:13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15" calcext:value-type="float">
            <text:p>11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0</text:p>
          </table:table-cell>
          <table:table-cell office:value-type="string" calcext:value-type="string">
            <text:p>Mon Sep 25 21:13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21" calcext:value-type="float">
            <text:p>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6</text:p>
          </table:table-cell>
          <table:table-cell office:value-type="string" calcext:value-type="string">
            <text:p>Mon Sep 25 21:13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61" calcext:value-type="float">
            <text:p>84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3</text:p>
          </table:table-cell>
          <table:table-cell office:value-type="string" calcext:value-type="string">
            <text:p>Mon Sep 25 21:13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6</text:p>
          </table:table-cell>
          <table:table-cell office:value-type="string" calcext:value-type="string">
            <text:p>Mon Sep 25 21:13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0</text:p>
          </table:table-cell>
          <table:table-cell office:value-type="string" calcext:value-type="string">
            <text:p>Mon Sep 25 21:13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2</text:p>
          </table:table-cell>
          <table:table-cell office:value-type="string" calcext:value-type="string">
            <text:p>Mon Sep 25 21:13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1</text:p>
          </table:table-cell>
          <table:table-cell office:value-type="string" calcext:value-type="string">
            <text:p>Mon Sep 25 21:13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32" calcext:value-type="float">
            <text:p>92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0</text:p>
          </table:table-cell>
          <table:table-cell office:value-type="string" calcext:value-type="string">
            <text:p>Mon Sep 25 21:13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9</text:p>
          </table:table-cell>
          <table:table-cell office:value-type="string" calcext:value-type="string">
            <text:p>Mon Sep 25 21:13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5</text:p>
          </table:table-cell>
          <table:table-cell office:value-type="string" calcext:value-type="string">
            <text:p>Mon Sep 25 21:13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6</text:p>
          </table:table-cell>
          <table:table-cell office:value-type="string" calcext:value-type="string">
            <text:p>Mon Sep 25 21:13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5</text:p>
          </table:table-cell>
          <table:table-cell office:value-type="string" calcext:value-type="string">
            <text:p>Mon Sep 25 21:13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847" calcext:value-type="float">
            <text:p>12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0</text:p>
          </table:table-cell>
          <table:table-cell office:value-type="string" calcext:value-type="string">
            <text:p>Mon Sep 25 21:13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49" calcext:value-type="float">
            <text:p>10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0</text:p>
          </table:table-cell>
          <table:table-cell office:value-type="string" calcext:value-type="string">
            <text:p>Mon Sep 25 21:13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60" calcext:value-type="float">
            <text:p>97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8</text:p>
          </table:table-cell>
          <table:table-cell office:value-type="string" calcext:value-type="string">
            <text:p>Mon Sep 25 21:13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0</text:p>
          </table:table-cell>
          <table:table-cell office:value-type="string" calcext:value-type="string">
            <text:p>Mon Sep 25 21:13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2</text:p>
          </table:table-cell>
          <table:table-cell office:value-type="string" calcext:value-type="string">
            <text:p>Mon Sep 25 21:13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9</text:p>
          </table:table-cell>
          <table:table-cell office:value-type="string" calcext:value-type="string">
            <text:p>Mon Sep 25 21:13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5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37" calcext:value-type="float">
            <text:p>10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3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48" calcext:value-type="float">
            <text:p>11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4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39" calcext:value-type="float">
            <text:p>10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9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36" calcext:value-type="float">
            <text:p>10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1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35" calcext:value-type="float">
            <text:p>10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4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54" calcext:value-type="float">
            <text:p>101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2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9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3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6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7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9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2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4</text:p>
          </table:table-cell>
          <table:table-cell office:value-type="string" calcext:value-type="string">
            <text:p>Mon Sep 25 21:13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13</text:p>
          </table:table-cell>
          <table:table-cell office:value-type="string" calcext:value-type="string">
            <text:p>Mon Sep 25 21:13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16" calcext:value-type="float">
            <text:p>106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3</text:p>
          </table:table-cell>
          <table:table-cell office:value-type="string" calcext:value-type="string">
            <text:p>Mon Sep 25 21:13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6</text:p>
          </table:table-cell>
          <table:table-cell office:value-type="string" calcext:value-type="string">
            <text:p>Mon Sep 25 21:13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5</text:p>
          </table:table-cell>
          <table:table-cell office:value-type="string" calcext:value-type="string">
            <text:p>Mon Sep 25 21:13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489" calcext:value-type="float">
            <text:p>11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4</text:p>
          </table:table-cell>
          <table:table-cell office:value-type="string" calcext:value-type="string">
            <text:p>Mon Sep 25 21:13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19" calcext:value-type="float">
            <text:p>107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3</text:p>
          </table:table-cell>
          <table:table-cell office:value-type="string" calcext:value-type="string">
            <text:p>Mon Sep 25 21:13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6</text:p>
          </table:table-cell>
          <table:table-cell office:value-type="string" calcext:value-type="string">
            <text:p>Mon Sep 25 21:13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2</text:p>
          </table:table-cell>
          <table:table-cell office:value-type="string" calcext:value-type="string">
            <text:p>Mon Sep 25 21:13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1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14" calcext:value-type="float">
            <text:p>108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6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2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4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60" calcext:value-type="float">
            <text:p>10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5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20" calcext:value-type="float">
            <text:p>10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1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26" calcext:value-type="float">
            <text:p>11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7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11" calcext:value-type="float">
            <text:p>10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4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91" calcext:value-type="float">
            <text:p>108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1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7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1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6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0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8</text:p>
          </table:table-cell>
          <table:table-cell office:value-type="string" calcext:value-type="string">
            <text:p>Mon Sep 25 21:13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8</text:p>
          </table:table-cell>
          <table:table-cell office:value-type="string" calcext:value-type="string">
            <text:p>Mon Sep 25 21:13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98" calcext:value-type="float">
            <text:p>11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9</text:p>
          </table:table-cell>
          <table:table-cell office:value-type="string" calcext:value-type="string">
            <text:p>Mon Sep 25 21:13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83" calcext:value-type="float">
            <text:p>10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7</text:p>
          </table:table-cell>
          <table:table-cell office:value-type="string" calcext:value-type="string">
            <text:p>Mon Sep 25 21:13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605" calcext:value-type="float">
            <text:p>12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9</text:p>
          </table:table-cell>
          <table:table-cell office:value-type="string" calcext:value-type="string">
            <text:p>Mon Sep 25 21:13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205" calcext:value-type="float">
            <text:p>1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3</text:p>
          </table:table-cell>
          <table:table-cell office:value-type="string" calcext:value-type="string">
            <text:p>Mon Sep 25 21:13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12" calcext:value-type="float">
            <text:p>111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0</text:p>
          </table:table-cell>
          <table:table-cell office:value-type="string" calcext:value-type="string">
            <text:p>Mon Sep 25 21:13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2</text:p>
          </table:table-cell>
          <table:table-cell office:value-type="string" calcext:value-type="string">
            <text:p>Mon Sep 25 21:13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6</text:p>
          </table:table-cell>
          <table:table-cell office:value-type="string" calcext:value-type="string">
            <text:p>Mon Sep 25 21:13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1</text:p>
          </table:table-cell>
          <table:table-cell office:value-type="string" calcext:value-type="string">
            <text:p>Mon Sep 25 21:13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2</text:p>
          </table:table-cell>
          <table:table-cell office:value-type="string" calcext:value-type="string">
            <text:p>Mon Sep 25 21:13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2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8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2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400" calcext:value-type="float">
            <text:p>11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5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24" calcext:value-type="float">
            <text:p>11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7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02" calcext:value-type="float">
            <text:p>11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7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69" calcext:value-type="float">
            <text:p>11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3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414" calcext:value-type="float">
            <text:p>11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5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96" calcext:value-type="float">
            <text:p>113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5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3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4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3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4</text:p>
          </table:table-cell>
          <table:table-cell office:value-type="string" calcext:value-type="string">
            <text:p>Mon Sep 25 21:13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9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323" calcext:value-type="float">
            <text:p>14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4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74" calcext:value-type="float">
            <text:p>11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9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55" calcext:value-type="float">
            <text:p>113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3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7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0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67" calcext:value-type="float">
            <text:p>11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9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53" calcext:value-type="float">
            <text:p>11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0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974" calcext:value-type="float">
            <text:p>12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9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63" calcext:value-type="float">
            <text:p>11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6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71" calcext:value-type="float">
            <text:p>1137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8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3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8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9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0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7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2</text:p>
          </table:table-cell>
          <table:table-cell office:value-type="string" calcext:value-type="string">
            <text:p>Mon Sep 25 21:13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1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7738" calcext:value-type="float">
            <text:p>17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5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344" calcext:value-type="float">
            <text:p>12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0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28" calcext:value-type="float">
            <text:p>11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2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18" calcext:value-type="float">
            <text:p>11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7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291" calcext:value-type="float">
            <text:p>12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9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19" calcext:value-type="float">
            <text:p>113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3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3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1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3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00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02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10</text:p>
          </table:table-cell>
          <table:table-cell office:value-type="string" calcext:value-type="string">
            <text:p>Mon Sep 25 21:13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12</text:p>
          </table:table-cell>
          <table:table-cell office:value-type="string" calcext:value-type="string">
            <text:p>Mon Sep 25 21:13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004" calcext:value-type="float">
            <text:p>150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8</text:p>
          </table:table-cell>
          <table:table-cell office:value-type="string" calcext:value-type="string">
            <text:p>Mon Sep 25 21:13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9</text:p>
          </table:table-cell>
          <table:table-cell office:value-type="string" calcext:value-type="string">
            <text:p>Mon Sep 25 21:13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834" calcext:value-type="float">
            <text:p>118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9</text:p>
          </table:table-cell>
          <table:table-cell office:value-type="string" calcext:value-type="string">
            <text:p>Mon Sep 25 21:13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3</text:p>
          </table:table-cell>
          <table:table-cell office:value-type="string" calcext:value-type="string">
            <text:p>Mon Sep 25 21:13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6</text:p>
          </table:table-cell>
          <table:table-cell office:value-type="string" calcext:value-type="string">
            <text:p>Mon Sep 25 21:13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99</text:p>
          </table:table-cell>
          <table:table-cell office:value-type="string" calcext:value-type="string">
            <text:p>Mon Sep 25 21:13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4975" calcext:value-type="float">
            <text:p>24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4</text:p>
          </table:table-cell>
          <table:table-cell office:value-type="string" calcext:value-type="string">
            <text:p>Mon Sep 25 21:13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4428" calcext:value-type="float">
            <text:p>24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0</text:p>
          </table:table-cell>
          <table:table-cell office:value-type="string" calcext:value-type="string">
            <text:p>Mon Sep 25 21:13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88" calcext:value-type="float">
            <text:p>1038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4</text:p>
          </table:table-cell>
          <table:table-cell office:value-type="string" calcext:value-type="string">
            <text:p>Mon Sep 25 21:13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3</text:p>
          </table:table-cell>
          <table:table-cell office:value-type="string" calcext:value-type="string">
            <text:p>Mon Sep 25 21:13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478" calcext:value-type="float">
            <text:p>11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8</text:p>
          </table:table-cell>
          <table:table-cell office:value-type="string" calcext:value-type="string">
            <text:p>Mon Sep 25 21:13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921" calcext:value-type="float">
            <text:p>11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0</text:p>
          </table:table-cell>
          <table:table-cell office:value-type="string" calcext:value-type="string">
            <text:p>Mon Sep 25 21:13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26" calcext:value-type="float">
            <text:p>111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5</text:p>
          </table:table-cell>
          <table:table-cell office:value-type="string" calcext:value-type="string">
            <text:p>Mon Sep 25 21:13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8</text:p>
          </table:table-cell>
          <table:table-cell office:value-type="string" calcext:value-type="string">
            <text:p>Mon Sep 25 21:13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7</text:p>
          </table:table-cell>
          <table:table-cell office:value-type="string" calcext:value-type="string">
            <text:p>Mon Sep 25 21:13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19</text:p>
          </table:table-cell>
          <table:table-cell office:value-type="string" calcext:value-type="string">
            <text:p>Mon Sep 25 21:13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35</text:p>
          </table:table-cell>
          <table:table-cell office:value-type="string" calcext:value-type="string">
            <text:p>Mon Sep 25 21:13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1</text:p>
          </table:table-cell>
          <table:table-cell office:value-type="string" calcext:value-type="string">
            <text:p>Mon Sep 25 21:13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705" calcext:value-type="float">
            <text:p>11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6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60" calcext:value-type="float">
            <text:p>9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8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92" calcext:value-type="float">
            <text:p>10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2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80" calcext:value-type="float">
            <text:p>938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4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3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22" calcext:value-type="float">
            <text:p>9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9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34" calcext:value-type="float">
            <text:p>9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7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66" calcext:value-type="float">
            <text:p>9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9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60" calcext:value-type="float">
            <text:p>93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05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08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11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27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28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36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39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40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46</text:p>
          </table:table-cell>
          <table:table-cell office:value-type="string" calcext:value-type="string">
            <text:p>Mon Sep 25 21:13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3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41" calcext:value-type="float">
            <text:p>9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9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05" calcext:value-type="float">
            <text:p>93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6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6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4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01" calcext:value-type="float">
            <text:p>9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6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65" calcext:value-type="float">
            <text:p>8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2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14" calcext:value-type="float">
            <text:p>90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1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14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21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48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58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64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66</text:p>
          </table:table-cell>
          <table:table-cell office:value-type="string" calcext:value-type="string">
            <text:p>Mon Sep 25 21:13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6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04" calcext:value-type="float">
            <text:p>8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1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60" calcext:value-type="float">
            <text:p>8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0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97" calcext:value-type="float">
            <text:p>8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1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11" calcext:value-type="float">
            <text:p>8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0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09" calcext:value-type="float">
            <text:p>8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2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76" calcext:value-type="float">
            <text:p>8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8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09" calcext:value-type="float">
            <text:p>87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4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2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5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33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38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54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56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60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68</text:p>
          </table:table-cell>
          <table:table-cell office:value-type="string" calcext:value-type="string">
            <text:p>Mon Sep 25 21:13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2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70" calcext:value-type="float">
            <text:p>8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3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569" calcext:value-type="float">
            <text:p>155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4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1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2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796" calcext:value-type="float">
            <text:p>14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2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911" calcext:value-type="float">
            <text:p>12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7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34" calcext:value-type="float">
            <text:p>9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3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83" calcext:value-type="float">
            <text:p>8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2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52" calcext:value-type="float">
            <text:p>83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0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6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69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72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74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80</text:p>
          </table:table-cell>
          <table:table-cell office:value-type="string" calcext:value-type="string">
            <text:p>Mon Sep 25 21:13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8</text:p>
          </table:table-cell>
          <table:table-cell office:value-type="string" calcext:value-type="string">
            <text:p>Mon Sep 25 21:13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59" calcext:value-type="float">
            <text:p>9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4</text:p>
          </table:table-cell>
          <table:table-cell office:value-type="string" calcext:value-type="string">
            <text:p>Mon Sep 25 21:13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28" calcext:value-type="float">
            <text:p>82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83</text:p>
          </table:table-cell>
          <table:table-cell office:value-type="string" calcext:value-type="string">
            <text:p>Mon Sep 25 21:13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94</text:p>
          </table:table-cell>
          <table:table-cell office:value-type="string" calcext:value-type="string">
            <text:p>Mon Sep 25 21:13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95</text:p>
          </table:table-cell>
          <table:table-cell office:value-type="string" calcext:value-type="string">
            <text:p>Mon Sep 25 21:13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8</text:p>
          </table:table-cell>
          <table:table-cell office:value-type="string" calcext:value-type="string">
            <text:p>Mon Sep 25 21:13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72" calcext:value-type="float">
            <text:p>9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7</text:p>
          </table:table-cell>
          <table:table-cell office:value-type="string" calcext:value-type="string">
            <text:p>Mon Sep 25 21:13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29" calcext:value-type="float">
            <text:p>96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8</text:p>
          </table:table-cell>
          <table:table-cell office:value-type="string" calcext:value-type="string">
            <text:p>Mon Sep 25 21:13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08</text:p>
          </table:table-cell>
          <table:table-cell office:value-type="string" calcext:value-type="string">
            <text:p>Mon Sep 25 21:13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15</text:p>
          </table:table-cell>
          <table:table-cell office:value-type="string" calcext:value-type="string">
            <text:p>Mon Sep 25 21:13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0</text:p>
          </table:table-cell>
          <table:table-cell office:value-type="string" calcext:value-type="string">
            <text:p>Mon Sep 25 21:13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4</text:p>
          </table:table-cell>
          <table:table-cell office:value-type="string" calcext:value-type="string">
            <text:p>Mon Sep 25 21:13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3</text:p>
          </table:table-cell>
          <table:table-cell office:value-type="string" calcext:value-type="string">
            <text:p>Mon Sep 25 21:13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49" calcext:value-type="float">
            <text:p>9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7</text:p>
          </table:table-cell>
          <table:table-cell office:value-type="string" calcext:value-type="string">
            <text:p>Mon Sep 25 21:13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32" calcext:value-type="float">
            <text:p>10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3</text:p>
          </table:table-cell>
          <table:table-cell office:value-type="string" calcext:value-type="string">
            <text:p>Mon Sep 25 21:13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79" calcext:value-type="float">
            <text:p>99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3</text:p>
          </table:table-cell>
          <table:table-cell office:value-type="string" calcext:value-type="string">
            <text:p>Mon Sep 25 21:13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92</text:p>
          </table:table-cell>
          <table:table-cell office:value-type="string" calcext:value-type="string">
            <text:p>Mon Sep 25 21:13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05" calcext:value-type="float">
            <text:p>100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31</text:p>
          </table:table-cell>
          <table:table-cell office:value-type="string" calcext:value-type="string">
            <text:p>Mon Sep 25 21:13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32</text:p>
          </table:table-cell>
          <table:table-cell office:value-type="string" calcext:value-type="string">
            <text:p>Mon Sep 25 21:13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10</text:p>
          </table:table-cell>
          <table:table-cell office:value-type="string" calcext:value-type="string">
            <text:p>Mon Sep 25 21:13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2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235" calcext:value-type="float">
            <text:p>13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3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501" calcext:value-type="float">
            <text:p>115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9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3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04" calcext:value-type="float">
            <text:p>10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1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30" calcext:value-type="float">
            <text:p>10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3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17" calcext:value-type="float">
            <text:p>10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02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04" calcext:value-type="float">
            <text:p>104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42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50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21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31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39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41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47</text:p>
          </table:table-cell>
          <table:table-cell office:value-type="string" calcext:value-type="string">
            <text:p>Mon Sep 25 21:13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8</text:p>
          </table:table-cell>
          <table:table-cell office:value-type="string" calcext:value-type="string">
            <text:p>Mon Sep 25 21:13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86" calcext:value-type="float">
            <text:p>9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6</text:p>
          </table:table-cell>
          <table:table-cell office:value-type="string" calcext:value-type="string">
            <text:p>Mon Sep 25 21:13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547" calcext:value-type="float">
            <text:p>19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9</text:p>
          </table:table-cell>
          <table:table-cell office:value-type="string" calcext:value-type="string">
            <text:p>Mon Sep 25 21:13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09" calcext:value-type="float">
            <text:p>10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3</text:p>
          </table:table-cell>
          <table:table-cell office:value-type="string" calcext:value-type="string">
            <text:p>Mon Sep 25 21:13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20" calcext:value-type="float">
            <text:p>10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10</text:p>
          </table:table-cell>
          <table:table-cell office:value-type="string" calcext:value-type="string">
            <text:p>Mon Sep 25 21:13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76" calcext:value-type="float">
            <text:p>106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63</text:p>
          </table:table-cell>
          <table:table-cell office:value-type="string" calcext:value-type="string">
            <text:p>Mon Sep 25 21:13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11</text:p>
          </table:table-cell>
          <table:table-cell office:value-type="string" calcext:value-type="string">
            <text:p>Mon Sep 25 21:13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13</text:p>
          </table:table-cell>
          <table:table-cell office:value-type="string" calcext:value-type="string">
            <text:p>Mon Sep 25 21:13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18</text:p>
          </table:table-cell>
          <table:table-cell office:value-type="string" calcext:value-type="string">
            <text:p>Mon Sep 25 21:13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35</text:p>
          </table:table-cell>
          <table:table-cell office:value-type="string" calcext:value-type="string">
            <text:p>Mon Sep 25 21:13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45</text:p>
          </table:table-cell>
          <table:table-cell office:value-type="string" calcext:value-type="string">
            <text:p>Mon Sep 25 21:13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53</text:p>
          </table:table-cell>
          <table:table-cell office:value-type="string" calcext:value-type="string">
            <text:p>Mon Sep 25 21:13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4</text:p>
          </table:table-cell>
          <table:table-cell office:value-type="string" calcext:value-type="string">
            <text:p>Mon Sep 25 21:13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83" calcext:value-type="float">
            <text:p>104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8</text:p>
          </table:table-cell>
          <table:table-cell office:value-type="string" calcext:value-type="string">
            <text:p>Mon Sep 25 21:13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0</text:p>
          </table:table-cell>
          <table:table-cell office:value-type="string" calcext:value-type="string">
            <text:p>Mon Sep 25 21:13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8</text:p>
          </table:table-cell>
          <table:table-cell office:value-type="string" calcext:value-type="string">
            <text:p>Mon Sep 25 21:13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68" calcext:value-type="float">
            <text:p>9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19</text:p>
          </table:table-cell>
          <table:table-cell office:value-type="string" calcext:value-type="string">
            <text:p>Mon Sep 25 21:13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43" calcext:value-type="float">
            <text:p>102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48</text:p>
          </table:table-cell>
          <table:table-cell office:value-type="string" calcext:value-type="string">
            <text:p>Mon Sep 25 21:13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60</text:p>
          </table:table-cell>
          <table:table-cell office:value-type="string" calcext:value-type="string">
            <text:p>Mon Sep 25 21:13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66</text:p>
          </table:table-cell>
          <table:table-cell office:value-type="string" calcext:value-type="string">
            <text:p>Mon Sep 25 21:13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0</text:p>
          </table:table-cell>
          <table:table-cell office:value-type="string" calcext:value-type="string">
            <text:p>Mon Sep 25 21:13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806" calcext:value-type="float">
            <text:p>13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7</text:p>
          </table:table-cell>
          <table:table-cell office:value-type="string" calcext:value-type="string">
            <text:p>Mon Sep 25 21:13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72" calcext:value-type="float">
            <text:p>10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35</text:p>
          </table:table-cell>
          <table:table-cell office:value-type="string" calcext:value-type="string">
            <text:p>Mon Sep 25 21:13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88" calcext:value-type="float">
            <text:p>1058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89</text:p>
          </table:table-cell>
          <table:table-cell office:value-type="string" calcext:value-type="string">
            <text:p>Mon Sep 25 21:13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40</text:p>
          </table:table-cell>
          <table:table-cell office:value-type="string" calcext:value-type="string">
            <text:p>Mon Sep 25 21:13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69</text:p>
          </table:table-cell>
          <table:table-cell office:value-type="string" calcext:value-type="string">
            <text:p>Mon Sep 25 21:13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76</text:p>
          </table:table-cell>
          <table:table-cell office:value-type="string" calcext:value-type="string">
            <text:p>Mon Sep 25 21:13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4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41" calcext:value-type="float">
            <text:p>10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05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08" calcext:value-type="float">
            <text:p>10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08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28" calcext:value-type="float">
            <text:p>10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11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96" calcext:value-type="float">
            <text:p>10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28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02" calcext:value-type="float">
            <text:p>10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36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12" calcext:value-type="float">
            <text:p>10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39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19" calcext:value-type="float">
            <text:p>10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46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11" calcext:value-type="float">
            <text:p>10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58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14" calcext:value-type="float">
            <text:p>106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97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00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01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02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03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06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57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77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84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86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88</text:p>
          </table:table-cell>
          <table:table-cell office:value-type="string" calcext:value-type="string">
            <text:p>Mon Sep 25 21:13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0</text:p>
          </table:table-cell>
          <table:table-cell office:value-type="string" calcext:value-type="string">
            <text:p>Mon Sep 25 21:13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13</text:p>
          </table:table-cell>
          <table:table-cell office:value-type="string" calcext:value-type="string">
            <text:p>Mon Sep 25 21:13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21</text:p>
          </table:table-cell>
          <table:table-cell office:value-type="string" calcext:value-type="string">
            <text:p>Mon Sep 25 21:13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77" calcext:value-type="float">
            <text:p>10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48</text:p>
          </table:table-cell>
          <table:table-cell office:value-type="string" calcext:value-type="string">
            <text:p>Mon Sep 25 21:13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20" calcext:value-type="float">
            <text:p>10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64</text:p>
          </table:table-cell>
          <table:table-cell office:value-type="string" calcext:value-type="string">
            <text:p>Mon Sep 25 21:13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18" calcext:value-type="float">
            <text:p>10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66</text:p>
          </table:table-cell>
          <table:table-cell office:value-type="string" calcext:value-type="string">
            <text:p>Mon Sep 25 21:13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38" calcext:value-type="float">
            <text:p>10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68</text:p>
          </table:table-cell>
          <table:table-cell office:value-type="string" calcext:value-type="string">
            <text:p>Mon Sep 25 21:13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44" calcext:value-type="float">
            <text:p>108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19</text:p>
          </table:table-cell>
          <table:table-cell office:value-type="string" calcext:value-type="string">
            <text:p>Mon Sep 25 21:13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65</text:p>
          </table:table-cell>
          <table:table-cell office:value-type="string" calcext:value-type="string">
            <text:p>Mon Sep 25 21:13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91</text:p>
          </table:table-cell>
          <table:table-cell office:value-type="string" calcext:value-type="string">
            <text:p>Mon Sep 25 21:13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95</text:p>
          </table:table-cell>
          <table:table-cell office:value-type="string" calcext:value-type="string">
            <text:p>Mon Sep 25 21:13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08</text:p>
          </table:table-cell>
          <table:table-cell office:value-type="string" calcext:value-type="string">
            <text:p>Mon Sep 25 21:13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6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2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25" calcext:value-type="float">
            <text:p>10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5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25" calcext:value-type="float">
            <text:p>1092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18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33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06" calcext:value-type="float">
            <text:p>10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38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64" calcext:value-type="float">
            <text:p>10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56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54" calcext:value-type="float">
            <text:p>10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60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99" calcext:value-type="float">
            <text:p>108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28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32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79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00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21</text:p>
          </table:table-cell>
          <table:table-cell office:value-type="string" calcext:value-type="string">
            <text:p>Mon Sep 25 21:13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9</text:p>
          </table:table-cell>
          <table:table-cell office:value-type="string" calcext:value-type="string">
            <text:p>Mon Sep 25 21:13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90</text:p>
          </table:table-cell>
          <table:table-cell office:value-type="string" calcext:value-type="string">
            <text:p>Mon Sep 25 21:13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44</text:p>
          </table:table-cell>
          <table:table-cell office:value-type="string" calcext:value-type="string">
            <text:p>Mon Sep 25 21:13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43</text:p>
          </table:table-cell>
          <table:table-cell office:value-type="string" calcext:value-type="string">
            <text:p>Mon Sep 25 21:13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17</text:p>
          </table:table-cell>
          <table:table-cell office:value-type="string" calcext:value-type="string">
            <text:p>Mon Sep 25 21:13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57</text:p>
          </table:table-cell>
          <table:table-cell office:value-type="string" calcext:value-type="string">
            <text:p>Mon Sep 25 21:13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30</text:p>
          </table:table-cell>
          <table:table-cell office:value-type="string" calcext:value-type="string">
            <text:p>Mon Sep 25 21:13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71</text:p>
          </table:table-cell>
          <table:table-cell office:value-type="string" calcext:value-type="string">
            <text:p>Mon Sep 25 21:13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4</text:p>
          </table:table-cell>
          <table:table-cell office:value-type="string" calcext:value-type="string">
            <text:p>Mon Sep 25 21:13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44</text:p>
          </table:table-cell>
          <table:table-cell office:value-type="string" calcext:value-type="string">
            <text:p>Mon Sep 25 21:13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04</text:p>
          </table:table-cell>
          <table:table-cell office:value-type="string" calcext:value-type="string">
            <text:p>Mon Sep 25 21:13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99</text:p>
          </table:table-cell>
          <table:table-cell office:value-type="string" calcext:value-type="string">
            <text:p>Mon Sep 25 21:13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0</text:p>
          </table:table-cell>
          <table:table-cell office:value-type="string" calcext:value-type="string">
            <text:p>Mon Sep 25 21:13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72</text:p>
          </table:table-cell>
          <table:table-cell office:value-type="string" calcext:value-type="string">
            <text:p>Mon Sep 25 21:13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85</text:p>
          </table:table-cell>
          <table:table-cell office:value-type="string" calcext:value-type="string">
            <text:p>Mon Sep 25 21:13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12</text:p>
          </table:table-cell>
          <table:table-cell office:value-type="string" calcext:value-type="string">
            <text:p>Mon Sep 25 21:13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00</text:p>
          </table:table-cell>
          <table:table-cell office:value-type="string" calcext:value-type="string">
            <text:p>Mon Sep 25 21:13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26</text:p>
          </table:table-cell>
          <table:table-cell office:value-type="string" calcext:value-type="string">
            <text:p>Mon Sep 25 21:13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52</text:p>
          </table:table-cell>
          <table:table-cell office:value-type="string" calcext:value-type="string">
            <text:p>Mon Sep 25 21:13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53</text:p>
          </table:table-cell>
          <table:table-cell office:value-type="string" calcext:value-type="string">
            <text:p>Mon Sep 25 21:13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67</text:p>
          </table:table-cell>
          <table:table-cell office:value-type="string" calcext:value-type="string">
            <text:p>Mon Sep 25 21:14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65</text:p>
          </table:table-cell>
          <table:table-cell office:value-type="string" calcext:value-type="string">
            <text:p>Mon Sep 25 21:14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6</text:p>
          </table:table-cell>
          <table:table-cell office:value-type="string" calcext:value-type="string">
            <text:p>Mon Sep 25 21:14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40</text:p>
          </table:table-cell>
          <table:table-cell office:value-type="string" calcext:value-type="string">
            <text:p>Mon Sep 25 21:14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66</text:p>
          </table:table-cell>
          <table:table-cell office:value-type="string" calcext:value-type="string">
            <text:p>Mon Sep 25 21:14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0</text:p>
          </table:table-cell>
          <table:table-cell office:value-type="string" calcext:value-type="string">
            <text:p>Mon Sep 25 21:14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69</text:p>
          </table:table-cell>
          <table:table-cell office:value-type="string" calcext:value-type="string">
            <text:p>Mon Sep 25 21:14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3693" calcext:value-type="float">
            <text:p>23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80</text:p>
          </table:table-cell>
          <table:table-cell office:value-type="string" calcext:value-type="string">
            <text:p>Mon Sep 25 21:14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3883" calcext:value-type="float">
            <text:p>23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3</text:p>
          </table:table-cell>
          <table:table-cell office:value-type="string" calcext:value-type="string">
            <text:p>Mon Sep 25 21:14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54693" calcext:value-type="float">
            <text:p>5469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86</text:p>
          </table:table-cell>
          <table:table-cell office:value-type="string" calcext:value-type="string">
            <text:p>Mon Sep 25 21:14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93</text:p>
          </table:table-cell>
          <table:table-cell office:value-type="string" calcext:value-type="string">
            <text:p>Mon Sep 25 21:14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96</text:p>
          </table:table-cell>
          <table:table-cell office:value-type="string" calcext:value-type="string">
            <text:p>Mon Sep 25 21:14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98</text:p>
          </table:table-cell>
          <table:table-cell office:value-type="string" calcext:value-type="string">
            <text:p>Mon Sep 25 21:14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1</text:p>
          </table:table-cell>
          <table:table-cell office:value-type="string" calcext:value-type="string">
            <text:p>Mon Sep 25 21:14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3879" calcext:value-type="float">
            <text:p>238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4</text:p>
          </table:table-cell>
          <table:table-cell office:value-type="string" calcext:value-type="string">
            <text:p>Mon Sep 25 21:14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96</text:p>
          </table:table-cell>
          <table:table-cell office:value-type="string" calcext:value-type="string">
            <text:p>Mon Sep 25 21:14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4160" calcext:value-type="float">
            <text:p>241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8</text:p>
          </table:table-cell>
          <table:table-cell office:value-type="string" calcext:value-type="string">
            <text:p>Mon Sep 25 21:14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72</text:p>
          </table:table-cell>
          <table:table-cell office:value-type="string" calcext:value-type="string">
            <text:p>Mon Sep 25 21:14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3866" calcext:value-type="float">
            <text:p>23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74</text:p>
          </table:table-cell>
          <table:table-cell office:value-type="string" calcext:value-type="string">
            <text:p>Mon Sep 25 21:14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3877" calcext:value-type="float">
            <text:p>23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94</text:p>
          </table:table-cell>
          <table:table-cell office:value-type="string" calcext:value-type="string">
            <text:p>Mon Sep 25 21:14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3908" calcext:value-type="float">
            <text:p>239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4</text:p>
          </table:table-cell>
          <table:table-cell office:value-type="string" calcext:value-type="string">
            <text:p>Mon Sep 25 21:14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69</text:p>
          </table:table-cell>
          <table:table-cell office:value-type="string" calcext:value-type="string">
            <text:p>Mon Sep 25 21:14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92</text:p>
          </table:table-cell>
          <table:table-cell office:value-type="string" calcext:value-type="string">
            <text:p>Mon Sep 25 21:14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04</text:p>
          </table:table-cell>
          <table:table-cell office:value-type="string" calcext:value-type="string">
            <text:p>Mon Sep 25 21:14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14</text:p>
          </table:table-cell>
          <table:table-cell office:value-type="string" calcext:value-type="string">
            <text:p>Mon Sep 25 21:14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0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199" calcext:value-type="float">
            <text:p>22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4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061" calcext:value-type="float">
            <text:p>22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3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0102" calcext:value-type="float">
            <text:p>30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6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468" calcext:value-type="float">
            <text:p>294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403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31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276" calcext:value-type="float">
            <text:p>22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10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392" calcext:value-type="float">
            <text:p>22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15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536" calcext:value-type="float">
            <text:p>225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27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28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31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83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85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11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16</text:p>
          </table:table-cell>
          <table:table-cell office:value-type="string" calcext:value-type="string">
            <text:p>Mon Sep 25 21:14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4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7507" calcext:value-type="float">
            <text:p>27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50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919" calcext:value-type="float">
            <text:p>21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21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032" calcext:value-type="float">
            <text:p>22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35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906" calcext:value-type="float">
            <text:p>21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39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880" calcext:value-type="float">
            <text:p>21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41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852" calcext:value-type="float">
            <text:p>21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47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900" calcext:value-type="float">
            <text:p>219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34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35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38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88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97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99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23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32</text:p>
          </table:table-cell>
          <table:table-cell office:value-type="string" calcext:value-type="string">
            <text:p>Mon Sep 25 21:14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63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522" calcext:value-type="float">
            <text:p>21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11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659" calcext:value-type="float">
            <text:p>21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13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639" calcext:value-type="float">
            <text:p>21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18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620" calcext:value-type="float">
            <text:p>21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48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620" calcext:value-type="float">
            <text:p>21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60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883" calcext:value-type="float">
            <text:p>20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66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300" calcext:value-type="float">
            <text:p>21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76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774" calcext:value-type="float">
            <text:p>207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40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50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56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59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09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10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31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46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49</text:p>
          </table:table-cell>
          <table:table-cell office:value-type="string" calcext:value-type="string">
            <text:p>Mon Sep 25 21:14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45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97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515" calcext:value-type="float">
            <text:p>20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498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5971" calcext:value-type="float">
            <text:p>25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00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395" calcext:value-type="float">
            <text:p>20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40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771" calcext:value-type="float">
            <text:p>20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77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394" calcext:value-type="float">
            <text:p>20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86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420" calcext:value-type="float">
            <text:p>20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88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386" calcext:value-type="float">
            <text:p>203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1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61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63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17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22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45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67</text:p>
          </table:table-cell>
          <table:table-cell office:value-type="string" calcext:value-type="string">
            <text:p>Mon Sep 25 21:14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0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438" calcext:value-type="float">
            <text:p>20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01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426" calcext:value-type="float">
            <text:p>20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03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428" calcext:value-type="float">
            <text:p>20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06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433" calcext:value-type="float">
            <text:p>20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57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124" calcext:value-type="float">
            <text:p>21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65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405" calcext:value-type="float">
            <text:p>20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84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404" calcext:value-type="float">
            <text:p>20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91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277" calcext:value-type="float">
            <text:p>202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9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73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74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76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75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34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36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41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56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58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70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72</text:p>
          </table:table-cell>
          <table:table-cell office:value-type="string" calcext:value-type="string">
            <text:p>Mon Sep 25 21:14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13</text:p>
          </table:table-cell>
          <table:table-cell office:value-type="string" calcext:value-type="string">
            <text:p>Mon Sep 25 21:14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057" calcext:value-type="float">
            <text:p>20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69</text:p>
          </table:table-cell>
          <table:table-cell office:value-type="string" calcext:value-type="string">
            <text:p>Mon Sep 25 21:14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3084" calcext:value-type="float">
            <text:p>23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00</text:p>
          </table:table-cell>
          <table:table-cell office:value-type="string" calcext:value-type="string">
            <text:p>Mon Sep 25 21:14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167" calcext:value-type="float">
            <text:p>201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1</text:p>
          </table:table-cell>
          <table:table-cell office:value-type="string" calcext:value-type="string">
            <text:p>Mon Sep 25 21:14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76</text:p>
          </table:table-cell>
          <table:table-cell office:value-type="string" calcext:value-type="string">
            <text:p>Mon Sep 25 21:14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86</text:p>
          </table:table-cell>
          <table:table-cell office:value-type="string" calcext:value-type="string">
            <text:p>Mon Sep 25 21:14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94</text:p>
          </table:table-cell>
          <table:table-cell office:value-type="string" calcext:value-type="string">
            <text:p>Mon Sep 25 21:14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528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537" calcext:value-type="float">
            <text:p>20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32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633" calcext:value-type="float">
            <text:p>20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79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556" calcext:value-type="float">
            <text:p>20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21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647" calcext:value-type="float">
            <text:p>206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04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86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0" calcext:value-type="float">
            <text:p>7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93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5" calcext:value-type="float">
            <text:p>8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98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47" calcext:value-type="float">
            <text:p>79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05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12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82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84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91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00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05</text:p>
          </table:table-cell>
          <table:table-cell office:value-type="string" calcext:value-type="string">
            <text:p>Mon Sep 25 21:14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94</text:p>
          </table:table-cell>
          <table:table-cell office:value-type="string" calcext:value-type="string">
            <text:p>Mon Sep 25 21:14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35" calcext:value-type="float">
            <text:p>7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8</text:p>
          </table:table-cell>
          <table:table-cell office:value-type="string" calcext:value-type="string">
            <text:p>Mon Sep 25 21:14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09</text:p>
          </table:table-cell>
          <table:table-cell office:value-type="string" calcext:value-type="string">
            <text:p>Mon Sep 25 21:14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92</text:p>
          </table:table-cell>
          <table:table-cell office:value-type="string" calcext:value-type="string">
            <text:p>Mon Sep 25 21:14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37" calcext:value-type="float">
            <text:p>7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04</text:p>
          </table:table-cell>
          <table:table-cell office:value-type="string" calcext:value-type="string">
            <text:p>Mon Sep 25 21:14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73" calcext:value-type="float">
            <text:p>78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6</text:p>
          </table:table-cell>
          <table:table-cell office:value-type="string" calcext:value-type="string">
            <text:p>Mon Sep 25 21:14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01</text:p>
          </table:table-cell>
          <table:table-cell office:value-type="string" calcext:value-type="string">
            <text:p>Mon Sep 25 21:14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13</text:p>
          </table:table-cell>
          <table:table-cell office:value-type="string" calcext:value-type="string">
            <text:p>Mon Sep 25 21:14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15</text:p>
          </table:table-cell>
          <table:table-cell office:value-type="string" calcext:value-type="string">
            <text:p>Mon Sep 25 21:14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17</text:p>
          </table:table-cell>
          <table:table-cell office:value-type="string" calcext:value-type="string">
            <text:p>Mon Sep 25 21:14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14</text:p>
          </table:table-cell>
          <table:table-cell office:value-type="string" calcext:value-type="string">
            <text:p>Mon Sep 25 21:14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45" calcext:value-type="float">
            <text:p>8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16</text:p>
          </table:table-cell>
          <table:table-cell office:value-type="string" calcext:value-type="string">
            <text:p>Mon Sep 25 21:14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69" calcext:value-type="float">
            <text:p>85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89</text:p>
          </table:table-cell>
          <table:table-cell office:value-type="string" calcext:value-type="string">
            <text:p>Mon Sep 25 21:14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19</text:p>
          </table:table-cell>
          <table:table-cell office:value-type="string" calcext:value-type="string">
            <text:p>Mon Sep 25 21:14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27</text:p>
          </table:table-cell>
          <table:table-cell office:value-type="string" calcext:value-type="string">
            <text:p>Mon Sep 25 21:14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31</text:p>
          </table:table-cell>
          <table:table-cell office:value-type="string" calcext:value-type="string">
            <text:p>Mon Sep 25 21:14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1</text:p>
          </table:table-cell>
          <table:table-cell office:value-type="string" calcext:value-type="string">
            <text:p>Mon Sep 25 21:14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03</text:p>
          </table:table-cell>
          <table:table-cell office:value-type="string" calcext:value-type="string">
            <text:p>Mon Sep 25 21:14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19" calcext:value-type="float">
            <text:p>9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85</text:p>
          </table:table-cell>
          <table:table-cell office:value-type="string" calcext:value-type="string">
            <text:p>Mon Sep 25 21:14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6010" calcext:value-type="float">
            <text:p>16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28</text:p>
          </table:table-cell>
          <table:table-cell office:value-type="string" calcext:value-type="string">
            <text:p>Mon Sep 25 21:14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06" calcext:value-type="float">
            <text:p>91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36</text:p>
          </table:table-cell>
          <table:table-cell office:value-type="string" calcext:value-type="string">
            <text:p>Mon Sep 25 21:14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39</text:p>
          </table:table-cell>
          <table:table-cell office:value-type="string" calcext:value-type="string">
            <text:p>Mon Sep 25 21:14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41</text:p>
          </table:table-cell>
          <table:table-cell office:value-type="string" calcext:value-type="string">
            <text:p>Mon Sep 25 21:14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06</text:p>
          </table:table-cell>
          <table:table-cell office:value-type="string" calcext:value-type="string">
            <text:p>Mon Sep 25 21:14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32</text:p>
          </table:table-cell>
          <table:table-cell office:value-type="string" calcext:value-type="string">
            <text:p>Mon Sep 25 21:14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44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705" calcext:value-type="float">
            <text:p>227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43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31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70" calcext:value-type="float">
            <text:p>9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35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24" calcext:value-type="float">
            <text:p>9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38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43" calcext:value-type="float">
            <text:p>94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47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85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68" calcext:value-type="float">
            <text:p>9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23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31" calcext:value-type="float">
            <text:p>9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32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22" calcext:value-type="float">
            <text:p>94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59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64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18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37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47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58</text:p>
          </table:table-cell>
          <table:table-cell office:value-type="string" calcext:value-type="string">
            <text:p>Mon Sep 25 21:14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90</text:p>
          </table:table-cell>
          <table:table-cell office:value-type="string" calcext:value-type="string">
            <text:p>Mon Sep 25 21:14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5855" calcext:value-type="float">
            <text:p>358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55</text:p>
          </table:table-cell>
          <table:table-cell office:value-type="string" calcext:value-type="string">
            <text:p>Mon Sep 25 21:14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56</text:p>
          </table:table-cell>
          <table:table-cell office:value-type="string" calcext:value-type="string">
            <text:p>Mon Sep 25 21:14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59</text:p>
          </table:table-cell>
          <table:table-cell office:value-type="string" calcext:value-type="string">
            <text:p>Mon Sep 25 21:14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53</text:p>
          </table:table-cell>
          <table:table-cell office:value-type="string" calcext:value-type="string">
            <text:p>Mon Sep 25 21:14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6448" calcext:value-type="float">
            <text:p>16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97</text:p>
          </table:table-cell>
          <table:table-cell office:value-type="string" calcext:value-type="string">
            <text:p>Mon Sep 25 21:14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05" calcext:value-type="float">
            <text:p>9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99</text:p>
          </table:table-cell>
          <table:table-cell office:value-type="string" calcext:value-type="string">
            <text:p>Mon Sep 25 21:14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95" calcext:value-type="float">
            <text:p>979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7</text:p>
          </table:table-cell>
          <table:table-cell office:value-type="string" calcext:value-type="string">
            <text:p>Mon Sep 25 21:14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78</text:p>
          </table:table-cell>
          <table:table-cell office:value-type="string" calcext:value-type="string">
            <text:p>Mon Sep 25 21:14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81</text:p>
          </table:table-cell>
          <table:table-cell office:value-type="string" calcext:value-type="string">
            <text:p>Mon Sep 25 21:14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25</text:p>
          </table:table-cell>
          <table:table-cell office:value-type="string" calcext:value-type="string">
            <text:p>Mon Sep 25 21:14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70</text:p>
          </table:table-cell>
          <table:table-cell office:value-type="string" calcext:value-type="string">
            <text:p>Mon Sep 25 21:14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62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70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50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33" calcext:value-type="float">
            <text:p>10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56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14" calcext:value-type="float">
            <text:p>100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74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82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09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98" calcext:value-type="float">
            <text:p>9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31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88" calcext:value-type="float">
            <text:p>9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46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78" calcext:value-type="float">
            <text:p>9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49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74" calcext:value-type="float">
            <text:p>97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44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45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64</text:p>
          </table:table-cell>
          <table:table-cell office:value-type="string" calcext:value-type="string">
            <text:p>Mon Sep 25 21:14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445</text:p>
          </table:table-cell>
          <table:table-cell office:value-type="string" calcext:value-type="string">
            <text:p>Mon Sep 25 21:14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66" calcext:value-type="float">
            <text:p>104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582</text:p>
          </table:table-cell>
          <table:table-cell office:value-type="string" calcext:value-type="string">
            <text:p>Mon Sep 25 21:14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59</text:p>
          </table:table-cell>
          <table:table-cell office:value-type="string" calcext:value-type="string">
            <text:p>Mon Sep 25 21:14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78" calcext:value-type="float">
            <text:p>10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63</text:p>
          </table:table-cell>
          <table:table-cell office:value-type="string" calcext:value-type="string">
            <text:p>Mon Sep 25 21:14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28" calcext:value-type="float">
            <text:p>103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94</text:p>
          </table:table-cell>
          <table:table-cell office:value-type="string" calcext:value-type="string">
            <text:p>Mon Sep 25 21:14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17</text:p>
          </table:table-cell>
          <table:table-cell office:value-type="string" calcext:value-type="string">
            <text:p>Mon Sep 25 21:14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31" calcext:value-type="float">
            <text:p>103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07</text:p>
          </table:table-cell>
          <table:table-cell office:value-type="string" calcext:value-type="string">
            <text:p>Mon Sep 25 21:14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48</text:p>
          </table:table-cell>
          <table:table-cell office:value-type="string" calcext:value-type="string">
            <text:p>Mon Sep 25 21:14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80</text:p>
          </table:table-cell>
          <table:table-cell office:value-type="string" calcext:value-type="string">
            <text:p>Mon Sep 25 21:14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83</text:p>
          </table:table-cell>
          <table:table-cell office:value-type="string" calcext:value-type="string">
            <text:p>Mon Sep 25 21:14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87</text:p>
          </table:table-cell>
          <table:table-cell office:value-type="string" calcext:value-type="string">
            <text:p>Mon Sep 25 21:14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92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61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66" calcext:value-type="float">
            <text:p>104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00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11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472" calcext:value-type="float">
            <text:p>13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22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64" calcext:value-type="float">
            <text:p>10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34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38" calcext:value-type="float">
            <text:p>10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56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47" calcext:value-type="float">
            <text:p>10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58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36" calcext:value-type="float">
            <text:p>10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67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42" calcext:value-type="float">
            <text:p>10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72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24" calcext:value-type="float">
            <text:p>104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10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16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20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65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67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99</text:p>
          </table:table-cell>
          <table:table-cell office:value-type="string" calcext:value-type="string">
            <text:p>Mon Sep 25 21:14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04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07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14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15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22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24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0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06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73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17" calcext:value-type="float">
            <text:p>10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74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39" calcext:value-type="float">
            <text:p>10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76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09" calcext:value-type="float">
            <text:p>10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10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828" calcext:value-type="float">
            <text:p>128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27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41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06" calcext:value-type="float">
            <text:p>10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86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23" calcext:value-type="float">
            <text:p>10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94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21" calcext:value-type="float">
            <text:p>101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35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86</text:p>
          </table:table-cell>
          <table:table-cell office:value-type="string" calcext:value-type="string">
            <text:p>Mon Sep 25 21:14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00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01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25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36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37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12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3425" calcext:value-type="float">
            <text:p>23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05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35" calcext:value-type="float">
            <text:p>103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40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82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55" calcext:value-type="float">
            <text:p>10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84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60" calcext:value-type="float">
            <text:p>10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05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56" calcext:value-type="float">
            <text:p>103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46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95</text:p>
          </table:table-cell>
          <table:table-cell office:value-type="string" calcext:value-type="string">
            <text:p>Mon Sep 25 21:14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34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42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50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51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04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29" calcext:value-type="float">
            <text:p>1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09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98" calcext:value-type="float">
            <text:p>10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12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48" calcext:value-type="float">
            <text:p>10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26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59" calcext:value-type="float">
            <text:p>995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43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901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42" calcext:value-type="float">
            <text:p>10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15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42" calcext:value-type="float">
            <text:p>102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52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57</text:p>
          </table:table-cell>
          <table:table-cell office:value-type="string" calcext:value-type="string">
            <text:p>Mon Sep 25 21:14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1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26" calcext:value-type="float">
            <text:p>91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20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23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57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38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39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39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21" calcext:value-type="float">
            <text:p>9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47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80" calcext:value-type="float">
            <text:p>878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6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89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65" calcext:value-type="float">
            <text:p>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06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35" calcext:value-type="float">
            <text:p>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19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41" calcext:value-type="float">
            <text:p>9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37</text:p>
          </table:table-cell>
          <table:table-cell office:value-type="string" calcext:value-type="string">
            <text:p>Mon Sep 25 21:14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08" calcext:value-type="float">
            <text:p>89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54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58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61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78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543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73" calcext:value-type="float">
            <text:p>87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54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56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59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21" calcext:value-type="float">
            <text:p>8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64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58" calcext:value-type="float">
            <text:p>865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8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80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917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651" calcext:value-type="float">
            <text:p>11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25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33" calcext:value-type="float">
            <text:p>8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47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56" calcext:value-type="float">
            <text:p>8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70</text:p>
          </table:table-cell>
          <table:table-cell office:value-type="string" calcext:value-type="string">
            <text:p>Mon Sep 25 21:14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97" calcext:value-type="float">
            <text:p>82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1</text:p>
          </table:table-cell>
          <table:table-cell office:value-type="string" calcext:value-type="string">
            <text:p>Mon Sep 25 21:14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556</text:p>
          </table:table-cell>
          <table:table-cell office:value-type="string" calcext:value-type="string">
            <text:p>Mon Sep 25 21:14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75" calcext:value-type="float">
            <text:p>87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77</text:p>
          </table:table-cell>
          <table:table-cell office:value-type="string" calcext:value-type="string">
            <text:p>Mon Sep 25 21:14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81</text:p>
          </table:table-cell>
          <table:table-cell office:value-type="string" calcext:value-type="string">
            <text:p>Mon Sep 25 21:14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61" calcext:value-type="float">
            <text:p>88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90</text:p>
          </table:table-cell>
          <table:table-cell office:value-type="string" calcext:value-type="string">
            <text:p>Mon Sep 25 21:14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90</text:p>
          </table:table-cell>
          <table:table-cell office:value-type="string" calcext:value-type="string">
            <text:p>Mon Sep 25 21:14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08</text:p>
          </table:table-cell>
          <table:table-cell office:value-type="string" calcext:value-type="string">
            <text:p>Mon Sep 25 21:14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94</text:p>
          </table:table-cell>
          <table:table-cell office:value-type="string" calcext:value-type="string">
            <text:p>Mon Sep 25 21:14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559</text:p>
          </table:table-cell>
          <table:table-cell office:value-type="string" calcext:value-type="string">
            <text:p>Mon Sep 25 21:14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19" calcext:value-type="float">
            <text:p>9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562</text:p>
          </table:table-cell>
          <table:table-cell office:value-type="string" calcext:value-type="string">
            <text:p>Mon Sep 25 21:14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17" calcext:value-type="float">
            <text:p>93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80</text:p>
          </table:table-cell>
          <table:table-cell office:value-type="string" calcext:value-type="string">
            <text:p>Mon Sep 25 21:14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87</text:p>
          </table:table-cell>
          <table:table-cell office:value-type="string" calcext:value-type="string">
            <text:p>Mon Sep 25 21:14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98</text:p>
          </table:table-cell>
          <table:table-cell office:value-type="string" calcext:value-type="string">
            <text:p>Mon Sep 25 21:14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964</text:p>
          </table:table-cell>
          <table:table-cell office:value-type="string" calcext:value-type="string">
            <text:p>Mon Sep 25 21:14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66" calcext:value-type="float">
            <text:p>94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16</text:p>
          </table:table-cell>
          <table:table-cell office:value-type="string" calcext:value-type="string">
            <text:p>Mon Sep 25 21:14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17</text:p>
          </table:table-cell>
          <table:table-cell office:value-type="string" calcext:value-type="string">
            <text:p>Mon Sep 25 21:14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19</text:p>
          </table:table-cell>
          <table:table-cell office:value-type="string" calcext:value-type="string">
            <text:p>Mon Sep 25 21:14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74</text:p>
          </table:table-cell>
          <table:table-cell office:value-type="string" calcext:value-type="string">
            <text:p>Mon Sep 25 21:14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59" calcext:value-type="float">
            <text:p>10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82</text:p>
          </table:table-cell>
          <table:table-cell office:value-type="string" calcext:value-type="string">
            <text:p>Mon Sep 25 21:14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06" calcext:value-type="float">
            <text:p>101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12</text:p>
          </table:table-cell>
          <table:table-cell office:value-type="string" calcext:value-type="string">
            <text:p>Mon Sep 25 21:14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948</text:p>
          </table:table-cell>
          <table:table-cell office:value-type="string" calcext:value-type="string">
            <text:p>Mon Sep 25 21:14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75" calcext:value-type="float">
            <text:p>99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81</text:p>
          </table:table-cell>
          <table:table-cell office:value-type="string" calcext:value-type="string">
            <text:p>Mon Sep 25 21:14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11</text:p>
          </table:table-cell>
          <table:table-cell office:value-type="string" calcext:value-type="string">
            <text:p>Mon Sep 25 21:14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27</text:p>
          </table:table-cell>
          <table:table-cell office:value-type="string" calcext:value-type="string">
            <text:p>Mon Sep 25 21:14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08</text:p>
          </table:table-cell>
          <table:table-cell office:value-type="string" calcext:value-type="string">
            <text:p>Mon Sep 25 21:14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16</text:p>
          </table:table-cell>
          <table:table-cell office:value-type="string" calcext:value-type="string">
            <text:p>Mon Sep 25 21:14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94</text:p>
          </table:table-cell>
          <table:table-cell office:value-type="string" calcext:value-type="string">
            <text:p>Mon Sep 25 21:14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93" calcext:value-type="float">
            <text:p>1009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33</text:p>
          </table:table-cell>
          <table:table-cell office:value-type="string" calcext:value-type="string">
            <text:p>Mon Sep 25 21:14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980</text:p>
          </table:table-cell>
          <table:table-cell office:value-type="string" calcext:value-type="string">
            <text:p>Mon Sep 25 21:14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13" calcext:value-type="float">
            <text:p>10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83</text:p>
          </table:table-cell>
          <table:table-cell office:value-type="string" calcext:value-type="string">
            <text:p>Mon Sep 25 21:14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89" calcext:value-type="float">
            <text:p>9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87</text:p>
          </table:table-cell>
          <table:table-cell office:value-type="string" calcext:value-type="string">
            <text:p>Mon Sep 25 21:14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79" calcext:value-type="float">
            <text:p>100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95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00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22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24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35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7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592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31" calcext:value-type="float">
            <text:p>10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00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60" calcext:value-type="float">
            <text:p>10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10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76" calcext:value-type="float">
            <text:p>10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16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72" calcext:value-type="float">
            <text:p>1007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40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965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59" calcext:value-type="float">
            <text:p>10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67</text:p>
          </table:table-cell>
          <table:table-cell office:value-type="string" calcext:value-type="string">
            <text:p>Mon Sep 25 21:14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44" calcext:value-type="float">
            <text:p>100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37</text:p>
          </table:table-cell>
          <table:table-cell office:value-type="string" calcext:value-type="string">
            <text:p>Mon Sep 25 21:14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50</text:p>
          </table:table-cell>
          <table:table-cell office:value-type="string" calcext:value-type="string">
            <text:p>Mon Sep 25 21:14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51</text:p>
          </table:table-cell>
          <table:table-cell office:value-type="string" calcext:value-type="string">
            <text:p>Mon Sep 25 21:14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23</text:p>
          </table:table-cell>
          <table:table-cell office:value-type="string" calcext:value-type="string">
            <text:p>Mon Sep 25 21:14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51</text:p>
          </table:table-cell>
          <table:table-cell office:value-type="string" calcext:value-type="string">
            <text:p>Mon Sep 25 21:14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7</text:p>
          </table:table-cell>
          <table:table-cell office:value-type="string" calcext:value-type="string">
            <text:p>Mon Sep 25 21:14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62</text:p>
          </table:table-cell>
          <table:table-cell office:value-type="string" calcext:value-type="string">
            <text:p>Mon Sep 25 21:14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96</text:p>
          </table:table-cell>
          <table:table-cell office:value-type="string" calcext:value-type="string">
            <text:p>Mon Sep 25 21:14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77</text:p>
          </table:table-cell>
          <table:table-cell office:value-type="string" calcext:value-type="string">
            <text:p>Mon Sep 25 21:14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90</text:p>
          </table:table-cell>
          <table:table-cell office:value-type="string" calcext:value-type="string">
            <text:p>Mon Sep 25 21:14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64</text:p>
          </table:table-cell>
          <table:table-cell office:value-type="string" calcext:value-type="string">
            <text:p>Mon Sep 25 21:14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04</text:p>
          </table:table-cell>
          <table:table-cell office:value-type="string" calcext:value-type="string">
            <text:p>Mon Sep 25 21:14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17</text:p>
          </table:table-cell>
          <table:table-cell office:value-type="string" calcext:value-type="string">
            <text:p>Mon Sep 25 21:14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7</text:p>
          </table:table-cell>
          <table:table-cell office:value-type="string" calcext:value-type="string">
            <text:p>Mon Sep 25 21:14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92</text:p>
          </table:table-cell>
          <table:table-cell office:value-type="string" calcext:value-type="string">
            <text:p>Mon Sep 25 21:14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19</text:p>
          </table:table-cell>
          <table:table-cell office:value-type="string" calcext:value-type="string">
            <text:p>Mon Sep 25 21:14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33</text:p>
          </table:table-cell>
          <table:table-cell office:value-type="string" calcext:value-type="string">
            <text:p>Mon Sep 25 21:14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33</text:p>
          </table:table-cell>
          <table:table-cell office:value-type="string" calcext:value-type="string">
            <text:p>Mon Sep 25 21:14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18</text:p>
          </table:table-cell>
          <table:table-cell office:value-type="string" calcext:value-type="string">
            <text:p>Mon Sep 25 21:14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47</text:p>
          </table:table-cell>
          <table:table-cell office:value-type="string" calcext:value-type="string">
            <text:p>Mon Sep 25 21:14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71</text:p>
          </table:table-cell>
          <table:table-cell office:value-type="string" calcext:value-type="string">
            <text:p>Mon Sep 25 21:14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74</text:p>
          </table:table-cell>
          <table:table-cell office:value-type="string" calcext:value-type="string">
            <text:p>Mon Sep 25 21:14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93</text:p>
          </table:table-cell>
          <table:table-cell office:value-type="string" calcext:value-type="string">
            <text:p>Mon Sep 25 21:14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47</text:p>
          </table:table-cell>
          <table:table-cell office:value-type="string" calcext:value-type="string">
            <text:p>Mon Sep 25 21:14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74</text:p>
          </table:table-cell>
          <table:table-cell office:value-type="string" calcext:value-type="string">
            <text:p>Mon Sep 25 21:14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87</text:p>
          </table:table-cell>
          <table:table-cell office:value-type="string" calcext:value-type="string">
            <text:p>Mon Sep 25 21:14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00</text:p>
          </table:table-cell>
          <table:table-cell office:value-type="string" calcext:value-type="string">
            <text:p>Mon Sep 25 21:14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19</text:p>
          </table:table-cell>
          <table:table-cell office:value-type="string" calcext:value-type="string">
            <text:p>Mon Sep 25 21:14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03</text:p>
          </table:table-cell>
          <table:table-cell office:value-type="string" calcext:value-type="string">
            <text:p>Mon Sep 25 21:14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14</text:p>
          </table:table-cell>
          <table:table-cell office:value-type="string" calcext:value-type="string">
            <text:p>Mon Sep 25 21:14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484</text:p>
          </table:table-cell>
          <table:table-cell office:value-type="string" calcext:value-type="string">
            <text:p>Mon Sep 25 21:14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40</text:p>
          </table:table-cell>
          <table:table-cell office:value-type="string" calcext:value-type="string">
            <text:p>Mon Sep 25 21:14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29</text:p>
          </table:table-cell>
          <table:table-cell office:value-type="string" calcext:value-type="string">
            <text:p>Mon Sep 25 21:14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54</text:p>
          </table:table-cell>
          <table:table-cell office:value-type="string" calcext:value-type="string">
            <text:p>Mon Sep 25 21:14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62</text:p>
          </table:table-cell>
          <table:table-cell office:value-type="string" calcext:value-type="string">
            <text:p>Mon Sep 25 21:14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67</text:p>
          </table:table-cell>
          <table:table-cell office:value-type="string" calcext:value-type="string">
            <text:p>Mon Sep 25 21:14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75</text:p>
          </table:table-cell>
          <table:table-cell office:value-type="string" calcext:value-type="string">
            <text:p>Mon Sep 25 21:14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41</text:p>
          </table:table-cell>
          <table:table-cell office:value-type="string" calcext:value-type="string">
            <text:p>Mon Sep 25 21:14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68</text:p>
          </table:table-cell>
          <table:table-cell office:value-type="string" calcext:value-type="string">
            <text:p>Mon Sep 25 21:14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01</text:p>
          </table:table-cell>
          <table:table-cell office:value-type="string" calcext:value-type="string">
            <text:p>Mon Sep 25 21:14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82</text:p>
          </table:table-cell>
          <table:table-cell office:value-type="string" calcext:value-type="string">
            <text:p>Mon Sep 25 21:14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04</text:p>
          </table:table-cell>
          <table:table-cell office:value-type="string" calcext:value-type="string">
            <text:p>Mon Sep 25 21:14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460" calcext:value-type="float">
            <text:p>29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14</text:p>
          </table:table-cell>
          <table:table-cell office:value-type="string" calcext:value-type="string">
            <text:p>Mon Sep 25 21:14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320" calcext:value-type="float">
            <text:p>29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15</text:p>
          </table:table-cell>
          <table:table-cell office:value-type="string" calcext:value-type="string">
            <text:p>Mon Sep 25 21:14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471" calcext:value-type="float">
            <text:p>2947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07</text:p>
          </table:table-cell>
          <table:table-cell office:value-type="string" calcext:value-type="string">
            <text:p>Mon Sep 25 21:14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10</text:p>
          </table:table-cell>
          <table:table-cell office:value-type="string" calcext:value-type="string">
            <text:p>Mon Sep 25 21:14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15</text:p>
          </table:table-cell>
          <table:table-cell office:value-type="string" calcext:value-type="string">
            <text:p>Mon Sep 25 21:14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04</text:p>
          </table:table-cell>
          <table:table-cell office:value-type="string" calcext:value-type="string">
            <text:p>Mon Sep 25 21:14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08</text:p>
          </table:table-cell>
          <table:table-cell office:value-type="string" calcext:value-type="string">
            <text:p>Mon Sep 25 21:14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0</text:p>
          </table:table-cell>
          <table:table-cell office:value-type="string" calcext:value-type="string">
            <text:p>Mon Sep 25 21:14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466" calcext:value-type="float">
            <text:p>29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78</text:p>
          </table:table-cell>
          <table:table-cell office:value-type="string" calcext:value-type="string">
            <text:p>Mon Sep 25 21:14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2466" calcext:value-type="float">
            <text:p>324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996</text:p>
          </table:table-cell>
          <table:table-cell office:value-type="string" calcext:value-type="string">
            <text:p>Mon Sep 25 21:14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06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07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598" calcext:value-type="float">
            <text:p>2959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13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22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585" calcext:value-type="float">
            <text:p>29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36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233" calcext:value-type="float">
            <text:p>292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26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25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32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82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86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07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10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14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574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06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565" calcext:value-type="float">
            <text:p>2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27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592" calcext:value-type="float">
            <text:p>29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35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472" calcext:value-type="float">
            <text:p>29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95</text:p>
          </table:table-cell>
          <table:table-cell office:value-type="string" calcext:value-type="string">
            <text:p>Mon Sep 25 21:14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252" calcext:value-type="float">
            <text:p>29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01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382" calcext:value-type="float">
            <text:p>2938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26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34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410" calcext:value-type="float">
            <text:p>29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42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386" calcext:value-type="float">
            <text:p>293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38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40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46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92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18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21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582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2673" calcext:value-type="float">
            <text:p>32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46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365" calcext:value-type="float">
            <text:p>29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52</text:p>
          </table:table-cell>
          <table:table-cell office:value-type="string" calcext:value-type="string">
            <text:p>Mon Sep 25 21:14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495" calcext:value-type="float">
            <text:p>29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50</text:p>
          </table:table-cell>
          <table:table-cell office:value-type="string" calcext:value-type="string">
            <text:p>Mon Sep 25 21:14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653" calcext:value-type="float">
            <text:p>296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00</text:p>
          </table:table-cell>
          <table:table-cell office:value-type="string" calcext:value-type="string">
            <text:p>Mon Sep 25 21:14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39</text:p>
          </table:table-cell>
          <table:table-cell office:value-type="string" calcext:value-type="string">
            <text:p>Mon Sep 25 21:14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40</text:p>
          </table:table-cell>
          <table:table-cell office:value-type="string" calcext:value-type="string">
            <text:p>Mon Sep 25 21:14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38</text:p>
          </table:table-cell>
          <table:table-cell office:value-type="string" calcext:value-type="string">
            <text:p>Mon Sep 25 21:14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915" calcext:value-type="float">
            <text:p>29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57</text:p>
          </table:table-cell>
          <table:table-cell office:value-type="string" calcext:value-type="string">
            <text:p>Mon Sep 25 21:14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387" calcext:value-type="float">
            <text:p>29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20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23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846" calcext:value-type="float">
            <text:p>29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37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1336" calcext:value-type="float">
            <text:p>313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39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41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51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0841" calcext:value-type="float">
            <text:p>30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57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996" calcext:value-type="float">
            <text:p>299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55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67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23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60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11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13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18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68</text:p>
          </table:table-cell>
          <table:table-cell office:value-type="string" calcext:value-type="string">
            <text:p>Mon Sep 25 21:14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950" calcext:value-type="float">
            <text:p>29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24</text:p>
          </table:table-cell>
          <table:table-cell office:value-type="string" calcext:value-type="string">
            <text:p>Mon Sep 25 21:14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3939" calcext:value-type="float">
            <text:p>33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58</text:p>
          </table:table-cell>
          <table:table-cell office:value-type="string" calcext:value-type="string">
            <text:p>Mon Sep 25 21:14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0060" calcext:value-type="float">
            <text:p>30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61</text:p>
          </table:table-cell>
          <table:table-cell office:value-type="string" calcext:value-type="string">
            <text:p>Mon Sep 25 21:14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0281" calcext:value-type="float">
            <text:p>302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73</text:p>
          </table:table-cell>
          <table:table-cell office:value-type="string" calcext:value-type="string">
            <text:p>Mon Sep 25 21:14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27</text:p>
          </table:table-cell>
          <table:table-cell office:value-type="string" calcext:value-type="string">
            <text:p>Mon Sep 25 21:14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54</text:p>
          </table:table-cell>
          <table:table-cell office:value-type="string" calcext:value-type="string">
            <text:p>Mon Sep 25 21:14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64</text:p>
          </table:table-cell>
          <table:table-cell office:value-type="string" calcext:value-type="string">
            <text:p>Mon Sep 25 21:14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71</text:p>
          </table:table-cell>
          <table:table-cell office:value-type="string" calcext:value-type="string">
            <text:p>Mon Sep 25 21:14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74</text:p>
          </table:table-cell>
          <table:table-cell office:value-type="string" calcext:value-type="string">
            <text:p>Mon Sep 25 21:14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39</text:p>
          </table:table-cell>
          <table:table-cell office:value-type="string" calcext:value-type="string">
            <text:p>Mon Sep 25 21:14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1024" calcext:value-type="float">
            <text:p>31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54</text:p>
          </table:table-cell>
          <table:table-cell office:value-type="string" calcext:value-type="string">
            <text:p>Mon Sep 25 21:14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0048" calcext:value-type="float">
            <text:p>30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56</text:p>
          </table:table-cell>
          <table:table-cell office:value-type="string" calcext:value-type="string">
            <text:p>Mon Sep 25 21:14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0041" calcext:value-type="float">
            <text:p>30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08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332" calcext:value-type="float">
            <text:p>293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76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78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0142" calcext:value-type="float">
            <text:p>30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94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374" calcext:value-type="float">
            <text:p>293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81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83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90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67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68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1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508" calcext:value-type="float">
            <text:p>295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48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87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303" calcext:value-type="float">
            <text:p>29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90</text:p>
          </table:table-cell>
          <table:table-cell office:value-type="string" calcext:value-type="string">
            <text:p>Mon Sep 25 21:14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9677" calcext:value-type="float">
            <text:p>29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17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8801" calcext:value-type="float">
            <text:p>288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79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83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111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8022" calcext:value-type="float">
            <text:p>28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19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8339" calcext:value-type="float">
            <text:p>28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27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8032" calcext:value-type="float">
            <text:p>28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35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7826" calcext:value-type="float">
            <text:p>278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11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81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86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52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55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62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16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8028" calcext:value-type="float">
            <text:p>28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80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1306" calcext:value-type="float">
            <text:p>31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33</text:p>
          </table:table-cell>
          <table:table-cell office:value-type="string" calcext:value-type="string">
            <text:p>Mon Sep 25 21:14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7913" calcext:value-type="float">
            <text:p>279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98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100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7930" calcext:value-type="float">
            <text:p>27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24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8037" calcext:value-type="float">
            <text:p>280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08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15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00" calcext:value-type="float">
            <text:p>8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04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35" calcext:value-type="float">
            <text:p>85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80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97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12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17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19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7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7815" calcext:value-type="float">
            <text:p>278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65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66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80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1470" calcext:value-type="float">
            <text:p>31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98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1591" calcext:value-type="float">
            <text:p>31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940</text:p>
          </table:table-cell>
          <table:table-cell office:value-type="string" calcext:value-type="string">
            <text:p>Mon Sep 25 21:14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7915" calcext:value-type="float">
            <text:p>27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06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94" calcext:value-type="float">
            <text:p>84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10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16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07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15" calcext:value-type="float">
            <text:p>8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25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04" calcext:value-type="float">
            <text:p>85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27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08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25" calcext:value-type="float">
            <text:p>8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14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03" calcext:value-type="float">
            <text:p>84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84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08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22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574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06" calcext:value-type="float">
            <text:p>85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678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88</text:p>
          </table:table-cell>
          <table:table-cell office:value-type="string" calcext:value-type="string">
            <text:p>Mon Sep 25 21:14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26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28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38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6" calcext:value-type="float">
            <text:p>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32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76" calcext:value-type="float">
            <text:p>85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39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42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86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81" calcext:value-type="float">
            <text:p>8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92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69" calcext:value-type="float">
            <text:p>8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07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85" calcext:value-type="float">
            <text:p>8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10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97" calcext:value-type="float">
            <text:p>8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18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2" calcext:value-type="float">
            <text:p>8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21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7" calcext:value-type="float">
            <text:p>81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42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52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94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24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93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694</text:p>
          </table:table-cell>
          <table:table-cell office:value-type="string" calcext:value-type="string">
            <text:p>Mon Sep 25 21:14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26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4" calcext:value-type="float">
            <text:p>8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41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48" calcext:value-type="float">
            <text:p>7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40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46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48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39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38" calcext:value-type="float">
            <text:p>74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57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60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66" calcext:value-type="float">
            <text:p>72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09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35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42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46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53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13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69" calcext:value-type="float">
            <text:p>7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18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82" calcext:value-type="float">
            <text:p>728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10</text:p>
          </table:table-cell>
          <table:table-cell office:value-type="string" calcext:value-type="string">
            <text:p>Mon Sep 25 21:14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47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49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67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82" calcext:value-type="float">
            <text:p>7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73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95" calcext:value-type="float">
            <text:p>709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62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70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23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89" calcext:value-type="float">
            <text:p>7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40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64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73" calcext:value-type="float">
            <text:p>6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68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66" calcext:value-type="float">
            <text:p>6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71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84" calcext:value-type="float">
            <text:p>7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74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00" calcext:value-type="float">
            <text:p>71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27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29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50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18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19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20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21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22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23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996</text:p>
          </table:table-cell>
          <table:table-cell office:value-type="string" calcext:value-type="string">
            <text:p>Mon Sep 25 21:15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650" calcext:value-type="float">
            <text:p>11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76</text:p>
          </table:table-cell>
          <table:table-cell office:value-type="string" calcext:value-type="string">
            <text:p>Mon Sep 25 21:15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40" calcext:value-type="float">
            <text:p>71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63</text:p>
          </table:table-cell>
          <table:table-cell office:value-type="string" calcext:value-type="string">
            <text:p>Mon Sep 25 21:15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55</text:p>
          </table:table-cell>
          <table:table-cell office:value-type="string" calcext:value-type="string">
            <text:p>Mon Sep 25 21:15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35" calcext:value-type="float">
            <text:p>9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83</text:p>
          </table:table-cell>
          <table:table-cell office:value-type="string" calcext:value-type="string">
            <text:p>Mon Sep 25 21:15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80" calcext:value-type="float">
            <text:p>688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75</text:p>
          </table:table-cell>
          <table:table-cell office:value-type="string" calcext:value-type="string">
            <text:p>Mon Sep 25 21:15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80</text:p>
          </table:table-cell>
          <table:table-cell office:value-type="string" calcext:value-type="string">
            <text:p>Mon Sep 25 21:15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903</text:p>
          </table:table-cell>
          <table:table-cell office:value-type="string" calcext:value-type="string">
            <text:p>Mon Sep 25 21:15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989" calcext:value-type="float">
            <text:p>19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79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83" calcext:value-type="float">
            <text:p>73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83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89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90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87" calcext:value-type="float">
            <text:p>83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98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54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43" calcext:value-type="float">
            <text:p>9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86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14" calcext:value-type="float">
            <text:p>74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00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48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56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77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86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91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48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52</text:p>
          </table:table-cell>
          <table:table-cell office:value-type="string" calcext:value-type="string">
            <text:p>Mon Sep 25 21:15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67" calcext:value-type="float">
            <text:p>72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88</text:p>
          </table:table-cell>
          <table:table-cell office:value-type="string" calcext:value-type="string">
            <text:p>Mon Sep 25 21:15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08</text:p>
          </table:table-cell>
          <table:table-cell office:value-type="string" calcext:value-type="string">
            <text:p>Mon Sep 25 21:15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25" calcext:value-type="float">
            <text:p>7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11</text:p>
          </table:table-cell>
          <table:table-cell office:value-type="string" calcext:value-type="string">
            <text:p>Mon Sep 25 21:15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58" calcext:value-type="float">
            <text:p>7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27</text:p>
          </table:table-cell>
          <table:table-cell office:value-type="string" calcext:value-type="string">
            <text:p>Mon Sep 25 21:15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60" calcext:value-type="float">
            <text:p>100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11</text:p>
          </table:table-cell>
          <table:table-cell office:value-type="string" calcext:value-type="string">
            <text:p>Mon Sep 25 21:15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67</text:p>
          </table:table-cell>
          <table:table-cell office:value-type="string" calcext:value-type="string">
            <text:p>Mon Sep 25 21:15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88</text:p>
          </table:table-cell>
          <table:table-cell office:value-type="string" calcext:value-type="string">
            <text:p>Mon Sep 25 21:15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62</text:p>
          </table:table-cell>
          <table:table-cell office:value-type="string" calcext:value-type="string">
            <text:p>Mon Sep 25 21:15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20" calcext:value-type="float">
            <text:p>74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764</text:p>
          </table:table-cell>
          <table:table-cell office:value-type="string" calcext:value-type="string">
            <text:p>Mon Sep 25 21:15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98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41" calcext:value-type="float">
            <text:p>79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03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08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82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951" calcext:value-type="float">
            <text:p>14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97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23" calcext:value-type="float">
            <text:p>7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12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32" calcext:value-type="float">
            <text:p>7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17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46" calcext:value-type="float">
            <text:p>7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19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8" calcext:value-type="float">
            <text:p>795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01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03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05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07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15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72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780</text:p>
          </table:table-cell>
          <table:table-cell office:value-type="string" calcext:value-type="string">
            <text:p>Mon Sep 25 21:15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110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1" calcext:value-type="float">
            <text:p>7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16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20" calcext:value-type="float">
            <text:p>81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13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27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16" calcext:value-type="float">
            <text:p>81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29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31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80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97" calcext:value-type="float">
            <text:p>8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84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1" calcext:value-type="float">
            <text:p>7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22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02" calcext:value-type="float">
            <text:p>8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39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21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29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32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37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88</text:p>
          </table:table-cell>
          <table:table-cell office:value-type="string" calcext:value-type="string">
            <text:p>Mon Sep 25 21:15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77" calcext:value-type="float">
            <text:p>7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26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9" calcext:value-type="float">
            <text:p>7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28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5" calcext:value-type="float">
            <text:p>79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31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39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3" calcext:value-type="float">
            <text:p>7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42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15" calcext:value-type="float">
            <text:p>8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42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03" calcext:value-type="float">
            <text:p>80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45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47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52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95" calcext:value-type="float">
            <text:p>8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94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2" calcext:value-type="float">
            <text:p>7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24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05" calcext:value-type="float">
            <text:p>80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59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26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01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02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03</text:p>
          </table:table-cell>
          <table:table-cell office:value-type="string" calcext:value-type="string">
            <text:p>Mon Sep 25 21:15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45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48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48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54" calcext:value-type="float">
            <text:p>8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57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90" calcext:value-type="float">
            <text:p>819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58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61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09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1" calcext:value-type="float">
            <text:p>8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42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01" calcext:value-type="float">
            <text:p>8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46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89" calcext:value-type="float">
            <text:p>8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53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79" calcext:value-type="float">
            <text:p>82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64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17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54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18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21</text:p>
          </table:table-cell>
          <table:table-cell office:value-type="string" calcext:value-type="string">
            <text:p>Mon Sep 25 21:15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61</text:p>
          </table:table-cell>
          <table:table-cell office:value-type="string" calcext:value-type="string">
            <text:p>Mon Sep 25 21:15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62</text:p>
          </table:table-cell>
          <table:table-cell office:value-type="string" calcext:value-type="string">
            <text:p>Mon Sep 25 21:15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40" calcext:value-type="float">
            <text:p>83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70</text:p>
          </table:table-cell>
          <table:table-cell office:value-type="string" calcext:value-type="string">
            <text:p>Mon Sep 25 21:15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50</text:p>
          </table:table-cell>
          <table:table-cell office:value-type="string" calcext:value-type="string">
            <text:p>Mon Sep 25 21:15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64" calcext:value-type="float">
            <text:p>84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73</text:p>
          </table:table-cell>
          <table:table-cell office:value-type="string" calcext:value-type="string">
            <text:p>Mon Sep 25 21:15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78</text:p>
          </table:table-cell>
          <table:table-cell office:value-type="string" calcext:value-type="string">
            <text:p>Mon Sep 25 21:15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35</text:p>
          </table:table-cell>
          <table:table-cell office:value-type="string" calcext:value-type="string">
            <text:p>Mon Sep 25 21:15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57</text:p>
          </table:table-cell>
          <table:table-cell office:value-type="string" calcext:value-type="string">
            <text:p>Mon Sep 25 21:15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65</text:p>
          </table:table-cell>
          <table:table-cell office:value-type="string" calcext:value-type="string">
            <text:p>Mon Sep 25 21:15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997" calcext:value-type="float">
            <text:p>11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66</text:p>
          </table:table-cell>
          <table:table-cell office:value-type="string" calcext:value-type="string">
            <text:p>Mon Sep 25 21:15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176" calcext:value-type="float">
            <text:p>12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18</text:p>
          </table:table-cell>
          <table:table-cell office:value-type="string" calcext:value-type="string">
            <text:p>Mon Sep 25 21:15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33" calcext:value-type="float">
            <text:p>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47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36" calcext:value-type="float">
            <text:p>9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70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76" calcext:value-type="float">
            <text:p>8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27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77" calcext:value-type="float">
            <text:p>8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29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39" calcext:value-type="float">
            <text:p>88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92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97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44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45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65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68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82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87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19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56" calcext:value-type="float">
            <text:p>9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22</text:p>
          </table:table-cell>
          <table:table-cell office:value-type="string" calcext:value-type="string">
            <text:p>Mon Sep 25 21:15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30" calcext:value-type="float">
            <text:p>87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82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86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90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80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59" calcext:value-type="float">
            <text:p>8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89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12" calcext:value-type="float">
            <text:p>8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00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24" calcext:value-type="float">
            <text:p>8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56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15" calcext:value-type="float">
            <text:p>8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86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72" calcext:value-type="float">
            <text:p>8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91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41" calcext:value-type="float">
            <text:p>83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04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52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93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97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02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693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126" calcext:value-type="float">
            <text:p>12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694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008" calcext:value-type="float">
            <text:p>120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63</text:p>
          </table:table-cell>
          <table:table-cell office:value-type="string" calcext:value-type="string">
            <text:p>Mon Sep 25 21:15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183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20" calcext:value-type="float">
            <text:p>8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88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35" calcext:value-type="float">
            <text:p>82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97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98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03" calcext:value-type="float">
            <text:p>82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13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67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22" calcext:value-type="float">
            <text:p>8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15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17" calcext:value-type="float">
            <text:p>77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18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23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74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91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95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05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15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10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933" calcext:value-type="float">
            <text:p>11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64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11" calcext:value-type="float">
            <text:p>8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772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75</text:p>
          </table:table-cell>
          <table:table-cell office:value-type="string" calcext:value-type="string">
            <text:p>Mon Sep 25 21:15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08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39" calcext:value-type="float">
            <text:p>7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13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03" calcext:value-type="float">
            <text:p>75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09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12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29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10" calcext:value-type="float">
            <text:p>751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26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05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10" calcext:value-type="float">
            <text:p>7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07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77" calcext:value-type="float">
            <text:p>75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34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78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21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780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05" calcext:value-type="float">
            <text:p>76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883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887</text:p>
          </table:table-cell>
          <table:table-cell office:value-type="string" calcext:value-type="string">
            <text:p>Mon Sep 25 21:15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96</text:p>
          </table:table-cell>
          <table:table-cell office:value-type="string" calcext:value-type="string">
            <text:p>Mon Sep 25 21:15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02</text:p>
          </table:table-cell>
          <table:table-cell office:value-type="string" calcext:value-type="string">
            <text:p>Mon Sep 25 21:15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52</text:p>
          </table:table-cell>
          <table:table-cell office:value-type="string" calcext:value-type="string">
            <text:p>Mon Sep 25 21:15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58</text:p>
          </table:table-cell>
          <table:table-cell office:value-type="string" calcext:value-type="string">
            <text:p>Mon Sep 25 21:15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71</text:p>
          </table:table-cell>
          <table:table-cell office:value-type="string" calcext:value-type="string">
            <text:p>Mon Sep 25 21:15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62</text:p>
          </table:table-cell>
          <table:table-cell office:value-type="string" calcext:value-type="string">
            <text:p>Mon Sep 25 21:15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79</text:p>
          </table:table-cell>
          <table:table-cell office:value-type="string" calcext:value-type="string">
            <text:p>Mon Sep 25 21:15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36</text:p>
          </table:table-cell>
          <table:table-cell office:value-type="string" calcext:value-type="string">
            <text:p>Mon Sep 25 21:15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49</text:p>
          </table:table-cell>
          <table:table-cell office:value-type="string" calcext:value-type="string">
            <text:p>Mon Sep 25 21:15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77</text:p>
          </table:table-cell>
          <table:table-cell office:value-type="string" calcext:value-type="string">
            <text:p>Mon Sep 25 21:15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63</text:p>
          </table:table-cell>
          <table:table-cell office:value-type="string" calcext:value-type="string">
            <text:p>Mon Sep 25 21:15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02</text:p>
          </table:table-cell>
          <table:table-cell office:value-type="string" calcext:value-type="string">
            <text:p>Mon Sep 25 21:15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01</text:p>
          </table:table-cell>
          <table:table-cell office:value-type="string" calcext:value-type="string">
            <text:p>Mon Sep 25 21:15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39</text:p>
          </table:table-cell>
          <table:table-cell office:value-type="string" calcext:value-type="string">
            <text:p>Mon Sep 25 21:15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896" calcext:value-type="float">
            <text:p>13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77</text:p>
          </table:table-cell>
          <table:table-cell office:value-type="string" calcext:value-type="string">
            <text:p>Mon Sep 25 21:15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6813" calcext:value-type="float">
            <text:p>16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21</text:p>
          </table:table-cell>
          <table:table-cell office:value-type="string" calcext:value-type="string">
            <text:p>Mon Sep 25 21:15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127" calcext:value-type="float">
            <text:p>14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32</text:p>
          </table:table-cell>
          <table:table-cell office:value-type="string" calcext:value-type="string">
            <text:p>Mon Sep 25 21:15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128" calcext:value-type="float">
            <text:p>141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22</text:p>
          </table:table-cell>
          <table:table-cell office:value-type="string" calcext:value-type="string">
            <text:p>Mon Sep 25 21:15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79</text:p>
          </table:table-cell>
          <table:table-cell office:value-type="string" calcext:value-type="string">
            <text:p>Mon Sep 25 21:15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06</text:p>
          </table:table-cell>
          <table:table-cell office:value-type="string" calcext:value-type="string">
            <text:p>Mon Sep 25 21:15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17</text:p>
          </table:table-cell>
          <table:table-cell office:value-type="string" calcext:value-type="string">
            <text:p>Mon Sep 25 21:15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979</text:p>
          </table:table-cell>
          <table:table-cell office:value-type="string" calcext:value-type="string">
            <text:p>Mon Sep 25 21:15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20</text:p>
          </table:table-cell>
          <table:table-cell office:value-type="string" calcext:value-type="string">
            <text:p>Mon Sep 25 21:15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88</text:p>
          </table:table-cell>
          <table:table-cell office:value-type="string" calcext:value-type="string">
            <text:p>Mon Sep 25 21:15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7349" calcext:value-type="float">
            <text:p>17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26</text:p>
          </table:table-cell>
          <table:table-cell office:value-type="string" calcext:value-type="string">
            <text:p>Mon Sep 25 21:15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245" calcext:value-type="float">
            <text:p>14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37</text:p>
          </table:table-cell>
          <table:table-cell office:value-type="string" calcext:value-type="string">
            <text:p>Mon Sep 25 21:15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135" calcext:value-type="float">
            <text:p>141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33</text:p>
          </table:table-cell>
          <table:table-cell office:value-type="string" calcext:value-type="string">
            <text:p>Mon Sep 25 21:15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83</text:p>
          </table:table-cell>
          <table:table-cell office:value-type="string" calcext:value-type="string">
            <text:p>Mon Sep 25 21:15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86</text:p>
          </table:table-cell>
          <table:table-cell office:value-type="string" calcext:value-type="string">
            <text:p>Mon Sep 25 21:15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89</text:p>
          </table:table-cell>
          <table:table-cell office:value-type="string" calcext:value-type="string">
            <text:p>Mon Sep 25 21:15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93</text:p>
          </table:table-cell>
          <table:table-cell office:value-type="string" calcext:value-type="string">
            <text:p>Mon Sep 25 21:15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21</text:p>
          </table:table-cell>
          <table:table-cell office:value-type="string" calcext:value-type="string">
            <text:p>Mon Sep 25 21:15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02</text:p>
          </table:table-cell>
          <table:table-cell office:value-type="string" calcext:value-type="string">
            <text:p>Mon Sep 25 21:15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595" calcext:value-type="float">
            <text:p>14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03</text:p>
          </table:table-cell>
          <table:table-cell office:value-type="string" calcext:value-type="string">
            <text:p>Mon Sep 25 21:15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7579" calcext:value-type="float">
            <text:p>17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45</text:p>
          </table:table-cell>
          <table:table-cell office:value-type="string" calcext:value-type="string">
            <text:p>Mon Sep 25 21:15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720" calcext:value-type="float">
            <text:p>14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47</text:p>
          </table:table-cell>
          <table:table-cell office:value-type="string" calcext:value-type="string">
            <text:p>Mon Sep 25 21:15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811" calcext:value-type="float">
            <text:p>14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03</text:p>
          </table:table-cell>
          <table:table-cell office:value-type="string" calcext:value-type="string">
            <text:p>Mon Sep 25 21:15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7357" calcext:value-type="float">
            <text:p>173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43</text:p>
          </table:table-cell>
          <table:table-cell office:value-type="string" calcext:value-type="string">
            <text:p>Mon Sep 25 21:15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46</text:p>
          </table:table-cell>
          <table:table-cell office:value-type="string" calcext:value-type="string">
            <text:p>Mon Sep 25 21:15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04</text:p>
          </table:table-cell>
          <table:table-cell office:value-type="string" calcext:value-type="string">
            <text:p>Mon Sep 25 21:15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35</text:p>
          </table:table-cell>
          <table:table-cell office:value-type="string" calcext:value-type="string">
            <text:p>Mon Sep 25 21:15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44</text:p>
          </table:table-cell>
          <table:table-cell office:value-type="string" calcext:value-type="string">
            <text:p>Mon Sep 25 21:15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19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51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58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146" calcext:value-type="float">
            <text:p>15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61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053" calcext:value-type="float">
            <text:p>15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59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151" calcext:value-type="float">
            <text:p>15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64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019" calcext:value-type="float">
            <text:p>15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54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137" calcext:value-type="float">
            <text:p>151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59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57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18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40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42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57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21</text:p>
          </table:table-cell>
          <table:table-cell office:value-type="string" calcext:value-type="string">
            <text:p>Mon Sep 25 21:15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85" calcext:value-type="float">
            <text:p>15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48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415" calcext:value-type="float">
            <text:p>15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61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080" calcext:value-type="float">
            <text:p>1508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53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70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984" calcext:value-type="float">
            <text:p>14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73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056" calcext:value-type="float">
            <text:p>15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17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6102" calcext:value-type="float">
            <text:p>16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35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060" calcext:value-type="float">
            <text:p>150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67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75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73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22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58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70</text:p>
          </table:table-cell>
          <table:table-cell office:value-type="string" calcext:value-type="string">
            <text:p>Mon Sep 25 21:15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45</text:p>
          </table:table-cell>
          <table:table-cell office:value-type="string" calcext:value-type="string">
            <text:p>Mon Sep 25 21:15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73</text:p>
          </table:table-cell>
          <table:table-cell office:value-type="string" calcext:value-type="string">
            <text:p>Mon Sep 25 21:15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77</text:p>
          </table:table-cell>
          <table:table-cell office:value-type="string" calcext:value-type="string">
            <text:p>Mon Sep 25 21:15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92</text:p>
          </table:table-cell>
          <table:table-cell office:value-type="string" calcext:value-type="string">
            <text:p>Mon Sep 25 21:15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946" calcext:value-type="float">
            <text:p>14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97</text:p>
          </table:table-cell>
          <table:table-cell office:value-type="string" calcext:value-type="string">
            <text:p>Mon Sep 25 21:15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782" calcext:value-type="float">
            <text:p>14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52</text:p>
          </table:table-cell>
          <table:table-cell office:value-type="string" calcext:value-type="string">
            <text:p>Mon Sep 25 21:15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769" calcext:value-type="float">
            <text:p>14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65</text:p>
          </table:table-cell>
          <table:table-cell office:value-type="string" calcext:value-type="string">
            <text:p>Mon Sep 25 21:15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022" calcext:value-type="float">
            <text:p>15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68</text:p>
          </table:table-cell>
          <table:table-cell office:value-type="string" calcext:value-type="string">
            <text:p>Mon Sep 25 21:15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900" calcext:value-type="float">
            <text:p>1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87</text:p>
          </table:table-cell>
          <table:table-cell office:value-type="string" calcext:value-type="string">
            <text:p>Mon Sep 25 21:15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784" calcext:value-type="float">
            <text:p>147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65</text:p>
          </table:table-cell>
          <table:table-cell office:value-type="string" calcext:value-type="string">
            <text:p>Mon Sep 25 21:15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78</text:p>
          </table:table-cell>
          <table:table-cell office:value-type="string" calcext:value-type="string">
            <text:p>Mon Sep 25 21:15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52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53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45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8051" calcext:value-type="float">
            <text:p>18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82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063" calcext:value-type="float">
            <text:p>15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90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100" calcext:value-type="float">
            <text:p>15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93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073" calcext:value-type="float">
            <text:p>15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97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094" calcext:value-type="float">
            <text:p>150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56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61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82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83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99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03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18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8183" calcext:value-type="float">
            <text:p>18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63</text:p>
          </table:table-cell>
          <table:table-cell office:value-type="string" calcext:value-type="string">
            <text:p>Mon Sep 25 21:15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095" calcext:value-type="float">
            <text:p>1509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72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77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97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60" calcext:value-type="float">
            <text:p>152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06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13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37" calcext:value-type="float">
            <text:p>15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74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09" calcext:value-type="float">
            <text:p>15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91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39" calcext:value-type="float">
            <text:p>15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02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12" calcext:value-type="float">
            <text:p>152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04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05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31" calcext:value-type="float">
            <text:p>152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11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19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20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92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96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05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75</text:p>
          </table:table-cell>
          <table:table-cell office:value-type="string" calcext:value-type="string">
            <text:p>Mon Sep 25 21:15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09" calcext:value-type="float">
            <text:p>152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084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87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088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09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18" calcext:value-type="float">
            <text:p>15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312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353" calcext:value-type="float">
            <text:p>15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23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26" calcext:value-type="float">
            <text:p>15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34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15" calcext:value-type="float">
            <text:p>15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78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22" calcext:value-type="float">
            <text:p>15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15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22" calcext:value-type="float">
            <text:p>152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16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23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24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27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31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81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16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883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349" calcext:value-type="float">
            <text:p>15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887</text:p>
          </table:table-cell>
          <table:table-cell office:value-type="string" calcext:value-type="string">
            <text:p>Mon Sep 25 21:15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12" calcext:value-type="float">
            <text:p>152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03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01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11" calcext:value-type="float">
            <text:p>89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32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31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33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08" calcext:value-type="float">
            <text:p>85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38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79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94" calcext:value-type="float">
            <text:p>8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83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07" calcext:value-type="float">
            <text:p>8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86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93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06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12" calcext:value-type="float">
            <text:p>86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47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97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20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30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32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979</text:p>
          </table:table-cell>
          <table:table-cell office:value-type="string" calcext:value-type="string">
            <text:p>Mon Sep 25 21:15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09" calcext:value-type="float">
            <text:p>88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15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43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45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43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42" calcext:value-type="float">
            <text:p>78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52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57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75" calcext:value-type="float">
            <text:p>7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04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26" calcext:value-type="float">
            <text:p>7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21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59" calcext:value-type="float">
            <text:p>8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35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06" calcext:value-type="float">
            <text:p>7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40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94" calcext:value-type="float">
            <text:p>7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42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49" calcext:value-type="float">
            <text:p>73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51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54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57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88" calcext:value-type="float">
            <text:p>738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09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34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44</text:p>
          </table:table-cell>
          <table:table-cell office:value-type="string" calcext:value-type="string">
            <text:p>Mon Sep 25 21:15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25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51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52" calcext:value-type="float">
            <text:p>7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53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64" calcext:value-type="float">
            <text:p>7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26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8014" calcext:value-type="float">
            <text:p>180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49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58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75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08" calcext:value-type="float">
            <text:p>7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73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21" calcext:value-type="float">
            <text:p>7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18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72" calcext:value-type="float">
            <text:p>7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22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50" calcext:value-type="float">
            <text:p>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58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29" calcext:value-type="float">
            <text:p>7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70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18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22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24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45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46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66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68</text:p>
          </table:table-cell>
          <table:table-cell office:value-type="string" calcext:value-type="string">
            <text:p>Mon Sep 25 21:15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45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25" calcext:value-type="float">
            <text:p>6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31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4842" calcext:value-type="float">
            <text:p>24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73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91" calcext:value-type="float">
            <text:p>6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477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83" calcext:value-type="float">
            <text:p>67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60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65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68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70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67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37" calcext:value-type="float">
            <text:p>78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76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56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04" calcext:value-type="float">
            <text:p>6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78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90" calcext:value-type="float">
            <text:p>7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82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473" calcext:value-type="float">
            <text:p>64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36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60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73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75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84</text:p>
          </table:table-cell>
          <table:table-cell office:value-type="string" calcext:value-type="string">
            <text:p>Mon Sep 25 21:15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72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56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158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84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92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61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498" calcext:value-type="float">
            <text:p>6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83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35" calcext:value-type="float">
            <text:p>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92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370" calcext:value-type="float">
            <text:p>63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94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96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99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488" calcext:value-type="float">
            <text:p>648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02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03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462" calcext:value-type="float">
            <text:p>6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05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42" calcext:value-type="float">
            <text:p>65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43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49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51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77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88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93</text:p>
          </table:table-cell>
          <table:table-cell office:value-type="string" calcext:value-type="string">
            <text:p>Mon Sep 25 21:15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77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66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16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343" calcext:value-type="float">
            <text:p>63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95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19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299" calcext:value-type="float">
            <text:p>6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20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329" calcext:value-type="float">
            <text:p>6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23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474" calcext:value-type="float">
            <text:p>6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27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383" calcext:value-type="float">
            <text:p>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81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359" calcext:value-type="float">
            <text:p>635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15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65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69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96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01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03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05</text:p>
          </table:table-cell>
          <table:table-cell office:value-type="string" calcext:value-type="string">
            <text:p>Mon Sep 25 21:15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84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00" calcext:value-type="float">
            <text:p>6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87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98" calcext:value-type="float">
            <text:p>6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88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84" calcext:value-type="float">
            <text:p>66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180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11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14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31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06" calcext:value-type="float">
            <text:p>6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20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35" calcext:value-type="float">
            <text:p>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30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68" calcext:value-type="float">
            <text:p>6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32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60" calcext:value-type="float">
            <text:p>66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74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13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21</text:p>
          </table:table-cell>
          <table:table-cell office:value-type="string" calcext:value-type="string">
            <text:p>Mon Sep 25 21:15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103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57" calcext:value-type="float">
            <text:p>6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79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8968" calcext:value-type="float">
            <text:p>189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14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59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478" calcext:value-type="float">
            <text:p>12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38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23" calcext:value-type="float">
            <text:p>66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26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97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34" calcext:value-type="float">
            <text:p>66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29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85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16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27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32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34</text:p>
          </table:table-cell>
          <table:table-cell office:value-type="string" calcext:value-type="string">
            <text:p>Mon Sep 25 21:15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51</text:p>
          </table:table-cell>
          <table:table-cell office:value-type="string" calcext:value-type="string">
            <text:p>Mon Sep 25 21:15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70" calcext:value-type="float">
            <text:p>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44</text:p>
          </table:table-cell>
          <table:table-cell office:value-type="string" calcext:value-type="string">
            <text:p>Mon Sep 25 21:15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15" calcext:value-type="float">
            <text:p>77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99</text:p>
          </table:table-cell>
          <table:table-cell office:value-type="string" calcext:value-type="string">
            <text:p>Mon Sep 25 21:15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29</text:p>
          </table:table-cell>
          <table:table-cell office:value-type="string" calcext:value-type="string">
            <text:p>Mon Sep 25 21:15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33</text:p>
          </table:table-cell>
          <table:table-cell office:value-type="string" calcext:value-type="string">
            <text:p>Mon Sep 25 21:15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052</text:p>
          </table:table-cell>
          <table:table-cell office:value-type="string" calcext:value-type="string">
            <text:p>Mon Sep 25 21:15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605" calcext:value-type="float">
            <text:p>12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053</text:p>
          </table:table-cell>
          <table:table-cell office:value-type="string" calcext:value-type="string">
            <text:p>Mon Sep 25 21:15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29" calcext:value-type="float">
            <text:p>127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20</text:p>
          </table:table-cell>
          <table:table-cell office:value-type="string" calcext:value-type="string">
            <text:p>Mon Sep 25 21:15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43</text:p>
          </table:table-cell>
          <table:table-cell office:value-type="string" calcext:value-type="string">
            <text:p>Mon Sep 25 21:15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3" calcext:value-type="float">
            <text:p>81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48</text:p>
          </table:table-cell>
          <table:table-cell office:value-type="string" calcext:value-type="string">
            <text:p>Mon Sep 25 21:15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50</text:p>
          </table:table-cell>
          <table:table-cell office:value-type="string" calcext:value-type="string">
            <text:p>Mon Sep 25 21:15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54</text:p>
          </table:table-cell>
          <table:table-cell office:value-type="string" calcext:value-type="string">
            <text:p>Mon Sep 25 21:15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7" calcext:value-type="float">
            <text:p>7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09</text:p>
          </table:table-cell>
          <table:table-cell office:value-type="string" calcext:value-type="string">
            <text:p>Mon Sep 25 21:15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59" calcext:value-type="float">
            <text:p>805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58</text:p>
          </table:table-cell>
          <table:table-cell office:value-type="string" calcext:value-type="string">
            <text:p>Mon Sep 25 21:15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42</text:p>
          </table:table-cell>
          <table:table-cell office:value-type="string" calcext:value-type="string">
            <text:p>Mon Sep 25 21:15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45</text:p>
          </table:table-cell>
          <table:table-cell office:value-type="string" calcext:value-type="string">
            <text:p>Mon Sep 25 21:15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115</text:p>
          </table:table-cell>
          <table:table-cell office:value-type="string" calcext:value-type="string">
            <text:p>Mon Sep 25 21:15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88" calcext:value-type="float">
            <text:p>828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36</text:p>
          </table:table-cell>
          <table:table-cell office:value-type="string" calcext:value-type="string">
            <text:p>Mon Sep 25 21:15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49</text:p>
          </table:table-cell>
          <table:table-cell office:value-type="string" calcext:value-type="string">
            <text:p>Mon Sep 25 21:15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03" calcext:value-type="float">
            <text:p>8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52</text:p>
          </table:table-cell>
          <table:table-cell office:value-type="string" calcext:value-type="string">
            <text:p>Mon Sep 25 21:15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23" calcext:value-type="float">
            <text:p>8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18</text:p>
          </table:table-cell>
          <table:table-cell office:value-type="string" calcext:value-type="string">
            <text:p>Mon Sep 25 21:15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96" calcext:value-type="float">
            <text:p>8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45</text:p>
          </table:table-cell>
          <table:table-cell office:value-type="string" calcext:value-type="string">
            <text:p>Mon Sep 25 21:15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40" calcext:value-type="float">
            <text:p>85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79</text:p>
          </table:table-cell>
          <table:table-cell office:value-type="string" calcext:value-type="string">
            <text:p>Mon Sep 25 21:15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26</text:p>
          </table:table-cell>
          <table:table-cell office:value-type="string" calcext:value-type="string">
            <text:p>Mon Sep 25 21:15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53</text:p>
          </table:table-cell>
          <table:table-cell office:value-type="string" calcext:value-type="string">
            <text:p>Mon Sep 25 21:15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56</text:p>
          </table:table-cell>
          <table:table-cell office:value-type="string" calcext:value-type="string">
            <text:p>Mon Sep 25 21:15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66</text:p>
          </table:table-cell>
          <table:table-cell office:value-type="string" calcext:value-type="string">
            <text:p>Mon Sep 25 21:15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41</text:p>
          </table:table-cell>
          <table:table-cell office:value-type="string" calcext:value-type="string">
            <text:p>Mon Sep 25 21:15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42</text:p>
          </table:table-cell>
          <table:table-cell office:value-type="string" calcext:value-type="string">
            <text:p>Mon Sep 25 21:15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66</text:p>
          </table:table-cell>
          <table:table-cell office:value-type="string" calcext:value-type="string">
            <text:p>Mon Sep 25 21:15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22</text:p>
          </table:table-cell>
          <table:table-cell office:value-type="string" calcext:value-type="string">
            <text:p>Mon Sep 25 21:15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93" calcext:value-type="float">
            <text:p>8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24</text:p>
          </table:table-cell>
          <table:table-cell office:value-type="string" calcext:value-type="string">
            <text:p>Mon Sep 25 21:15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62" calcext:value-type="float">
            <text:p>8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66</text:p>
          </table:table-cell>
          <table:table-cell office:value-type="string" calcext:value-type="string">
            <text:p>Mon Sep 25 21:15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15" calcext:value-type="float">
            <text:p>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68</text:p>
          </table:table-cell>
          <table:table-cell office:value-type="string" calcext:value-type="string">
            <text:p>Mon Sep 25 21:15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23" calcext:value-type="float">
            <text:p>91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90</text:p>
          </table:table-cell>
          <table:table-cell office:value-type="string" calcext:value-type="string">
            <text:p>Mon Sep 25 21:15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97</text:p>
          </table:table-cell>
          <table:table-cell office:value-type="string" calcext:value-type="string">
            <text:p>Mon Sep 25 21:15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43</text:p>
          </table:table-cell>
          <table:table-cell office:value-type="string" calcext:value-type="string">
            <text:p>Mon Sep 25 21:15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74</text:p>
          </table:table-cell>
          <table:table-cell office:value-type="string" calcext:value-type="string">
            <text:p>Mon Sep 25 21:15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58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64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58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34" calcext:value-type="float">
            <text:p>9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60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36" calcext:value-type="float">
            <text:p>9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65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09" calcext:value-type="float">
            <text:p>93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81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76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27" calcext:value-type="float">
            <text:p>9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60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34" calcext:value-type="float">
            <text:p>9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73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48" calcext:value-type="float">
            <text:p>93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04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60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81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90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98</text:p>
          </table:table-cell>
          <table:table-cell office:value-type="string" calcext:value-type="string">
            <text:p>Mon Sep 25 21:15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193</text:p>
          </table:table-cell>
          <table:table-cell office:value-type="string" calcext:value-type="string">
            <text:p>Mon Sep 25 21:15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1809" calcext:value-type="float">
            <text:p>618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272</text:p>
          </table:table-cell>
          <table:table-cell office:value-type="string" calcext:value-type="string">
            <text:p>Mon Sep 25 21:15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68</text:p>
          </table:table-cell>
          <table:table-cell office:value-type="string" calcext:value-type="string">
            <text:p>Mon Sep 25 21:15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21" calcext:value-type="float">
            <text:p>93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08</text:p>
          </table:table-cell>
          <table:table-cell office:value-type="string" calcext:value-type="string">
            <text:p>Mon Sep 25 21:15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10</text:p>
          </table:table-cell>
          <table:table-cell office:value-type="string" calcext:value-type="string">
            <text:p>Mon Sep 25 21:15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43</text:p>
          </table:table-cell>
          <table:table-cell office:value-type="string" calcext:value-type="string">
            <text:p>Mon Sep 25 21:15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38" calcext:value-type="float">
            <text:p>9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84</text:p>
          </table:table-cell>
          <table:table-cell office:value-type="string" calcext:value-type="string">
            <text:p>Mon Sep 25 21:15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72" calcext:value-type="float">
            <text:p>947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67</text:p>
          </table:table-cell>
          <table:table-cell office:value-type="string" calcext:value-type="string">
            <text:p>Mon Sep 25 21:15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70</text:p>
          </table:table-cell>
          <table:table-cell office:value-type="string" calcext:value-type="string">
            <text:p>Mon Sep 25 21:15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91</text:p>
          </table:table-cell>
          <table:table-cell office:value-type="string" calcext:value-type="string">
            <text:p>Mon Sep 25 21:15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288</text:p>
          </table:table-cell>
          <table:table-cell office:value-type="string" calcext:value-type="string">
            <text:p>Mon Sep 25 21:15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09</text:p>
          </table:table-cell>
          <table:table-cell office:value-type="string" calcext:value-type="string">
            <text:p>Mon Sep 25 21:15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11</text:p>
          </table:table-cell>
          <table:table-cell office:value-type="string" calcext:value-type="string">
            <text:p>Mon Sep 25 21:15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94</text:p>
          </table:table-cell>
          <table:table-cell office:value-type="string" calcext:value-type="string">
            <text:p>Mon Sep 25 21:15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86" calcext:value-type="float">
            <text:p>103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25</text:p>
          </table:table-cell>
          <table:table-cell office:value-type="string" calcext:value-type="string">
            <text:p>Mon Sep 25 21:15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77</text:p>
          </table:table-cell>
          <table:table-cell office:value-type="string" calcext:value-type="string">
            <text:p>Mon Sep 25 21:15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91" calcext:value-type="float">
            <text:p>10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88</text:p>
          </table:table-cell>
          <table:table-cell office:value-type="string" calcext:value-type="string">
            <text:p>Mon Sep 25 21:15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20" calcext:value-type="float">
            <text:p>99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84</text:p>
          </table:table-cell>
          <table:table-cell office:value-type="string" calcext:value-type="string">
            <text:p>Mon Sep 25 21:15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156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54" calcext:value-type="float">
            <text:p>10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158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60" calcext:value-type="float">
            <text:p>108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05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19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27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95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68" calcext:value-type="float">
            <text:p>108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37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51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43" calcext:value-type="float">
            <text:p>10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93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26" calcext:value-type="float">
            <text:p>106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46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26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28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37</text:p>
          </table:table-cell>
          <table:table-cell office:value-type="string" calcext:value-type="string">
            <text:p>Mon Sep 25 21:15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166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52" calcext:value-type="float">
            <text:p>108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311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34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65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49" calcext:value-type="float">
            <text:p>10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74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46" calcext:value-type="float">
            <text:p>10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96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77" calcext:value-type="float">
            <text:p>10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01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64" calcext:value-type="float">
            <text:p>10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03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45" calcext:value-type="float">
            <text:p>10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05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51" calcext:value-type="float">
            <text:p>108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54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57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58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04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33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39</text:p>
          </table:table-cell>
          <table:table-cell office:value-type="string" calcext:value-type="string">
            <text:p>Mon Sep 25 21:15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26</text:p>
          </table:table-cell>
          <table:table-cell office:value-type="string" calcext:value-type="string">
            <text:p>Mon Sep 25 21:15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14</text:p>
          </table:table-cell>
          <table:table-cell office:value-type="string" calcext:value-type="string">
            <text:p>Mon Sep 25 21:15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47" calcext:value-type="float">
            <text:p>106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64</text:p>
          </table:table-cell>
          <table:table-cell office:value-type="string" calcext:value-type="string">
            <text:p>Mon Sep 25 21:15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69</text:p>
          </table:table-cell>
          <table:table-cell office:value-type="string" calcext:value-type="string">
            <text:p>Mon Sep 25 21:15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82</text:p>
          </table:table-cell>
          <table:table-cell office:value-type="string" calcext:value-type="string">
            <text:p>Mon Sep 25 21:15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76</text:p>
          </table:table-cell>
          <table:table-cell office:value-type="string" calcext:value-type="string">
            <text:p>Mon Sep 25 21:15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92</text:p>
          </table:table-cell>
          <table:table-cell office:value-type="string" calcext:value-type="string">
            <text:p>Mon Sep 25 21:15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97</text:p>
          </table:table-cell>
          <table:table-cell office:value-type="string" calcext:value-type="string">
            <text:p>Mon Sep 25 21:15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50</text:p>
          </table:table-cell>
          <table:table-cell office:value-type="string" calcext:value-type="string">
            <text:p>Mon Sep 25 21:15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63</text:p>
          </table:table-cell>
          <table:table-cell office:value-type="string" calcext:value-type="string">
            <text:p>Mon Sep 25 21:15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05</text:p>
          </table:table-cell>
          <table:table-cell office:value-type="string" calcext:value-type="string">
            <text:p>Mon Sep 25 21:15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379</text:p>
          </table:table-cell>
          <table:table-cell office:value-type="string" calcext:value-type="string">
            <text:p>Mon Sep 25 21:15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01</text:p>
          </table:table-cell>
          <table:table-cell office:value-type="string" calcext:value-type="string">
            <text:p>Mon Sep 25 21:15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18</text:p>
          </table:table-cell>
          <table:table-cell office:value-type="string" calcext:value-type="string">
            <text:p>Mon Sep 25 21:15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32</text:p>
          </table:table-cell>
          <table:table-cell office:value-type="string" calcext:value-type="string">
            <text:p>Mon Sep 25 21:15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05</text:p>
          </table:table-cell>
          <table:table-cell office:value-type="string" calcext:value-type="string">
            <text:p>Mon Sep 25 21:15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28</text:p>
          </table:table-cell>
          <table:table-cell office:value-type="string" calcext:value-type="string">
            <text:p>Mon Sep 25 21:15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29</text:p>
          </table:table-cell>
          <table:table-cell office:value-type="string" calcext:value-type="string">
            <text:p>Mon Sep 25 21:15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19</text:p>
          </table:table-cell>
          <table:table-cell office:value-type="string" calcext:value-type="string">
            <text:p>Mon Sep 25 21:15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43</text:p>
          </table:table-cell>
          <table:table-cell office:value-type="string" calcext:value-type="string">
            <text:p>Mon Sep 25 21:15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19</text:p>
          </table:table-cell>
          <table:table-cell office:value-type="string" calcext:value-type="string">
            <text:p>Mon Sep 25 21:15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33</text:p>
          </table:table-cell>
          <table:table-cell office:value-type="string" calcext:value-type="string">
            <text:p>Mon Sep 25 21:15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59</text:p>
          </table:table-cell>
          <table:table-cell office:value-type="string" calcext:value-type="string">
            <text:p>Mon Sep 25 21:15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180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856" calcext:value-type="float">
            <text:p>198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443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49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50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70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975" calcext:value-type="float">
            <text:p>229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71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73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36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632" calcext:value-type="float">
            <text:p>22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21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748" calcext:value-type="float">
            <text:p>197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87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91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40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46</text:p>
          </table:table-cell>
          <table:table-cell office:value-type="string" calcext:value-type="string">
            <text:p>Mon Sep 25 21:15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63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11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073" calcext:value-type="float">
            <text:p>20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826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219" calcext:value-type="float">
            <text:p>20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16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235" calcext:value-type="float">
            <text:p>2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27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093" calcext:value-type="float">
            <text:p>20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32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326" calcext:value-type="float">
            <text:p>20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34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257" calcext:value-type="float">
            <text:p>202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96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01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08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09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10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63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80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91</text:p>
          </table:table-cell>
          <table:table-cell office:value-type="string" calcext:value-type="string">
            <text:p>Mon Sep 25 21:15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20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234" calcext:value-type="float">
            <text:p>19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648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116" calcext:value-type="float">
            <text:p>191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00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69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316" calcext:value-type="float">
            <text:p>22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33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456" calcext:value-type="float">
            <text:p>19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42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217" calcext:value-type="float">
            <text:p>19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45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082" calcext:value-type="float">
            <text:p>1908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14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15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20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23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11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16</text:p>
          </table:table-cell>
          <table:table-cell office:value-type="string" calcext:value-type="string">
            <text:p>Mon Sep 25 21:15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490</text:p>
          </table:table-cell>
          <table:table-cell office:value-type="string" calcext:value-type="string">
            <text:p>Mon Sep 25 21:15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04</text:p>
          </table:table-cell>
          <table:table-cell office:value-type="string" calcext:value-type="string">
            <text:p>Mon Sep 25 21:15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58</text:p>
          </table:table-cell>
          <table:table-cell office:value-type="string" calcext:value-type="string">
            <text:p>Mon Sep 25 21:15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553" calcext:value-type="float">
            <text:p>20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13</text:p>
          </table:table-cell>
          <table:table-cell office:value-type="string" calcext:value-type="string">
            <text:p>Mon Sep 25 21:15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101" calcext:value-type="float">
            <text:p>22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53</text:p>
          </table:table-cell>
          <table:table-cell office:value-type="string" calcext:value-type="string">
            <text:p>Mon Sep 25 21:15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9109" calcext:value-type="float">
            <text:p>191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37</text:p>
          </table:table-cell>
          <table:table-cell office:value-type="string" calcext:value-type="string">
            <text:p>Mon Sep 25 21:15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79</text:p>
          </table:table-cell>
          <table:table-cell office:value-type="string" calcext:value-type="string">
            <text:p>Mon Sep 25 21:15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89</text:p>
          </table:table-cell>
          <table:table-cell office:value-type="string" calcext:value-type="string">
            <text:p>Mon Sep 25 21:15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27</text:p>
          </table:table-cell>
          <table:table-cell office:value-type="string" calcext:value-type="string">
            <text:p>Mon Sep 25 21:15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04</text:p>
          </table:table-cell>
          <table:table-cell office:value-type="string" calcext:value-type="string">
            <text:p>Mon Sep 25 21:15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41</text:p>
          </table:table-cell>
          <table:table-cell office:value-type="string" calcext:value-type="string">
            <text:p>Mon Sep 25 21:15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18</text:p>
          </table:table-cell>
          <table:table-cell office:value-type="string" calcext:value-type="string">
            <text:p>Mon Sep 25 21:15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75</text:p>
          </table:table-cell>
          <table:table-cell office:value-type="string" calcext:value-type="string">
            <text:p>Mon Sep 25 21:15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8408" calcext:value-type="float">
            <text:p>28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79</text:p>
          </table:table-cell>
          <table:table-cell office:value-type="string" calcext:value-type="string">
            <text:p>Mon Sep 25 21:15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375" calcext:value-type="float">
            <text:p>213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53</text:p>
          </table:table-cell>
          <table:table-cell office:value-type="string" calcext:value-type="string">
            <text:p>Mon Sep 25 21:15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55</text:p>
          </table:table-cell>
          <table:table-cell office:value-type="string" calcext:value-type="string">
            <text:p>Mon Sep 25 21:15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64</text:p>
          </table:table-cell>
          <table:table-cell office:value-type="string" calcext:value-type="string">
            <text:p>Mon Sep 25 21:15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36</text:p>
          </table:table-cell>
          <table:table-cell office:value-type="string" calcext:value-type="string">
            <text:p>Mon Sep 25 21:16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489" calcext:value-type="float">
            <text:p>21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41</text:p>
          </table:table-cell>
          <table:table-cell office:value-type="string" calcext:value-type="string">
            <text:p>Mon Sep 25 21:16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446" calcext:value-type="float">
            <text:p>2144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23</text:p>
          </table:table-cell>
          <table:table-cell office:value-type="string" calcext:value-type="string">
            <text:p>Mon Sep 25 21:16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31</text:p>
          </table:table-cell>
          <table:table-cell office:value-type="string" calcext:value-type="string">
            <text:p>Mon Sep 25 21:16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66</text:p>
          </table:table-cell>
          <table:table-cell office:value-type="string" calcext:value-type="string">
            <text:p>Mon Sep 25 21:16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219" calcext:value-type="float">
            <text:p>212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60</text:p>
          </table:table-cell>
          <table:table-cell office:value-type="string" calcext:value-type="string">
            <text:p>Mon Sep 25 21:16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73</text:p>
          </table:table-cell>
          <table:table-cell office:value-type="string" calcext:value-type="string">
            <text:p>Mon Sep 25 21:16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77</text:p>
          </table:table-cell>
          <table:table-cell office:value-type="string" calcext:value-type="string">
            <text:p>Mon Sep 25 21:16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25</text:p>
          </table:table-cell>
          <table:table-cell office:value-type="string" calcext:value-type="string">
            <text:p>Mon Sep 25 21:16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56</text:p>
          </table:table-cell>
          <table:table-cell office:value-type="string" calcext:value-type="string">
            <text:p>Mon Sep 25 21:16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58</text:p>
          </table:table-cell>
          <table:table-cell office:value-type="string" calcext:value-type="string">
            <text:p>Mon Sep 25 21:16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603" calcext:value-type="float">
            <text:p>216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41</text:p>
          </table:table-cell>
          <table:table-cell office:value-type="string" calcext:value-type="string">
            <text:p>Mon Sep 25 21:16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81</text:p>
          </table:table-cell>
          <table:table-cell office:value-type="string" calcext:value-type="string">
            <text:p>Mon Sep 25 21:16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373" calcext:value-type="float">
            <text:p>2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97</text:p>
          </table:table-cell>
          <table:table-cell office:value-type="string" calcext:value-type="string">
            <text:p>Mon Sep 25 21:16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256" calcext:value-type="float">
            <text:p>2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74</text:p>
          </table:table-cell>
          <table:table-cell office:value-type="string" calcext:value-type="string">
            <text:p>Mon Sep 25 21:16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606" calcext:value-type="float">
            <text:p>216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37</text:p>
          </table:table-cell>
          <table:table-cell office:value-type="string" calcext:value-type="string">
            <text:p>Mon Sep 25 21:16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43</text:p>
          </table:table-cell>
          <table:table-cell office:value-type="string" calcext:value-type="string">
            <text:p>Mon Sep 25 21:16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68</text:p>
          </table:table-cell>
          <table:table-cell office:value-type="string" calcext:value-type="string">
            <text:p>Mon Sep 25 21:16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64</text:p>
          </table:table-cell>
          <table:table-cell office:value-type="string" calcext:value-type="string">
            <text:p>Mon Sep 25 21:16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696" calcext:value-type="float">
            <text:p>216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81</text:p>
          </table:table-cell>
          <table:table-cell office:value-type="string" calcext:value-type="string">
            <text:p>Mon Sep 25 21:16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04</text:p>
          </table:table-cell>
          <table:table-cell office:value-type="string" calcext:value-type="string">
            <text:p>Mon Sep 25 21:16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537" calcext:value-type="float">
            <text:p>22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60</text:p>
          </table:table-cell>
          <table:table-cell office:value-type="string" calcext:value-type="string">
            <text:p>Mon Sep 25 21:16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622" calcext:value-type="float">
            <text:p>21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90</text:p>
          </table:table-cell>
          <table:table-cell office:value-type="string" calcext:value-type="string">
            <text:p>Mon Sep 25 21:16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666" calcext:value-type="float">
            <text:p>21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91</text:p>
          </table:table-cell>
          <table:table-cell office:value-type="string" calcext:value-type="string">
            <text:p>Mon Sep 25 21:16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715" calcext:value-type="float">
            <text:p>21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98</text:p>
          </table:table-cell>
          <table:table-cell office:value-type="string" calcext:value-type="string">
            <text:p>Mon Sep 25 21:16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489" calcext:value-type="float">
            <text:p>2148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87</text:p>
          </table:table-cell>
          <table:table-cell office:value-type="string" calcext:value-type="string">
            <text:p>Mon Sep 25 21:16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96</text:p>
          </table:table-cell>
          <table:table-cell office:value-type="string" calcext:value-type="string">
            <text:p>Mon Sep 25 21:16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95</text:p>
          </table:table-cell>
          <table:table-cell office:value-type="string" calcext:value-type="string">
            <text:p>Mon Sep 25 21:16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77</text:p>
          </table:table-cell>
          <table:table-cell office:value-type="string" calcext:value-type="string">
            <text:p>Mon Sep 25 21:16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83</text:p>
          </table:table-cell>
          <table:table-cell office:value-type="string" calcext:value-type="string">
            <text:p>Mon Sep 25 21:16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272</text:p>
          </table:table-cell>
          <table:table-cell office:value-type="string" calcext:value-type="string">
            <text:p>Mon Sep 25 21:16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768" calcext:value-type="float">
            <text:p>21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288</text:p>
          </table:table-cell>
          <table:table-cell office:value-type="string" calcext:value-type="string">
            <text:p>Mon Sep 25 21:16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848" calcext:value-type="float">
            <text:p>20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11</text:p>
          </table:table-cell>
          <table:table-cell office:value-type="string" calcext:value-type="string">
            <text:p>Mon Sep 25 21:16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220" calcext:value-type="float">
            <text:p>21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25</text:p>
          </table:table-cell>
          <table:table-cell office:value-type="string" calcext:value-type="string">
            <text:p>Mon Sep 25 21:16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095" calcext:value-type="float">
            <text:p>21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29</text:p>
          </table:table-cell>
          <table:table-cell office:value-type="string" calcext:value-type="string">
            <text:p>Mon Sep 25 21:16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8438" calcext:value-type="float">
            <text:p>28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85</text:p>
          </table:table-cell>
          <table:table-cell office:value-type="string" calcext:value-type="string">
            <text:p>Mon Sep 25 21:16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8316" calcext:value-type="float">
            <text:p>283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89</text:p>
          </table:table-cell>
          <table:table-cell office:value-type="string" calcext:value-type="string">
            <text:p>Mon Sep 25 21:16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02</text:p>
          </table:table-cell>
          <table:table-cell office:value-type="string" calcext:value-type="string">
            <text:p>Mon Sep 25 21:16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82</text:p>
          </table:table-cell>
          <table:table-cell office:value-type="string" calcext:value-type="string">
            <text:p>Mon Sep 25 21:16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86</text:p>
          </table:table-cell>
          <table:table-cell office:value-type="string" calcext:value-type="string">
            <text:p>Mon Sep 25 21:16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05</text:p>
          </table:table-cell>
          <table:table-cell office:value-type="string" calcext:value-type="string">
            <text:p>Mon Sep 25 21:16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305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516" calcext:value-type="float">
            <text:p>205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71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76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19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736" calcext:value-type="float">
            <text:p>207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98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06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08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54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490" calcext:value-type="float">
            <text:p>20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04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532" calcext:value-type="float">
            <text:p>20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26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535" calcext:value-type="float">
            <text:p>20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33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512" calcext:value-type="float">
            <text:p>20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37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634" calcext:value-type="float">
            <text:p>206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21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20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69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71</text:p>
          </table:table-cell>
          <table:table-cell office:value-type="string" calcext:value-type="string">
            <text:p>Mon Sep 25 21:16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443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57" calcext:value-type="float">
            <text:p>113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589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27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429" calcext:value-type="float">
            <text:p>214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20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57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571" calcext:value-type="float">
            <text:p>20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58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589" calcext:value-type="float">
            <text:p>20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64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412" calcext:value-type="float">
            <text:p>20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39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541" calcext:value-type="float">
            <text:p>205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25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40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438" calcext:value-type="float">
            <text:p>11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46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74" calcext:value-type="float">
            <text:p>113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32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40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85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08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20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21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28</text:p>
          </table:table-cell>
          <table:table-cell office:value-type="string" calcext:value-type="string">
            <text:p>Mon Sep 25 21:16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598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73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60" calcext:value-type="float">
            <text:p>112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31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96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08" calcext:value-type="float">
            <text:p>11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08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16" calcext:value-type="float">
            <text:p>10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10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08" calcext:value-type="float">
            <text:p>10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19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026" calcext:value-type="float">
            <text:p>140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41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63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22" calcext:value-type="float">
            <text:p>11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80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55" calcext:value-type="float">
            <text:p>11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91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58" calcext:value-type="float">
            <text:p>1115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54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95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03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04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34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35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39</text:p>
          </table:table-cell>
          <table:table-cell office:value-type="string" calcext:value-type="string">
            <text:p>Mon Sep 25 21:16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13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22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40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49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114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64" calcext:value-type="float">
            <text:p>10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15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84" calcext:value-type="float">
            <text:p>10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20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71" calcext:value-type="float">
            <text:p>1077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52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62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79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57" calcext:value-type="float">
            <text:p>10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11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37" calcext:value-type="float">
            <text:p>10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16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04" calcext:value-type="float">
            <text:p>107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65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11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14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46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53</text:p>
          </table:table-cell>
          <table:table-cell office:value-type="string" calcext:value-type="string">
            <text:p>Mon Sep 25 21:16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23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18" calcext:value-type="float">
            <text:p>8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904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14" calcext:value-type="float">
            <text:p>10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53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60" calcext:value-type="float">
            <text:p>8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60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62" calcext:value-type="float">
            <text:p>8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64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62" calcext:value-type="float">
            <text:p>84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65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67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70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73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41" calcext:value-type="float">
            <text:p>8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27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87" calcext:value-type="float">
            <text:p>103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74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80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31</text:p>
          </table:table-cell>
          <table:table-cell office:value-type="string" calcext:value-type="string">
            <text:p>Mon Sep 25 21:16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31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20" calcext:value-type="float">
            <text:p>8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541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78" calcext:value-type="float">
            <text:p>76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640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65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187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24" calcext:value-type="float">
            <text:p>75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83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25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01" calcext:value-type="float">
            <text:p>8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37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23" calcext:value-type="float">
            <text:p>7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83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38" calcext:value-type="float">
            <text:p>76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87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89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40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63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65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72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75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77</text:p>
          </table:table-cell>
          <table:table-cell office:value-type="string" calcext:value-type="string">
            <text:p>Mon Sep 25 21:16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51</text:p>
          </table:table-cell>
          <table:table-cell office:value-type="string" calcext:value-type="string">
            <text:p>Mon Sep 25 21:16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656</text:p>
          </table:table-cell>
          <table:table-cell office:value-type="string" calcext:value-type="string">
            <text:p>Mon Sep 25 21:16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81</text:p>
          </table:table-cell>
          <table:table-cell office:value-type="string" calcext:value-type="string">
            <text:p>Mon Sep 25 21:16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25" calcext:value-type="float">
            <text:p>772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76</text:p>
          </table:table-cell>
          <table:table-cell office:value-type="string" calcext:value-type="string">
            <text:p>Mon Sep 25 21:16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95</text:p>
          </table:table-cell>
          <table:table-cell office:value-type="string" calcext:value-type="string">
            <text:p>Mon Sep 25 21:16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82" calcext:value-type="float">
            <text:p>768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96</text:p>
          </table:table-cell>
          <table:table-cell office:value-type="string" calcext:value-type="string">
            <text:p>Mon Sep 25 21:16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77</text:p>
          </table:table-cell>
          <table:table-cell office:value-type="string" calcext:value-type="string">
            <text:p>Mon Sep 25 21:16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65" calcext:value-type="float">
            <text:p>75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96</text:p>
          </table:table-cell>
          <table:table-cell office:value-type="string" calcext:value-type="string">
            <text:p>Mon Sep 25 21:16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68</text:p>
          </table:table-cell>
          <table:table-cell office:value-type="string" calcext:value-type="string">
            <text:p>Mon Sep 25 21:16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95</text:p>
          </table:table-cell>
          <table:table-cell office:value-type="string" calcext:value-type="string">
            <text:p>Mon Sep 25 21:16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21</text:p>
          </table:table-cell>
          <table:table-cell office:value-type="string" calcext:value-type="string">
            <text:p>Mon Sep 25 21:16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23</text:p>
          </table:table-cell>
          <table:table-cell office:value-type="string" calcext:value-type="string">
            <text:p>Mon Sep 25 21:16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36</text:p>
          </table:table-cell>
          <table:table-cell office:value-type="string" calcext:value-type="string">
            <text:p>Mon Sep 25 21:16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37</text:p>
          </table:table-cell>
          <table:table-cell office:value-type="string" calcext:value-type="string">
            <text:p>Mon Sep 25 21:16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49</text:p>
          </table:table-cell>
          <table:table-cell office:value-type="string" calcext:value-type="string">
            <text:p>Mon Sep 25 21:16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54</text:p>
          </table:table-cell>
          <table:table-cell office:value-type="string" calcext:value-type="string">
            <text:p>Mon Sep 25 21:16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18</text:p>
          </table:table-cell>
          <table:table-cell office:value-type="string" calcext:value-type="string">
            <text:p>Mon Sep 25 21:16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550" calcext:value-type="float">
            <text:p>1555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20</text:p>
          </table:table-cell>
          <table:table-cell office:value-type="string" calcext:value-type="string">
            <text:p>Mon Sep 25 21:16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23</text:p>
          </table:table-cell>
          <table:table-cell office:value-type="string" calcext:value-type="string">
            <text:p>Mon Sep 25 21:16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89</text:p>
          </table:table-cell>
          <table:table-cell office:value-type="string" calcext:value-type="string">
            <text:p>Mon Sep 25 21:16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391" calcext:value-type="float">
            <text:p>12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55</text:p>
          </table:table-cell>
          <table:table-cell office:value-type="string" calcext:value-type="string">
            <text:p>Mon Sep 25 21:16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427" calcext:value-type="float">
            <text:p>15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02</text:p>
          </table:table-cell>
          <table:table-cell office:value-type="string" calcext:value-type="string">
            <text:p>Mon Sep 25 21:16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627" calcext:value-type="float">
            <text:p>126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62</text:p>
          </table:table-cell>
          <table:table-cell office:value-type="string" calcext:value-type="string">
            <text:p>Mon Sep 25 21:16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86</text:p>
          </table:table-cell>
          <table:table-cell office:value-type="string" calcext:value-type="string">
            <text:p>Mon Sep 25 21:16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276" calcext:value-type="float">
            <text:p>122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67</text:p>
          </table:table-cell>
          <table:table-cell office:value-type="string" calcext:value-type="string">
            <text:p>Mon Sep 25 21:16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49</text:p>
          </table:table-cell>
          <table:table-cell office:value-type="string" calcext:value-type="string">
            <text:p>Mon Sep 25 21:16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64</text:p>
          </table:table-cell>
          <table:table-cell office:value-type="string" calcext:value-type="string">
            <text:p>Mon Sep 25 21:16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76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420" calcext:value-type="float">
            <text:p>124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32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06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347" calcext:value-type="float">
            <text:p>12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20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305" calcext:value-type="float">
            <text:p>12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56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241" calcext:value-type="float">
            <text:p>15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69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238" calcext:value-type="float">
            <text:p>12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71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327" calcext:value-type="float">
            <text:p>123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72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05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255" calcext:value-type="float">
            <text:p>122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76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79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81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41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63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70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77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81</text:p>
          </table:table-cell>
          <table:table-cell office:value-type="string" calcext:value-type="string">
            <text:p>Mon Sep 25 21:16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89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406" calcext:value-type="float">
            <text:p>124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45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08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462" calcext:value-type="float">
            <text:p>124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69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21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342" calcext:value-type="float">
            <text:p>12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32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384" calcext:value-type="float">
            <text:p>12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85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397" calcext:value-type="float">
            <text:p>123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90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21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269" calcext:value-type="float">
            <text:p>122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93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00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86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89</text:p>
          </table:table-cell>
          <table:table-cell office:value-type="string" calcext:value-type="string">
            <text:p>Mon Sep 25 21:16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598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596" calcext:value-type="float">
            <text:p>125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56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20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544" calcext:value-type="float">
            <text:p>125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86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95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40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561" calcext:value-type="float">
            <text:p>12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20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454" calcext:value-type="float">
            <text:p>12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28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539" calcext:value-type="float">
            <text:p>12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35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73" calcext:value-type="float">
            <text:p>12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39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596" calcext:value-type="float">
            <text:p>125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07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60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66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82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91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03</text:p>
          </table:table-cell>
          <table:table-cell office:value-type="string" calcext:value-type="string">
            <text:p>Mon Sep 25 21:16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13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10" calcext:value-type="float">
            <text:p>1271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75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78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31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585" calcext:value-type="float">
            <text:p>125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04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41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042" calcext:value-type="float">
            <text:p>13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54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806" calcext:value-type="float">
            <text:p>12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04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91" calcext:value-type="float">
            <text:p>12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34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821" calcext:value-type="float">
            <text:p>128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17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25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26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06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13</text:p>
          </table:table-cell>
          <table:table-cell office:value-type="string" calcext:value-type="string">
            <text:p>Mon Sep 25 21:16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49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952" calcext:value-type="float">
            <text:p>129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11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24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62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27" calcext:value-type="float">
            <text:p>1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65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84" calcext:value-type="float">
            <text:p>12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11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14" calcext:value-type="float">
            <text:p>12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14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843" calcext:value-type="float">
            <text:p>128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26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32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46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081" calcext:value-type="float">
            <text:p>13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53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20" calcext:value-type="float">
            <text:p>127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32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17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18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27</text:p>
          </table:table-cell>
          <table:table-cell office:value-type="string" calcext:value-type="string">
            <text:p>Mon Sep 25 21:16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22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200" calcext:value-type="float">
            <text:p>132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797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799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03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07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30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70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862" calcext:value-type="float">
            <text:p>12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83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523" calcext:value-type="float">
            <text:p>12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74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43" calcext:value-type="float">
            <text:p>12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80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681" calcext:value-type="float">
            <text:p>12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31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685" calcext:value-type="float">
            <text:p>126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42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45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47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65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587" calcext:value-type="float">
            <text:p>12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77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647" calcext:value-type="float">
            <text:p>126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55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98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05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35</text:p>
          </table:table-cell>
          <table:table-cell office:value-type="string" calcext:value-type="string">
            <text:p>Mon Sep 25 21:16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651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44" calcext:value-type="float">
            <text:p>12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76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592" calcext:value-type="float">
            <text:p>12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89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495" calcext:value-type="float">
            <text:p>1249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57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59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61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72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492" calcext:value-type="float">
            <text:p>12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75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558" calcext:value-type="float">
            <text:p>12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96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416" calcext:value-type="float">
            <text:p>124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12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46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53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56</text:p>
          </table:table-cell>
          <table:table-cell office:value-type="string" calcext:value-type="string">
            <text:p>Mon Sep 25 21:16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23</text:p>
          </table:table-cell>
          <table:table-cell office:value-type="string" calcext:value-type="string">
            <text:p>Mon Sep 25 21:16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99" calcext:value-type="float">
            <text:p>81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25</text:p>
          </table:table-cell>
          <table:table-cell office:value-type="string" calcext:value-type="string">
            <text:p>Mon Sep 25 21:16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54</text:p>
          </table:table-cell>
          <table:table-cell office:value-type="string" calcext:value-type="string">
            <text:p>Mon Sep 25 21:16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45" calcext:value-type="float">
            <text:p>8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67</text:p>
          </table:table-cell>
          <table:table-cell office:value-type="string" calcext:value-type="string">
            <text:p>Mon Sep 25 21:16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88" calcext:value-type="float">
            <text:p>7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64</text:p>
          </table:table-cell>
          <table:table-cell office:value-type="string" calcext:value-type="string">
            <text:p>Mon Sep 25 21:16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00" calcext:value-type="float">
            <text:p>81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30</text:p>
          </table:table-cell>
          <table:table-cell office:value-type="string" calcext:value-type="string">
            <text:p>Mon Sep 25 21:16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48</text:p>
          </table:table-cell>
          <table:table-cell office:value-type="string" calcext:value-type="string">
            <text:p>Mon Sep 25 21:16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70</text:p>
          </table:table-cell>
          <table:table-cell office:value-type="string" calcext:value-type="string">
            <text:p>Mon Sep 25 21:16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73</text:p>
          </table:table-cell>
          <table:table-cell office:value-type="string" calcext:value-type="string">
            <text:p>Mon Sep 25 21:16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45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71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74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72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02" calcext:value-type="float">
            <text:p>8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76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64" calcext:value-type="float">
            <text:p>8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79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98" calcext:value-type="float">
            <text:p>8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41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58" calcext:value-type="float">
            <text:p>8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63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6" calcext:value-type="float">
            <text:p>7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70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89" calcext:value-type="float">
            <text:p>8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77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72" calcext:value-type="float">
            <text:p>807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43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64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65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75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85</text:p>
          </table:table-cell>
          <table:table-cell office:value-type="string" calcext:value-type="string">
            <text:p>Mon Sep 25 21:16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169</text:p>
          </table:table-cell>
          <table:table-cell office:value-type="string" calcext:value-type="string">
            <text:p>Mon Sep 25 21:16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07" calcext:value-type="float">
            <text:p>81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78</text:p>
          </table:table-cell>
          <table:table-cell office:value-type="string" calcext:value-type="string">
            <text:p>Mon Sep 25 21:16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82</text:p>
          </table:table-cell>
          <table:table-cell office:value-type="string" calcext:value-type="string">
            <text:p>Mon Sep 25 21:16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327" calcext:value-type="float">
            <text:p>22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93</text:p>
          </table:table-cell>
          <table:table-cell office:value-type="string" calcext:value-type="string">
            <text:p>Mon Sep 25 21:16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9" calcext:value-type="float">
            <text:p>8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81</text:p>
          </table:table-cell>
          <table:table-cell office:value-type="string" calcext:value-type="string">
            <text:p>Mon Sep 25 21:16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06" calcext:value-type="float">
            <text:p>8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86</text:p>
          </table:table-cell>
          <table:table-cell office:value-type="string" calcext:value-type="string">
            <text:p>Mon Sep 25 21:16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57" calcext:value-type="float">
            <text:p>84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00</text:p>
          </table:table-cell>
          <table:table-cell office:value-type="string" calcext:value-type="string">
            <text:p>Mon Sep 25 21:16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94</text:p>
          </table:table-cell>
          <table:table-cell office:value-type="string" calcext:value-type="string">
            <text:p>Mon Sep 25 21:16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98</text:p>
          </table:table-cell>
          <table:table-cell office:value-type="string" calcext:value-type="string">
            <text:p>Mon Sep 25 21:16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62</text:p>
          </table:table-cell>
          <table:table-cell office:value-type="string" calcext:value-type="string">
            <text:p>Mon Sep 25 21:16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67</text:p>
          </table:table-cell>
          <table:table-cell office:value-type="string" calcext:value-type="string">
            <text:p>Mon Sep 25 21:16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90</text:p>
          </table:table-cell>
          <table:table-cell office:value-type="string" calcext:value-type="string">
            <text:p>Mon Sep 25 21:16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90</text:p>
          </table:table-cell>
          <table:table-cell office:value-type="string" calcext:value-type="string">
            <text:p>Mon Sep 25 21:16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60" calcext:value-type="float">
            <text:p>8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00</text:p>
          </table:table-cell>
          <table:table-cell office:value-type="string" calcext:value-type="string">
            <text:p>Mon Sep 25 21:16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00" calcext:value-type="float">
            <text:p>8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82</text:p>
          </table:table-cell>
          <table:table-cell office:value-type="string" calcext:value-type="string">
            <text:p>Mon Sep 25 21:16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95" calcext:value-type="float">
            <text:p>869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61</text:p>
          </table:table-cell>
          <table:table-cell office:value-type="string" calcext:value-type="string">
            <text:p>Mon Sep 25 21:16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97</text:p>
          </table:table-cell>
          <table:table-cell office:value-type="string" calcext:value-type="string">
            <text:p>Mon Sep 25 21:16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56</text:p>
          </table:table-cell>
          <table:table-cell office:value-type="string" calcext:value-type="string">
            <text:p>Mon Sep 25 21:16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75" calcext:value-type="float">
            <text:p>91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887</text:p>
          </table:table-cell>
          <table:table-cell office:value-type="string" calcext:value-type="string">
            <text:p>Mon Sep 25 21:16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888</text:p>
          </table:table-cell>
          <table:table-cell office:value-type="string" calcext:value-type="string">
            <text:p>Mon Sep 25 21:16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186</text:p>
          </table:table-cell>
          <table:table-cell office:value-type="string" calcext:value-type="string">
            <text:p>Mon Sep 25 21:16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08</text:p>
          </table:table-cell>
          <table:table-cell office:value-type="string" calcext:value-type="string">
            <text:p>Mon Sep 25 21:16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15</text:p>
          </table:table-cell>
          <table:table-cell office:value-type="string" calcext:value-type="string">
            <text:p>Mon Sep 25 21:16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07</text:p>
          </table:table-cell>
          <table:table-cell office:value-type="string" calcext:value-type="string">
            <text:p>Mon Sep 25 21:16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29" calcext:value-type="float">
            <text:p>96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21</text:p>
          </table:table-cell>
          <table:table-cell office:value-type="string" calcext:value-type="string">
            <text:p>Mon Sep 25 21:16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30</text:p>
          </table:table-cell>
          <table:table-cell office:value-type="string" calcext:value-type="string">
            <text:p>Mon Sep 25 21:16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22</text:p>
          </table:table-cell>
          <table:table-cell office:value-type="string" calcext:value-type="string">
            <text:p>Mon Sep 25 21:16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19</text:p>
          </table:table-cell>
          <table:table-cell office:value-type="string" calcext:value-type="string">
            <text:p>Mon Sep 25 21:16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195</text:p>
          </table:table-cell>
          <table:table-cell office:value-type="string" calcext:value-type="string">
            <text:p>Mon Sep 25 21:16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07" calcext:value-type="float">
            <text:p>97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29</text:p>
          </table:table-cell>
          <table:table-cell office:value-type="string" calcext:value-type="string">
            <text:p>Mon Sep 25 21:16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49</text:p>
          </table:table-cell>
          <table:table-cell office:value-type="string" calcext:value-type="string">
            <text:p>Mon Sep 25 21:16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869" calcext:value-type="float">
            <text:p>13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17</text:p>
          </table:table-cell>
          <table:table-cell office:value-type="string" calcext:value-type="string">
            <text:p>Mon Sep 25 21:16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87" calcext:value-type="float">
            <text:p>98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39</text:p>
          </table:table-cell>
          <table:table-cell office:value-type="string" calcext:value-type="string">
            <text:p>Mon Sep 25 21:16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43</text:p>
          </table:table-cell>
          <table:table-cell office:value-type="string" calcext:value-type="string">
            <text:p>Mon Sep 25 21:16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66</text:p>
          </table:table-cell>
          <table:table-cell office:value-type="string" calcext:value-type="string">
            <text:p>Mon Sep 25 21:16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85" calcext:value-type="float">
            <text:p>96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42</text:p>
          </table:table-cell>
          <table:table-cell office:value-type="string" calcext:value-type="string">
            <text:p>Mon Sep 25 21:16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33</text:p>
          </table:table-cell>
          <table:table-cell office:value-type="string" calcext:value-type="string">
            <text:p>Mon Sep 25 21:16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75</text:p>
          </table:table-cell>
          <table:table-cell office:value-type="string" calcext:value-type="string">
            <text:p>Mon Sep 25 21:16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41" calcext:value-type="float">
            <text:p>10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1778</text:p>
          </table:table-cell>
          <table:table-cell office:value-type="string" calcext:value-type="string">
            <text:p>Mon Sep 25 21:16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62" calcext:value-type="float">
            <text:p>9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04</text:p>
          </table:table-cell>
          <table:table-cell office:value-type="string" calcext:value-type="string">
            <text:p>Mon Sep 25 21:16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01" calcext:value-type="float">
            <text:p>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13</text:p>
          </table:table-cell>
          <table:table-cell office:value-type="string" calcext:value-type="string">
            <text:p>Mon Sep 25 21:16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91" calcext:value-type="float">
            <text:p>99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52</text:p>
          </table:table-cell>
          <table:table-cell office:value-type="string" calcext:value-type="string">
            <text:p>Mon Sep 25 21:16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14</text:p>
          </table:table-cell>
          <table:table-cell office:value-type="string" calcext:value-type="string">
            <text:p>Mon Sep 25 21:16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30</text:p>
          </table:table-cell>
          <table:table-cell office:value-type="string" calcext:value-type="string">
            <text:p>Mon Sep 25 21:16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32</text:p>
          </table:table-cell>
          <table:table-cell office:value-type="string" calcext:value-type="string">
            <text:p>Mon Sep 25 21:16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36</text:p>
          </table:table-cell>
          <table:table-cell office:value-type="string" calcext:value-type="string">
            <text:p>Mon Sep 25 21:16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21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11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33" calcext:value-type="float">
            <text:p>10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26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15" calcext:value-type="float">
            <text:p>10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25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74" calcext:value-type="float">
            <text:p>11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32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07" calcext:value-type="float">
            <text:p>104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67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06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88" calcext:value-type="float">
            <text:p>10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27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66" calcext:value-type="float">
            <text:p>103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60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69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72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49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54</text:p>
          </table:table-cell>
          <table:table-cell office:value-type="string" calcext:value-type="string">
            <text:p>Mon Sep 25 21:16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97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92" calcext:value-type="float">
            <text:p>104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38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24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57" calcext:value-type="float">
            <text:p>10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30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91" calcext:value-type="float">
            <text:p>104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57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32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60" calcext:value-type="float">
            <text:p>10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98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77" calcext:value-type="float">
            <text:p>10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35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60" calcext:value-type="float">
            <text:p>102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34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37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58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67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70</text:p>
          </table:table-cell>
          <table:table-cell office:value-type="string" calcext:value-type="string">
            <text:p>Mon Sep 25 21:16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799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09" calcext:value-type="float">
            <text:p>106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1941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76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45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62" calcext:value-type="float">
            <text:p>10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47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74" calcext:value-type="float">
            <text:p>10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57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21" calcext:value-type="float">
            <text:p>10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55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62" calcext:value-type="float">
            <text:p>105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93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05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56" calcext:value-type="float">
            <text:p>10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12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21" calcext:value-type="float">
            <text:p>10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53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85" calcext:value-type="float">
            <text:p>103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91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95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43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47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48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69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81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92</text:p>
          </table:table-cell>
          <table:table-cell office:value-type="string" calcext:value-type="string">
            <text:p>Mon Sep 25 21:16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56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62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84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59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74" calcext:value-type="float">
            <text:p>10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61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06" calcext:value-type="float">
            <text:p>106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04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46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61" calcext:value-type="float">
            <text:p>10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48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38" calcext:value-type="float">
            <text:p>10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70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45" calcext:value-type="float">
            <text:p>9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73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48" calcext:value-type="float">
            <text:p>9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75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33" calcext:value-type="float">
            <text:p>98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01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56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61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62</text:p>
          </table:table-cell>
          <table:table-cell office:value-type="string" calcext:value-type="string">
            <text:p>Mon Sep 25 21:16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1971</text:p>
          </table:table-cell>
          <table:table-cell office:value-type="string" calcext:value-type="string">
            <text:p>Mon Sep 25 21:16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96</text:p>
          </table:table-cell>
          <table:table-cell office:value-type="string" calcext:value-type="string">
            <text:p>Mon Sep 25 21:16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17</text:p>
          </table:table-cell>
          <table:table-cell office:value-type="string" calcext:value-type="string">
            <text:p>Mon Sep 25 21:16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444" calcext:value-type="float">
            <text:p>13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64</text:p>
          </table:table-cell>
          <table:table-cell office:value-type="string" calcext:value-type="string">
            <text:p>Mon Sep 25 21:16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73" calcext:value-type="float">
            <text:p>98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75</text:p>
          </table:table-cell>
          <table:table-cell office:value-type="string" calcext:value-type="string">
            <text:p>Mon Sep 25 21:16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77</text:p>
          </table:table-cell>
          <table:table-cell office:value-type="string" calcext:value-type="string">
            <text:p>Mon Sep 25 21:16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09</text:p>
          </table:table-cell>
          <table:table-cell office:value-type="string" calcext:value-type="string">
            <text:p>Mon Sep 25 21:16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19</text:p>
          </table:table-cell>
          <table:table-cell office:value-type="string" calcext:value-type="string">
            <text:p>Mon Sep 25 21:16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31</text:p>
          </table:table-cell>
          <table:table-cell office:value-type="string" calcext:value-type="string">
            <text:p>Mon Sep 25 21:16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71</text:p>
          </table:table-cell>
          <table:table-cell office:value-type="string" calcext:value-type="string">
            <text:p>Mon Sep 25 21:16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295" calcext:value-type="float">
            <text:p>12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87</text:p>
          </table:table-cell>
          <table:table-cell office:value-type="string" calcext:value-type="string">
            <text:p>Mon Sep 25 21:16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7301" calcext:value-type="float">
            <text:p>273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29</text:p>
          </table:table-cell>
          <table:table-cell office:value-type="string" calcext:value-type="string">
            <text:p>Mon Sep 25 21:16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43</text:p>
          </table:table-cell>
          <table:table-cell office:value-type="string" calcext:value-type="string">
            <text:p>Mon Sep 25 21:16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227" calcext:value-type="float">
            <text:p>122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08</text:p>
          </table:table-cell>
          <table:table-cell office:value-type="string" calcext:value-type="string">
            <text:p>Mon Sep 25 21:16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46</text:p>
          </table:table-cell>
          <table:table-cell office:value-type="string" calcext:value-type="string">
            <text:p>Mon Sep 25 21:16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47</text:p>
          </table:table-cell>
          <table:table-cell office:value-type="string" calcext:value-type="string">
            <text:p>Mon Sep 25 21:16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45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78" calcext:value-type="float">
            <text:p>127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19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74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647" calcext:value-type="float">
            <text:p>126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41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65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422" calcext:value-type="float">
            <text:p>13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85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227" calcext:value-type="float">
            <text:p>12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94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398" calcext:value-type="float">
            <text:p>1239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66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18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21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22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42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50</text:p>
          </table:table-cell>
          <table:table-cell office:value-type="string" calcext:value-type="string">
            <text:p>Mon Sep 25 21:16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862</text:p>
          </table:table-cell>
          <table:table-cell office:value-type="string" calcext:value-type="string">
            <text:p>Mon Sep 25 21:16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334" calcext:value-type="float">
            <text:p>123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28</text:p>
          </table:table-cell>
          <table:table-cell office:value-type="string" calcext:value-type="string">
            <text:p>Mon Sep 25 21:16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90</text:p>
          </table:table-cell>
          <table:table-cell office:value-type="string" calcext:value-type="string">
            <text:p>Mon Sep 25 21:16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216" calcext:value-type="float">
            <text:p>12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08</text:p>
          </table:table-cell>
          <table:table-cell office:value-type="string" calcext:value-type="string">
            <text:p>Mon Sep 25 21:16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400" calcext:value-type="float">
            <text:p>11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21</text:p>
          </table:table-cell>
          <table:table-cell office:value-type="string" calcext:value-type="string">
            <text:p>Mon Sep 25 21:16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78" calcext:value-type="float">
            <text:p>11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30</text:p>
          </table:table-cell>
          <table:table-cell office:value-type="string" calcext:value-type="string">
            <text:p>Mon Sep 25 21:16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25" calcext:value-type="float">
            <text:p>1102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67</text:p>
          </table:table-cell>
          <table:table-cell office:value-type="string" calcext:value-type="string">
            <text:p>Mon Sep 25 21:16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97</text:p>
          </table:table-cell>
          <table:table-cell office:value-type="string" calcext:value-type="string">
            <text:p>Mon Sep 25 21:16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772" calcext:value-type="float">
            <text:p>11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98</text:p>
          </table:table-cell>
          <table:table-cell office:value-type="string" calcext:value-type="string">
            <text:p>Mon Sep 25 21:16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310" calcext:value-type="float">
            <text:p>1231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72</text:p>
          </table:table-cell>
          <table:table-cell office:value-type="string" calcext:value-type="string">
            <text:p>Mon Sep 25 21:16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76</text:p>
          </table:table-cell>
          <table:table-cell office:value-type="string" calcext:value-type="string">
            <text:p>Mon Sep 25 21:16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59</text:p>
          </table:table-cell>
          <table:table-cell office:value-type="string" calcext:value-type="string">
            <text:p>Mon Sep 25 21:16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15</text:p>
          </table:table-cell>
          <table:table-cell office:value-type="string" calcext:value-type="string">
            <text:p>Mon Sep 25 21:16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551" calcext:value-type="float">
            <text:p>11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33</text:p>
          </table:table-cell>
          <table:table-cell office:value-type="string" calcext:value-type="string">
            <text:p>Mon Sep 25 21:16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52" calcext:value-type="float">
            <text:p>112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71</text:p>
          </table:table-cell>
          <table:table-cell office:value-type="string" calcext:value-type="string">
            <text:p>Mon Sep 25 21:16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72</text:p>
          </table:table-cell>
          <table:table-cell office:value-type="string" calcext:value-type="string">
            <text:p>Mon Sep 25 21:16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75</text:p>
          </table:table-cell>
          <table:table-cell office:value-type="string" calcext:value-type="string">
            <text:p>Mon Sep 25 21:16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81</text:p>
          </table:table-cell>
          <table:table-cell office:value-type="string" calcext:value-type="string">
            <text:p>Mon Sep 25 21:16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051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80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82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39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654" calcext:value-type="float">
            <text:p>11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42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428" calcext:value-type="float">
            <text:p>11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52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61" calcext:value-type="float">
            <text:p>112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99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30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67" calcext:value-type="float">
            <text:p>11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32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82" calcext:value-type="float">
            <text:p>11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36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77" calcext:value-type="float">
            <text:p>111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99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83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88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98</text:p>
          </table:table-cell>
          <table:table-cell office:value-type="string" calcext:value-type="string">
            <text:p>Mon Sep 25 21:16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21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66" calcext:value-type="float">
            <text:p>107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73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57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04" calcext:value-type="float">
            <text:p>10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67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97" calcext:value-type="float">
            <text:p>10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69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33" calcext:value-type="float">
            <text:p>10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72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769" calcext:value-type="float">
            <text:p>107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02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05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11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19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794" calcext:value-type="float">
            <text:p>13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54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79" calcext:value-type="float">
            <text:p>109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13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65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96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01</text:p>
          </table:table-cell>
          <table:table-cell office:value-type="string" calcext:value-type="string">
            <text:p>Mon Sep 25 21:16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38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23" calcext:value-type="float">
            <text:p>109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06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09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14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23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37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57" calcext:value-type="float">
            <text:p>11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49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806" calcext:value-type="float">
            <text:p>11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58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14" calcext:value-type="float">
            <text:p>10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67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12" calcext:value-type="float">
            <text:p>110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23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34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15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19</text:p>
          </table:table-cell>
          <table:table-cell office:value-type="string" calcext:value-type="string">
            <text:p>Mon Sep 25 21:16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41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40" calcext:value-type="float">
            <text:p>110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093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76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45" calcext:value-type="float">
            <text:p>111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20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24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91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57" calcext:value-type="float">
            <text:p>112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27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47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39" calcext:value-type="float">
            <text:p>11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69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53" calcext:value-type="float">
            <text:p>11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92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36" calcext:value-type="float">
            <text:p>111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95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27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38</text:p>
          </table:table-cell>
          <table:table-cell office:value-type="string" calcext:value-type="string">
            <text:p>Mon Sep 25 21:16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56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403" calcext:value-type="float">
            <text:p>114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06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29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994" calcext:value-type="float">
            <text:p>15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84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83" calcext:value-type="float">
            <text:p>112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34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93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52" calcext:value-type="float">
            <text:p>11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01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80" calcext:value-type="float">
            <text:p>1128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40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53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56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531" calcext:value-type="float">
            <text:p>11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62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88" calcext:value-type="float">
            <text:p>11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81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69" calcext:value-type="float">
            <text:p>112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09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31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34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37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46</text:p>
          </table:table-cell>
          <table:table-cell office:value-type="string" calcext:value-type="string">
            <text:p>Mon Sep 25 21:16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1971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53" calcext:value-type="float">
            <text:p>111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19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96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70" calcext:value-type="float">
            <text:p>11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43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6110" calcext:value-type="float">
            <text:p>1611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47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50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64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09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65" calcext:value-type="float">
            <text:p>11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42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73" calcext:value-type="float">
            <text:p>8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46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16" calcext:value-type="float">
            <text:p>8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47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16" calcext:value-type="float">
            <text:p>8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50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12" calcext:value-type="float">
            <text:p>87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64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24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53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57</text:p>
          </table:table-cell>
          <table:table-cell office:value-type="string" calcext:value-type="string">
            <text:p>Mon Sep 25 21:16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19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81" calcext:value-type="float">
            <text:p>8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028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48" calcext:value-type="float">
            <text:p>82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31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35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41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68" calcext:value-type="float">
            <text:p>84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58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62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65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67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23" calcext:value-type="float">
            <text:p>8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66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35" calcext:value-type="float">
            <text:p>8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72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49" calcext:value-type="float">
            <text:p>82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79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21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58" calcext:value-type="float">
            <text:p>8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31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230" calcext:value-type="float">
            <text:p>11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59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26" calcext:value-type="float">
            <text:p>82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55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56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59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63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73</text:p>
          </table:table-cell>
          <table:table-cell office:value-type="string" calcext:value-type="string">
            <text:p>Mon Sep 25 21:16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46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48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80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75" calcext:value-type="float">
            <text:p>7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82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70" calcext:value-type="float">
            <text:p>72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68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74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82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86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87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22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18" calcext:value-type="float">
            <text:p>9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72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08" calcext:value-type="float">
            <text:p>7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81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10" calcext:value-type="float">
            <text:p>77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83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85" calcext:value-type="float">
            <text:p>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88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85" calcext:value-type="float">
            <text:p>73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00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48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84</text:p>
          </table:table-cell>
          <table:table-cell office:value-type="string" calcext:value-type="string">
            <text:p>Mon Sep 25 21:16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51</text:p>
          </table:table-cell>
          <table:table-cell office:value-type="string" calcext:value-type="string">
            <text:p>Mon Sep 25 21:16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50" calcext:value-type="float">
            <text:p>875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64</text:p>
          </table:table-cell>
          <table:table-cell office:value-type="string" calcext:value-type="string">
            <text:p>Mon Sep 25 21:16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90</text:p>
          </table:table-cell>
          <table:table-cell office:value-type="string" calcext:value-type="string">
            <text:p>Mon Sep 25 21:16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99</text:p>
          </table:table-cell>
          <table:table-cell office:value-type="string" calcext:value-type="string">
            <text:p>Mon Sep 25 21:16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56" calcext:value-type="float">
            <text:p>77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00</text:p>
          </table:table-cell>
          <table:table-cell office:value-type="string" calcext:value-type="string">
            <text:p>Mon Sep 25 21:16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65</text:p>
          </table:table-cell>
          <table:table-cell office:value-type="string" calcext:value-type="string">
            <text:p>Mon Sep 25 21:16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31" calcext:value-type="float">
            <text:p>7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98</text:p>
          </table:table-cell>
          <table:table-cell office:value-type="string" calcext:value-type="string">
            <text:p>Mon Sep 25 21:16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53" calcext:value-type="float">
            <text:p>76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86</text:p>
          </table:table-cell>
          <table:table-cell office:value-type="string" calcext:value-type="string">
            <text:p>Mon Sep 25 21:16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93</text:p>
          </table:table-cell>
          <table:table-cell office:value-type="string" calcext:value-type="string">
            <text:p>Mon Sep 25 21:16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00</text:p>
          </table:table-cell>
          <table:table-cell office:value-type="string" calcext:value-type="string">
            <text:p>Mon Sep 25 21:16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073</text:p>
          </table:table-cell>
          <table:table-cell office:value-type="string" calcext:value-type="string">
            <text:p>Mon Sep 25 21:16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3" calcext:value-type="float">
            <text:p>79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175</text:p>
          </table:table-cell>
          <table:table-cell office:value-type="string" calcext:value-type="string">
            <text:p>Mon Sep 25 21:16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07</text:p>
          </table:table-cell>
          <table:table-cell office:value-type="string" calcext:value-type="string">
            <text:p>Mon Sep 25 21:16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02</text:p>
          </table:table-cell>
          <table:table-cell office:value-type="string" calcext:value-type="string">
            <text:p>Mon Sep 25 21:16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66" calcext:value-type="float">
            <text:p>7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05</text:p>
          </table:table-cell>
          <table:table-cell office:value-type="string" calcext:value-type="string">
            <text:p>Mon Sep 25 21:16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3" calcext:value-type="float">
            <text:p>7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11</text:p>
          </table:table-cell>
          <table:table-cell office:value-type="string" calcext:value-type="string">
            <text:p>Mon Sep 25 21:16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2" calcext:value-type="float">
            <text:p>79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10</text:p>
          </table:table-cell>
          <table:table-cell office:value-type="string" calcext:value-type="string">
            <text:p>Mon Sep 25 21:16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14</text:p>
          </table:table-cell>
          <table:table-cell office:value-type="string" calcext:value-type="string">
            <text:p>Mon Sep 25 21:16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16</text:p>
          </table:table-cell>
          <table:table-cell office:value-type="string" calcext:value-type="string">
            <text:p>Mon Sep 25 21:16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96</text:p>
          </table:table-cell>
          <table:table-cell office:value-type="string" calcext:value-type="string">
            <text:p>Mon Sep 25 21:16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61" calcext:value-type="float">
            <text:p>78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21</text:p>
          </table:table-cell>
          <table:table-cell office:value-type="string" calcext:value-type="string">
            <text:p>Mon Sep 25 21:16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13</text:p>
          </table:table-cell>
          <table:table-cell office:value-type="string" calcext:value-type="string">
            <text:p>Mon Sep 25 21:16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06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62" calcext:value-type="float">
            <text:p>8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09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9" calcext:value-type="float">
            <text:p>7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14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13" calcext:value-type="float">
            <text:p>78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14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20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23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16" calcext:value-type="float">
            <text:p>78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26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34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29" calcext:value-type="float">
            <text:p>79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35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15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54" calcext:value-type="float">
            <text:p>8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19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96" calcext:value-type="float">
            <text:p>85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33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91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17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29</text:p>
          </table:table-cell>
          <table:table-cell office:value-type="string" calcext:value-type="string">
            <text:p>Mon Sep 25 21:16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198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24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88" calcext:value-type="float">
            <text:p>758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23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26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32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40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70" calcext:value-type="float">
            <text:p>7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95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64" calcext:value-type="float">
            <text:p>7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27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00" calcext:value-type="float">
            <text:p>7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31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77" calcext:value-type="float">
            <text:p>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34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82" calcext:value-type="float">
            <text:p>7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38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89" calcext:value-type="float">
            <text:p>7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46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77" calcext:value-type="float">
            <text:p>73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01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04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22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35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45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48</text:p>
          </table:table-cell>
          <table:table-cell office:value-type="string" calcext:value-type="string">
            <text:p>Mon Sep 25 21:16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106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32" calcext:value-type="float">
            <text:p>85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13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14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33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53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14" calcext:value-type="float">
            <text:p>7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99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947" calcext:value-type="float">
            <text:p>119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49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62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64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34" calcext:value-type="float">
            <text:p>7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09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09" calcext:value-type="float">
            <text:p>7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37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93" calcext:value-type="float">
            <text:p>7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57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11" calcext:value-type="float">
            <text:p>75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46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49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56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60</text:p>
          </table:table-cell>
          <table:table-cell office:value-type="string" calcext:value-type="string">
            <text:p>Mon Sep 25 21:16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28</text:p>
          </table:table-cell>
          <table:table-cell office:value-type="string" calcext:value-type="string">
            <text:p>Mon Sep 25 21:16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34</text:p>
          </table:table-cell>
          <table:table-cell office:value-type="string" calcext:value-type="string">
            <text:p>Mon Sep 25 21:16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59" calcext:value-type="float">
            <text:p>8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50</text:p>
          </table:table-cell>
          <table:table-cell office:value-type="string" calcext:value-type="string">
            <text:p>Mon Sep 25 21:16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10" calcext:value-type="float">
            <text:p>791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50</text:p>
          </table:table-cell>
          <table:table-cell office:value-type="string" calcext:value-type="string">
            <text:p>Mon Sep 25 21:16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58</text:p>
          </table:table-cell>
          <table:table-cell office:value-type="string" calcext:value-type="string">
            <text:p>Mon Sep 25 21:16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64</text:p>
          </table:table-cell>
          <table:table-cell office:value-type="string" calcext:value-type="string">
            <text:p>Mon Sep 25 21:16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06" calcext:value-type="float">
            <text:p>8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24</text:p>
          </table:table-cell>
          <table:table-cell office:value-type="string" calcext:value-type="string">
            <text:p>Mon Sep 25 21:16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72" calcext:value-type="float">
            <text:p>807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26</text:p>
          </table:table-cell>
          <table:table-cell office:value-type="string" calcext:value-type="string">
            <text:p>Mon Sep 25 21:16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28</text:p>
          </table:table-cell>
          <table:table-cell office:value-type="string" calcext:value-type="string">
            <text:p>Mon Sep 25 21:16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72</text:p>
          </table:table-cell>
          <table:table-cell office:value-type="string" calcext:value-type="string">
            <text:p>Mon Sep 25 21:16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131</text:p>
          </table:table-cell>
          <table:table-cell office:value-type="string" calcext:value-type="string">
            <text:p>Mon Sep 25 21:16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17" calcext:value-type="float">
            <text:p>85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66</text:p>
          </table:table-cell>
          <table:table-cell office:value-type="string" calcext:value-type="string">
            <text:p>Mon Sep 25 21:16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78</text:p>
          </table:table-cell>
          <table:table-cell office:value-type="string" calcext:value-type="string">
            <text:p>Mon Sep 25 21:16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53</text:p>
          </table:table-cell>
          <table:table-cell office:value-type="string" calcext:value-type="string">
            <text:p>Mon Sep 25 21:16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25" calcext:value-type="float">
            <text:p>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55</text:p>
          </table:table-cell>
          <table:table-cell office:value-type="string" calcext:value-type="string">
            <text:p>Mon Sep 25 21:16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67" calcext:value-type="float">
            <text:p>8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56</text:p>
          </table:table-cell>
          <table:table-cell office:value-type="string" calcext:value-type="string">
            <text:p>Mon Sep 25 21:16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30" calcext:value-type="float">
            <text:p>83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85</text:p>
          </table:table-cell>
          <table:table-cell office:value-type="string" calcext:value-type="string">
            <text:p>Mon Sep 25 21:16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40</text:p>
          </table:table-cell>
          <table:table-cell office:value-type="string" calcext:value-type="string">
            <text:p>Mon Sep 25 21:16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76</text:p>
          </table:table-cell>
          <table:table-cell office:value-type="string" calcext:value-type="string">
            <text:p>Mon Sep 25 21:16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86</text:p>
          </table:table-cell>
          <table:table-cell office:value-type="string" calcext:value-type="string">
            <text:p>Mon Sep 25 21:16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135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32" calcext:value-type="float">
            <text:p>87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50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55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56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57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58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65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61" calcext:value-type="float">
            <text:p>8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68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51" calcext:value-type="float">
            <text:p>8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79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55" calcext:value-type="float">
            <text:p>8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82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52" calcext:value-type="float">
            <text:p>88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87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63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45" calcext:value-type="float">
            <text:p>8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73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07" calcext:value-type="float">
            <text:p>86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98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98</text:p>
          </table:table-cell>
          <table:table-cell office:value-type="string" calcext:value-type="string">
            <text:p>Mon Sep 25 21:16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146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37" calcext:value-type="float">
            <text:p>8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48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25" calcext:value-type="float">
            <text:p>882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269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74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46" calcext:value-type="float">
            <text:p>9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90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8" calcext:value-type="float">
            <text:p>81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92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87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35" calcext:value-type="float">
            <text:p>8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00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665" calcext:value-type="float">
            <text:p>86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04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06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11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84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42" calcext:value-type="float">
            <text:p>8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00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00" calcext:value-type="float">
            <text:p>83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08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10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11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14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18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66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95</text:p>
          </table:table-cell>
          <table:table-cell office:value-type="string" calcext:value-type="string">
            <text:p>Mon Sep 25 21:16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164</text:p>
          </table:table-cell>
          <table:table-cell office:value-type="string" calcext:value-type="string">
            <text:p>Mon Sep 25 21:16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95" calcext:value-type="float">
            <text:p>8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175</text:p>
          </table:table-cell>
          <table:table-cell office:value-type="string" calcext:value-type="string">
            <text:p>Mon Sep 25 21:16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50" calcext:value-type="float">
            <text:p>8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10</text:p>
          </table:table-cell>
          <table:table-cell office:value-type="string" calcext:value-type="string">
            <text:p>Mon Sep 25 21:16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6" calcext:value-type="float">
            <text:p>8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14</text:p>
          </table:table-cell>
          <table:table-cell office:value-type="string" calcext:value-type="string">
            <text:p>Mon Sep 25 21:16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9" calcext:value-type="float">
            <text:p>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93</text:p>
          </table:table-cell>
          <table:table-cell office:value-type="string" calcext:value-type="string">
            <text:p>Mon Sep 25 21:16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91" calcext:value-type="float">
            <text:p>82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23</text:p>
          </table:table-cell>
          <table:table-cell office:value-type="string" calcext:value-type="string">
            <text:p>Mon Sep 25 21:16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34</text:p>
          </table:table-cell>
          <table:table-cell office:value-type="string" calcext:value-type="string">
            <text:p>Mon Sep 25 21:16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78</text:p>
          </table:table-cell>
          <table:table-cell office:value-type="string" calcext:value-type="string">
            <text:p>Mon Sep 25 21:16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80</text:p>
          </table:table-cell>
          <table:table-cell office:value-type="string" calcext:value-type="string">
            <text:p>Mon Sep 25 21:16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81</text:p>
          </table:table-cell>
          <table:table-cell office:value-type="string" calcext:value-type="string">
            <text:p>Mon Sep 25 21:16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07</text:p>
          </table:table-cell>
          <table:table-cell office:value-type="string" calcext:value-type="string">
            <text:p>Mon Sep 25 21:16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08</text:p>
          </table:table-cell>
          <table:table-cell office:value-type="string" calcext:value-type="string">
            <text:p>Mon Sep 25 21:16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292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07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30" calcext:value-type="float">
            <text:p>8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20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8" calcext:value-type="float">
            <text:p>80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16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25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27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132" calcext:value-type="float">
            <text:p>15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16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67" calcext:value-type="float">
            <text:p>8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26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1" calcext:value-type="float">
            <text:p>8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21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30" calcext:value-type="float">
            <text:p>90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28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91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1" calcext:value-type="float">
            <text:p>8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17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7" calcext:value-type="float">
            <text:p>8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29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3" calcext:value-type="float">
            <text:p>80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44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90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94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00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25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37</text:p>
          </table:table-cell>
          <table:table-cell office:value-type="string" calcext:value-type="string">
            <text:p>Mon Sep 25 21:16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198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4" calcext:value-type="float">
            <text:p>80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13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14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42" calcext:value-type="float">
            <text:p>9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23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44" calcext:value-type="float">
            <text:p>81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42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45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01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6" calcext:value-type="float">
            <text:p>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04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9" calcext:value-type="float">
            <text:p>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22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39" calcext:value-type="float">
            <text:p>8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45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57" calcext:value-type="float">
            <text:p>8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48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54" calcext:value-type="float">
            <text:p>80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55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58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05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10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43</text:p>
          </table:table-cell>
          <table:table-cell office:value-type="string" calcext:value-type="string">
            <text:p>Mon Sep 25 21:16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13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45" calcext:value-type="float">
            <text:p>8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14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84" calcext:value-type="float">
            <text:p>8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33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62" calcext:value-type="float">
            <text:p>82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46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49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86" calcext:value-type="float">
            <text:p>8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46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22" calcext:value-type="float">
            <text:p>8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56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66" calcext:value-type="float">
            <text:p>81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45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46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47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54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62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64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66</text:p>
          </table:table-cell>
          <table:table-cell office:value-type="string" calcext:value-type="string">
            <text:p>Mon Sep 25 21:17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35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38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39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41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58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87" calcext:value-type="float">
            <text:p>76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59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65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75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77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79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85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26" calcext:value-type="float">
            <text:p>7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26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56" calcext:value-type="float">
            <text:p>7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28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30" calcext:value-type="float">
            <text:p>7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60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12" calcext:value-type="float">
            <text:p>8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72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13" calcext:value-type="float">
            <text:p>77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75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76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91" calcext:value-type="float">
            <text:p>76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87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33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36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58</text:p>
          </table:table-cell>
          <table:table-cell office:value-type="string" calcext:value-type="string">
            <text:p>Mon Sep 25 21:17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50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13" calcext:value-type="float">
            <text:p>7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56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78" calcext:value-type="float">
            <text:p>6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57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66" calcext:value-type="float">
            <text:p>6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58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94" calcext:value-type="float">
            <text:p>7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666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05" calcext:value-type="float">
            <text:p>75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74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87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01" calcext:value-type="float">
            <text:p>7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49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44" calcext:value-type="float">
            <text:p>9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86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01" calcext:value-type="float">
            <text:p>7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98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53" calcext:value-type="float">
            <text:p>69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01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48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71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89</text:p>
          </table:table-cell>
          <table:table-cell office:value-type="string" calcext:value-type="string">
            <text:p>Mon Sep 25 21:17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355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93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06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62" calcext:value-type="float">
            <text:p>6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11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93" calcext:value-type="float">
            <text:p>699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94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08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50" calcext:value-type="float">
            <text:p>6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10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20" calcext:value-type="float">
            <text:p>6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11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61" calcext:value-type="float">
            <text:p>6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14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24" calcext:value-type="float">
            <text:p>7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18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15" calcext:value-type="float">
            <text:p>7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95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99" calcext:value-type="float">
            <text:p>69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09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67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86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88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90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03</text:p>
          </table:table-cell>
          <table:table-cell office:value-type="string" calcext:value-type="string">
            <text:p>Mon Sep 25 21:17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55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18" calcext:value-type="float">
            <text:p>9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292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21" calcext:value-type="float">
            <text:p>66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373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01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28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01" calcext:value-type="float">
            <text:p>660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19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23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89" calcext:value-type="float">
            <text:p>6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34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92" calcext:value-type="float">
            <text:p>6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78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15" calcext:value-type="float">
            <text:p>6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80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95" calcext:value-type="float">
            <text:p>6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90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28" calcext:value-type="float">
            <text:p>6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07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13" calcext:value-type="float">
            <text:p>70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17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19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96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00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05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08</text:p>
          </table:table-cell>
          <table:table-cell office:value-type="string" calcext:value-type="string">
            <text:p>Mon Sep 25 21:17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44</text:p>
          </table:table-cell>
          <table:table-cell office:value-type="string" calcext:value-type="string">
            <text:p>Mon Sep 25 21:17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90" calcext:value-type="float">
            <text:p>6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25</text:p>
          </table:table-cell>
          <table:table-cell office:value-type="string" calcext:value-type="string">
            <text:p>Mon Sep 25 21:17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24" calcext:value-type="float">
            <text:p>70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32</text:p>
          </table:table-cell>
          <table:table-cell office:value-type="string" calcext:value-type="string">
            <text:p>Mon Sep 25 21:17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37</text:p>
          </table:table-cell>
          <table:table-cell office:value-type="string" calcext:value-type="string">
            <text:p>Mon Sep 25 21:17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52" calcext:value-type="float">
            <text:p>65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83</text:p>
          </table:table-cell>
          <table:table-cell office:value-type="string" calcext:value-type="string">
            <text:p>Mon Sep 25 21:17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85</text:p>
          </table:table-cell>
          <table:table-cell office:value-type="string" calcext:value-type="string">
            <text:p>Mon Sep 25 21:17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24</text:p>
          </table:table-cell>
          <table:table-cell office:value-type="string" calcext:value-type="string">
            <text:p>Mon Sep 25 21:17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62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063" calcext:value-type="float">
            <text:p>20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25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43" calcext:value-type="float">
            <text:p>7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42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58" calcext:value-type="float">
            <text:p>7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45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68" calcext:value-type="float">
            <text:p>73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37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94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76" calcext:value-type="float">
            <text:p>8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00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27" calcext:value-type="float">
            <text:p>7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10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44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52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98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23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33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35</text:p>
          </table:table-cell>
          <table:table-cell office:value-type="string" calcext:value-type="string">
            <text:p>Mon Sep 25 21:17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13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77" calcext:value-type="float">
            <text:p>74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10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50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58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73" calcext:value-type="float">
            <text:p>74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59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43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62" calcext:value-type="float">
            <text:p>7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45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32" calcext:value-type="float">
            <text:p>7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47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19" calcext:value-type="float">
            <text:p>7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62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21" calcext:value-type="float">
            <text:p>75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69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38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42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45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51</text:p>
          </table:table-cell>
          <table:table-cell office:value-type="string" calcext:value-type="string">
            <text:p>Mon Sep 25 21:17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33</text:p>
          </table:table-cell>
          <table:table-cell office:value-type="string" calcext:value-type="string">
            <text:p>Mon Sep 25 21:17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58</text:p>
          </table:table-cell>
          <table:table-cell office:value-type="string" calcext:value-type="string">
            <text:p>Mon Sep 25 21:17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63</text:p>
          </table:table-cell>
          <table:table-cell office:value-type="string" calcext:value-type="string">
            <text:p>Mon Sep 25 21:17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75</text:p>
          </table:table-cell>
          <table:table-cell office:value-type="string" calcext:value-type="string">
            <text:p>Mon Sep 25 21:17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44" calcext:value-type="float">
            <text:p>7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54</text:p>
          </table:table-cell>
          <table:table-cell office:value-type="string" calcext:value-type="string">
            <text:p>Mon Sep 25 21:17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68" calcext:value-type="float">
            <text:p>7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58</text:p>
          </table:table-cell>
          <table:table-cell office:value-type="string" calcext:value-type="string">
            <text:p>Mon Sep 25 21:17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07" calcext:value-type="float">
            <text:p>7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64</text:p>
          </table:table-cell>
          <table:table-cell office:value-type="string" calcext:value-type="string">
            <text:p>Mon Sep 25 21:17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05" calcext:value-type="float">
            <text:p>7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66</text:p>
          </table:table-cell>
          <table:table-cell office:value-type="string" calcext:value-type="string">
            <text:p>Mon Sep 25 21:17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94" calcext:value-type="float">
            <text:p>77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79</text:p>
          </table:table-cell>
          <table:table-cell office:value-type="string" calcext:value-type="string">
            <text:p>Mon Sep 25 21:17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54</text:p>
          </table:table-cell>
          <table:table-cell office:value-type="string" calcext:value-type="string">
            <text:p>Mon Sep 25 21:17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36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437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65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1" calcext:value-type="float">
            <text:p>80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70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78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896" calcext:value-type="float">
            <text:p>14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75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4" calcext:value-type="float">
            <text:p>7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77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25" calcext:value-type="float">
            <text:p>7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87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09" calcext:value-type="float">
            <text:p>7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33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94" calcext:value-type="float">
            <text:p>80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84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87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83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88</text:p>
          </table:table-cell>
          <table:table-cell office:value-type="string" calcext:value-type="string">
            <text:p>Mon Sep 25 21:17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39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34" calcext:value-type="float">
            <text:p>8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341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40" calcext:value-type="float">
            <text:p>89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460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76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80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86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79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720" calcext:value-type="float">
            <text:p>87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99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01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0" calcext:value-type="float">
            <text:p>8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05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92" calcext:value-type="float">
            <text:p>10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46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03" calcext:value-type="float">
            <text:p>1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71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01" calcext:value-type="float">
            <text:p>7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89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00" calcext:value-type="float">
            <text:p>79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97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99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52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55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76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82</text:p>
          </table:table-cell>
          <table:table-cell office:value-type="string" calcext:value-type="string">
            <text:p>Mon Sep 25 21:17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55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8" calcext:value-type="float">
            <text:p>80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06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09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17" calcext:value-type="float">
            <text:p>80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13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48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21" calcext:value-type="float">
            <text:p>8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67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72" calcext:value-type="float">
            <text:p>8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86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33" calcext:value-type="float">
            <text:p>8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88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30" calcext:value-type="float">
            <text:p>80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90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11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72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96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04</text:p>
          </table:table-cell>
          <table:table-cell office:value-type="string" calcext:value-type="string">
            <text:p>Mon Sep 25 21:17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26</text:p>
          </table:table-cell>
          <table:table-cell office:value-type="string" calcext:value-type="string">
            <text:p>Mon Sep 25 21:17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78</text:p>
          </table:table-cell>
          <table:table-cell office:value-type="string" calcext:value-type="string">
            <text:p>Mon Sep 25 21:17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93</text:p>
          </table:table-cell>
          <table:table-cell office:value-type="string" calcext:value-type="string">
            <text:p>Mon Sep 25 21:17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27" calcext:value-type="float">
            <text:p>9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62</text:p>
          </table:table-cell>
          <table:table-cell office:value-type="string" calcext:value-type="string">
            <text:p>Mon Sep 25 21:17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0411" calcext:value-type="float">
            <text:p>20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94</text:p>
          </table:table-cell>
          <table:table-cell office:value-type="string" calcext:value-type="string">
            <text:p>Mon Sep 25 21:17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48" calcext:value-type="float">
            <text:p>10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19</text:p>
          </table:table-cell>
          <table:table-cell office:value-type="string" calcext:value-type="string">
            <text:p>Mon Sep 25 21:17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51" calcext:value-type="float">
            <text:p>92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34</text:p>
          </table:table-cell>
          <table:table-cell office:value-type="string" calcext:value-type="string">
            <text:p>Mon Sep 25 21:17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200</text:p>
          </table:table-cell>
          <table:table-cell office:value-type="string" calcext:value-type="string">
            <text:p>Mon Sep 25 21:17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94" calcext:value-type="float">
            <text:p>94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41</text:p>
          </table:table-cell>
          <table:table-cell office:value-type="string" calcext:value-type="string">
            <text:p>Mon Sep 25 21:17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00</text:p>
          </table:table-cell>
          <table:table-cell office:value-type="string" calcext:value-type="string">
            <text:p>Mon Sep 25 21:17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18</text:p>
          </table:table-cell>
          <table:table-cell office:value-type="string" calcext:value-type="string">
            <text:p>Mon Sep 25 21:17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21</text:p>
          </table:table-cell>
          <table:table-cell office:value-type="string" calcext:value-type="string">
            <text:p>Mon Sep 25 21:17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27</text:p>
          </table:table-cell>
          <table:table-cell office:value-type="string" calcext:value-type="string">
            <text:p>Mon Sep 25 21:17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73</text:p>
          </table:table-cell>
          <table:table-cell office:value-type="string" calcext:value-type="string">
            <text:p>Mon Sep 25 21:17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34" calcext:value-type="float">
            <text:p>97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02</text:p>
          </table:table-cell>
          <table:table-cell office:value-type="string" calcext:value-type="string">
            <text:p>Mon Sep 25 21:17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01</text:p>
          </table:table-cell>
          <table:table-cell office:value-type="string" calcext:value-type="string">
            <text:p>Mon Sep 25 21:17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62" calcext:value-type="float">
            <text:p>9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05</text:p>
          </table:table-cell>
          <table:table-cell office:value-type="string" calcext:value-type="string">
            <text:p>Mon Sep 25 21:17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05" calcext:value-type="float">
            <text:p>100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53</text:p>
          </table:table-cell>
          <table:table-cell office:value-type="string" calcext:value-type="string">
            <text:p>Mon Sep 25 21:17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06</text:p>
          </table:table-cell>
          <table:table-cell office:value-type="string" calcext:value-type="string">
            <text:p>Mon Sep 25 21:17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11</text:p>
          </table:table-cell>
          <table:table-cell office:value-type="string" calcext:value-type="string">
            <text:p>Mon Sep 25 21:17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32</text:p>
          </table:table-cell>
          <table:table-cell office:value-type="string" calcext:value-type="string">
            <text:p>Mon Sep 25 21:17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38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704" calcext:value-type="float">
            <text:p>137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16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41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49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19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54" calcext:value-type="float">
            <text:p>10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37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16" calcext:value-type="float">
            <text:p>9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32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93" calcext:value-type="float">
            <text:p>10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85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609" calcext:value-type="float">
            <text:p>10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08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48" calcext:value-type="float">
            <text:p>102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63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73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14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20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66</text:p>
          </table:table-cell>
          <table:table-cell office:value-type="string" calcext:value-type="string">
            <text:p>Mon Sep 25 21:17:1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31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58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55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6789" calcext:value-type="float">
            <text:p>16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52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51" calcext:value-type="float">
            <text:p>97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70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98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32" calcext:value-type="float">
            <text:p>9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03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84" calcext:value-type="float">
            <text:p>12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33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54" calcext:value-type="float">
            <text:p>9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35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64" calcext:value-type="float">
            <text:p>99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30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39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55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63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73</text:p>
          </table:table-cell>
          <table:table-cell office:value-type="string" calcext:value-type="string">
            <text:p>Mon Sep 25 21:17:1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59</text:p>
          </table:table-cell>
          <table:table-cell office:value-type="string" calcext:value-type="string">
            <text:p>Mon Sep 25 21:17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38</text:p>
          </table:table-cell>
          <table:table-cell office:value-type="string" calcext:value-type="string">
            <text:p>Mon Sep 25 21:17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67" calcext:value-type="float">
            <text:p>9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42</text:p>
          </table:table-cell>
          <table:table-cell office:value-type="string" calcext:value-type="string">
            <text:p>Mon Sep 25 21:17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54" calcext:value-type="float">
            <text:p>9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45</text:p>
          </table:table-cell>
          <table:table-cell office:value-type="string" calcext:value-type="string">
            <text:p>Mon Sep 25 21:17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31" calcext:value-type="float">
            <text:p>9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51</text:p>
          </table:table-cell>
          <table:table-cell office:value-type="string" calcext:value-type="string">
            <text:p>Mon Sep 25 21:17:1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77" calcext:value-type="float">
            <text:p>101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92</text:p>
          </table:table-cell>
          <table:table-cell office:value-type="string" calcext:value-type="string">
            <text:p>Mon Sep 25 21:17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41</text:p>
          </table:table-cell>
          <table:table-cell office:value-type="string" calcext:value-type="string">
            <text:p>Mon Sep 25 21:17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51</text:p>
          </table:table-cell>
          <table:table-cell office:value-type="string" calcext:value-type="string">
            <text:p>Mon Sep 25 21:17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68</text:p>
          </table:table-cell>
          <table:table-cell office:value-type="string" calcext:value-type="string">
            <text:p>Mon Sep 25 21:17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69</text:p>
          </table:table-cell>
          <table:table-cell office:value-type="string" calcext:value-type="string">
            <text:p>Mon Sep 25 21:17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72</text:p>
          </table:table-cell>
          <table:table-cell office:value-type="string" calcext:value-type="string">
            <text:p>Mon Sep 25 21:17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87</text:p>
          </table:table-cell>
          <table:table-cell office:value-type="string" calcext:value-type="string">
            <text:p>Mon Sep 25 21:17:1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335</text:p>
          </table:table-cell>
          <table:table-cell office:value-type="string" calcext:value-type="string">
            <text:p>Mon Sep 25 21:17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7289" calcext:value-type="float">
            <text:p>17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759</text:p>
          </table:table-cell>
          <table:table-cell office:value-type="string" calcext:value-type="string">
            <text:p>Mon Sep 25 21:17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6941" calcext:value-type="float">
            <text:p>16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58</text:p>
          </table:table-cell>
          <table:table-cell office:value-type="string" calcext:value-type="string">
            <text:p>Mon Sep 25 21:17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43" calcext:value-type="float">
            <text:p>101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81</text:p>
          </table:table-cell>
          <table:table-cell office:value-type="string" calcext:value-type="string">
            <text:p>Mon Sep 25 21:17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92</text:p>
          </table:table-cell>
          <table:table-cell office:value-type="string" calcext:value-type="string">
            <text:p>Mon Sep 25 21:17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69</text:p>
          </table:table-cell>
          <table:table-cell office:value-type="string" calcext:value-type="string">
            <text:p>Mon Sep 25 21:17:1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97" calcext:value-type="float">
            <text:p>100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07</text:p>
          </table:table-cell>
          <table:table-cell office:value-type="string" calcext:value-type="string">
            <text:p>Mon Sep 25 21:17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81</text:p>
          </table:table-cell>
          <table:table-cell office:value-type="string" calcext:value-type="string">
            <text:p>Mon Sep 25 21:17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03</text:p>
          </table:table-cell>
          <table:table-cell office:value-type="string" calcext:value-type="string">
            <text:p>Mon Sep 25 21:17:1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33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60" calcext:value-type="float">
            <text:p>10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436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19" calcext:value-type="float">
            <text:p>10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70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52" calcext:value-type="float">
            <text:p>1005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03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44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769" calcext:value-type="float">
            <text:p>13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79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65" calcext:value-type="float">
            <text:p>1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87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38" calcext:value-type="float">
            <text:p>100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09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20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283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44" calcext:value-type="float">
            <text:p>100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19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67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70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98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07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08</text:p>
          </table:table-cell>
          <table:table-cell office:value-type="string" calcext:value-type="string">
            <text:p>Mon Sep 25 21:17:1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84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592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76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71" calcext:value-type="float">
            <text:p>10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80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77" calcext:value-type="float">
            <text:p>102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09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12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99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60" calcext:value-type="float">
            <text:p>10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97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86" calcext:value-type="float">
            <text:p>10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55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73" calcext:value-type="float">
            <text:p>10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76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72" calcext:value-type="float">
            <text:p>10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82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62" calcext:value-type="float">
            <text:p>10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88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72" calcext:value-type="float">
            <text:p>1017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28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10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16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21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26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28</text:p>
          </table:table-cell>
          <table:table-cell office:value-type="string" calcext:value-type="string">
            <text:p>Mon Sep 25 21:17:2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460</text:p>
          </table:table-cell>
          <table:table-cell office:value-type="string" calcext:value-type="string">
            <text:p>Mon Sep 25 21:17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54" calcext:value-type="float">
            <text:p>101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594</text:p>
          </table:table-cell>
          <table:table-cell office:value-type="string" calcext:value-type="string">
            <text:p>Mon Sep 25 21:17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86</text:p>
          </table:table-cell>
          <table:table-cell office:value-type="string" calcext:value-type="string">
            <text:p>Mon Sep 25 21:17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37" calcext:value-type="float">
            <text:p>100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25</text:p>
          </table:table-cell>
          <table:table-cell office:value-type="string" calcext:value-type="string">
            <text:p>Mon Sep 25 21:17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99</text:p>
          </table:table-cell>
          <table:table-cell office:value-type="string" calcext:value-type="string">
            <text:p>Mon Sep 25 21:17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056" calcext:value-type="float">
            <text:p>11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11</text:p>
          </table:table-cell>
          <table:table-cell office:value-type="string" calcext:value-type="string">
            <text:p>Mon Sep 25 21:17:2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61" calcext:value-type="float">
            <text:p>100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40</text:p>
          </table:table-cell>
          <table:table-cell office:value-type="string" calcext:value-type="string">
            <text:p>Mon Sep 25 21:17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24</text:p>
          </table:table-cell>
          <table:table-cell office:value-type="string" calcext:value-type="string">
            <text:p>Mon Sep 25 21:17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34</text:p>
          </table:table-cell>
          <table:table-cell office:value-type="string" calcext:value-type="string">
            <text:p>Mon Sep 25 21:17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36</text:p>
          </table:table-cell>
          <table:table-cell office:value-type="string" calcext:value-type="string">
            <text:p>Mon Sep 25 21:17:2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269</text:p>
          </table:table-cell>
          <table:table-cell office:value-type="string" calcext:value-type="string">
            <text:p>Mon Sep 25 21:17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6291" calcext:value-type="float">
            <text:p>262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10</text:p>
          </table:table-cell>
          <table:table-cell office:value-type="string" calcext:value-type="string">
            <text:p>Mon Sep 25 21:17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60</text:p>
          </table:table-cell>
          <table:table-cell office:value-type="string" calcext:value-type="string">
            <text:p>Mon Sep 25 21:17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296</text:p>
          </table:table-cell>
          <table:table-cell office:value-type="string" calcext:value-type="string">
            <text:p>Mon Sep 25 21:17:2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390" calcext:value-type="float">
            <text:p>1139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56</text:p>
          </table:table-cell>
          <table:table-cell office:value-type="string" calcext:value-type="string">
            <text:p>Mon Sep 25 21:17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60</text:p>
          </table:table-cell>
          <table:table-cell office:value-type="string" calcext:value-type="string">
            <text:p>Mon Sep 25 21:17:2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54</text:p>
          </table:table-cell>
          <table:table-cell office:value-type="string" calcext:value-type="string">
            <text:p>Mon Sep 25 21:17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13</text:p>
          </table:table-cell>
          <table:table-cell office:value-type="string" calcext:value-type="string">
            <text:p>Mon Sep 25 21:17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713" calcext:value-type="float">
            <text:p>11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41</text:p>
          </table:table-cell>
          <table:table-cell office:value-type="string" calcext:value-type="string">
            <text:p>Mon Sep 25 21:17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27" calcext:value-type="float">
            <text:p>10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72</text:p>
          </table:table-cell>
          <table:table-cell office:value-type="string" calcext:value-type="string">
            <text:p>Mon Sep 25 21:17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732" calcext:value-type="float">
            <text:p>11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78</text:p>
          </table:table-cell>
          <table:table-cell office:value-type="string" calcext:value-type="string">
            <text:p>Mon Sep 25 21:17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496" calcext:value-type="float">
            <text:p>11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18</text:p>
          </table:table-cell>
          <table:table-cell office:value-type="string" calcext:value-type="string">
            <text:p>Mon Sep 25 21:17:2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519" calcext:value-type="float">
            <text:p>105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74</text:p>
          </table:table-cell>
          <table:table-cell office:value-type="string" calcext:value-type="string">
            <text:p>Mon Sep 25 21:17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79</text:p>
          </table:table-cell>
          <table:table-cell office:value-type="string" calcext:value-type="string">
            <text:p>Mon Sep 25 21:17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22</text:p>
          </table:table-cell>
          <table:table-cell office:value-type="string" calcext:value-type="string">
            <text:p>Mon Sep 25 21:17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30</text:p>
          </table:table-cell>
          <table:table-cell office:value-type="string" calcext:value-type="string">
            <text:p>Mon Sep 25 21:17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48</text:p>
          </table:table-cell>
          <table:table-cell office:value-type="string" calcext:value-type="string">
            <text:p>Mon Sep 25 21:17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54</text:p>
          </table:table-cell>
          <table:table-cell office:value-type="string" calcext:value-type="string">
            <text:p>Mon Sep 25 21:17:2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39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65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253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32" calcext:value-type="float">
            <text:p>10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63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29" calcext:value-type="float">
            <text:p>96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79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00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84" calcext:value-type="float">
            <text:p>10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11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43" calcext:value-type="float">
            <text:p>9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14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48" calcext:value-type="float">
            <text:p>9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20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17" calcext:value-type="float">
            <text:p>9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21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99" calcext:value-type="float">
            <text:p>10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32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05" calcext:value-type="float">
            <text:p>1000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82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88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61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63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83</text:p>
          </table:table-cell>
          <table:table-cell office:value-type="string" calcext:value-type="string">
            <text:p>Mon Sep 25 21:17:2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31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96" calcext:value-type="float">
            <text:p>91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647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49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83" calcext:value-type="float">
            <text:p>9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58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36" calcext:value-type="float">
            <text:p>93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79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273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89" calcext:value-type="float">
            <text:p>928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90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99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01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30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63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30" calcext:value-type="float">
            <text:p>9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66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84" calcext:value-type="float">
            <text:p>9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73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37" calcext:value-type="float">
            <text:p>933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96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02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75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81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86</text:p>
          </table:table-cell>
          <table:table-cell office:value-type="string" calcext:value-type="string">
            <text:p>Mon Sep 25 21:17:2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59</text:p>
          </table:table-cell>
          <table:table-cell office:value-type="string" calcext:value-type="string">
            <text:p>Mon Sep 25 21:17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89</text:p>
          </table:table-cell>
          <table:table-cell office:value-type="string" calcext:value-type="string">
            <text:p>Mon Sep 25 21:17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292</text:p>
          </table:table-cell>
          <table:table-cell office:value-type="string" calcext:value-type="string">
            <text:p>Mon Sep 25 21:17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21" calcext:value-type="float">
            <text:p>9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39</text:p>
          </table:table-cell>
          <table:table-cell office:value-type="string" calcext:value-type="string">
            <text:p>Mon Sep 25 21:17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16" calcext:value-type="float">
            <text:p>9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69</text:p>
          </table:table-cell>
          <table:table-cell office:value-type="string" calcext:value-type="string">
            <text:p>Mon Sep 25 21:17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20" calcext:value-type="float">
            <text:p>9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72</text:p>
          </table:table-cell>
          <table:table-cell office:value-type="string" calcext:value-type="string">
            <text:p>Mon Sep 25 21:17:2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54" calcext:value-type="float">
            <text:p>935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09</text:p>
          </table:table-cell>
          <table:table-cell office:value-type="string" calcext:value-type="string">
            <text:p>Mon Sep 25 21:17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70</text:p>
          </table:table-cell>
          <table:table-cell office:value-type="string" calcext:value-type="string">
            <text:p>Mon Sep 25 21:17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91</text:p>
          </table:table-cell>
          <table:table-cell office:value-type="string" calcext:value-type="string">
            <text:p>Mon Sep 25 21:17:2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92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34" calcext:value-type="float">
            <text:p>89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04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07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87" calcext:value-type="float">
            <text:p>9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51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460" calcext:value-type="float">
            <text:p>9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67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45" calcext:value-type="float">
            <text:p>8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68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75" calcext:value-type="float">
            <text:p>10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87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44" calcext:value-type="float">
            <text:p>9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03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77" calcext:value-type="float">
            <text:p>88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20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82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84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00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11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17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19</text:p>
          </table:table-cell>
          <table:table-cell office:value-type="string" calcext:value-type="string">
            <text:p>Mon Sep 25 21:17:2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689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03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38" calcext:value-type="float">
            <text:p>8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20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79" calcext:value-type="float">
            <text:p>8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19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76" calcext:value-type="float">
            <text:p>9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70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13" calcext:value-type="float">
            <text:p>9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98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34" calcext:value-type="float">
            <text:p>9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08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65" calcext:value-type="float">
            <text:p>89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33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35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88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92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94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21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28</text:p>
          </table:table-cell>
          <table:table-cell office:value-type="string" calcext:value-type="string">
            <text:p>Mon Sep 25 21:17:2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84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16" calcext:value-type="float">
            <text:p>9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592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98" calcext:value-type="float">
            <text:p>9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09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12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97" calcext:value-type="float">
            <text:p>9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70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008" calcext:value-type="float">
            <text:p>13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16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79" calcext:value-type="float">
            <text:p>9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26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100" calcext:value-type="float">
            <text:p>9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28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55" calcext:value-type="float">
            <text:p>90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47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02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04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07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10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27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32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35</text:p>
          </table:table-cell>
          <table:table-cell office:value-type="string" calcext:value-type="string">
            <text:p>Mon Sep 25 21:17:2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594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097" calcext:value-type="float">
            <text:p>909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721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25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80" calcext:value-type="float">
            <text:p>9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60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37" calcext:value-type="float">
            <text:p>8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40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23" calcext:value-type="float">
            <text:p>93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57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62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24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91" calcext:value-type="float">
            <text:p>9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60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24" calcext:value-type="float">
            <text:p>79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71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13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16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52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54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60</text:p>
          </table:table-cell>
          <table:table-cell office:value-type="string" calcext:value-type="string">
            <text:p>Mon Sep 25 21:17:3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35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54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67" calcext:value-type="float">
            <text:p>7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65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75" calcext:value-type="float">
            <text:p>75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57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74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43" calcext:value-type="float">
            <text:p>75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76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79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61" calcext:value-type="float">
            <text:p>7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30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46" calcext:value-type="float">
            <text:p>7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48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85" calcext:value-type="float">
            <text:p>8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54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59" calcext:value-type="float">
            <text:p>7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61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74" calcext:value-type="float">
            <text:p>75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74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76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33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59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66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71</text:p>
          </table:table-cell>
          <table:table-cell office:value-type="string" calcext:value-type="string">
            <text:p>Mon Sep 25 21:17:3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39</text:p>
          </table:table-cell>
          <table:table-cell office:value-type="string" calcext:value-type="string">
            <text:p>Mon Sep 25 21:17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81" calcext:value-type="float">
            <text:p>8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79</text:p>
          </table:table-cell>
          <table:table-cell office:value-type="string" calcext:value-type="string">
            <text:p>Mon Sep 25 21:17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08" calcext:value-type="float">
            <text:p>7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88</text:p>
          </table:table-cell>
          <table:table-cell office:value-type="string" calcext:value-type="string">
            <text:p>Mon Sep 25 21:17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96" calcext:value-type="float">
            <text:p>8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83</text:p>
          </table:table-cell>
          <table:table-cell office:value-type="string" calcext:value-type="string">
            <text:p>Mon Sep 25 21:17:3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97</text:p>
          </table:table-cell>
          <table:table-cell office:value-type="string" calcext:value-type="string">
            <text:p>Mon Sep 25 21:17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45</text:p>
          </table:table-cell>
          <table:table-cell office:value-type="string" calcext:value-type="string">
            <text:p>Mon Sep 25 21:17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67</text:p>
          </table:table-cell>
          <table:table-cell office:value-type="string" calcext:value-type="string">
            <text:p>Mon Sep 25 21:17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73</text:p>
          </table:table-cell>
          <table:table-cell office:value-type="string" calcext:value-type="string">
            <text:p>Mon Sep 25 21:17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79</text:p>
          </table:table-cell>
          <table:table-cell office:value-type="string" calcext:value-type="string">
            <text:p>Mon Sep 25 21:17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88</text:p>
          </table:table-cell>
          <table:table-cell office:value-type="string" calcext:value-type="string">
            <text:p>Mon Sep 25 21:17:3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47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33" calcext:value-type="float">
            <text:p>8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79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09" calcext:value-type="float">
            <text:p>84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92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290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16" calcext:value-type="float">
            <text:p>83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00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04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34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042" calcext:value-type="float">
            <text:p>12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81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86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00" calcext:value-type="float">
            <text:p>83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55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87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92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98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00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01</text:p>
          </table:table-cell>
          <table:table-cell office:value-type="string" calcext:value-type="string">
            <text:p>Mon Sep 25 21:17:3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59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99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89" calcext:value-type="float">
            <text:p>8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01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91" calcext:value-type="float">
            <text:p>8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02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87" calcext:value-type="float">
            <text:p>82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13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18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70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25" calcext:value-type="float">
            <text:p>8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75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391" calcext:value-type="float">
            <text:p>9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91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83" calcext:value-type="float">
            <text:p>8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00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53" calcext:value-type="float">
            <text:p>78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18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74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99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02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08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18</text:p>
          </table:table-cell>
          <table:table-cell office:value-type="string" calcext:value-type="string">
            <text:p>Mon Sep 25 21:17:3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85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27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63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42" calcext:value-type="float">
            <text:p>10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82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18" calcext:value-type="float">
            <text:p>7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84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81" calcext:value-type="float">
            <text:p>7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88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64" calcext:value-type="float">
            <text:p>7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11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77" calcext:value-type="float">
            <text:p>7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17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86" calcext:value-type="float">
            <text:p>7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19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56" calcext:value-type="float">
            <text:p>77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30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85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14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21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22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32</text:p>
          </table:table-cell>
          <table:table-cell office:value-type="string" calcext:value-type="string">
            <text:p>Mon Sep 25 21:17:3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797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04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249" calcext:value-type="float">
            <text:p>92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32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34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32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33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506" calcext:value-type="float">
            <text:p>85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40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92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83" calcext:value-type="float">
            <text:p>7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94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75" calcext:value-type="float">
            <text:p>7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04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14" calcext:value-type="float">
            <text:p>7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21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37" calcext:value-type="float">
            <text:p>7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27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04" calcext:value-type="float">
            <text:p>7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28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99" calcext:value-type="float">
            <text:p>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32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18" calcext:value-type="float">
            <text:p>74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43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03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28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35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40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42</text:p>
          </table:table-cell>
          <table:table-cell office:value-type="string" calcext:value-type="string">
            <text:p>Mon Sep 25 21:17:3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20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48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62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94" calcext:value-type="float">
            <text:p>72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58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07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10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55" calcext:value-type="float">
            <text:p>7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13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82" calcext:value-type="float">
            <text:p>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16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85" calcext:value-type="float">
            <text:p>7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35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41" calcext:value-type="float">
            <text:p>7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52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92" calcext:value-type="float">
            <text:p>7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60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64" calcext:value-type="float">
            <text:p>72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62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15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38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43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50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54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56</text:p>
          </table:table-cell>
          <table:table-cell office:value-type="string" calcext:value-type="string">
            <text:p>Mon Sep 25 21:17:3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21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17" calcext:value-type="float">
            <text:p>74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27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29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57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13" calcext:value-type="float">
            <text:p>73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50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56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58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61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57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47" calcext:value-type="float">
            <text:p>8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71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17" calcext:value-type="float">
            <text:p>7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76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84" calcext:value-type="float">
            <text:p>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33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45" calcext:value-type="float">
            <text:p>7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66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26" calcext:value-type="float">
            <text:p>7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71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42" calcext:value-type="float">
            <text:p>73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61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66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71</text:p>
          </table:table-cell>
          <table:table-cell office:value-type="string" calcext:value-type="string">
            <text:p>Mon Sep 25 21:17:3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35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40" calcext:value-type="float">
            <text:p>74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838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41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44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66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68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74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76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21" calcext:value-type="float">
            <text:p>7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74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15" calcext:value-type="float">
            <text:p>8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97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21" calcext:value-type="float">
            <text:p>6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55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99" calcext:value-type="float">
            <text:p>6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79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23" calcext:value-type="float">
            <text:p>67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83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88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06" calcext:value-type="float">
            <text:p>68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89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98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06" calcext:value-type="float">
            <text:p>66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67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75</text:p>
          </table:table-cell>
          <table:table-cell office:value-type="string" calcext:value-type="string">
            <text:p>Mon Sep 25 21:17:3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55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92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488" calcext:value-type="float">
            <text:p>6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04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18" calcext:value-type="float">
            <text:p>65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93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92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32" calcext:value-type="float">
            <text:p>66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97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99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02" calcext:value-type="float">
            <text:p>6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00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75" calcext:value-type="float">
            <text:p>6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01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05" calcext:value-type="float">
            <text:p>6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08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15" calcext:value-type="float">
            <text:p>65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79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80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87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89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91</text:p>
          </table:table-cell>
          <table:table-cell office:value-type="string" calcext:value-type="string">
            <text:p>Mon Sep 25 21:17:4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67</text:p>
          </table:table-cell>
          <table:table-cell office:value-type="string" calcext:value-type="string">
            <text:p>Mon Sep 25 21:17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94</text:p>
          </table:table-cell>
          <table:table-cell office:value-type="string" calcext:value-type="string">
            <text:p>Mon Sep 25 21:17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18</text:p>
          </table:table-cell>
          <table:table-cell office:value-type="string" calcext:value-type="string">
            <text:p>Mon Sep 25 21:17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88" calcext:value-type="float">
            <text:p>6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18</text:p>
          </table:table-cell>
          <table:table-cell office:value-type="string" calcext:value-type="string">
            <text:p>Mon Sep 25 21:17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32" calcext:value-type="float">
            <text:p>6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73</text:p>
          </table:table-cell>
          <table:table-cell office:value-type="string" calcext:value-type="string">
            <text:p>Mon Sep 25 21:17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960" calcext:value-type="float">
            <text:p>8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74</text:p>
          </table:table-cell>
          <table:table-cell office:value-type="string" calcext:value-type="string">
            <text:p>Mon Sep 25 21:17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67" calcext:value-type="float">
            <text:p>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18</text:p>
          </table:table-cell>
          <table:table-cell office:value-type="string" calcext:value-type="string">
            <text:p>Mon Sep 25 21:17:4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55" calcext:value-type="float">
            <text:p>68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65</text:p>
          </table:table-cell>
          <table:table-cell office:value-type="string" calcext:value-type="string">
            <text:p>Mon Sep 25 21:17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94</text:p>
          </table:table-cell>
          <table:table-cell office:value-type="string" calcext:value-type="string">
            <text:p>Mon Sep 25 21:17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01</text:p>
          </table:table-cell>
          <table:table-cell office:value-type="string" calcext:value-type="string">
            <text:p>Mon Sep 25 21:17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10</text:p>
          </table:table-cell>
          <table:table-cell office:value-type="string" calcext:value-type="string">
            <text:p>Mon Sep 25 21:17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12</text:p>
          </table:table-cell>
          <table:table-cell office:value-type="string" calcext:value-type="string">
            <text:p>Mon Sep 25 21:17:4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874</text:p>
          </table:table-cell>
          <table:table-cell office:value-type="string" calcext:value-type="string">
            <text:p>Mon Sep 25 21:17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02</text:p>
          </table:table-cell>
          <table:table-cell office:value-type="string" calcext:value-type="string">
            <text:p>Mon Sep 25 21:17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12</text:p>
          </table:table-cell>
          <table:table-cell office:value-type="string" calcext:value-type="string">
            <text:p>Mon Sep 25 21:17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14</text:p>
          </table:table-cell>
          <table:table-cell office:value-type="string" calcext:value-type="string">
            <text:p>Mon Sep 25 21:17:4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21</text:p>
          </table:table-cell>
          <table:table-cell office:value-type="string" calcext:value-type="string">
            <text:p>Mon Sep 25 21:17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63" calcext:value-type="float">
            <text:p>6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22</text:p>
          </table:table-cell>
          <table:table-cell office:value-type="string" calcext:value-type="string">
            <text:p>Mon Sep 25 21:17:4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91" calcext:value-type="float">
            <text:p>699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88</text:p>
          </table:table-cell>
          <table:table-cell office:value-type="string" calcext:value-type="string">
            <text:p>Mon Sep 25 21:17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15</text:p>
          </table:table-cell>
          <table:table-cell office:value-type="string" calcext:value-type="string">
            <text:p>Mon Sep 25 21:17:4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37</text:p>
          </table:table-cell>
          <table:table-cell office:value-type="string" calcext:value-type="string">
            <text:p>Mon Sep 25 21:17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10</text:p>
          </table:table-cell>
          <table:table-cell office:value-type="string" calcext:value-type="string">
            <text:p>Mon Sep 25 21:17:4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4566" calcext:value-type="float">
            <text:p>2456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40</text:p>
          </table:table-cell>
          <table:table-cell office:value-type="string" calcext:value-type="string">
            <text:p>Mon Sep 25 21:17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50</text:p>
          </table:table-cell>
          <table:table-cell office:value-type="string" calcext:value-type="string">
            <text:p>Mon Sep 25 21:17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42</text:p>
          </table:table-cell>
          <table:table-cell office:value-type="string" calcext:value-type="string">
            <text:p>Mon Sep 25 21:17:4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85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20" calcext:value-type="float">
            <text:p>96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18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45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32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43" calcext:value-type="float">
            <text:p>9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30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55" calcext:value-type="float">
            <text:p>97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57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85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82" calcext:value-type="float">
            <text:p>9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32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37" calcext:value-type="float">
            <text:p>9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35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70" calcext:value-type="float">
            <text:p>97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63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26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49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51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57</text:p>
          </table:table-cell>
          <table:table-cell office:value-type="string" calcext:value-type="string">
            <text:p>Mon Sep 25 21:17:4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797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45" calcext:value-type="float">
            <text:p>9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32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07" calcext:value-type="float">
            <text:p>9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34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30" calcext:value-type="float">
            <text:p>98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60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43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30" calcext:value-type="float">
            <text:p>97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69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03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02" calcext:value-type="float">
            <text:p>9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40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64" calcext:value-type="float">
            <text:p>9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42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67" calcext:value-type="float">
            <text:p>9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50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839" calcext:value-type="float">
            <text:p>98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74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78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33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60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63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65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69</text:p>
          </table:table-cell>
          <table:table-cell office:value-type="string" calcext:value-type="string">
            <text:p>Mon Sep 25 21:17:4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610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4981" calcext:value-type="float">
            <text:p>249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39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50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377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67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5719" calcext:value-type="float">
            <text:p>15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38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72" calcext:value-type="float">
            <text:p>9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54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982" calcext:value-type="float">
            <text:p>9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56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41" calcext:value-type="float">
            <text:p>100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93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43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45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47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76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86</text:p>
          </table:table-cell>
          <table:table-cell office:value-type="string" calcext:value-type="string">
            <text:p>Mon Sep 25 21:17:4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20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97" calcext:value-type="float">
            <text:p>10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27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66" calcext:value-type="float">
            <text:p>10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29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61" calcext:value-type="float">
            <text:p>10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48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38" calcext:value-type="float">
            <text:p>10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50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89" calcext:value-type="float">
            <text:p>10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58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72" calcext:value-type="float">
            <text:p>10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58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46" calcext:value-type="float">
            <text:p>1014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05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66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83" calcext:value-type="float">
            <text:p>101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06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11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88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89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98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00</text:p>
          </table:table-cell>
          <table:table-cell office:value-type="string" calcext:value-type="string">
            <text:p>Mon Sep 25 21:17:4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38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87" calcext:value-type="float">
            <text:p>10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41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25" calcext:value-type="float">
            <text:p>10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61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32" calcext:value-type="float">
            <text:p>101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393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83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36" calcext:value-type="float">
            <text:p>10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89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85" calcext:value-type="float">
            <text:p>10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61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36" calcext:value-type="float">
            <text:p>10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67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13" calcext:value-type="float">
            <text:p>10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75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57" calcext:value-type="float">
            <text:p>101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14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23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73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79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05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11</text:p>
          </table:table-cell>
          <table:table-cell office:value-type="string" calcext:value-type="string">
            <text:p>Mon Sep 25 21:17:4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44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96" calcext:value-type="float">
            <text:p>1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855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440" calcext:value-type="float">
            <text:p>104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82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83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268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1149" calcext:value-type="float">
            <text:p>11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274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96" calcext:value-type="float">
            <text:p>10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93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17" calcext:value-type="float">
            <text:p>103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24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31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33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80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82" calcext:value-type="float">
            <text:p>10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87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99" calcext:value-type="float">
            <text:p>10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89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190" calcext:value-type="float">
            <text:p>10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91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207" calcext:value-type="float">
            <text:p>102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34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37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82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20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27</text:p>
          </table:table-cell>
          <table:table-cell office:value-type="string" calcext:value-type="string">
            <text:p>Mon Sep 25 21:17:5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874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35" calcext:value-type="float">
            <text:p>96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2995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2997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02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37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81" calcext:value-type="float">
            <text:p>7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14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631" calcext:value-type="float">
            <text:p>9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97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958" calcext:value-type="float">
            <text:p>1095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47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79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88" calcext:value-type="float">
            <text:p>10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01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73" calcext:value-type="float">
            <text:p>10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10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41" calcext:value-type="float">
            <text:p>9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12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751" calcext:value-type="float">
            <text:p>97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50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01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28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35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40</text:p>
          </table:table-cell>
          <table:table-cell office:value-type="string" calcext:value-type="string">
            <text:p>Mon Sep 25 21:17:5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45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96" calcext:value-type="float">
            <text:p>69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44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12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042" calcext:value-type="float">
            <text:p>100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58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74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96" calcext:value-type="float">
            <text:p>6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26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02" calcext:value-type="float">
            <text:p>6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49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73" calcext:value-type="float">
            <text:p>6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51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71" calcext:value-type="float">
            <text:p>6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57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65" calcext:value-type="float">
            <text:p>70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59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66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14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41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49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51</text:p>
          </table:table-cell>
          <table:table-cell office:value-type="string" calcext:value-type="string">
            <text:p>Mon Sep 25 21:17:5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39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65" calcext:value-type="float">
            <text:p>67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24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31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60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36" calcext:value-type="float">
            <text:p>68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49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52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56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69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84" calcext:value-type="float">
            <text:p>68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68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78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92" calcext:value-type="float">
            <text:p>6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43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20" calcext:value-type="float">
            <text:p>6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63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50" calcext:value-type="float">
            <text:p>6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65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32" calcext:value-type="float">
            <text:p>6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69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908" calcext:value-type="float">
            <text:p>69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22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55</text:p>
          </table:table-cell>
          <table:table-cell office:value-type="string" calcext:value-type="string">
            <text:p>Mon Sep 25 21:17:5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50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37" calcext:value-type="float">
            <text:p>6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377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50" calcext:value-type="float">
            <text:p>655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67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65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3435" calcext:value-type="float">
            <text:p>13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45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54" calcext:value-type="float">
            <text:p>6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47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30" calcext:value-type="float">
            <text:p>66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76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79" calcext:value-type="float">
            <text:p>65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92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98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47" calcext:value-type="float">
            <text:p>65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36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37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39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60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65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70</text:p>
          </table:table-cell>
          <table:table-cell office:value-type="string" calcext:value-type="string">
            <text:p>Mon Sep 25 21:17:5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51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93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84" calcext:value-type="float">
            <text:p>6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05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80" calcext:value-type="float">
            <text:p>658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90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93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80" calcext:value-type="float">
            <text:p>758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97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11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74" calcext:value-type="float">
            <text:p>6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14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16" calcext:value-type="float">
            <text:p>6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88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37" calcext:value-type="float">
            <text:p>6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00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83" calcext:value-type="float">
            <text:p>67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06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11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599" calcext:value-type="float">
            <text:p>65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48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83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90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91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95</text:p>
          </table:table-cell>
          <table:table-cell office:value-type="string" calcext:value-type="string">
            <text:p>Mon Sep 25 21:17:5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13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1686" calcext:value-type="float">
            <text:p>216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489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03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05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60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9578" calcext:value-type="float">
            <text:p>9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79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09" calcext:value-type="float">
            <text:p>6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82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49" calcext:value-type="float">
            <text:p>6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89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90" calcext:value-type="float">
            <text:p>7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05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683" calcext:value-type="float">
            <text:p>66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15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20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714" calcext:value-type="float">
            <text:p>67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88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98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00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02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08</text:p>
          </table:table-cell>
          <table:table-cell office:value-type="string" calcext:value-type="string">
            <text:p>Mon Sep 25 21:17:5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82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86" calcext:value-type="float">
            <text:p>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2983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42" calcext:value-type="float">
            <text:p>72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74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084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499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24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6803" calcext:value-type="float">
            <text:p>6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31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27" calcext:value-type="float">
            <text:p>7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23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56" calcext:value-type="float">
            <text:p>73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24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37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35" calcext:value-type="float">
            <text:p>71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30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77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85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16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22</text:p>
          </table:table-cell>
          <table:table-cell office:value-type="string" calcext:value-type="string">
            <text:p>Mon Sep 25 21:17:5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95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44" calcext:value-type="float">
            <text:p>71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092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33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35" calcext:value-type="float">
            <text:p>71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30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34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4" calcext:value-type="float">
            <text:p>7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50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092" calcext:value-type="float">
            <text:p>7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28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25" calcext:value-type="float">
            <text:p>7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35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36" calcext:value-type="float">
            <text:p>7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40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17" calcext:value-type="float">
            <text:p>71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42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99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17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25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29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35</text:p>
          </table:table-cell>
          <table:table-cell office:value-type="string" calcext:value-type="string">
            <text:p>Mon Sep 25 21:17:5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02</text:p>
          </table:table-cell>
          <table:table-cell office:value-type="string" calcext:value-type="string">
            <text:p>Mon Sep 25 21:17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312" calcext:value-type="float">
            <text:p>7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47</text:p>
          </table:table-cell>
          <table:table-cell office:value-type="string" calcext:value-type="string">
            <text:p>Mon Sep 25 21:17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183" calcext:value-type="float">
            <text:p>71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41</text:p>
          </table:table-cell>
          <table:table-cell office:value-type="string" calcext:value-type="string">
            <text:p>Mon Sep 25 21:17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49</text:p>
          </table:table-cell>
          <table:table-cell office:value-type="string" calcext:value-type="string">
            <text:p>Mon Sep 25 21:17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58" calcext:value-type="float">
            <text:p>7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51</text:p>
          </table:table-cell>
          <table:table-cell office:value-type="string" calcext:value-type="string">
            <text:p>Mon Sep 25 21:17:5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221" calcext:value-type="float">
            <text:p>72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05</text:p>
          </table:table-cell>
          <table:table-cell office:value-type="string" calcext:value-type="string">
            <text:p>Mon Sep 25 21:17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43</text:p>
          </table:table-cell>
          <table:table-cell office:value-type="string" calcext:value-type="string">
            <text:p>Mon Sep 25 21:17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44</text:p>
          </table:table-cell>
          <table:table-cell office:value-type="string" calcext:value-type="string">
            <text:p>Mon Sep 25 21:17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47</text:p>
          </table:table-cell>
          <table:table-cell office:value-type="string" calcext:value-type="string">
            <text:p>Mon Sep 25 21:17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48</text:p>
          </table:table-cell>
          <table:table-cell office:value-type="string" calcext:value-type="string">
            <text:p>Mon Sep 25 21:17:5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2918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639" calcext:value-type="float">
            <text:p>14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24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24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356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8573" calcext:value-type="float">
            <text:p>38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44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01" calcext:value-type="float">
            <text:p>7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49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93" calcext:value-type="float">
            <text:p>7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43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22611" calcext:value-type="float">
            <text:p>22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58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93" calcext:value-type="float">
            <text:p>759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56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58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61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64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66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90" calcext:value-type="float">
            <text:p>7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14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21" calcext:value-type="float">
            <text:p>76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61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67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20</text:p>
          </table:table-cell>
          <table:table-cell office:value-type="string" calcext:value-type="string">
            <text:p>Mon Sep 25 21:18:0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31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27" calcext:value-type="float">
            <text:p>78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29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52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61" calcext:value-type="float">
            <text:p>7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456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76" calcext:value-type="float">
            <text:p>7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68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75" calcext:value-type="float">
            <text:p>77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67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01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396" calcext:value-type="float">
            <text:p>10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60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94" calcext:value-type="float">
            <text:p>77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74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78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57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64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68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75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79</text:p>
          </table:table-cell>
          <table:table-cell office:value-type="string" calcext:value-type="string">
            <text:p>Mon Sep 25 21:18:0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<text:s/>main 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<text:s/>stopped sending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67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69" calcext:value-type="float">
            <text:p>82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68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70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72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81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85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92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97" calcext:value-type="float">
            <text:p>7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37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23" calcext:value-type="float">
            <text:p>7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39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75" calcext:value-type="float">
            <text:p>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65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10" calcext:value-type="float">
            <text:p>78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70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81" calcext:value-type="float">
            <text:p>77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89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51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53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71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80</text:p>
          </table:table-cell>
          <table:table-cell office:value-type="string" calcext:value-type="string">
            <text:p>Mon Sep 25 21:18:0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51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00" calcext:value-type="float">
            <text:p>79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63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65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581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90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37" calcext:value-type="float">
            <text:p>8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97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13" calcext:value-type="float">
            <text:p>80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95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97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02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04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06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31" calcext:value-type="float">
            <text:p>8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83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1" calcext:value-type="float">
            <text:p>7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90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89" calcext:value-type="float">
            <text:p>7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95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63" calcext:value-type="float">
            <text:p>79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11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89</text:p>
          </table:table-cell>
          <table:table-cell office:value-type="string" calcext:value-type="string">
            <text:p>Mon Sep 25 21:18:0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76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89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63" calcext:value-type="float">
            <text:p>79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596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05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02" calcext:value-type="float">
            <text:p>80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09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12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15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17" calcext:value-type="float">
            <text:p>8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88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58" calcext:value-type="float">
            <text:p>8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98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76" calcext:value-type="float">
            <text:p>8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00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15" calcext:value-type="float">
            <text:p>8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08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09" calcext:value-type="float">
            <text:p>80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26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76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77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82</text:p>
          </table:table-cell>
          <table:table-cell office:value-type="string" calcext:value-type="string">
            <text:p>Mon Sep 25 21:18:0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74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5" calcext:value-type="float">
            <text:p>7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084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64" calcext:value-type="float">
            <text:p>77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181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191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16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24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48" calcext:value-type="float">
            <text:p>76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29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85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1" calcext:value-type="float">
            <text:p>7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16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1" calcext:value-type="float">
            <text:p>7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22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61" calcext:value-type="float">
            <text:p>77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32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34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85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90</text:p>
          </table:table-cell>
          <table:table-cell office:value-type="string" calcext:value-type="string">
            <text:p>Mon Sep 25 21:18:05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092</text:p>
          </table:table-cell>
          <table:table-cell office:value-type="string" calcext:value-type="string">
            <text:p>Mon Sep 25 21:18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2" calcext:value-type="float">
            <text:p>817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30</text:p>
          </table:table-cell>
          <table:table-cell office:value-type="string" calcext:value-type="string">
            <text:p>Mon Sep 25 21:18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30</text:p>
          </table:table-cell>
          <table:table-cell office:value-type="string" calcext:value-type="string">
            <text:p>Mon Sep 25 21:18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87" calcext:value-type="float">
            <text:p>8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30</text:p>
          </table:table-cell>
          <table:table-cell office:value-type="string" calcext:value-type="string">
            <text:p>Mon Sep 25 21:18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68" calcext:value-type="float">
            <text:p>84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38</text:p>
          </table:table-cell>
          <table:table-cell office:value-type="string" calcext:value-type="string">
            <text:p>Mon Sep 25 21:18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42</text:p>
          </table:table-cell>
          <table:table-cell office:value-type="string" calcext:value-type="string">
            <text:p>Mon Sep 25 21:18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65" calcext:value-type="float">
            <text:p>81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44</text:p>
          </table:table-cell>
          <table:table-cell office:value-type="string" calcext:value-type="string">
            <text:p>Mon Sep 25 21:18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925</text:p>
          </table:table-cell>
          <table:table-cell office:value-type="string" calcext:value-type="string">
            <text:p>Mon Sep 25 21:18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88" calcext:value-type="float">
            <text:p>8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35</text:p>
          </table:table-cell>
          <table:table-cell office:value-type="string" calcext:value-type="string">
            <text:p>Mon Sep 25 21:18:06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81" calcext:value-type="float">
            <text:p>81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46</text:p>
          </table:table-cell>
          <table:table-cell office:value-type="string" calcext:value-type="string">
            <text:p>Mon Sep 25 21:18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49</text:p>
          </table:table-cell>
          <table:table-cell office:value-type="string" calcext:value-type="string">
            <text:p>Mon Sep 25 21:18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54</text:p>
          </table:table-cell>
          <table:table-cell office:value-type="string" calcext:value-type="string">
            <text:p>Mon Sep 25 21:18:06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10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17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499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0889" calcext:value-type="float">
            <text:p>1088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36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37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41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50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59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99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10" calcext:value-type="float">
            <text:p>8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44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00" calcext:value-type="float">
            <text:p>8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47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73" calcext:value-type="float">
            <text:p>8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48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12" calcext:value-type="float">
            <text:p>82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60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62</text:p>
          </table:table-cell>
          <table:table-cell office:value-type="string" calcext:value-type="string">
            <text:p>Mon Sep 25 21:18:07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25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28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48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51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57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60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58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93" calcext:value-type="float">
            <text:p>7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61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96" calcext:value-type="float">
            <text:p>8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764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15" calcext:value-type="float">
            <text:p>8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22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896" calcext:value-type="float">
            <text:p>148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63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67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22" calcext:value-type="float">
            <text:p>8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20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07" calcext:value-type="float">
            <text:p>81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72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78</text:p>
          </table:table-cell>
          <table:table-cell office:value-type="string" calcext:value-type="string">
            <text:p>Mon Sep 25 21:18:08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124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33" calcext:value-type="float">
            <text:p>83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40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43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46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72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67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26" calcext:value-type="float">
            <text:p>8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74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457" calcext:value-type="float">
            <text:p>8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78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65" calcext:value-type="float">
            <text:p>82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79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82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86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964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02" calcext:value-type="float">
            <text:p>8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75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211" calcext:value-type="float">
            <text:p>8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79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74" calcext:value-type="float">
            <text:p>817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84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87</text:p>
          </table:table-cell>
          <table:table-cell office:value-type="string" calcext:value-type="string">
            <text:p>Mon Sep 25 21:18:09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49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68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06" calcext:value-type="float">
            <text:p>8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70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57" calcext:value-type="float">
            <text:p>8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572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3" calcext:value-type="float">
            <text:p>80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76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77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81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83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685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81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55" calcext:value-type="float">
            <text:p>81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893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94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896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01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951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83" calcext:value-type="float">
            <text:p>7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53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56" calcext:value-type="float">
            <text:p>8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68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159" calcext:value-type="float">
            <text:p>8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80</text:p>
          </table:table-cell>
          <table:table-cell office:value-type="string" calcext:value-type="string">
            <text:p>Mon Sep 25 21:18:10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49" calcext:value-type="float">
            <text:p>7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63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37" calcext:value-type="float">
            <text:p>7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65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39" calcext:value-type="float">
            <text:p>78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64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69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596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626" calcext:value-type="float">
            <text:p>76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686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797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35" calcext:value-type="float">
            <text:p>7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04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26" calcext:value-type="float">
            <text:p>7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812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67" calcext:value-type="float">
            <text:p>75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09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911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57" calcext:value-type="float">
            <text:p>79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12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917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2798" calcext:value-type="float">
            <text:p>12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89</text:p>
          </table:table-cell>
          <table:table-cell office:value-type="string" calcext:value-type="string">
            <text:p>Mon Sep 25 21:18:11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03" calcext:value-type="float">
            <text:p>7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76</text:p>
          </table:table-cell>
          <table:table-cell office:value-type="string" calcext:value-type="string">
            <text:p>Mon Sep 25 21:18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34" calcext:value-type="float">
            <text:p>7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181</text:p>
          </table:table-cell>
          <table:table-cell office:value-type="string" calcext:value-type="string">
            <text:p>Mon Sep 25 21:18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29" calcext:value-type="float">
            <text:p>78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75</text:p>
          </table:table-cell>
          <table:table-cell office:value-type="string" calcext:value-type="string">
            <text:p>Mon Sep 25 21:18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77</text:p>
          </table:table-cell>
          <table:table-cell office:value-type="string" calcext:value-type="string">
            <text:p>Mon Sep 25 21:18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81</text:p>
          </table:table-cell>
          <table:table-cell office:value-type="string" calcext:value-type="string">
            <text:p>Mon Sep 25 21:18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84</text:p>
          </table:table-cell>
          <table:table-cell office:value-type="string" calcext:value-type="string">
            <text:p>Mon Sep 25 21:18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85</text:p>
          </table:table-cell>
          <table:table-cell office:value-type="string" calcext:value-type="string">
            <text:p>Mon Sep 25 21:18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18</text:p>
          </table:table-cell>
          <table:table-cell office:value-type="string" calcext:value-type="string">
            <text:p>Mon Sep 25 21:18:12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926</text:p>
          </table:table-cell>
          <table:table-cell office:value-type="string" calcext:value-type="string">
            <text:p>Mon Sep 25 21:18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02" calcext:value-type="float">
            <text:p>7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76</text:p>
          </table:table-cell>
          <table:table-cell office:value-type="string" calcext:value-type="string">
            <text:p>Mon Sep 25 21:18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01" calcext:value-type="float">
            <text:p>7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82</text:p>
          </table:table-cell>
          <table:table-cell office:value-type="string" calcext:value-type="string">
            <text:p>Mon Sep 25 21:18:12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794" calcext:value-type="float">
            <text:p>77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293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97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298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602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38986" calcext:value-type="float">
            <text:p>3898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17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20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21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725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09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845" calcext:value-type="float">
            <text:p>8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05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14485" calcext:value-type="float">
            <text:p>144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30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932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825" calcext:value-type="float">
            <text:p>782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939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questThread-3940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946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522" calcext:value-type="float">
            <text:p>7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49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12" calcext:value-type="float">
            <text:p>7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85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990</text:p>
          </table:table-cell>
          <table:table-cell office:value-type="string" calcext:value-type="string">
            <text:p>Mon Sep 25 21:18:13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963" calcext:value-type="float">
            <text:p>7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Thread-3630</text:p>
          </table:table-cell>
          <table:table-cell office:value-type="string" calcext:value-type="string">
            <text:p>Mon Sep 25 21:18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7403" calcext:value-type="float">
            <text:p>74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hread-3728</text:p>
          </table:table-cell>
          <table:table-cell office:value-type="string" calcext:value-type="string">
            <text:p>Mon Sep 25 21:18:14 BRT 2017</text:p>
          </table:table-cell>
          <table:table-cell office:value-type="string" calcext:value-type="string">
            <text:p>request s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Thread-3829</text:p>
          </table:table-cell>
          <table:table-cell office:value-type="string" calcext:value-type="string">
            <text:p>Mon Sep 25 21:18:14 BRT 2017</text:p>
          </table:table-cell>
          <table:table-cell office:value-type="string" calcext:value-type="string">
            <text:p>received response </text:p>
          </table:table-cell>
          <table:table-cell office:value-type="float" office:value="8392" calcext:value-type="float">
            <text:p>839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D3552" table:display-filter-buttons="true">
          <table:filter>
            <table:filter-and>
              <table:filter-condition table:field-number="3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0:59:26.454108035</meta:creation-date>
    <dc:date>2017-09-25T21:28:44.073391626</dc:date>
    <meta:editing-duration>PT8M46S</meta:editing-duration>
    <meta:editing-cycles>3</meta:editing-cycles>
    <meta:generator>LibreOffice/5.1.6.2$Linux_X86_64 LibreOffice_project/10m0$Build-2</meta:generator>
    <meta:document-statistic meta:table-count="1" meta:cell-count="12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4.201cm" style:legend-expansion="high" chart:style-name="ch2"/>
        <chart:plot-area chart:style-name="ch3" table:cell-range-address="Sheet1.B1:Sheet1.B3552 Sheet1.D1:Sheet1.D3552" chart:data-source-has-labels="both" svg:x="0.32cm" svg:y="0.18cm" svg:width="13.593cm" svg:height="8.64cm">
          <chartooo:coordinate-region svg:x="1.497cm" svg:y="0.379cm" svg:width="12.416cm" svg:height="8.242cm"/>
          <chart:axis chart:dimension="x" chart:name="primary-x" chart:style-name="ch4" chartooo:axis-type="auto">
            <chartooo:date-scale/>
            <chart:categories table:cell-range-address="Sheet1.B10:Sheet1.B35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0:Sheet1.D3552" chart:label-cell-address="Sheet1.D1:Sheet1.D9" chart:class="chart:line">
            <chart:data-point chart:repeated="1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</text:p>
                <draw:g>
                  <svg:desc>Sheet1.D1:Sheet1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 Sep 25 21:13:03 BRT 2017</text:p>
                <draw:g>
                  <svg:desc>Sheet1.B10:Sheet1.B3552</svg:desc>
                </draw:g>
              </table:table-cell>
              <table:table-cell office:value-type="float" office:value="563">
                <text:p>563</text:p>
                <draw:g>
                  <svg:desc>Sheet1.D10:Sheet1.D3552</svg:desc>
                </draw:g>
              </table:table-cell>
            </table:table-row>
            <table:table-row>
              <table:table-cell office:value-type="string">
                <text:p>Mon Sep 25 21:13:03 BRT 201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Mon Sep 25 21:13:03 BRT 201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Mon Sep 25 21:13:04 BRT 2017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Mon Sep 25 21:13:05 BRT 2017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Mon Sep 25 21:13:05 BRT 2017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Mon Sep 25 21:13:05 BRT 2017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Mon Sep 25 21:13:05 BRT 2017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Mon Sep 25 21:13:05 BRT 2017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Mon Sep 25 21:13:06 BRT 2017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Mon Sep 25 21:13:06 BRT 2017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Mon Sep 25 21:13:06 BRT 2017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Mon Sep 25 21:13:06 BRT 2017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Mon Sep 25 21:13:06 BRT 2017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Mon Sep 25 21:13:07 BRT 2017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Mon Sep 25 21:13:07 BRT 2017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Mon Sep 25 21:13:07 BRT 2017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Mon Sep 25 21:13:07 BRT 2017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string">
                <text:p>Mon Sep 25 21:13:07 BRT 2017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Mon Sep 25 21:13:07 BRT 2017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Mon Sep 25 21:13:08 BRT 2017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Mon Sep 25 21:13:08 BRT 2017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Mon Sep 25 21:13:08 BRT 2017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Mon Sep 25 21:13:08 BRT 2017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Mon Sep 25 21:13:08 BRT 2017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string">
                <text:p>Mon Sep 25 21:13:10 BRT 2017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Mon Sep 25 21:13:11 BRT 2017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Mon Sep 25 21:13:11 BRT 2017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string">
                <text:p>Mon Sep 25 21:13:11 BRT 2017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Mon Sep 25 21:13:12 BRT 2017</text:p>
              </table:table-cell>
              <table:table-cell office:value-type="float" office:value="7382">
                <text:p>7382</text:p>
              </table:table-cell>
            </table:table-row>
            <table:table-row>
              <table:table-cell office:value-type="string">
                <text:p>Mon Sep 25 21:13:12 BRT 2017</text:p>
              </table:table-cell>
              <table:table-cell office:value-type="float" office:value="7496">
                <text:p>7496</text:p>
              </table:table-cell>
            </table:table-row>
            <table:table-row>
              <table:table-cell office:value-type="string">
                <text:p>Mon Sep 25 21:13:12 BRT 2017</text:p>
              </table:table-cell>
              <table:table-cell office:value-type="float" office:value="7595">
                <text:p>7595</text:p>
              </table:table-cell>
            </table:table-row>
            <table:table-row>
              <table:table-cell office:value-type="string">
                <text:p>Mon Sep 25 21:13:12 BRT 2017</text:p>
              </table:table-cell>
              <table:table-cell office:value-type="float" office:value="7673">
                <text:p>7673</text:p>
              </table:table-cell>
            </table:table-row>
            <table:table-row>
              <table:table-cell office:value-type="string">
                <text:p>Mon Sep 25 21:13:12 BRT 2017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Mon Sep 25 21:13:12 BRT 2017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Mon Sep 25 21:13:13 BRT 2017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string">
                <text:p>Mon Sep 25 21:13:13 BRT 2017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string">
                <text:p>Mon Sep 25 21:13:13 BRT 2017</text:p>
              </table:table-cell>
              <table:table-cell office:value-type="float" office:value="8042">
                <text:p>8042</text:p>
              </table:table-cell>
            </table:table-row>
            <table:table-row>
              <table:table-cell office:value-type="string">
                <text:p>Mon Sep 25 21:13:13 BRT 2017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string">
                <text:p>Mon Sep 25 21:13:13 BRT 2017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Mon Sep 25 21:13:13 BRT 2017</text:p>
              </table:table-cell>
              <table:table-cell office:value-type="float" office:value="8265">
                <text:p>8265</text:p>
              </table:table-cell>
            </table:table-row>
            <table:table-row>
              <table:table-cell office:value-type="string">
                <text:p>Mon Sep 25 21:13:13 BRT 2017</text:p>
              </table:table-cell>
              <table:table-cell office:value-type="float" office:value="8321">
                <text:p>8321</text:p>
              </table:table-cell>
            </table:table-row>
            <table:table-row>
              <table:table-cell office:value-type="string">
                <text:p>Mon Sep 25 21:13:14 BRT 2017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Mon Sep 25 21:13:14 BRT 2017</text:p>
              </table:table-cell>
              <table:table-cell office:value-type="float" office:value="8546">
                <text:p>8546</text:p>
              </table:table-cell>
            </table:table-row>
            <table:table-row>
              <table:table-cell office:value-type="string">
                <text:p>Mon Sep 25 21:13:14 BRT 2017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string">
                <text:p>Mon Sep 25 21:13:14 BRT 2017</text:p>
              </table:table-cell>
              <table:table-cell office:value-type="float" office:value="8796">
                <text:p>8796</text:p>
              </table:table-cell>
            </table:table-row>
            <table:table-row>
              <table:table-cell office:value-type="string">
                <text:p>Mon Sep 25 21:13:14 BRT 2017</text:p>
              </table:table-cell>
              <table:table-cell office:value-type="float" office:value="8870">
                <text:p>8870</text:p>
              </table:table-cell>
            </table:table-row>
            <table:table-row>
              <table:table-cell office:value-type="string">
                <text:p>Mon Sep 25 21:13:15 BRT 2017</text:p>
              </table:table-cell>
              <table:table-cell office:value-type="float" office:value="8939">
                <text:p>8939</text:p>
              </table:table-cell>
            </table:table-row>
            <table:table-row>
              <table:table-cell office:value-type="string">
                <text:p>Mon Sep 25 21:13:15 BRT 2017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string">
                <text:p>Mon Sep 25 21:13:15 BRT 2017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string">
                <text:p>Mon Sep 25 21:13:15 BRT 2017</text:p>
              </table:table-cell>
              <table:table-cell office:value-type="float" office:value="9085">
                <text:p>9085</text:p>
              </table:table-cell>
            </table:table-row>
            <table:table-row>
              <table:table-cell office:value-type="string">
                <text:p>Mon Sep 25 21:13:15 BRT 2017</text:p>
              </table:table-cell>
              <table:table-cell office:value-type="float" office:value="9249">
                <text:p>9249</text:p>
              </table:table-cell>
            </table:table-row>
            <table:table-row>
              <table:table-cell office:value-type="string">
                <text:p>Mon Sep 25 21:13:16 BRT 2017</text:p>
              </table:table-cell>
              <table:table-cell office:value-type="float" office:value="9547">
                <text:p>9547</text:p>
              </table:table-cell>
            </table:table-row>
            <table:table-row>
              <table:table-cell office:value-type="string">
                <text:p>Mon Sep 25 21:13:16 BRT 2017</text:p>
              </table:table-cell>
              <table:table-cell office:value-type="float" office:value="9738">
                <text:p>9738</text:p>
              </table:table-cell>
            </table:table-row>
            <table:table-row>
              <table:table-cell office:value-type="string">
                <text:p>Mon Sep 25 21:13:16 BRT 2017</text:p>
              </table:table-cell>
              <table:table-cell office:value-type="float" office:value="9794">
                <text:p>9794</text:p>
              </table:table-cell>
            </table:table-row>
            <table:table-row>
              <table:table-cell office:value-type="string">
                <text:p>Mon Sep 25 21:13:16 BRT 2017</text:p>
              </table:table-cell>
              <table:table-cell office:value-type="float" office:value="9971">
                <text:p>9971</text:p>
              </table:table-cell>
            </table:table-row>
            <table:table-row>
              <table:table-cell office:value-type="string">
                <text:p>Mon Sep 25 21:13:16 BRT 2017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string">
                <text:p>Mon Sep 25 21:13:16 BRT 2017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Mon Sep 25 21:13:17 BRT 2017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Mon Sep 25 21:13:17 BRT 2017</text:p>
              </table:table-cell>
              <table:table-cell office:value-type="float" office:value="10269">
                <text:p>10269</text:p>
              </table:table-cell>
            </table:table-row>
            <table:table-row>
              <table:table-cell office:value-type="string">
                <text:p>Mon Sep 25 21:13:17 BRT 2017</text:p>
              </table:table-cell>
              <table:table-cell office:value-type="float" office:value="10355">
                <text:p>10355</text:p>
              </table:table-cell>
            </table:table-row>
            <table:table-row>
              <table:table-cell office:value-type="string">
                <text:p>Mon Sep 25 21:13:17 BRT 2017</text:p>
              </table:table-cell>
              <table:table-cell office:value-type="float" office:value="10393">
                <text:p>10393</text:p>
              </table:table-cell>
            </table:table-row>
            <table:table-row>
              <table:table-cell office:value-type="string">
                <text:p>Mon Sep 25 21:13:17 BRT 2017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string">
                <text:p>Mon Sep 25 21:13:17 BRT 2017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Mon Sep 25 21:13:17 BRT 2017</text:p>
              </table:table-cell>
              <table:table-cell office:value-type="float" office:value="10554">
                <text:p>10554</text:p>
              </table:table-cell>
            </table:table-row>
            <table:table-row>
              <table:table-cell office:value-type="string">
                <text:p>Mon Sep 25 21:13:18 BRT 2017</text:p>
              </table:table-cell>
              <table:table-cell office:value-type="float" office:value="10601">
                <text:p>10601</text:p>
              </table:table-cell>
            </table:table-row>
            <table:table-row>
              <table:table-cell office:value-type="string">
                <text:p>Mon Sep 25 21:13:18 BRT 2017</text:p>
              </table:table-cell>
              <table:table-cell office:value-type="float" office:value="10798">
                <text:p>10798</text:p>
              </table:table-cell>
            </table:table-row>
            <table:table-row>
              <table:table-cell office:value-type="string">
                <text:p>Mon Sep 25 21:13:18 BRT 2017</text:p>
              </table:table-cell>
              <table:table-cell office:value-type="float" office:value="10875">
                <text:p>10875</text:p>
              </table:table-cell>
            </table:table-row>
            <table:table-row>
              <table:table-cell office:value-type="string">
                <text:p>Mon Sep 25 21:13:18 BRT 2017</text:p>
              </table:table-cell>
              <table:table-cell office:value-type="float" office:value="10929">
                <text:p>10929</text:p>
              </table:table-cell>
            </table:table-row>
            <table:table-row>
              <table:table-cell office:value-type="string">
                <text:p>Mon Sep 25 21:13:18 BRT 2017</text:p>
              </table:table-cell>
              <table:table-cell office:value-type="float" office:value="10976">
                <text:p>10976</text:p>
              </table:table-cell>
            </table:table-row>
            <table:table-row>
              <table:table-cell office:value-type="string">
                <text:p>Mon Sep 25 21:13:18 BRT 2017</text:p>
              </table:table-cell>
              <table:table-cell office:value-type="float" office:value="11022">
                <text:p>11022</text:p>
              </table:table-cell>
            </table:table-row>
            <table:table-row>
              <table:table-cell office:value-type="string">
                <text:p>Mon Sep 25 21:13:19 BRT 2017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Mon Sep 25 21:13:19 BRT 2017</text:p>
              </table:table-cell>
              <table:table-cell office:value-type="float" office:value="11031">
                <text:p>11031</text:p>
              </table:table-cell>
            </table:table-row>
            <table:table-row>
              <table:table-cell office:value-type="string">
                <text:p>Mon Sep 25 21:13:19 BRT 2017</text:p>
              </table:table-cell>
              <table:table-cell office:value-type="float" office:value="11056">
                <text:p>11056</text:p>
              </table:table-cell>
            </table:table-row>
            <table:table-row>
              <table:table-cell office:value-type="string">
                <text:p>Mon Sep 25 21:13:19 BRT 2017</text:p>
              </table:table-cell>
              <table:table-cell office:value-type="float" office:value="11060">
                <text:p>11060</text:p>
              </table:table-cell>
            </table:table-row>
            <table:table-row>
              <table:table-cell office:value-type="string">
                <text:p>Mon Sep 25 21:13:19 BRT 2017</text:p>
              </table:table-cell>
              <table:table-cell office:value-type="float" office:value="11060">
                <text:p>11060</text:p>
              </table:table-cell>
            </table:table-row>
            <table:table-row>
              <table:table-cell office:value-type="string">
                <text:p>Mon Sep 25 21:13:19 BRT 2017</text:p>
              </table:table-cell>
              <table:table-cell office:value-type="float" office:value="11018">
                <text:p>11018</text:p>
              </table:table-cell>
            </table:table-row>
            <table:table-row>
              <table:table-cell office:value-type="string">
                <text:p>Mon Sep 25 21:13:19 BRT 2017</text:p>
              </table:table-cell>
              <table:table-cell office:value-type="float" office:value="10998">
                <text:p>10998</text:p>
              </table:table-cell>
            </table:table-row>
            <table:table-row>
              <table:table-cell office:value-type="string">
                <text:p>Mon Sep 25 21:13:19 BRT 2017</text:p>
              </table:table-cell>
              <table:table-cell office:value-type="float" office:value="9381">
                <text:p>9381</text:p>
              </table:table-cell>
            </table:table-row>
            <table:table-row>
              <table:table-cell office:value-type="string">
                <text:p>Mon Sep 25 21:13:20 BRT 2017</text:p>
              </table:table-cell>
              <table:table-cell office:value-type="float" office:value="8357">
                <text:p>8357</text:p>
              </table:table-cell>
            </table:table-row>
            <table:table-row>
              <table:table-cell office:value-type="string">
                <text:p>Mon Sep 25 21:13:20 BRT 2017</text:p>
              </table:table-cell>
              <table:table-cell office:value-type="float" office:value="8394">
                <text:p>8394</text:p>
              </table:table-cell>
            </table:table-row>
            <table:table-row>
              <table:table-cell office:value-type="string">
                <text:p>Mon Sep 25 21:13:20 BRT 2017</text:p>
              </table:table-cell>
              <table:table-cell office:value-type="float" office:value="8243">
                <text:p>8243</text:p>
              </table:table-cell>
            </table:table-row>
            <table:table-row>
              <table:table-cell office:value-type="string">
                <text:p>Mon Sep 25 21:13:20 BRT 2017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Mon Sep 25 21:13:20 BRT 2017</text:p>
              </table:table-cell>
              <table:table-cell office:value-type="float" office:value="8187">
                <text:p>8187</text:p>
              </table:table-cell>
            </table:table-row>
            <table:table-row>
              <table:table-cell office:value-type="string">
                <text:p>Mon Sep 25 21:13:20 BRT 2017</text:p>
              </table:table-cell>
              <table:table-cell office:value-type="float" office:value="11446">
                <text:p>11446</text:p>
              </table:table-cell>
            </table:table-row>
            <table:table-row>
              <table:table-cell office:value-type="string">
                <text:p>Mon Sep 25 21:13:20 BRT 2017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Mon Sep 25 21:13:21 BRT 2017</text:p>
              </table:table-cell>
              <table:table-cell office:value-type="float" office:value="7982">
                <text:p>7982</text:p>
              </table:table-cell>
            </table:table-row>
            <table:table-row>
              <table:table-cell office:value-type="string">
                <text:p>Mon Sep 25 21:13:21 BRT 2017</text:p>
              </table:table-cell>
              <table:table-cell office:value-type="float" office:value="8029">
                <text:p>8029</text:p>
              </table:table-cell>
            </table:table-row>
            <table:table-row>
              <table:table-cell office:value-type="string">
                <text:p>Mon Sep 25 21:13:21 BRT 2017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Mon Sep 25 21:13:21 BRT 2017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Mon Sep 25 21:13:21 BRT 2017</text:p>
              </table:table-cell>
              <table:table-cell office:value-type="float" office:value="8178">
                <text:p>8178</text:p>
              </table:table-cell>
            </table:table-row>
            <table:table-row>
              <table:table-cell office:value-type="string">
                <text:p>Mon Sep 25 21:13:21 BRT 2017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Mon Sep 25 21:13:21 BRT 2017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Mon Sep 25 21:13:21 BRT 2017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string">
                <text:p>Mon Sep 25 21:13:22 BRT 2017</text:p>
              </table:table-cell>
              <table:table-cell office:value-type="float" office:value="8908">
                <text:p>8908</text:p>
              </table:table-cell>
            </table:table-row>
            <table:table-row>
              <table:table-cell office:value-type="string">
                <text:p>Mon Sep 25 21:13:22 BRT 2017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Mon Sep 25 21:13:22 BRT 2017</text:p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>Mon Sep 25 21:13:22 BRT 2017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Mon Sep 25 21:13:22 BRT 2017</text:p>
              </table:table-cell>
              <table:table-cell office:value-type="float" office:value="7815">
                <text:p>7815</text:p>
              </table:table-cell>
            </table:table-row>
            <table:table-row>
              <table:table-cell office:value-type="string">
                <text:p>Mon Sep 25 21:13:22 BRT 2017</text:p>
              </table:table-cell>
              <table:table-cell office:value-type="float" office:value="14338">
                <text:p>14338</text:p>
              </table:table-cell>
            </table:table-row>
            <table:table-row>
              <table:table-cell office:value-type="string">
                <text:p>Mon Sep 25 21:13:23 BRT 2017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string">
                <text:p>Mon Sep 25 21:13:23 BRT 2017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Mon Sep 25 21:13:23 BRT 2017</text:p>
              </table:table-cell>
              <table:table-cell office:value-type="float" office:value="11015">
                <text:p>11015</text:p>
              </table:table-cell>
            </table:table-row>
            <table:table-row>
              <table:table-cell office:value-type="string">
                <text:p>Mon Sep 25 21:13:24 BRT 2017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Mon Sep 25 21:13:24 BRT 2017</text:p>
              </table:table-cell>
              <table:table-cell office:value-type="float" office:value="8461">
                <text:p>8461</text:p>
              </table:table-cell>
            </table:table-row>
            <table:table-row>
              <table:table-cell office:value-type="string">
                <text:p>Mon Sep 25 21:13:25 BRT 2017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Mon Sep 25 21:13:26 BRT 2017</text:p>
              </table:table-cell>
              <table:table-cell office:value-type="float" office:value="12847">
                <text:p>12847</text:p>
              </table:table-cell>
            </table:table-row>
            <table:table-row>
              <table:table-cell office:value-type="string">
                <text:p>Mon Sep 25 21:13:26 BRT 2017</text:p>
              </table:table-cell>
              <table:table-cell office:value-type="float" office:value="10749">
                <text:p>10749</text:p>
              </table:table-cell>
            </table:table-row>
            <table:table-row>
              <table:table-cell office:value-type="string">
                <text:p>Mon Sep 25 21:13:26 BRT 2017</text:p>
              </table:table-cell>
              <table:table-cell office:value-type="float" office:value="9760">
                <text:p>9760</text:p>
              </table:table-cell>
            </table:table-row>
            <table:table-row>
              <table:table-cell office:value-type="string">
                <text:p>Mon Sep 25 21:13:27 BRT 2017</text:p>
              </table:table-cell>
              <table:table-cell office:value-type="float" office:value="10137">
                <text:p>10137</text:p>
              </table:table-cell>
            </table:table-row>
            <table:table-row>
              <table:table-cell office:value-type="string">
                <text:p>Mon Sep 25 21:13:27 BRT 2017</text:p>
              </table:table-cell>
              <table:table-cell office:value-type="float" office:value="11248">
                <text:p>11248</text:p>
              </table:table-cell>
            </table:table-row>
            <table:table-row>
              <table:table-cell office:value-type="string">
                <text:p>Mon Sep 25 21:13:27 BRT 2017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Mon Sep 25 21:13:27 BRT 2017</text:p>
              </table:table-cell>
              <table:table-cell office:value-type="float" office:value="10036">
                <text:p>10036</text:p>
              </table:table-cell>
            </table:table-row>
            <table:table-row>
              <table:table-cell office:value-type="string">
                <text:p>Mon Sep 25 21:13:27 BRT 2017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Mon Sep 25 21:13:27 BRT 2017</text:p>
              </table:table-cell>
              <table:table-cell office:value-type="float" office:value="10154">
                <text:p>10154</text:p>
              </table:table-cell>
            </table:table-row>
            <table:table-row>
              <table:table-cell office:value-type="string">
                <text:p>Mon Sep 25 21:13:28 BRT 2017</text:p>
              </table:table-cell>
              <table:table-cell office:value-type="float" office:value="10616">
                <text:p>10616</text:p>
              </table:table-cell>
            </table:table-row>
            <table:table-row>
              <table:table-cell office:value-type="string">
                <text:p>Mon Sep 25 21:13:28 BRT 2017</text:p>
              </table:table-cell>
              <table:table-cell office:value-type="float" office:value="11489">
                <text:p>11489</text:p>
              </table:table-cell>
            </table:table-row>
            <table:table-row>
              <table:table-cell office:value-type="string">
                <text:p>Mon Sep 25 21:13:28 BRT 2017</text:p>
              </table:table-cell>
              <table:table-cell office:value-type="float" office:value="10719">
                <text:p>10719</text:p>
              </table:table-cell>
            </table:table-row>
            <table:table-row>
              <table:table-cell office:value-type="string">
                <text:p>Mon Sep 25 21:13:29 BRT 2017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string">
                <text:p>Mon Sep 25 21:13:29 BRT 2017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Mon Sep 25 21:13:29 BRT 2017</text:p>
              </table:table-cell>
              <table:table-cell office:value-type="float" office:value="10720">
                <text:p>10720</text:p>
              </table:table-cell>
            </table:table-row>
            <table:table-row>
              <table:table-cell office:value-type="string">
                <text:p>Mon Sep 25 21:13:29 BRT 2017</text:p>
              </table:table-cell>
              <table:table-cell office:value-type="float" office:value="11026">
                <text:p>11026</text:p>
              </table:table-cell>
            </table:table-row>
            <table:table-row>
              <table:table-cell office:value-type="string">
                <text:p>Mon Sep 25 21:13:29 BRT 2017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Mon Sep 25 21:13:29 BRT 2017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Mon Sep 25 21:13:30 BRT 2017</text:p>
              </table:table-cell>
              <table:table-cell office:value-type="float" office:value="11198">
                <text:p>11198</text:p>
              </table:table-cell>
            </table:table-row>
            <table:table-row>
              <table:table-cell office:value-type="string">
                <text:p>Mon Sep 25 21:13:30 BRT 2017</text:p>
              </table:table-cell>
              <table:table-cell office:value-type="float" office:value="10883">
                <text:p>10883</text:p>
              </table:table-cell>
            </table:table-row>
            <table:table-row>
              <table:table-cell office:value-type="string">
                <text:p>Mon Sep 25 21:13:30 BRT 2017</text:p>
              </table:table-cell>
              <table:table-cell office:value-type="float" office:value="12605">
                <text:p>12605</text:p>
              </table:table-cell>
            </table:table-row>
            <table:table-row>
              <table:table-cell office:value-type="string">
                <text:p>Mon Sep 25 21:13:30 BRT 2017</text:p>
              </table:table-cell>
              <table:table-cell office:value-type="float" office:value="12205">
                <text:p>12205</text:p>
              </table:table-cell>
            </table:table-row>
            <table:table-row>
              <table:table-cell office:value-type="string">
                <text:p>Mon Sep 25 21:13:30 BRT 2017</text:p>
              </table:table-cell>
              <table:table-cell office:value-type="float" office:value="11112">
                <text:p>11112</text:p>
              </table:table-cell>
            </table:table-row>
            <table:table-row>
              <table:table-cell office:value-type="string">
                <text:p>Mon Sep 25 21:13:31 BRT 2017</text:p>
              </table:table-cell>
              <table:table-cell office:value-type="float" office:value="11400">
                <text:p>11400</text:p>
              </table:table-cell>
            </table:table-row>
            <table:table-row>
              <table:table-cell office:value-type="string">
                <text:p>Mon Sep 25 21:13:31 BRT 2017</text:p>
              </table:table-cell>
              <table:table-cell office:value-type="float" office:value="11324">
                <text:p>11324</text:p>
              </table:table-cell>
            </table:table-row>
            <table:table-row>
              <table:table-cell office:value-type="string">
                <text:p>Mon Sep 25 21:13:31 BRT 2017</text:p>
              </table:table-cell>
              <table:table-cell office:value-type="float" office:value="11302">
                <text:p>11302</text:p>
              </table:table-cell>
            </table:table-row>
            <table:table-row>
              <table:table-cell office:value-type="string">
                <text:p>Mon Sep 25 21:13:31 BRT 2017</text:p>
              </table:table-cell>
              <table:table-cell office:value-type="float" office:value="11269">
                <text:p>11269</text:p>
              </table:table-cell>
            </table:table-row>
            <table:table-row>
              <table:table-cell office:value-type="string">
                <text:p>Mon Sep 25 21:13:31 BRT 2017</text:p>
              </table:table-cell>
              <table:table-cell office:value-type="float" office:value="11414">
                <text:p>11414</text:p>
              </table:table-cell>
            </table:table-row>
            <table:table-row>
              <table:table-cell office:value-type="string">
                <text:p>Mon Sep 25 21:13:31 BRT 2017</text:p>
              </table:table-cell>
              <table:table-cell office:value-type="float" office:value="11396">
                <text:p>11396</text:p>
              </table:table-cell>
            </table:table-row>
            <table:table-row>
              <table:table-cell office:value-type="string">
                <text:p>Mon Sep 25 21:13:32 BRT 2017</text:p>
              </table:table-cell>
              <table:table-cell office:value-type="float" office:value="14323">
                <text:p>14323</text:p>
              </table:table-cell>
            </table:table-row>
            <table:table-row>
              <table:table-cell office:value-type="string">
                <text:p>Mon Sep 25 21:13:32 BRT 2017</text:p>
              </table:table-cell>
              <table:table-cell office:value-type="float" office:value="11374">
                <text:p>11374</text:p>
              </table:table-cell>
            </table:table-row>
            <table:table-row>
              <table:table-cell office:value-type="string">
                <text:p>Mon Sep 25 21:13:32 BRT 2017</text:p>
              </table:table-cell>
              <table:table-cell office:value-type="float" office:value="11355">
                <text:p>11355</text:p>
              </table:table-cell>
            </table:table-row>
            <table:table-row>
              <table:table-cell office:value-type="string">
                <text:p>Mon Sep 25 21:13:32 BRT 2017</text:p>
              </table:table-cell>
              <table:table-cell office:value-type="float" office:value="11367">
                <text:p>11367</text:p>
              </table:table-cell>
            </table:table-row>
            <table:table-row>
              <table:table-cell office:value-type="string">
                <text:p>Mon Sep 25 21:13:32 BRT 2017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string">
                <text:p>Mon Sep 25 21:13:32 BRT 2017</text:p>
              </table:table-cell>
              <table:table-cell office:value-type="float" office:value="12974">
                <text:p>12974</text:p>
              </table:table-cell>
            </table:table-row>
            <table:table-row>
              <table:table-cell office:value-type="string">
                <text:p>Mon Sep 25 21:13:32 BRT 2017</text:p>
              </table:table-cell>
              <table:table-cell office:value-type="float" office:value="11363">
                <text:p>11363</text:p>
              </table:table-cell>
            </table:table-row>
            <table:table-row>
              <table:table-cell office:value-type="string">
                <text:p>Mon Sep 25 21:13:32 BRT 2017</text:p>
              </table:table-cell>
              <table:table-cell office:value-type="float" office:value="11371">
                <text:p>11371</text:p>
              </table:table-cell>
            </table:table-row>
            <table:table-row>
              <table:table-cell office:value-type="string">
                <text:p>Mon Sep 25 21:13:33 BRT 2017</text:p>
              </table:table-cell>
              <table:table-cell office:value-type="float" office:value="17738">
                <text:p>17738</text:p>
              </table:table-cell>
            </table:table-row>
            <table:table-row>
              <table:table-cell office:value-type="string">
                <text:p>Mon Sep 25 21:13:33 BRT 2017</text:p>
              </table:table-cell>
              <table:table-cell office:value-type="float" office:value="12344">
                <text:p>12344</text:p>
              </table:table-cell>
            </table:table-row>
            <table:table-row>
              <table:table-cell office:value-type="string">
                <text:p>Mon Sep 25 21:13:33 BRT 2017</text:p>
              </table:table-cell>
              <table:table-cell office:value-type="float" office:value="11328">
                <text:p>11328</text:p>
              </table:table-cell>
            </table:table-row>
            <table:table-row>
              <table:table-cell office:value-type="string">
                <text:p>Mon Sep 25 21:13:33 BRT 2017</text:p>
              </table:table-cell>
              <table:table-cell office:value-type="float" office:value="11318">
                <text:p>11318</text:p>
              </table:table-cell>
            </table:table-row>
            <table:table-row>
              <table:table-cell office:value-type="string">
                <text:p>Mon Sep 25 21:13:33 BRT 2017</text:p>
              </table:table-cell>
              <table:table-cell office:value-type="float" office:value="12291">
                <text:p>12291</text:p>
              </table:table-cell>
            </table:table-row>
            <table:table-row>
              <table:table-cell office:value-type="string">
                <text:p>Mon Sep 25 21:13:33 BRT 2017</text:p>
              </table:table-cell>
              <table:table-cell office:value-type="float" office:value="11319">
                <text:p>11319</text:p>
              </table:table-cell>
            </table:table-row>
            <table:table-row>
              <table:table-cell office:value-type="string">
                <text:p>Mon Sep 25 21:13:34 BRT 2017</text:p>
              </table:table-cell>
              <table:table-cell office:value-type="float" office:value="15004">
                <text:p>15004</text:p>
              </table:table-cell>
            </table:table-row>
            <table:table-row>
              <table:table-cell office:value-type="string">
                <text:p>Mon Sep 25 21:13:34 BRT 2017</text:p>
              </table:table-cell>
              <table:table-cell office:value-type="float" office:value="11834">
                <text:p>11834</text:p>
              </table:table-cell>
            </table:table-row>
            <table:table-row>
              <table:table-cell office:value-type="string">
                <text:p>Mon Sep 25 21:13:34 BRT 2017</text:p>
              </table:table-cell>
              <table:table-cell office:value-type="float" office:value="24975">
                <text:p>24975</text:p>
              </table:table-cell>
            </table:table-row>
            <table:table-row>
              <table:table-cell office:value-type="string">
                <text:p>Mon Sep 25 21:13:35 BRT 2017</text:p>
              </table:table-cell>
              <table:table-cell office:value-type="float" office:value="24428">
                <text:p>24428</text:p>
              </table:table-cell>
            </table:table-row>
            <table:table-row>
              <table:table-cell office:value-type="string">
                <text:p>Mon Sep 25 21:13:35 BRT 2017</text:p>
              </table:table-cell>
              <table:table-cell office:value-type="float" office:value="10388">
                <text:p>10388</text:p>
              </table:table-cell>
            </table:table-row>
            <table:table-row>
              <table:table-cell office:value-type="string">
                <text:p>Mon Sep 25 21:13:35 BRT 2017</text:p>
              </table:table-cell>
              <table:table-cell office:value-type="float" office:value="11478">
                <text:p>11478</text:p>
              </table:table-cell>
            </table:table-row>
            <table:table-row>
              <table:table-cell office:value-type="string">
                <text:p>Mon Sep 25 21:13:35 BRT 2017</text:p>
              </table:table-cell>
              <table:table-cell office:value-type="float" office:value="11921">
                <text:p>11921</text:p>
              </table:table-cell>
            </table:table-row>
            <table:table-row>
              <table:table-cell office:value-type="string">
                <text:p>Mon Sep 25 21:13:35 BRT 2017</text:p>
              </table:table-cell>
              <table:table-cell office:value-type="float" office:value="11126">
                <text:p>11126</text:p>
              </table:table-cell>
            </table:table-row>
            <table:table-row>
              <table:table-cell office:value-type="string">
                <text:p>Mon Sep 25 21:13:35 BRT 2017</text:p>
              </table:table-cell>
              <table:table-cell office:value-type="float" office:value="11705">
                <text:p>11705</text:p>
              </table:table-cell>
            </table:table-row>
            <table:table-row>
              <table:table-cell office:value-type="string">
                <text:p>Mon Sep 25 21:13:36 BRT 2017</text:p>
              </table:table-cell>
              <table:table-cell office:value-type="float" office:value="9860">
                <text:p>9860</text:p>
              </table:table-cell>
            </table:table-row>
            <table:table-row>
              <table:table-cell office:value-type="string">
                <text:p>Mon Sep 25 21:13:36 BRT 2017</text:p>
              </table:table-cell>
              <table:table-cell office:value-type="float" office:value="10092">
                <text:p>10092</text:p>
              </table:table-cell>
            </table:table-row>
            <table:table-row>
              <table:table-cell office:value-type="string">
                <text:p>Mon Sep 25 21:13:36 BRT 2017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string">
                <text:p>Mon Sep 25 21:13:36 BRT 2017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Mon Sep 25 21:13:36 BRT 2017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string">
                <text:p>Mon Sep 25 21:13:36 BRT 2017</text:p>
              </table:table-cell>
              <table:table-cell office:value-type="float" office:value="9366">
                <text:p>9366</text:p>
              </table:table-cell>
            </table:table-row>
            <table:table-row>
              <table:table-cell office:value-type="string">
                <text:p>Mon Sep 25 21:13:36 BRT 2017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Mon Sep 25 21:13:37 BRT 2017</text:p>
              </table:table-cell>
              <table:table-cell office:value-type="float" office:value="9141">
                <text:p>9141</text:p>
              </table:table-cell>
            </table:table-row>
            <table:table-row>
              <table:table-cell office:value-type="string">
                <text:p>Mon Sep 25 21:13:37 BRT 2017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Mon Sep 25 21:13:37 BRT 20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Mon Sep 25 21:13:37 BRT 2017</text:p>
              </table:table-cell>
              <table:table-cell office:value-type="float" office:value="9401">
                <text:p>9401</text:p>
              </table:table-cell>
            </table:table-row>
            <table:table-row>
              <table:table-cell office:value-type="string">
                <text:p>Mon Sep 25 21:13:37 BRT 2017</text:p>
              </table:table-cell>
              <table:table-cell office:value-type="float" office:value="8865">
                <text:p>8865</text:p>
              </table:table-cell>
            </table:table-row>
            <table:table-row>
              <table:table-cell office:value-type="string">
                <text:p>Mon Sep 25 21:13:37 BRT 2017</text:p>
              </table:table-cell>
              <table:table-cell office:value-type="float" office:value="9014">
                <text:p>9014</text:p>
              </table:table-cell>
            </table:table-row>
            <table:table-row>
              <table:table-cell office:value-type="string">
                <text:p>Mon Sep 25 21:13:38 BRT 2017</text:p>
              </table:table-cell>
              <table:table-cell office:value-type="float" office:value="8804">
                <text:p>8804</text:p>
              </table:table-cell>
            </table:table-row>
            <table:table-row>
              <table:table-cell office:value-type="string">
                <text:p>Mon Sep 25 21:13:38 BRT 2017</text:p>
              </table:table-cell>
              <table:table-cell office:value-type="float" office:value="8960">
                <text:p>8960</text:p>
              </table:table-cell>
            </table:table-row>
            <table:table-row>
              <table:table-cell office:value-type="string">
                <text:p>Mon Sep 25 21:13:38 BRT 2017</text:p>
              </table:table-cell>
              <table:table-cell office:value-type="float" office:value="8697">
                <text:p>8697</text:p>
              </table:table-cell>
            </table:table-row>
            <table:table-row>
              <table:table-cell office:value-type="string">
                <text:p>Mon Sep 25 21:13:38 BRT 2017</text:p>
              </table:table-cell>
              <table:table-cell office:value-type="float" office:value="8711">
                <text:p>8711</text:p>
              </table:table-cell>
            </table:table-row>
            <table:table-row>
              <table:table-cell office:value-type="string">
                <text:p>Mon Sep 25 21:13:38 BRT 2017</text:p>
              </table:table-cell>
              <table:table-cell office:value-type="float" office:value="8909">
                <text:p>8909</text:p>
              </table:table-cell>
            </table:table-row>
            <table:table-row>
              <table:table-cell office:value-type="string">
                <text:p>Mon Sep 25 21:13:38 BRT 2017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Mon Sep 25 21:13:38 BRT 2017</text:p>
              </table:table-cell>
              <table:table-cell office:value-type="float" office:value="8709">
                <text:p>8709</text:p>
              </table:table-cell>
            </table:table-row>
            <table:table-row>
              <table:table-cell office:value-type="string">
                <text:p>Mon Sep 25 21:13:39 BRT 2017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string">
                <text:p>Mon Sep 25 21:13:39 BRT 2017</text:p>
              </table:table-cell>
              <table:table-cell office:value-type="float" office:value="15569">
                <text:p>15569</text:p>
              </table:table-cell>
            </table:table-row>
            <table:table-row>
              <table:table-cell office:value-type="string">
                <text:p>Mon Sep 25 21:13:39 BRT 2017</text:p>
              </table:table-cell>
              <table:table-cell office:value-type="float" office:value="14796">
                <text:p>14796</text:p>
              </table:table-cell>
            </table:table-row>
            <table:table-row>
              <table:table-cell office:value-type="string">
                <text:p>Mon Sep 25 21:13:39 BRT 2017</text:p>
              </table:table-cell>
              <table:table-cell office:value-type="float" office:value="12911">
                <text:p>12911</text:p>
              </table:table-cell>
            </table:table-row>
            <table:table-row>
              <table:table-cell office:value-type="string">
                <text:p>Mon Sep 25 21:13:39 BRT 2017</text:p>
              </table:table-cell>
              <table:table-cell office:value-type="float" office:value="9534">
                <text:p>9534</text:p>
              </table:table-cell>
            </table:table-row>
            <table:table-row>
              <table:table-cell office:value-type="string">
                <text:p>Mon Sep 25 21:13:39 BRT 2017</text:p>
              </table:table-cell>
              <table:table-cell office:value-type="float" office:value="8183">
                <text:p>8183</text:p>
              </table:table-cell>
            </table:table-row>
            <table:table-row>
              <table:table-cell office:value-type="string">
                <text:p>Mon Sep 25 21:13:39 BRT 2017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Mon Sep 25 21:13:40 BRT 2017</text:p>
              </table:table-cell>
              <table:table-cell office:value-type="float" office:value="9059">
                <text:p>9059</text:p>
              </table:table-cell>
            </table:table-row>
            <table:table-row>
              <table:table-cell office:value-type="string">
                <text:p>Mon Sep 25 21:13:40 BRT 2017</text:p>
              </table:table-cell>
              <table:table-cell office:value-type="float" office:value="8228">
                <text:p>8228</text:p>
              </table:table-cell>
            </table:table-row>
            <table:table-row>
              <table:table-cell office:value-type="string">
                <text:p>Mon Sep 25 21:13:41 BRT 2017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Mon Sep 25 21:13:41 BRT 2017</text:p>
              </table:table-cell>
              <table:table-cell office:value-type="float" office:value="9629">
                <text:p>9629</text:p>
              </table:table-cell>
            </table:table-row>
            <table:table-row>
              <table:table-cell office:value-type="string">
                <text:p>Mon Sep 25 21:13:42 BRT 2017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Mon Sep 25 21:13:42 BRT 2017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Mon Sep 25 21:13:42 BRT 2017</text:p>
              </table:table-cell>
              <table:table-cell office:value-type="float" office:value="9979">
                <text:p>9979</text:p>
              </table:table-cell>
            </table:table-row>
            <table:table-row>
              <table:table-cell office:value-type="string">
                <text:p>Mon Sep 25 21:13:42 BRT 2017</text:p>
              </table:table-cell>
              <table:table-cell office:value-type="float" office:value="10005">
                <text:p>10005</text:p>
              </table:table-cell>
            </table:table-row>
            <table:table-row>
              <table:table-cell office:value-type="string">
                <text:p>Mon Sep 25 21:13:43 BRT 2017</text:p>
              </table:table-cell>
              <table:table-cell office:value-type="float" office:value="13235">
                <text:p>13235</text:p>
              </table:table-cell>
            </table:table-row>
            <table:table-row>
              <table:table-cell office:value-type="string">
                <text:p>Mon Sep 25 21:13:43 BRT 2017</text:p>
              </table:table-cell>
              <table:table-cell office:value-type="float" office:value="11501">
                <text:p>11501</text:p>
              </table:table-cell>
            </table:table-row>
            <table:table-row>
              <table:table-cell office:value-type="string">
                <text:p>Mon Sep 25 21:13:43 BRT 2017</text:p>
              </table:table-cell>
              <table:table-cell office:value-type="float" office:value="10404">
                <text:p>10404</text:p>
              </table:table-cell>
            </table:table-row>
            <table:table-row>
              <table:table-cell office:value-type="string">
                <text:p>Mon Sep 25 21:13:43 BRT 2017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>Mon Sep 25 21:13:43 BRT 2017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Mon Sep 25 21:13:43 BRT 2017</text:p>
              </table:table-cell>
              <table:table-cell office:value-type="float" office:value="10404">
                <text:p>10404</text:p>
              </table:table-cell>
            </table:table-row>
            <table:table-row>
              <table:table-cell office:value-type="string">
                <text:p>Mon Sep 25 21:13:44 BRT 2017</text:p>
              </table:table-cell>
              <table:table-cell office:value-type="float" office:value="9886">
                <text:p>9886</text:p>
              </table:table-cell>
            </table:table-row>
            <table:table-row>
              <table:table-cell office:value-type="string">
                <text:p>Mon Sep 25 21:13:44 BRT 2017</text:p>
              </table:table-cell>
              <table:table-cell office:value-type="float" office:value="19547">
                <text:p>19547</text:p>
              </table:table-cell>
            </table:table-row>
            <table:table-row>
              <table:table-cell office:value-type="string">
                <text:p>Mon Sep 25 21:13:44 BRT 2017</text:p>
              </table:table-cell>
              <table:table-cell office:value-type="float" office:value="10109">
                <text:p>10109</text:p>
              </table:table-cell>
            </table:table-row>
            <table:table-row>
              <table:table-cell office:value-type="string">
                <text:p>Mon Sep 25 21:13:44 BRT 2017</text:p>
              </table:table-cell>
              <table:table-cell office:value-type="float" office:value="10020">
                <text:p>10020</text:p>
              </table:table-cell>
            </table:table-row>
            <table:table-row>
              <table:table-cell office:value-type="string">
                <text:p>Mon Sep 25 21:13:44 BRT 2017</text:p>
              </table:table-cell>
              <table:table-cell office:value-type="float" office:value="10676">
                <text:p>10676</text:p>
              </table:table-cell>
            </table:table-row>
            <table:table-row>
              <table:table-cell office:value-type="string">
                <text:p>Mon Sep 25 21:13:45 BRT 2017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Mon Sep 25 21:13:45 BRT 2017</text:p>
              </table:table-cell>
              <table:table-cell office:value-type="float" office:value="9868">
                <text:p>9868</text:p>
              </table:table-cell>
            </table:table-row>
            <table:table-row>
              <table:table-cell office:value-type="string">
                <text:p>Mon Sep 25 21:13:45 BRT 2017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Mon Sep 25 21:13:46 BRT 2017</text:p>
              </table:table-cell>
              <table:table-cell office:value-type="float" office:value="13806">
                <text:p>13806</text:p>
              </table:table-cell>
            </table:table-row>
            <table:table-row>
              <table:table-cell office:value-type="string">
                <text:p>Mon Sep 25 21:13:46 BRT 2017</text:p>
              </table:table-cell>
              <table:table-cell office:value-type="float" office:value="10672">
                <text:p>10672</text:p>
              </table:table-cell>
            </table:table-row>
            <table:table-row>
              <table:table-cell office:value-type="string">
                <text:p>Mon Sep 25 21:13:46 BRT 2017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Mon Sep 25 21:13:47 BRT 2017</text:p>
              </table:table-cell>
              <table:table-cell office:value-type="float" office:value="10941">
                <text:p>10941</text:p>
              </table:table-cell>
            </table:table-row>
            <table:table-row>
              <table:table-cell office:value-type="string">
                <text:p>Mon Sep 25 21:13:47 BRT 2017</text:p>
              </table:table-cell>
              <table:table-cell office:value-type="float" office:value="10808">
                <text:p>10808</text:p>
              </table:table-cell>
            </table:table-row>
            <table:table-row>
              <table:table-cell office:value-type="string">
                <text:p>Mon Sep 25 21:13:47 BRT 2017</text:p>
              </table:table-cell>
              <table:table-cell office:value-type="float" office:value="10828">
                <text:p>10828</text:p>
              </table:table-cell>
            </table:table-row>
            <table:table-row>
              <table:table-cell office:value-type="string">
                <text:p>Mon Sep 25 21:13:47 BRT 2017</text:p>
              </table:table-cell>
              <table:table-cell office:value-type="float" office:value="10796">
                <text:p>10796</text:p>
              </table:table-cell>
            </table:table-row>
            <table:table-row>
              <table:table-cell office:value-type="string">
                <text:p>Mon Sep 25 21:13:47 BRT 2017</text:p>
              </table:table-cell>
              <table:table-cell office:value-type="float" office:value="10902">
                <text:p>10902</text:p>
              </table:table-cell>
            </table:table-row>
            <table:table-row>
              <table:table-cell office:value-type="string">
                <text:p>Mon Sep 25 21:13:47 BRT 2017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string">
                <text:p>Mon Sep 25 21:13:47 BRT 2017</text:p>
              </table:table-cell>
              <table:table-cell office:value-type="float" office:value="10819">
                <text:p>10819</text:p>
              </table:table-cell>
            </table:table-row>
            <table:table-row>
              <table:table-cell office:value-type="string">
                <text:p>Mon Sep 25 21:13:47 BRT 2017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string">
                <text:p>Mon Sep 25 21:13:47 BRT 2017</text:p>
              </table:table-cell>
              <table:table-cell office:value-type="float" office:value="10614">
                <text:p>10614</text:p>
              </table:table-cell>
            </table:table-row>
            <table:table-row>
              <table:table-cell office:value-type="string">
                <text:p>Mon Sep 25 21:13:48 BRT 2017</text:p>
              </table:table-cell>
              <table:table-cell office:value-type="float" office:value="10577">
                <text:p>10577</text:p>
              </table:table-cell>
            </table:table-row>
            <table:table-row>
              <table:table-cell office:value-type="string">
                <text:p>Mon Sep 25 21:13:48 BRT 2017</text:p>
              </table:table-cell>
              <table:table-cell office:value-type="float" office:value="10720">
                <text:p>10720</text:p>
              </table:table-cell>
            </table:table-row>
            <table:table-row>
              <table:table-cell office:value-type="string">
                <text:p>Mon Sep 25 21:13:48 BRT 2017</text:p>
              </table:table-cell>
              <table:table-cell office:value-type="float" office:value="10618">
                <text:p>10618</text:p>
              </table:table-cell>
            </table:table-row>
            <table:table-row>
              <table:table-cell office:value-type="string">
                <text:p>Mon Sep 25 21:13:48 BRT 2017</text:p>
              </table:table-cell>
              <table:table-cell office:value-type="float" office:value="10738">
                <text:p>10738</text:p>
              </table:table-cell>
            </table:table-row>
            <table:table-row>
              <table:table-cell office:value-type="string">
                <text:p>Mon Sep 25 21:13:48 BRT 2017</text:p>
              </table:table-cell>
              <table:table-cell office:value-type="float" office:value="10844">
                <text:p>10844</text:p>
              </table:table-cell>
            </table:table-row>
            <table:table-row>
              <table:table-cell office:value-type="string">
                <text:p>Mon Sep 25 21:13:49 BRT 2017</text:p>
              </table:table-cell>
              <table:table-cell office:value-type="float" office:value="10925">
                <text:p>10925</text:p>
              </table:table-cell>
            </table:table-row>
            <table:table-row>
              <table:table-cell office:value-type="string">
                <text:p>Mon Sep 25 21:13:49 BRT 2017</text:p>
              </table:table-cell>
              <table:table-cell office:value-type="float" office:value="10925">
                <text:p>10925</text:p>
              </table:table-cell>
            </table:table-row>
            <table:table-row>
              <table:table-cell office:value-type="string">
                <text:p>Mon Sep 25 21:13:49 BRT 2017</text:p>
              </table:table-cell>
              <table:table-cell office:value-type="float" office:value="10906">
                <text:p>10906</text:p>
              </table:table-cell>
            </table:table-row>
            <table:table-row>
              <table:table-cell office:value-type="string">
                <text:p>Mon Sep 25 21:13:49 BRT 2017</text:p>
              </table:table-cell>
              <table:table-cell office:value-type="float" office:value="10864">
                <text:p>10864</text:p>
              </table:table-cell>
            </table:table-row>
            <table:table-row>
              <table:table-cell office:value-type="string">
                <text:p>Mon Sep 25 21:13:49 BRT 2017</text:p>
              </table:table-cell>
              <table:table-cell office:value-type="float" office:value="10854">
                <text:p>10854</text:p>
              </table:table-cell>
            </table:table-row>
            <table:table-row>
              <table:table-cell office:value-type="string">
                <text:p>Mon Sep 25 21:13:49 BRT 2017</text:p>
              </table:table-cell>
              <table:table-cell office:value-type="float" office:value="10899">
                <text:p>10899</text:p>
              </table:table-cell>
            </table:table-row>
            <table:table-row>
              <table:table-cell office:value-type="string">
                <text:p>Mon Sep 25 21:14:02 BRT 2017</text:p>
              </table:table-cell>
              <table:table-cell office:value-type="float" office:value="23693">
                <text:p>23693</text:p>
              </table:table-cell>
            </table:table-row>
            <table:table-row>
              <table:table-cell office:value-type="string">
                <text:p>Mon Sep 25 21:14:02 BRT 2017</text:p>
              </table:table-cell>
              <table:table-cell office:value-type="float" office:value="23883">
                <text:p>23883</text:p>
              </table:table-cell>
            </table:table-row>
            <table:table-row>
              <table:table-cell office:value-type="string">
                <text:p>Mon Sep 25 21:14:02 BRT 2017</text:p>
              </table:table-cell>
              <table:table-cell office:value-type="float" office:value="54693">
                <text:p>54693</text:p>
              </table:table-cell>
            </table:table-row>
            <table:table-row>
              <table:table-cell office:value-type="string">
                <text:p>Mon Sep 25 21:14:03 BRT 2017</text:p>
              </table:table-cell>
              <table:table-cell office:value-type="float" office:value="23879">
                <text:p>23879</text:p>
              </table:table-cell>
            </table:table-row>
            <table:table-row>
              <table:table-cell office:value-type="string">
                <text:p>Mon Sep 25 21:14:03 BRT 2017</text:p>
              </table:table-cell>
              <table:table-cell office:value-type="float" office:value="24160">
                <text:p>24160</text:p>
              </table:table-cell>
            </table:table-row>
            <table:table-row>
              <table:table-cell office:value-type="string">
                <text:p>Mon Sep 25 21:14:03 BRT 2017</text:p>
              </table:table-cell>
              <table:table-cell office:value-type="float" office:value="23866">
                <text:p>23866</text:p>
              </table:table-cell>
            </table:table-row>
            <table:table-row>
              <table:table-cell office:value-type="string">
                <text:p>Mon Sep 25 21:14:03 BRT 2017</text:p>
              </table:table-cell>
              <table:table-cell office:value-type="float" office:value="23877">
                <text:p>23877</text:p>
              </table:table-cell>
            </table:table-row>
            <table:table-row>
              <table:table-cell office:value-type="string">
                <text:p>Mon Sep 25 21:14:03 BRT 2017</text:p>
              </table:table-cell>
              <table:table-cell office:value-type="float" office:value="23908">
                <text:p>23908</text:p>
              </table:table-cell>
            </table:table-row>
            <table:table-row>
              <table:table-cell office:value-type="string">
                <text:p>Mon Sep 25 21:14:04 BRT 2017</text:p>
              </table:table-cell>
              <table:table-cell office:value-type="float" office:value="22199">
                <text:p>22199</text:p>
              </table:table-cell>
            </table:table-row>
            <table:table-row>
              <table:table-cell office:value-type="string">
                <text:p>Mon Sep 25 21:14:04 BRT 2017</text:p>
              </table:table-cell>
              <table:table-cell office:value-type="float" office:value="22061">
                <text:p>22061</text:p>
              </table:table-cell>
            </table:table-row>
            <table:table-row>
              <table:table-cell office:value-type="string">
                <text:p>Mon Sep 25 21:14:04 BRT 2017</text:p>
              </table:table-cell>
              <table:table-cell office:value-type="float" office:value="30102">
                <text:p>30102</text:p>
              </table:table-cell>
            </table:table-row>
            <table:table-row>
              <table:table-cell office:value-type="string">
                <text:p>Mon Sep 25 21:14:04 BRT 2017</text:p>
              </table:table-cell>
              <table:table-cell office:value-type="float" office:value="29468">
                <text:p>29468</text:p>
              </table:table-cell>
            </table:table-row>
            <table:table-row>
              <table:table-cell office:value-type="string">
                <text:p>Mon Sep 25 21:14:04 BRT 2017</text:p>
              </table:table-cell>
              <table:table-cell office:value-type="float" office:value="22276">
                <text:p>22276</text:p>
              </table:table-cell>
            </table:table-row>
            <table:table-row>
              <table:table-cell office:value-type="string">
                <text:p>Mon Sep 25 21:14:04 BRT 2017</text:p>
              </table:table-cell>
              <table:table-cell office:value-type="float" office:value="22392">
                <text:p>22392</text:p>
              </table:table-cell>
            </table:table-row>
            <table:table-row>
              <table:table-cell office:value-type="string">
                <text:p>Mon Sep 25 21:14:04 BRT 2017</text:p>
              </table:table-cell>
              <table:table-cell office:value-type="float" office:value="22536">
                <text:p>22536</text:p>
              </table:table-cell>
            </table:table-row>
            <table:table-row>
              <table:table-cell office:value-type="string">
                <text:p>Mon Sep 25 21:14:05 BRT 2017</text:p>
              </table:table-cell>
              <table:table-cell office:value-type="float" office:value="27507">
                <text:p>27507</text:p>
              </table:table-cell>
            </table:table-row>
            <table:table-row>
              <table:table-cell office:value-type="string">
                <text:p>Mon Sep 25 21:14:05 BRT 2017</text:p>
              </table:table-cell>
              <table:table-cell office:value-type="float" office:value="21919">
                <text:p>21919</text:p>
              </table:table-cell>
            </table:table-row>
            <table:table-row>
              <table:table-cell office:value-type="string">
                <text:p>Mon Sep 25 21:14:05 BRT 2017</text:p>
              </table:table-cell>
              <table:table-cell office:value-type="float" office:value="22032">
                <text:p>22032</text:p>
              </table:table-cell>
            </table:table-row>
            <table:table-row>
              <table:table-cell office:value-type="string">
                <text:p>Mon Sep 25 21:14:05 BRT 2017</text:p>
              </table:table-cell>
              <table:table-cell office:value-type="float" office:value="21906">
                <text:p>21906</text:p>
              </table:table-cell>
            </table:table-row>
            <table:table-row>
              <table:table-cell office:value-type="string">
                <text:p>Mon Sep 25 21:14:05 BRT 2017</text:p>
              </table:table-cell>
              <table:table-cell office:value-type="float" office:value="21880">
                <text:p>21880</text:p>
              </table:table-cell>
            </table:table-row>
            <table:table-row>
              <table:table-cell office:value-type="string">
                <text:p>Mon Sep 25 21:14:05 BRT 2017</text:p>
              </table:table-cell>
              <table:table-cell office:value-type="float" office:value="21852">
                <text:p>21852</text:p>
              </table:table-cell>
            </table:table-row>
            <table:table-row>
              <table:table-cell office:value-type="string">
                <text:p>Mon Sep 25 21:14:05 BRT 2017</text:p>
              </table:table-cell>
              <table:table-cell office:value-type="float" office:value="21900">
                <text:p>21900</text:p>
              </table:table-cell>
            </table:table-row>
            <table:table-row>
              <table:table-cell office:value-type="string">
                <text:p>Mon Sep 25 21:14:06 BRT 2017</text:p>
              </table:table-cell>
              <table:table-cell office:value-type="float" office:value="21522">
                <text:p>21522</text:p>
              </table:table-cell>
            </table:table-row>
            <table:table-row>
              <table:table-cell office:value-type="string">
                <text:p>Mon Sep 25 21:14:06 BRT 2017</text:p>
              </table:table-cell>
              <table:table-cell office:value-type="float" office:value="21659">
                <text:p>21659</text:p>
              </table:table-cell>
            </table:table-row>
            <table:table-row>
              <table:table-cell office:value-type="string">
                <text:p>Mon Sep 25 21:14:06 BRT 2017</text:p>
              </table:table-cell>
              <table:table-cell office:value-type="float" office:value="21639">
                <text:p>21639</text:p>
              </table:table-cell>
            </table:table-row>
            <table:table-row>
              <table:table-cell office:value-type="string">
                <text:p>Mon Sep 25 21:14:06 BRT 2017</text:p>
              </table:table-cell>
              <table:table-cell office:value-type="float" office:value="21620">
                <text:p>21620</text:p>
              </table:table-cell>
            </table:table-row>
            <table:table-row>
              <table:table-cell office:value-type="string">
                <text:p>Mon Sep 25 21:14:06 BRT 2017</text:p>
              </table:table-cell>
              <table:table-cell office:value-type="float" office:value="21620">
                <text:p>21620</text:p>
              </table:table-cell>
            </table:table-row>
            <table:table-row>
              <table:table-cell office:value-type="string">
                <text:p>Mon Sep 25 21:14:06 BRT 2017</text:p>
              </table:table-cell>
              <table:table-cell office:value-type="float" office:value="20883">
                <text:p>20883</text:p>
              </table:table-cell>
            </table:table-row>
            <table:table-row>
              <table:table-cell office:value-type="string">
                <text:p>Mon Sep 25 21:14:06 BRT 2017</text:p>
              </table:table-cell>
              <table:table-cell office:value-type="float" office:value="21300">
                <text:p>21300</text:p>
              </table:table-cell>
            </table:table-row>
            <table:table-row>
              <table:table-cell office:value-type="string">
                <text:p>Mon Sep 25 21:14:06 BRT 2017</text:p>
              </table:table-cell>
              <table:table-cell office:value-type="float" office:value="20774">
                <text:p>20774</text:p>
              </table:table-cell>
            </table:table-row>
            <table:table-row>
              <table:table-cell office:value-type="string">
                <text:p>Mon Sep 25 21:14:07 BRT 2017</text:p>
              </table:table-cell>
              <table:table-cell office:value-type="float" office:value="20515">
                <text:p>20515</text:p>
              </table:table-cell>
            </table:table-row>
            <table:table-row>
              <table:table-cell office:value-type="string">
                <text:p>Mon Sep 25 21:14:07 BRT 2017</text:p>
              </table:table-cell>
              <table:table-cell office:value-type="float" office:value="25971">
                <text:p>25971</text:p>
              </table:table-cell>
            </table:table-row>
            <table:table-row>
              <table:table-cell office:value-type="string">
                <text:p>Mon Sep 25 21:14:07 BRT 2017</text:p>
              </table:table-cell>
              <table:table-cell office:value-type="float" office:value="20395">
                <text:p>20395</text:p>
              </table:table-cell>
            </table:table-row>
            <table:table-row>
              <table:table-cell office:value-type="string">
                <text:p>Mon Sep 25 21:14:07 BRT 2017</text:p>
              </table:table-cell>
              <table:table-cell office:value-type="float" office:value="20771">
                <text:p>20771</text:p>
              </table:table-cell>
            </table:table-row>
            <table:table-row>
              <table:table-cell office:value-type="string">
                <text:p>Mon Sep 25 21:14:07 BRT 2017</text:p>
              </table:table-cell>
              <table:table-cell office:value-type="float" office:value="20394">
                <text:p>20394</text:p>
              </table:table-cell>
            </table:table-row>
            <table:table-row>
              <table:table-cell office:value-type="string">
                <text:p>Mon Sep 25 21:14:07 BRT 2017</text:p>
              </table:table-cell>
              <table:table-cell office:value-type="float" office:value="20420">
                <text:p>20420</text:p>
              </table:table-cell>
            </table:table-row>
            <table:table-row>
              <table:table-cell office:value-type="string">
                <text:p>Mon Sep 25 21:14:07 BRT 2017</text:p>
              </table:table-cell>
              <table:table-cell office:value-type="float" office:value="20386">
                <text:p>20386</text:p>
              </table:table-cell>
            </table:table-row>
            <table:table-row>
              <table:table-cell office:value-type="string">
                <text:p>Mon Sep 25 21:14:08 BRT 2017</text:p>
              </table:table-cell>
              <table:table-cell office:value-type="float" office:value="20438">
                <text:p>20438</text:p>
              </table:table-cell>
            </table:table-row>
            <table:table-row>
              <table:table-cell office:value-type="string">
                <text:p>Mon Sep 25 21:14:08 BRT 2017</text:p>
              </table:table-cell>
              <table:table-cell office:value-type="float" office:value="20426">
                <text:p>20426</text:p>
              </table:table-cell>
            </table:table-row>
            <table:table-row>
              <table:table-cell office:value-type="string">
                <text:p>Mon Sep 25 21:14:08 BRT 2017</text:p>
              </table:table-cell>
              <table:table-cell office:value-type="float" office:value="20428">
                <text:p>20428</text:p>
              </table:table-cell>
            </table:table-row>
            <table:table-row>
              <table:table-cell office:value-type="string">
                <text:p>Mon Sep 25 21:14:08 BRT 2017</text:p>
              </table:table-cell>
              <table:table-cell office:value-type="float" office:value="20433">
                <text:p>20433</text:p>
              </table:table-cell>
            </table:table-row>
            <table:table-row>
              <table:table-cell office:value-type="string">
                <text:p>Mon Sep 25 21:14:08 BRT 2017</text:p>
              </table:table-cell>
              <table:table-cell office:value-type="float" office:value="21124">
                <text:p>21124</text:p>
              </table:table-cell>
            </table:table-row>
            <table:table-row>
              <table:table-cell office:value-type="string">
                <text:p>Mon Sep 25 21:14:08 BRT 2017</text:p>
              </table:table-cell>
              <table:table-cell office:value-type="float" office:value="20405">
                <text:p>20405</text:p>
              </table:table-cell>
            </table:table-row>
            <table:table-row>
              <table:table-cell office:value-type="string">
                <text:p>Mon Sep 25 21:14:08 BRT 2017</text:p>
              </table:table-cell>
              <table:table-cell office:value-type="float" office:value="20404">
                <text:p>20404</text:p>
              </table:table-cell>
            </table:table-row>
            <table:table-row>
              <table:table-cell office:value-type="string">
                <text:p>Mon Sep 25 21:14:08 BRT 2017</text:p>
              </table:table-cell>
              <table:table-cell office:value-type="float" office:value="20277">
                <text:p>20277</text:p>
              </table:table-cell>
            </table:table-row>
            <table:table-row>
              <table:table-cell office:value-type="string">
                <text:p>Mon Sep 25 21:14:09 BRT 2017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Mon Sep 25 21:14:09 BRT 2017</text:p>
              </table:table-cell>
              <table:table-cell office:value-type="float" office:value="23084">
                <text:p>23084</text:p>
              </table:table-cell>
            </table:table-row>
            <table:table-row>
              <table:table-cell office:value-type="string">
                <text:p>Mon Sep 25 21:14:09 BRT 2017</text:p>
              </table:table-cell>
              <table:table-cell office:value-type="float" office:value="20167">
                <text:p>20167</text:p>
              </table:table-cell>
            </table:table-row>
            <table:table-row>
              <table:table-cell office:value-type="string">
                <text:p>Mon Sep 25 21:14:10 BRT 2017</text:p>
              </table:table-cell>
              <table:table-cell office:value-type="float" office:value="20537">
                <text:p>20537</text:p>
              </table:table-cell>
            </table:table-row>
            <table:table-row>
              <table:table-cell office:value-type="string">
                <text:p>Mon Sep 25 21:14:10 BRT 2017</text:p>
              </table:table-cell>
              <table:table-cell office:value-type="float" office:value="20633">
                <text:p>20633</text:p>
              </table:table-cell>
            </table:table-row>
            <table:table-row>
              <table:table-cell office:value-type="string">
                <text:p>Mon Sep 25 21:14:10 BRT 2017</text:p>
              </table:table-cell>
              <table:table-cell office:value-type="float" office:value="20556">
                <text:p>20556</text:p>
              </table:table-cell>
            </table:table-row>
            <table:table-row>
              <table:table-cell office:value-type="string">
                <text:p>Mon Sep 25 21:14:10 BRT 2017</text:p>
              </table:table-cell>
              <table:table-cell office:value-type="float" office:value="20647">
                <text:p>20647</text:p>
              </table:table-cell>
            </table:table-row>
            <table:table-row>
              <table:table-cell office:value-type="string">
                <text:p>Mon Sep 25 21:14:10 BRT 2017</text:p>
              </table:table-cell>
              <table:table-cell office:value-type="float" office:value="7950">
                <text:p>7950</text:p>
              </table:table-cell>
            </table:table-row>
            <table:table-row>
              <table:table-cell office:value-type="string">
                <text:p>Mon Sep 25 21:14:10 BRT 2017</text:p>
              </table:table-cell>
              <table:table-cell office:value-type="float" office:value="8045">
                <text:p>8045</text:p>
              </table:table-cell>
            </table:table-row>
            <table:table-row>
              <table:table-cell office:value-type="string">
                <text:p>Mon Sep 25 21:14:10 BRT 2017</text:p>
              </table:table-cell>
              <table:table-cell office:value-type="float" office:value="7947">
                <text:p>7947</text:p>
              </table:table-cell>
            </table:table-row>
            <table:table-row>
              <table:table-cell office:value-type="string">
                <text:p>Mon Sep 25 21:14:11 BRT 2017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Mon Sep 25 21:14:11 BRT 2017</text:p>
              </table:table-cell>
              <table:table-cell office:value-type="float" office:value="7948">
                <text:p>7948</text:p>
              </table:table-cell>
            </table:table-row>
            <table:table-row>
              <table:table-cell office:value-type="string">
                <text:p>Mon Sep 25 21:14:11 BRT 2017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Mon Sep 25 21:14:11 BRT 2017</text:p>
              </table:table-cell>
              <table:table-cell office:value-type="float" office:value="7873">
                <text:p>7873</text:p>
              </table:table-cell>
            </table:table-row>
            <table:table-row>
              <table:table-cell office:value-type="string">
                <text:p>Mon Sep 25 21:14:12 BRT 2017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string">
                <text:p>Mon Sep 25 21:14:12 BRT 2017</text:p>
              </table:table-cell>
              <table:table-cell office:value-type="float" office:value="8569">
                <text:p>8569</text:p>
              </table:table-cell>
            </table:table-row>
            <table:table-row>
              <table:table-cell office:value-type="string">
                <text:p>Mon Sep 25 21:14:13 BRT 2017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string">
                <text:p>Mon Sep 25 21:14:13 BRT 2017</text:p>
              </table:table-cell>
              <table:table-cell office:value-type="float" office:value="16010">
                <text:p>16010</text:p>
              </table:table-cell>
            </table:table-row>
            <table:table-row>
              <table:table-cell office:value-type="string">
                <text:p>Mon Sep 25 21:14:13 BRT 2017</text:p>
              </table:table-cell>
              <table:table-cell office:value-type="float" office:value="9106">
                <text:p>9106</text:p>
              </table:table-cell>
            </table:table-row>
            <table:table-row>
              <table:table-cell office:value-type="string">
                <text:p>Mon Sep 25 21:14:14 BRT 2017</text:p>
              </table:table-cell>
              <table:table-cell office:value-type="float" office:value="22705">
                <text:p>22705</text:p>
              </table:table-cell>
            </table:table-row>
            <table:table-row>
              <table:table-cell office:value-type="string">
                <text:p>Mon Sep 25 21:14:14 BRT 2017</text:p>
              </table:table-cell>
              <table:table-cell office:value-type="float" office:value="9370">
                <text:p>9370</text:p>
              </table:table-cell>
            </table:table-row>
            <table:table-row>
              <table:table-cell office:value-type="string">
                <text:p>Mon Sep 25 21:14:14 BRT 2017</text:p>
              </table:table-cell>
              <table:table-cell office:value-type="float" office:value="9424">
                <text:p>9424</text:p>
              </table:table-cell>
            </table:table-row>
            <table:table-row>
              <table:table-cell office:value-type="string">
                <text:p>Mon Sep 25 21:14:14 BRT 2017</text:p>
              </table:table-cell>
              <table:table-cell office:value-type="float" office:value="9443">
                <text:p>9443</text:p>
              </table:table-cell>
            </table:table-row>
            <table:table-row>
              <table:table-cell office:value-type="string">
                <text:p>Mon Sep 25 21:14:14 BRT 2017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string">
                <text:p>Mon Sep 25 21:14:14 BRT 2017</text:p>
              </table:table-cell>
              <table:table-cell office:value-type="float" office:value="9331">
                <text:p>9331</text:p>
              </table:table-cell>
            </table:table-row>
            <table:table-row>
              <table:table-cell office:value-type="string">
                <text:p>Mon Sep 25 21:14:14 BRT 2017</text:p>
              </table:table-cell>
              <table:table-cell office:value-type="float" office:value="9422">
                <text:p>9422</text:p>
              </table:table-cell>
            </table:table-row>
            <table:table-row>
              <table:table-cell office:value-type="string">
                <text:p>Mon Sep 25 21:14:15 BRT 2017</text:p>
              </table:table-cell>
              <table:table-cell office:value-type="float" office:value="35855">
                <text:p>35855</text:p>
              </table:table-cell>
            </table:table-row>
            <table:table-row>
              <table:table-cell office:value-type="string">
                <text:p>Mon Sep 25 21:14:15 BRT 2017</text:p>
              </table:table-cell>
              <table:table-cell office:value-type="float" office:value="16448">
                <text:p>16448</text:p>
              </table:table-cell>
            </table:table-row>
            <table:table-row>
              <table:table-cell office:value-type="string">
                <text:p>Mon Sep 25 21:14:15 BRT 2017</text:p>
              </table:table-cell>
              <table:table-cell office:value-type="float" office:value="9805">
                <text:p>9805</text:p>
              </table:table-cell>
            </table:table-row>
            <table:table-row>
              <table:table-cell office:value-type="string">
                <text:p>Mon Sep 25 21:14:15 BRT 2017</text:p>
              </table:table-cell>
              <table:table-cell office:value-type="float" office:value="9795">
                <text:p>9795</text:p>
              </table:table-cell>
            </table:table-row>
            <table:table-row>
              <table:table-cell office:value-type="string">
                <text:p>Mon Sep 25 21:14:16 BRT 2017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Mon Sep 25 21:14:16 BRT 2017</text:p>
              </table:table-cell>
              <table:table-cell office:value-type="float" office:value="10014">
                <text:p>10014</text:p>
              </table:table-cell>
            </table:table-row>
            <table:table-row>
              <table:table-cell office:value-type="string">
                <text:p>Mon Sep 25 21:14:16 BRT 2017</text:p>
              </table:table-cell>
              <table:table-cell office:value-type="float" office:value="9898">
                <text:p>9898</text:p>
              </table:table-cell>
            </table:table-row>
            <table:table-row>
              <table:table-cell office:value-type="string">
                <text:p>Mon Sep 25 21:14:16 BRT 2017</text:p>
              </table:table-cell>
              <table:table-cell office:value-type="float" office:value="9888">
                <text:p>9888</text:p>
              </table:table-cell>
            </table:table-row>
            <table:table-row>
              <table:table-cell office:value-type="string">
                <text:p>Mon Sep 25 21:14:16 BRT 2017</text:p>
              </table:table-cell>
              <table:table-cell office:value-type="float" office:value="9878">
                <text:p>9878</text:p>
              </table:table-cell>
            </table:table-row>
            <table:table-row>
              <table:table-cell office:value-type="string">
                <text:p>Mon Sep 25 21:14:16 BRT 2017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Mon Sep 25 21:14:17 BRT 2017</text:p>
              </table:table-cell>
              <table:table-cell office:value-type="float" office:value="10466">
                <text:p>10466</text:p>
              </table:table-cell>
            </table:table-row>
            <table:table-row>
              <table:table-cell office:value-type="string">
                <text:p>Mon Sep 25 21:14:17 BRT 2017</text:p>
              </table:table-cell>
              <table:table-cell office:value-type="float" office:value="10278">
                <text:p>10278</text:p>
              </table:table-cell>
            </table:table-row>
            <table:table-row>
              <table:table-cell office:value-type="string">
                <text:p>Mon Sep 25 21:14:17 BRT 2017</text:p>
              </table:table-cell>
              <table:table-cell office:value-type="float" office:value="10328">
                <text:p>10328</text:p>
              </table:table-cell>
            </table:table-row>
            <table:table-row>
              <table:table-cell office:value-type="string">
                <text:p>Mon Sep 25 21:14:17 BRT 2017</text:p>
              </table:table-cell>
              <table:table-cell office:value-type="float" office:value="10331">
                <text:p>10331</text:p>
              </table:table-cell>
            </table:table-row>
            <table:table-row>
              <table:table-cell office:value-type="string">
                <text:p>Mon Sep 25 21:14:18 BRT 2017</text:p>
              </table:table-cell>
              <table:table-cell office:value-type="float" office:value="10466">
                <text:p>10466</text:p>
              </table:table-cell>
            </table:table-row>
            <table:table-row>
              <table:table-cell office:value-type="string">
                <text:p>Mon Sep 25 21:14:18 BRT 2017</text:p>
              </table:table-cell>
              <table:table-cell office:value-type="float" office:value="13472">
                <text:p>13472</text:p>
              </table:table-cell>
            </table:table-row>
            <table:table-row>
              <table:table-cell office:value-type="string">
                <text:p>Mon Sep 25 21:14:18 BRT 2017</text:p>
              </table:table-cell>
              <table:table-cell office:value-type="float" office:value="10464">
                <text:p>10464</text:p>
              </table:table-cell>
            </table:table-row>
            <table:table-row>
              <table:table-cell office:value-type="string">
                <text:p>Mon Sep 25 21:14:18 BRT 2017</text:p>
              </table:table-cell>
              <table:table-cell office:value-type="float" office:value="10538">
                <text:p>10538</text:p>
              </table:table-cell>
            </table:table-row>
            <table:table-row>
              <table:table-cell office:value-type="string">
                <text:p>Mon Sep 25 21:14:18 BRT 2017</text:p>
              </table:table-cell>
              <table:table-cell office:value-type="float" office:value="10447">
                <text:p>10447</text:p>
              </table:table-cell>
            </table:table-row>
            <table:table-row>
              <table:table-cell office:value-type="string">
                <text:p>Mon Sep 25 21:14:18 BRT 2017</text:p>
              </table:table-cell>
              <table:table-cell office:value-type="float" office:value="10436">
                <text:p>10436</text:p>
              </table:table-cell>
            </table:table-row>
            <table:table-row>
              <table:table-cell office:value-type="string">
                <text:p>Mon Sep 25 21:14:18 BRT 2017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>
                <text:p>Mon Sep 25 21:14:18 BRT 2017</text:p>
              </table:table-cell>
              <table:table-cell office:value-type="float" office:value="10424">
                <text:p>10424</text:p>
              </table:table-cell>
            </table:table-row>
            <table:table-row>
              <table:table-cell office:value-type="string">
                <text:p>Mon Sep 25 21:14:19 BRT 2017</text:p>
              </table:table-cell>
              <table:table-cell office:value-type="float" office:value="10517">
                <text:p>10517</text:p>
              </table:table-cell>
            </table:table-row>
            <table:table-row>
              <table:table-cell office:value-type="string">
                <text:p>Mon Sep 25 21:14:19 BRT 2017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Mon Sep 25 21:14:19 BRT 2017</text:p>
              </table:table-cell>
              <table:table-cell office:value-type="float" office:value="10509">
                <text:p>10509</text:p>
              </table:table-cell>
            </table:table-row>
            <table:table-row>
              <table:table-cell office:value-type="string">
                <text:p>Mon Sep 25 21:14:19 BRT 2017</text:p>
              </table:table-cell>
              <table:table-cell office:value-type="float" office:value="12828">
                <text:p>12828</text:p>
              </table:table-cell>
            </table:table-row>
            <table:table-row>
              <table:table-cell office:value-type="string">
                <text:p>Mon Sep 25 21:14:19 BRT 2017</text:p>
              </table:table-cell>
              <table:table-cell office:value-type="float" office:value="10506">
                <text:p>10506</text:p>
              </table:table-cell>
            </table:table-row>
            <table:table-row>
              <table:table-cell office:value-type="string">
                <text:p>Mon Sep 25 21:14:19 BRT 2017</text:p>
              </table:table-cell>
              <table:table-cell office:value-type="float" office:value="10423">
                <text:p>10423</text:p>
              </table:table-cell>
            </table:table-row>
            <table:table-row>
              <table:table-cell office:value-type="string">
                <text:p>Mon Sep 25 21:14:19 BRT 2017</text:p>
              </table:table-cell>
              <table:table-cell office:value-type="float" office:value="10121">
                <text:p>10121</text:p>
              </table:table-cell>
            </table:table-row>
            <table:table-row>
              <table:table-cell office:value-type="string">
                <text:p>Mon Sep 25 21:14:20 BRT 2017</text:p>
              </table:table-cell>
              <table:table-cell office:value-type="float" office:value="23425">
                <text:p>23425</text:p>
              </table:table-cell>
            </table:table-row>
            <table:table-row>
              <table:table-cell office:value-type="string">
                <text:p>Mon Sep 25 21:14:20 BRT 2017</text:p>
              </table:table-cell>
              <table:table-cell office:value-type="float" office:value="10335">
                <text:p>10335</text:p>
              </table:table-cell>
            </table:table-row>
            <table:table-row>
              <table:table-cell office:value-type="string">
                <text:p>Mon Sep 25 21:14:20 BRT 2017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Mon Sep 25 21:14:20 BRT 2017</text:p>
              </table:table-cell>
              <table:table-cell office:value-type="float" office:value="10360">
                <text:p>10360</text:p>
              </table:table-cell>
            </table:table-row>
            <table:table-row>
              <table:table-cell office:value-type="string">
                <text:p>Mon Sep 25 21:14:20 BRT 2017</text:p>
              </table:table-cell>
              <table:table-cell office:value-type="float" office:value="10356">
                <text:p>10356</text:p>
              </table:table-cell>
            </table:table-row>
            <table:table-row>
              <table:table-cell office:value-type="string">
                <text:p>Mon Sep 25 21:14:21 BRT 2017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Mon Sep 25 21:14:21 BRT 2017</text:p>
              </table:table-cell>
              <table:table-cell office:value-type="float" office:value="10098">
                <text:p>10098</text:p>
              </table:table-cell>
            </table:table-row>
            <table:table-row>
              <table:table-cell office:value-type="string">
                <text:p>Mon Sep 25 21:14:21 BRT 2017</text:p>
              </table:table-cell>
              <table:table-cell office:value-type="float" office:value="10348">
                <text:p>10348</text:p>
              </table:table-cell>
            </table:table-row>
            <table:table-row>
              <table:table-cell office:value-type="string">
                <text:p>Mon Sep 25 21:14:21 BRT 2017</text:p>
              </table:table-cell>
              <table:table-cell office:value-type="float" office:value="9959">
                <text:p>9959</text:p>
              </table:table-cell>
            </table:table-row>
            <table:table-row>
              <table:table-cell office:value-type="string">
                <text:p>Mon Sep 25 21:14:21 BRT 2017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Mon Sep 25 21:14:21 BRT 2017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Mon Sep 25 21:14:22 BRT 2017</text:p>
              </table:table-cell>
              <table:table-cell office:value-type="float" office:value="9126">
                <text:p>9126</text:p>
              </table:table-cell>
            </table:table-row>
            <table:table-row>
              <table:table-cell office:value-type="string">
                <text:p>Mon Sep 25 21:14:22 BRT 2017</text:p>
              </table:table-cell>
              <table:table-cell office:value-type="float" office:value="9021">
                <text:p>9021</text:p>
              </table:table-cell>
            </table:table-row>
            <table:table-row>
              <table:table-cell office:value-type="string">
                <text:p>Mon Sep 25 21:14:22 BRT 2017</text:p>
              </table:table-cell>
              <table:table-cell office:value-type="float" office:value="8780">
                <text:p>8780</text:p>
              </table:table-cell>
            </table:table-row>
            <table:table-row>
              <table:table-cell office:value-type="string">
                <text:p>Mon Sep 25 21:14:22 BRT 2017</text:p>
              </table:table-cell>
              <table:table-cell office:value-type="float" office:value="9565">
                <text:p>9565</text:p>
              </table:table-cell>
            </table:table-row>
            <table:table-row>
              <table:table-cell office:value-type="string">
                <text:p>Mon Sep 25 21:14:22 BRT 2017</text:p>
              </table:table-cell>
              <table:table-cell office:value-type="float" office:value="9035">
                <text:p>9035</text:p>
              </table:table-cell>
            </table:table-row>
            <table:table-row>
              <table:table-cell office:value-type="string">
                <text:p>Mon Sep 25 21:14:22 BRT 2017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Mon Sep 25 21:14:22 BRT 2017</text:p>
              </table:table-cell>
              <table:table-cell office:value-type="float" office:value="8908">
                <text:p>8908</text:p>
              </table:table-cell>
            </table:table-row>
            <table:table-row>
              <table:table-cell office:value-type="string">
                <text:p>Mon Sep 25 21:14:23 BRT 2017</text:p>
              </table:table-cell>
              <table:table-cell office:value-type="float" office:value="8773">
                <text:p>8773</text:p>
              </table:table-cell>
            </table:table-row>
            <table:table-row>
              <table:table-cell office:value-type="string">
                <text:p>Mon Sep 25 21:14:23 BRT 2017</text:p>
              </table:table-cell>
              <table:table-cell office:value-type="float" office:value="8821">
                <text:p>8821</text:p>
              </table:table-cell>
            </table:table-row>
            <table:table-row>
              <table:table-cell office:value-type="string">
                <text:p>Mon Sep 25 21:14:23 BRT 2017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Mon Sep 25 21:14:23 BRT 2017</text:p>
              </table:table-cell>
              <table:table-cell office:value-type="float" office:value="11651">
                <text:p>11651</text:p>
              </table:table-cell>
            </table:table-row>
            <table:table-row>
              <table:table-cell office:value-type="string">
                <text:p>Mon Sep 25 21:14:23 BRT 2017</text:p>
              </table:table-cell>
              <table:table-cell office:value-type="float" office:value="8533">
                <text:p>8533</text:p>
              </table:table-cell>
            </table:table-row>
            <table:table-row>
              <table:table-cell office:value-type="string">
                <text:p>Mon Sep 25 21:14:23 BRT 2017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Mon Sep 25 21:14:23 BRT 2017</text:p>
              </table:table-cell>
              <table:table-cell office:value-type="float" office:value="8297">
                <text:p>8297</text:p>
              </table:table-cell>
            </table:table-row>
            <table:table-row>
              <table:table-cell office:value-type="string">
                <text:p>Mon Sep 25 21:14:24 BRT 2017</text:p>
              </table:table-cell>
              <table:table-cell office:value-type="float" office:value="8775">
                <text:p>8775</text:p>
              </table:table-cell>
            </table:table-row>
            <table:table-row>
              <table:table-cell office:value-type="string">
                <text:p>Mon Sep 25 21:14:24 BRT 2017</text:p>
              </table:table-cell>
              <table:table-cell office:value-type="float" office:value="8861">
                <text:p>8861</text:p>
              </table:table-cell>
            </table:table-row>
            <table:table-row>
              <table:table-cell office:value-type="string">
                <text:p>Mon Sep 25 21:14:25 BRT 2017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string">
                <text:p>Mon Sep 25 21:14:25 BRT 2017</text:p>
              </table:table-cell>
              <table:table-cell office:value-type="float" office:value="9317">
                <text:p>9317</text:p>
              </table:table-cell>
            </table:table-row>
            <table:table-row>
              <table:table-cell office:value-type="string">
                <text:p>Mon Sep 25 21:14:25 BRT 2017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Mon Sep 25 21:14:26 BRT 2017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Mon Sep 25 21:14:26 BRT 2017</text:p>
              </table:table-cell>
              <table:table-cell office:value-type="float" office:value="10106">
                <text:p>10106</text:p>
              </table:table-cell>
            </table:table-row>
            <table:table-row>
              <table:table-cell office:value-type="string">
                <text:p>Mon Sep 25 21:14:26 BRT 2017</text:p>
              </table:table-cell>
              <table:table-cell office:value-type="float" office:value="9975">
                <text:p>9975</text:p>
              </table:table-cell>
            </table:table-row>
            <table:table-row>
              <table:table-cell office:value-type="string">
                <text:p>Mon Sep 25 21:14:27 BRT 2017</text:p>
              </table:table-cell>
              <table:table-cell office:value-type="float" office:value="10093">
                <text:p>10093</text:p>
              </table:table-cell>
            </table:table-row>
            <table:table-row>
              <table:table-cell office:value-type="string">
                <text:p>Mon Sep 25 21:14:27 BRT 2017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Mon Sep 25 21:14:27 BRT 2017</text:p>
              </table:table-cell>
              <table:table-cell office:value-type="float" office:value="9989">
                <text:p>9989</text:p>
              </table:table-cell>
            </table:table-row>
            <table:table-row>
              <table:table-cell office:value-type="string">
                <text:p>Mon Sep 25 21:14:27 BRT 2017</text:p>
              </table:table-cell>
              <table:table-cell office:value-type="float" office:value="10079">
                <text:p>10079</text:p>
              </table:table-cell>
            </table:table-row>
            <table:table-row>
              <table:table-cell office:value-type="string">
                <text:p>Mon Sep 25 21:14:28 BRT 2017</text:p>
              </table:table-cell>
              <table:table-cell office:value-type="float" office:value="10331">
                <text:p>10331</text:p>
              </table:table-cell>
            </table:table-row>
            <table:table-row>
              <table:table-cell office:value-type="string">
                <text:p>Mon Sep 25 21:14:28 BRT 2017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string">
                <text:p>Mon Sep 25 21:14:28 BRT 2017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string">
                <text:p>Mon Sep 25 21:14:28 BRT 2017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string">
                <text:p>Mon Sep 25 21:14:28 BRT 2017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Mon Sep 25 21:14:28 BRT 2017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string">
                <text:p>Mon Sep 25 21:14:48 BRT 2017</text:p>
              </table:table-cell>
              <table:table-cell office:value-type="float" office:value="29460">
                <text:p>29460</text:p>
              </table:table-cell>
            </table:table-row>
            <table:table-row>
              <table:table-cell office:value-type="string">
                <text:p>Mon Sep 25 21:14:48 BRT 2017</text:p>
              </table:table-cell>
              <table:table-cell office:value-type="float" office:value="29320">
                <text:p>29320</text:p>
              </table:table-cell>
            </table:table-row>
            <table:table-row>
              <table:table-cell office:value-type="string">
                <text:p>Mon Sep 25 21:14:48 BRT 2017</text:p>
              </table:table-cell>
              <table:table-cell office:value-type="float" office:value="29471">
                <text:p>29471</text:p>
              </table:table-cell>
            </table:table-row>
            <table:table-row>
              <table:table-cell office:value-type="string">
                <text:p>Mon Sep 25 21:14:48 BRT 2017</text:p>
              </table:table-cell>
              <table:table-cell office:value-type="float" office:value="29466">
                <text:p>29466</text:p>
              </table:table-cell>
            </table:table-row>
            <table:table-row>
              <table:table-cell office:value-type="string">
                <text:p>Mon Sep 25 21:14:48 BRT 2017</text:p>
              </table:table-cell>
              <table:table-cell office:value-type="float" office:value="32466">
                <text:p>32466</text:p>
              </table:table-cell>
            </table:table-row>
            <table:table-row>
              <table:table-cell office:value-type="string">
                <text:p>Mon Sep 25 21:14:49 BRT 2017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Mon Sep 25 21:14:49 BRT 2017</text:p>
              </table:table-cell>
              <table:table-cell office:value-type="float" office:value="29585">
                <text:p>29585</text:p>
              </table:table-cell>
            </table:table-row>
            <table:table-row>
              <table:table-cell office:value-type="string">
                <text:p>Mon Sep 25 21:14:49 BRT 2017</text:p>
              </table:table-cell>
              <table:table-cell office:value-type="float" office:value="29233">
                <text:p>29233</text:p>
              </table:table-cell>
            </table:table-row>
            <table:table-row>
              <table:table-cell office:value-type="string">
                <text:p>Mon Sep 25 21:14:49 BRT 2017</text:p>
              </table:table-cell>
              <table:table-cell office:value-type="float" office:value="29565">
                <text:p>29565</text:p>
              </table:table-cell>
            </table:table-row>
            <table:table-row>
              <table:table-cell office:value-type="string">
                <text:p>Mon Sep 25 21:14:49 BRT 2017</text:p>
              </table:table-cell>
              <table:table-cell office:value-type="float" office:value="29592">
                <text:p>29592</text:p>
              </table:table-cell>
            </table:table-row>
            <table:table-row>
              <table:table-cell office:value-type="string">
                <text:p>Mon Sep 25 21:14:49 BRT 2017</text:p>
              </table:table-cell>
              <table:table-cell office:value-type="float" office:value="29472">
                <text:p>29472</text:p>
              </table:table-cell>
            </table:table-row>
            <table:table-row>
              <table:table-cell office:value-type="string">
                <text:p>Mon Sep 25 21:14:49 BRT 2017</text:p>
              </table:table-cell>
              <table:table-cell office:value-type="float" office:value="29252">
                <text:p>29252</text:p>
              </table:table-cell>
            </table:table-row>
            <table:table-row>
              <table:table-cell office:value-type="string">
                <text:p>Mon Sep 25 21:14:50 BRT 2017</text:p>
              </table:table-cell>
              <table:table-cell office:value-type="float" office:value="29382">
                <text:p>29382</text:p>
              </table:table-cell>
            </table:table-row>
            <table:table-row>
              <table:table-cell office:value-type="string">
                <text:p>Mon Sep 25 21:14:50 BRT 2017</text:p>
              </table:table-cell>
              <table:table-cell office:value-type="float" office:value="29410">
                <text:p>29410</text:p>
              </table:table-cell>
            </table:table-row>
            <table:table-row>
              <table:table-cell office:value-type="string">
                <text:p>Mon Sep 25 21:14:50 BRT 2017</text:p>
              </table:table-cell>
              <table:table-cell office:value-type="float" office:value="29386">
                <text:p>29386</text:p>
              </table:table-cell>
            </table:table-row>
            <table:table-row>
              <table:table-cell office:value-type="string">
                <text:p>Mon Sep 25 21:14:50 BRT 2017</text:p>
              </table:table-cell>
              <table:table-cell office:value-type="float" office:value="32673">
                <text:p>32673</text:p>
              </table:table-cell>
            </table:table-row>
            <table:table-row>
              <table:table-cell office:value-type="string">
                <text:p>Mon Sep 25 21:14:50 BRT 2017</text:p>
              </table:table-cell>
              <table:table-cell office:value-type="float" office:value="29365">
                <text:p>29365</text:p>
              </table:table-cell>
            </table:table-row>
            <table:table-row>
              <table:table-cell office:value-type="string">
                <text:p>Mon Sep 25 21:14:50 BRT 2017</text:p>
              </table:table-cell>
              <table:table-cell office:value-type="float" office:value="29495">
                <text:p>29495</text:p>
              </table:table-cell>
            </table:table-row>
            <table:table-row>
              <table:table-cell office:value-type="string">
                <text:p>Mon Sep 25 21:14:51 BRT 2017</text:p>
              </table:table-cell>
              <table:table-cell office:value-type="float" office:value="29653">
                <text:p>29653</text:p>
              </table:table-cell>
            </table:table-row>
            <table:table-row>
              <table:table-cell office:value-type="string">
                <text:p>Mon Sep 25 21:14:51 BRT 2017</text:p>
              </table:table-cell>
              <table:table-cell office:value-type="float" office:value="29915">
                <text:p>29915</text:p>
              </table:table-cell>
            </table:table-row>
            <table:table-row>
              <table:table-cell office:value-type="string">
                <text:p>Mon Sep 25 21:14:51 BRT 2017</text:p>
              </table:table-cell>
              <table:table-cell office:value-type="float" office:value="29387">
                <text:p>29387</text:p>
              </table:table-cell>
            </table:table-row>
            <table:table-row>
              <table:table-cell office:value-type="string">
                <text:p>Mon Sep 25 21:14:52 BRT 2017</text:p>
              </table:table-cell>
              <table:table-cell office:value-type="float" office:value="29951">
                <text:p>29951</text:p>
              </table:table-cell>
            </table:table-row>
            <table:table-row>
              <table:table-cell office:value-type="string">
                <text:p>Mon Sep 25 21:14:52 BRT 2017</text:p>
              </table:table-cell>
              <table:table-cell office:value-type="float" office:value="29846">
                <text:p>29846</text:p>
              </table:table-cell>
            </table:table-row>
            <table:table-row>
              <table:table-cell office:value-type="string">
                <text:p>Mon Sep 25 21:14:52 BRT 2017</text:p>
              </table:table-cell>
              <table:table-cell office:value-type="float" office:value="31336">
                <text:p>31336</text:p>
              </table:table-cell>
            </table:table-row>
            <table:table-row>
              <table:table-cell office:value-type="string">
                <text:p>Mon Sep 25 21:14:52 BRT 2017</text:p>
              </table:table-cell>
              <table:table-cell office:value-type="float" office:value="30841">
                <text:p>30841</text:p>
              </table:table-cell>
            </table:table-row>
            <table:table-row>
              <table:table-cell office:value-type="string">
                <text:p>Mon Sep 25 21:14:52 BRT 2017</text:p>
              </table:table-cell>
              <table:table-cell office:value-type="float" office:value="29996">
                <text:p>29996</text:p>
              </table:table-cell>
            </table:table-row>
            <table:table-row>
              <table:table-cell office:value-type="string">
                <text:p>Mon Sep 25 21:14:52 BRT 2017</text:p>
              </table:table-cell>
              <table:table-cell office:value-type="float" office:value="29950">
                <text:p>29950</text:p>
              </table:table-cell>
            </table:table-row>
            <table:table-row>
              <table:table-cell office:value-type="string">
                <text:p>Mon Sep 25 21:14:53 BRT 2017</text:p>
              </table:table-cell>
              <table:table-cell office:value-type="float" office:value="33939">
                <text:p>33939</text:p>
              </table:table-cell>
            </table:table-row>
            <table:table-row>
              <table:table-cell office:value-type="string">
                <text:p>Mon Sep 25 21:14:53 BRT 2017</text:p>
              </table:table-cell>
              <table:table-cell office:value-type="float" office:value="30060">
                <text:p>30060</text:p>
              </table:table-cell>
            </table:table-row>
            <table:table-row>
              <table:table-cell office:value-type="string">
                <text:p>Mon Sep 25 21:14:53 BRT 2017</text:p>
              </table:table-cell>
              <table:table-cell office:value-type="float" office:value="30281">
                <text:p>30281</text:p>
              </table:table-cell>
            </table:table-row>
            <table:table-row>
              <table:table-cell office:value-type="string">
                <text:p>Mon Sep 25 21:14:53 BRT 2017</text:p>
              </table:table-cell>
              <table:table-cell office:value-type="float" office:value="31024">
                <text:p>31024</text:p>
              </table:table-cell>
            </table:table-row>
            <table:table-row>
              <table:table-cell office:value-type="string">
                <text:p>Mon Sep 25 21:14:53 BRT 2017</text:p>
              </table:table-cell>
              <table:table-cell office:value-type="float" office:value="30048">
                <text:p>30048</text:p>
              </table:table-cell>
            </table:table-row>
            <table:table-row>
              <table:table-cell office:value-type="string">
                <text:p>Mon Sep 25 21:14:53 BRT 2017</text:p>
              </table:table-cell>
              <table:table-cell office:value-type="float" office:value="30041">
                <text:p>30041</text:p>
              </table:table-cell>
            </table:table-row>
            <table:table-row>
              <table:table-cell office:value-type="string">
                <text:p>Mon Sep 25 21:14:54 BRT 2017</text:p>
              </table:table-cell>
              <table:table-cell office:value-type="float" office:value="29332">
                <text:p>29332</text:p>
              </table:table-cell>
            </table:table-row>
            <table:table-row>
              <table:table-cell office:value-type="string">
                <text:p>Mon Sep 25 21:14:54 BRT 2017</text:p>
              </table:table-cell>
              <table:table-cell office:value-type="float" office:value="30142">
                <text:p>30142</text:p>
              </table:table-cell>
            </table:table-row>
            <table:table-row>
              <table:table-cell office:value-type="string">
                <text:p>Mon Sep 25 21:14:54 BRT 2017</text:p>
              </table:table-cell>
              <table:table-cell office:value-type="float" office:value="29374">
                <text:p>29374</text:p>
              </table:table-cell>
            </table:table-row>
            <table:table-row>
              <table:table-cell office:value-type="string">
                <text:p>Mon Sep 25 21:14:54 BRT 2017</text:p>
              </table:table-cell>
              <table:table-cell office:value-type="float" office:value="29508">
                <text:p>29508</text:p>
              </table:table-cell>
            </table:table-row>
            <table:table-row>
              <table:table-cell office:value-type="string">
                <text:p>Mon Sep 25 21:14:54 BRT 2017</text:p>
              </table:table-cell>
              <table:table-cell office:value-type="float" office:value="29303">
                <text:p>29303</text:p>
              </table:table-cell>
            </table:table-row>
            <table:table-row>
              <table:table-cell office:value-type="string">
                <text:p>Mon Sep 25 21:14:54 BRT 2017</text:p>
              </table:table-cell>
              <table:table-cell office:value-type="float" office:value="29677">
                <text:p>29677</text:p>
              </table:table-cell>
            </table:table-row>
            <table:table-row>
              <table:table-cell office:value-type="string">
                <text:p>Mon Sep 25 21:14:55 BRT 2017</text:p>
              </table:table-cell>
              <table:table-cell office:value-type="float" office:value="28801">
                <text:p>28801</text:p>
              </table:table-cell>
            </table:table-row>
            <table:table-row>
              <table:table-cell office:value-type="string">
                <text:p>Mon Sep 25 21:14:55 BRT 2017</text:p>
              </table:table-cell>
              <table:table-cell office:value-type="float" office:value="28022">
                <text:p>28022</text:p>
              </table:table-cell>
            </table:table-row>
            <table:table-row>
              <table:table-cell office:value-type="string">
                <text:p>Mon Sep 25 21:14:55 BRT 2017</text:p>
              </table:table-cell>
              <table:table-cell office:value-type="float" office:value="28339">
                <text:p>28339</text:p>
              </table:table-cell>
            </table:table-row>
            <table:table-row>
              <table:table-cell office:value-type="string">
                <text:p>Mon Sep 25 21:14:55 BRT 2017</text:p>
              </table:table-cell>
              <table:table-cell office:value-type="float" office:value="28032">
                <text:p>28032</text:p>
              </table:table-cell>
            </table:table-row>
            <table:table-row>
              <table:table-cell office:value-type="string">
                <text:p>Mon Sep 25 21:14:55 BRT 2017</text:p>
              </table:table-cell>
              <table:table-cell office:value-type="float" office:value="27826">
                <text:p>27826</text:p>
              </table:table-cell>
            </table:table-row>
            <table:table-row>
              <table:table-cell office:value-type="string">
                <text:p>Mon Sep 25 21:14:55 BRT 2017</text:p>
              </table:table-cell>
              <table:table-cell office:value-type="float" office:value="28028">
                <text:p>28028</text:p>
              </table:table-cell>
            </table:table-row>
            <table:table-row>
              <table:table-cell office:value-type="string">
                <text:p>Mon Sep 25 21:14:55 BRT 2017</text:p>
              </table:table-cell>
              <table:table-cell office:value-type="float" office:value="31306">
                <text:p>31306</text:p>
              </table:table-cell>
            </table:table-row>
            <table:table-row>
              <table:table-cell office:value-type="string">
                <text:p>Mon Sep 25 21:14:55 BRT 2017</text:p>
              </table:table-cell>
              <table:table-cell office:value-type="float" office:value="27913">
                <text:p>27913</text:p>
              </table:table-cell>
            </table:table-row>
            <table:table-row>
              <table:table-cell office:value-type="string">
                <text:p>Mon Sep 25 21:14:56 BRT 2017</text:p>
              </table:table-cell>
              <table:table-cell office:value-type="float" office:value="27930">
                <text:p>27930</text:p>
              </table:table-cell>
            </table:table-row>
            <table:table-row>
              <table:table-cell office:value-type="string">
                <text:p>Mon Sep 25 21:14:56 BRT 2017</text:p>
              </table:table-cell>
              <table:table-cell office:value-type="float" office:value="28037">
                <text:p>28037</text:p>
              </table:table-cell>
            </table:table-row>
            <table:table-row>
              <table:table-cell office:value-type="string">
                <text:p>Mon Sep 25 21:14:56 BRT 2017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Mon Sep 25 21:14:56 BRT 2017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string">
                <text:p>Mon Sep 25 21:14:56 BRT 2017</text:p>
              </table:table-cell>
              <table:table-cell office:value-type="float" office:value="27815">
                <text:p>27815</text:p>
              </table:table-cell>
            </table:table-row>
            <table:table-row>
              <table:table-cell office:value-type="string">
                <text:p>Mon Sep 25 21:14:56 BRT 2017</text:p>
              </table:table-cell>
              <table:table-cell office:value-type="float" office:value="31470">
                <text:p>31470</text:p>
              </table:table-cell>
            </table:table-row>
            <table:table-row>
              <table:table-cell office:value-type="string">
                <text:p>Mon Sep 25 21:14:56 BRT 2017</text:p>
              </table:table-cell>
              <table:table-cell office:value-type="float" office:value="31591">
                <text:p>31591</text:p>
              </table:table-cell>
            </table:table-row>
            <table:table-row>
              <table:table-cell office:value-type="string">
                <text:p>Mon Sep 25 21:14:56 BRT 2017</text:p>
              </table:table-cell>
              <table:table-cell office:value-type="float" office:value="27915">
                <text:p>27915</text:p>
              </table:table-cell>
            </table:table-row>
            <table:table-row>
              <table:table-cell office:value-type="string">
                <text:p>Mon Sep 25 21:14:57 BRT 2017</text:p>
              </table:table-cell>
              <table:table-cell office:value-type="float" office:value="8494">
                <text:p>8494</text:p>
              </table:table-cell>
            </table:table-row>
            <table:table-row>
              <table:table-cell office:value-type="string">
                <text:p>Mon Sep 25 21:14:57 BRT 2017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Mon Sep 25 21:14:57 BRT 2017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Mon Sep 25 21:14:57 BRT 2017</text:p>
              </table:table-cell>
              <table:table-cell office:value-type="float" office:value="8725">
                <text:p>8725</text:p>
              </table:table-cell>
            </table:table-row>
            <table:table-row>
              <table:table-cell office:value-type="string">
                <text:p>Mon Sep 25 21:14:57 BRT 2017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Mon Sep 25 21:14:57 BRT 2017</text:p>
              </table:table-cell>
              <table:table-cell office:value-type="float" office:value="8506">
                <text:p>8506</text:p>
              </table:table-cell>
            </table:table-row>
            <table:table-row>
              <table:table-cell office:value-type="string">
                <text:p>Mon Sep 25 21:14:58 BRT 2017</text:p>
              </table:table-cell>
              <table:table-cell office:value-type="float" office:value="8046">
                <text:p>8046</text:p>
              </table:table-cell>
            </table:table-row>
            <table:table-row>
              <table:table-cell office:value-type="string">
                <text:p>Mon Sep 25 21:14:58 BRT 2017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Mon Sep 25 21:14:58 BRT 2017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Mon Sep 25 21:14:58 BRT 2017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Mon Sep 25 21:14:58 BRT 2017</text:p>
              </table:table-cell>
              <table:table-cell office:value-type="float" office:value="8485">
                <text:p>8485</text:p>
              </table:table-cell>
            </table:table-row>
            <table:table-row>
              <table:table-cell office:value-type="string">
                <text:p>Mon Sep 25 21:14:58 BRT 2017</text:p>
              </table:table-cell>
              <table:table-cell office:value-type="float" office:value="8397">
                <text:p>8397</text:p>
              </table:table-cell>
            </table:table-row>
            <table:table-row>
              <table:table-cell office:value-type="string">
                <text:p>Mon Sep 25 21:14:58 BRT 2017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Mon Sep 25 21:14:58 BRT 2017</text:p>
              </table:table-cell>
              <table:table-cell office:value-type="float" office:value="8177">
                <text:p>8177</text:p>
              </table:table-cell>
            </table:table-row>
            <table:table-row>
              <table:table-cell office:value-type="string">
                <text:p>Mon Sep 25 21:14:59 BRT 2017</text:p>
              </table:table-cell>
              <table:table-cell office:value-type="float" office:value="8044">
                <text:p>8044</text:p>
              </table:table-cell>
            </table:table-row>
            <table:table-row>
              <table:table-cell office:value-type="string">
                <text:p>Mon Sep 25 21:14:59 BRT 2017</text:p>
              </table:table-cell>
              <table:table-cell office:value-type="float" office:value="7348">
                <text:p>7348</text:p>
              </table:table-cell>
            </table:table-row>
            <table:table-row>
              <table:table-cell office:value-type="string">
                <text:p>Mon Sep 25 21:14:59 BRT 2017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Mon Sep 25 21:14:59 BRT 2017</text:p>
              </table:table-cell>
              <table:table-cell office:value-type="float" office:value="8282">
                <text:p>8282</text:p>
              </table:table-cell>
            </table:table-row>
            <table:table-row>
              <table:table-cell office:value-type="string">
                <text:p>Mon Sep 25 21:14:59 BRT 2017</text:p>
              </table:table-cell>
              <table:table-cell office:value-type="float" office:value="7438">
                <text:p>7438</text:p>
              </table:table-cell>
            </table:table-row>
            <table:table-row>
              <table:table-cell office:value-type="string">
                <text:p>Mon Sep 25 21:14:59 BRT 2017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Mon Sep 25 21:14:59 BRT 2017</text:p>
              </table:table-cell>
              <table:table-cell office:value-type="float" office:value="7469">
                <text:p>7469</text:p>
              </table:table-cell>
            </table:table-row>
            <table:table-row>
              <table:table-cell office:value-type="string">
                <text:p>Mon Sep 25 21:14:59 BRT 2017</text:p>
              </table:table-cell>
              <table:table-cell office:value-type="float" office:value="7282">
                <text:p>7282</text:p>
              </table:table-cell>
            </table:table-row>
            <table:table-row>
              <table:table-cell office:value-type="string">
                <text:p>Mon Sep 25 21:15:00 BRT 2017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Mon Sep 25 21:15:00 BRT 2017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string">
                <text:p>Mon Sep 25 21:15:00 BRT 2017</text:p>
              </table:table-cell>
              <table:table-cell office:value-type="float" office:value="7289">
                <text:p>7289</text:p>
              </table:table-cell>
            </table:table-row>
            <table:table-row>
              <table:table-cell office:value-type="string">
                <text:p>Mon Sep 25 21:15:00 BRT 2017</text:p>
              </table:table-cell>
              <table:table-cell office:value-type="float" office:value="9850">
                <text:p>9850</text:p>
              </table:table-cell>
            </table:table-row>
            <table:table-row>
              <table:table-cell office:value-type="string">
                <text:p>Mon Sep 25 21:15:00 BRT 2017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Mon Sep 25 21:15:00 BRT 2017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Mon Sep 25 21:15:00 BRT 2017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Mon Sep 25 21:15:00 BRT 2017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Mon Sep 25 21:15:00 BRT 2017</text:p>
              </table:table-cell>
              <table:table-cell office:value-type="float" office:value="11650">
                <text:p>11650</text:p>
              </table:table-cell>
            </table:table-row>
            <table:table-row>
              <table:table-cell office:value-type="string">
                <text:p>Mon Sep 25 21:15:01 BRT 2017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Mon Sep 25 21:15:01 BRT 2017</text:p>
              </table:table-cell>
              <table:table-cell office:value-type="float" office:value="9235">
                <text:p>9235</text:p>
              </table:table-cell>
            </table:table-row>
            <table:table-row>
              <table:table-cell office:value-type="string">
                <text:p>Mon Sep 25 21:15:01 BRT 2017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Mon Sep 25 21:15:01 BRT 2017</text:p>
              </table:table-cell>
              <table:table-cell office:value-type="float" office:value="19989">
                <text:p>19989</text:p>
              </table:table-cell>
            </table:table-row>
            <table:table-row>
              <table:table-cell office:value-type="string">
                <text:p>Mon Sep 25 21:15:02 BRT 2017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string">
                <text:p>Mon Sep 25 21:15:02 BRT 2017</text:p>
              </table:table-cell>
              <table:table-cell office:value-type="float" office:value="8387">
                <text:p>8387</text:p>
              </table:table-cell>
            </table:table-row>
            <table:table-row>
              <table:table-cell office:value-type="string">
                <text:p>Mon Sep 25 21:15:02 BRT 2017</text:p>
              </table:table-cell>
              <table:table-cell office:value-type="float" office:value="9943">
                <text:p>9943</text:p>
              </table:table-cell>
            </table:table-row>
            <table:table-row>
              <table:table-cell office:value-type="string">
                <text:p>Mon Sep 25 21:15:02 BRT 2017</text:p>
              </table:table-cell>
              <table:table-cell office:value-type="float" office:value="7414">
                <text:p>7414</text:p>
              </table:table-cell>
            </table:table-row>
            <table:table-row>
              <table:table-cell office:value-type="string">
                <text:p>Mon Sep 25 21:15:02 BRT 2017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Mon Sep 25 21:15:02 BRT 2017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Mon Sep 25 21:15:03 BRT 2017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string">
                <text:p>Mon Sep 25 21:15:03 BRT 2017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Mon Sep 25 21:15:03 BRT 2017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string">
                <text:p>Mon Sep 25 21:15:03 BRT 2017</text:p>
              </table:table-cell>
              <table:table-cell office:value-type="float" office:value="7420">
                <text:p>7420</text:p>
              </table:table-cell>
            </table:table-row>
            <table:table-row>
              <table:table-cell office:value-type="string">
                <text:p>Mon Sep 25 21:15:04 BRT 2017</text:p>
              </table:table-cell>
              <table:table-cell office:value-type="float" office:value="7941">
                <text:p>7941</text:p>
              </table:table-cell>
            </table:table-row>
            <table:table-row>
              <table:table-cell office:value-type="string">
                <text:p>Mon Sep 25 21:15:04 BRT 2017</text:p>
              </table:table-cell>
              <table:table-cell office:value-type="float" office:value="14951">
                <text:p>14951</text:p>
              </table:table-cell>
            </table:table-row>
            <table:table-row>
              <table:table-cell office:value-type="string">
                <text:p>Mon Sep 25 21:15:04 BRT 2017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string">
                <text:p>Mon Sep 25 21:15:04 BRT 2017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Mon Sep 25 21:15:04 BRT 2017</text:p>
              </table:table-cell>
              <table:table-cell office:value-type="float" office:value="7946">
                <text:p>7946</text:p>
              </table:table-cell>
            </table:table-row>
            <table:table-row>
              <table:table-cell office:value-type="string">
                <text:p>Mon Sep 25 21:15:04 BRT 2017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string">
                <text:p>Mon Sep 25 21:15:05 BRT 2017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Mon Sep 25 21:15:05 BRT 2017</text:p>
              </table:table-cell>
              <table:table-cell office:value-type="float" office:value="8120">
                <text:p>8120</text:p>
              </table:table-cell>
            </table:table-row>
            <table:table-row>
              <table:table-cell office:value-type="string">
                <text:p>Mon Sep 25 21:15:05 BRT 2017</text:p>
              </table:table-cell>
              <table:table-cell office:value-type="float" office:value="8116">
                <text:p>8116</text:p>
              </table:table-cell>
            </table:table-row>
            <table:table-row>
              <table:table-cell office:value-type="string">
                <text:p>Mon Sep 25 21:15:05 BRT 2017</text:p>
              </table:table-cell>
              <table:table-cell office:value-type="float" office:value="8097">
                <text:p>8097</text:p>
              </table:table-cell>
            </table:table-row>
            <table:table-row>
              <table:table-cell office:value-type="string">
                <text:p>Mon Sep 25 21:15:05 BRT 2017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Mon Sep 25 21:15:05 BRT 2017</text:p>
              </table:table-cell>
              <table:table-cell office:value-type="float" office:value="8102">
                <text:p>8102</text:p>
              </table:table-cell>
            </table:table-row>
            <table:table-row>
              <table:table-cell office:value-type="string">
                <text:p>Mon Sep 25 21:15:05 BRT 2017</text:p>
              </table:table-cell>
              <table:table-cell office:value-type="float" office:value="7877">
                <text:p>7877</text:p>
              </table:table-cell>
            </table:table-row>
            <table:table-row>
              <table:table-cell office:value-type="string">
                <text:p>Mon Sep 25 21:15:06 BRT 2017</text:p>
              </table:table-cell>
              <table:table-cell office:value-type="float" office:value="7989">
                <text:p>7989</text:p>
              </table:table-cell>
            </table:table-row>
            <table:table-row>
              <table:table-cell office:value-type="string">
                <text:p>Mon Sep 25 21:15:06 BRT 2017</text:p>
              </table:table-cell>
              <table:table-cell office:value-type="float" office:value="7985">
                <text:p>7985</text:p>
              </table:table-cell>
            </table:table-row>
            <table:table-row>
              <table:table-cell office:value-type="string">
                <text:p>Mon Sep 25 21:15:06 BRT 2017</text:p>
              </table:table-cell>
              <table:table-cell office:value-type="float" office:value="7983">
                <text:p>7983</text:p>
              </table:table-cell>
            </table:table-row>
            <table:table-row>
              <table:table-cell office:value-type="string">
                <text:p>Mon Sep 25 21:15:06 BRT 2017</text:p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>Mon Sep 25 21:15:06 BRT 2017</text:p>
              </table:table-cell>
              <table:table-cell office:value-type="float" office:value="8003">
                <text:p>8003</text:p>
              </table:table-cell>
            </table:table-row>
            <table:table-row>
              <table:table-cell office:value-type="string">
                <text:p>Mon Sep 25 21:15:06 BRT 2017</text:p>
              </table:table-cell>
              <table:table-cell office:value-type="float" office:value="8095">
                <text:p>8095</text:p>
              </table:table-cell>
            </table:table-row>
            <table:table-row>
              <table:table-cell office:value-type="string">
                <text:p>Mon Sep 25 21:15:06 BRT 2017</text:p>
              </table:table-cell>
              <table:table-cell office:value-type="float" office:value="7992">
                <text:p>7992</text:p>
              </table:table-cell>
            </table:table-row>
            <table:table-row>
              <table:table-cell office:value-type="string">
                <text:p>Mon Sep 25 21:15:06 BRT 2017</text:p>
              </table:table-cell>
              <table:table-cell office:value-type="float" office:value="8005">
                <text:p>8005</text:p>
              </table:table-cell>
            </table:table-row>
            <table:table-row>
              <table:table-cell office:value-type="string">
                <text:p>Mon Sep 25 21:15:07 BRT 2017</text:p>
              </table:table-cell>
              <table:table-cell office:value-type="float" office:value="8454">
                <text:p>8454</text:p>
              </table:table-cell>
            </table:table-row>
            <table:table-row>
              <table:table-cell office:value-type="string">
                <text:p>Mon Sep 25 21:15:07 BRT 2017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Mon Sep 25 21:15:07 BRT 2017</text:p>
              </table:table-cell>
              <table:table-cell office:value-type="float" office:value="8171">
                <text:p>8171</text:p>
              </table:table-cell>
            </table:table-row>
            <table:table-row>
              <table:table-cell office:value-type="string">
                <text:p>Mon Sep 25 21:15:07 BRT 2017</text:p>
              </table:table-cell>
              <table:table-cell office:value-type="float" office:value="8301">
                <text:p>8301</text:p>
              </table:table-cell>
            </table:table-row>
            <table:table-row>
              <table:table-cell office:value-type="string">
                <text:p>Mon Sep 25 21:15:07 BRT 2017</text:p>
              </table:table-cell>
              <table:table-cell office:value-type="float" office:value="8089">
                <text:p>8089</text:p>
              </table:table-cell>
            </table:table-row>
            <table:table-row>
              <table:table-cell office:value-type="string">
                <text:p>Mon Sep 25 21:15:07 BRT 2017</text:p>
              </table:table-cell>
              <table:table-cell office:value-type="float" office:value="8279">
                <text:p>8279</text:p>
              </table:table-cell>
            </table:table-row>
            <table:table-row>
              <table:table-cell office:value-type="string">
                <text:p>Mon Sep 25 21:15:08 BRT 2017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Mon Sep 25 21:15:08 BRT 2017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Mon Sep 25 21:15:08 BRT 2017</text:p>
              </table:table-cell>
              <table:table-cell office:value-type="float" office:value="11997">
                <text:p>11997</text:p>
              </table:table-cell>
            </table:table-row>
            <table:table-row>
              <table:table-cell office:value-type="string">
                <text:p>Mon Sep 25 21:15:08 BRT 2017</text:p>
              </table:table-cell>
              <table:table-cell office:value-type="float" office:value="12176">
                <text:p>12176</text:p>
              </table:table-cell>
            </table:table-row>
            <table:table-row>
              <table:table-cell office:value-type="string">
                <text:p>Mon Sep 25 21:15:08 BRT 2017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string">
                <text:p>Mon Sep 25 21:15:09 BRT 2017</text:p>
              </table:table-cell>
              <table:table-cell office:value-type="float" office:value="9836">
                <text:p>9836</text:p>
              </table:table-cell>
            </table:table-row>
            <table:table-row>
              <table:table-cell office:value-type="string">
                <text:p>Mon Sep 25 21:15:09 BRT 2017</text:p>
              </table:table-cell>
              <table:table-cell office:value-type="float" office:value="8976">
                <text:p>8976</text:p>
              </table:table-cell>
            </table:table-row>
            <table:table-row>
              <table:table-cell office:value-type="string">
                <text:p>Mon Sep 25 21:15:09 BRT 2017</text:p>
              </table:table-cell>
              <table:table-cell office:value-type="float" office:value="8777">
                <text:p>8777</text:p>
              </table:table-cell>
            </table:table-row>
            <table:table-row>
              <table:table-cell office:value-type="string">
                <text:p>Mon Sep 25 21:15:09 BRT 2017</text:p>
              </table:table-cell>
              <table:table-cell office:value-type="float" office:value="8839">
                <text:p>8839</text:p>
              </table:table-cell>
            </table:table-row>
            <table:table-row>
              <table:table-cell office:value-type="string">
                <text:p>Mon Sep 25 21:15:09 BRT 2017</text:p>
              </table:table-cell>
              <table:table-cell office:value-type="float" office:value="9956">
                <text:p>9956</text:p>
              </table:table-cell>
            </table:table-row>
            <table:table-row>
              <table:table-cell office:value-type="string">
                <text:p>Mon Sep 25 21:15:09 BRT 2017</text:p>
              </table:table-cell>
              <table:table-cell office:value-type="float" office:value="8730">
                <text:p>8730</text:p>
              </table:table-cell>
            </table:table-row>
            <table:table-row>
              <table:table-cell office:value-type="string">
                <text:p>Mon Sep 25 21:15:10 BRT 2017</text:p>
              </table:table-cell>
              <table:table-cell office:value-type="float" office:value="8859">
                <text:p>8859</text:p>
              </table:table-cell>
            </table:table-row>
            <table:table-row>
              <table:table-cell office:value-type="string">
                <text:p>Mon Sep 25 21:15:10 BRT 2017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Mon Sep 25 21:15:10 BRT 2017</text:p>
              </table:table-cell>
              <table:table-cell office:value-type="float" office:value="8324">
                <text:p>8324</text:p>
              </table:table-cell>
            </table:table-row>
            <table:table-row>
              <table:table-cell office:value-type="string">
                <text:p>Mon Sep 25 21:15:10 BRT 2017</text:p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>Mon Sep 25 21:15:10 BRT 2017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Mon Sep 25 21:15:10 BRT 2017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string">
                <text:p>Mon Sep 25 21:15:10 BRT 2017</text:p>
              </table:table-cell>
              <table:table-cell office:value-type="float" office:value="12126">
                <text:p>12126</text:p>
              </table:table-cell>
            </table:table-row>
            <table:table-row>
              <table:table-cell office:value-type="string">
                <text:p>Mon Sep 25 21:15:10 BRT 2017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Mon Sep 25 21:15:11 BRT 2017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Mon Sep 25 21:15:11 BRT 2017</text:p>
              </table:table-cell>
              <table:table-cell office:value-type="float" office:value="8235">
                <text:p>8235</text:p>
              </table:table-cell>
            </table:table-row>
            <table:table-row>
              <table:table-cell office:value-type="string">
                <text:p>Mon Sep 25 21:15:11 BRT 2017</text:p>
              </table:table-cell>
              <table:table-cell office:value-type="float" office:value="8203">
                <text:p>8203</text:p>
              </table:table-cell>
            </table:table-row>
            <table:table-row>
              <table:table-cell office:value-type="string">
                <text:p>Mon Sep 25 21:15:11 BRT 2017</text:p>
              </table:table-cell>
              <table:table-cell office:value-type="float" office:value="8122">
                <text:p>8122</text:p>
              </table:table-cell>
            </table:table-row>
            <table:table-row>
              <table:table-cell office:value-type="string">
                <text:p>Mon Sep 25 21:15:11 BRT 2017</text:p>
              </table:table-cell>
              <table:table-cell office:value-type="float" office:value="7717">
                <text:p>7717</text:p>
              </table:table-cell>
            </table:table-row>
            <table:table-row>
              <table:table-cell office:value-type="string">
                <text:p>Mon Sep 25 21:15:11 BRT 2017</text:p>
              </table:table-cell>
              <table:table-cell office:value-type="float" office:value="11933">
                <text:p>11933</text:p>
              </table:table-cell>
            </table:table-row>
            <table:table-row>
              <table:table-cell office:value-type="string">
                <text:p>Mon Sep 25 21:15:11 BRT 2017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Mon Sep 25 21:15:11 BRT 2017</text:p>
              </table:table-cell>
              <table:table-cell office:value-type="float" office:value="7706">
                <text:p>7706</text:p>
              </table:table-cell>
            </table:table-row>
            <table:table-row>
              <table:table-cell office:value-type="string">
                <text:p>Mon Sep 25 21:15:12 BRT 2017</text:p>
              </table:table-cell>
              <table:table-cell office:value-type="float" office:value="7739">
                <text:p>7739</text:p>
              </table:table-cell>
            </table:table-row>
            <table:table-row>
              <table:table-cell office:value-type="string">
                <text:p>Mon Sep 25 21:15:12 BRT 2017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Mon Sep 25 21:15:12 BRT 2017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Mon Sep 25 21:15:12 BRT 2017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Mon Sep 25 21:15:12 BRT 2017</text:p>
              </table:table-cell>
              <table:table-cell office:value-type="float" office:value="7577">
                <text:p>7577</text:p>
              </table:table-cell>
            </table:table-row>
            <table:table-row>
              <table:table-cell office:value-type="string">
                <text:p>Mon Sep 25 21:15:12 BRT 2017</text:p>
              </table:table-cell>
              <table:table-cell office:value-type="float" office:value="7605">
                <text:p>7605</text:p>
              </table:table-cell>
            </table:table-row>
            <table:table-row>
              <table:table-cell office:value-type="string">
                <text:p>Mon Sep 25 21:15:19 BRT 2017</text:p>
              </table:table-cell>
              <table:table-cell office:value-type="float" office:value="13896">
                <text:p>13896</text:p>
              </table:table-cell>
            </table:table-row>
            <table:table-row>
              <table:table-cell office:value-type="string">
                <text:p>Mon Sep 25 21:15:19 BRT 2017</text:p>
              </table:table-cell>
              <table:table-cell office:value-type="float" office:value="16813">
                <text:p>16813</text:p>
              </table:table-cell>
            </table:table-row>
            <table:table-row>
              <table:table-cell office:value-type="string">
                <text:p>Mon Sep 25 21:15:19 BRT 2017</text:p>
              </table:table-cell>
              <table:table-cell office:value-type="float" office:value="14127">
                <text:p>14127</text:p>
              </table:table-cell>
            </table:table-row>
            <table:table-row>
              <table:table-cell office:value-type="string">
                <text:p>Mon Sep 25 21:15:19 BRT 2017</text:p>
              </table:table-cell>
              <table:table-cell office:value-type="float" office:value="14128">
                <text:p>14128</text:p>
              </table:table-cell>
            </table:table-row>
            <table:table-row>
              <table:table-cell office:value-type="string">
                <text:p>Mon Sep 25 21:15:20 BRT 2017</text:p>
              </table:table-cell>
              <table:table-cell office:value-type="float" office:value="17349">
                <text:p>17349</text:p>
              </table:table-cell>
            </table:table-row>
            <table:table-row>
              <table:table-cell office:value-type="string">
                <text:p>Mon Sep 25 21:15:20 BRT 2017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Mon Sep 25 21:15:20 BRT 2017</text:p>
              </table:table-cell>
              <table:table-cell office:value-type="float" office:value="14135">
                <text:p>14135</text:p>
              </table:table-cell>
            </table:table-row>
            <table:table-row>
              <table:table-cell office:value-type="string">
                <text:p>Mon Sep 25 21:15:20 BRT 2017</text:p>
              </table:table-cell>
              <table:table-cell office:value-type="float" office:value="14595">
                <text:p>14595</text:p>
              </table:table-cell>
            </table:table-row>
            <table:table-row>
              <table:table-cell office:value-type="string">
                <text:p>Mon Sep 25 21:15:21 BRT 2017</text:p>
              </table:table-cell>
              <table:table-cell office:value-type="float" office:value="17579">
                <text:p>17579</text:p>
              </table:table-cell>
            </table:table-row>
            <table:table-row>
              <table:table-cell office:value-type="string">
                <text:p>Mon Sep 25 21:15:21 BRT 2017</text:p>
              </table:table-cell>
              <table:table-cell office:value-type="float" office:value="14720">
                <text:p>14720</text:p>
              </table:table-cell>
            </table:table-row>
            <table:table-row>
              <table:table-cell office:value-type="string">
                <text:p>Mon Sep 25 21:15:21 BRT 2017</text:p>
              </table:table-cell>
              <table:table-cell office:value-type="float" office:value="14811">
                <text:p>14811</text:p>
              </table:table-cell>
            </table:table-row>
            <table:table-row>
              <table:table-cell office:value-type="string">
                <text:p>Mon Sep 25 21:15:21 BRT 2017</text:p>
              </table:table-cell>
              <table:table-cell office:value-type="float" office:value="17357">
                <text:p>17357</text:p>
              </table:table-cell>
            </table:table-row>
            <table:table-row>
              <table:table-cell office:value-type="string">
                <text:p>Mon Sep 25 21:15:22 BRT 2017</text:p>
              </table:table-cell>
              <table:table-cell office:value-type="float" office:value="15146">
                <text:p>15146</text:p>
              </table:table-cell>
            </table:table-row>
            <table:table-row>
              <table:table-cell office:value-type="string">
                <text:p>Mon Sep 25 21:15:22 BRT 2017</text:p>
              </table:table-cell>
              <table:table-cell office:value-type="float" office:value="15053">
                <text:p>15053</text:p>
              </table:table-cell>
            </table:table-row>
            <table:table-row>
              <table:table-cell office:value-type="string">
                <text:p>Mon Sep 25 21:15:22 BRT 2017</text:p>
              </table:table-cell>
              <table:table-cell office:value-type="float" office:value="15151">
                <text:p>15151</text:p>
              </table:table-cell>
            </table:table-row>
            <table:table-row>
              <table:table-cell office:value-type="string">
                <text:p>Mon Sep 25 21:15:22 BRT 2017</text:p>
              </table:table-cell>
              <table:table-cell office:value-type="float" office:value="15019">
                <text:p>15019</text:p>
              </table:table-cell>
            </table:table-row>
            <table:table-row>
              <table:table-cell office:value-type="string">
                <text:p>Mon Sep 25 21:15:22 BRT 2017</text:p>
              </table:table-cell>
              <table:table-cell office:value-type="float" office:value="15137">
                <text:p>15137</text:p>
              </table:table-cell>
            </table:table-row>
            <table:table-row>
              <table:table-cell office:value-type="string">
                <text:p>Mon Sep 25 21:15:22 BRT 2017</text:p>
              </table:table-cell>
              <table:table-cell office:value-type="float" office:value="15285">
                <text:p>15285</text:p>
              </table:table-cell>
            </table:table-row>
            <table:table-row>
              <table:table-cell office:value-type="string">
                <text:p>Mon Sep 25 21:15:23 BRT 2017</text:p>
              </table:table-cell>
              <table:table-cell office:value-type="float" office:value="15415">
                <text:p>15415</text:p>
              </table:table-cell>
            </table:table-row>
            <table:table-row>
              <table:table-cell office:value-type="string">
                <text:p>Mon Sep 25 21:15:23 BRT 2017</text:p>
              </table:table-cell>
              <table:table-cell office:value-type="float" office:value="15080">
                <text:p>15080</text:p>
              </table:table-cell>
            </table:table-row>
            <table:table-row>
              <table:table-cell office:value-type="string">
                <text:p>Mon Sep 25 21:15:23 BRT 2017</text:p>
              </table:table-cell>
              <table:table-cell office:value-type="float" office:value="14984">
                <text:p>14984</text:p>
              </table:table-cell>
            </table:table-row>
            <table:table-row>
              <table:table-cell office:value-type="string">
                <text:p>Mon Sep 25 21:15:23 BRT 2017</text:p>
              </table:table-cell>
              <table:table-cell office:value-type="float" office:value="15056">
                <text:p>15056</text:p>
              </table:table-cell>
            </table:table-row>
            <table:table-row>
              <table:table-cell office:value-type="string">
                <text:p>Mon Sep 25 21:15:23 BRT 2017</text:p>
              </table:table-cell>
              <table:table-cell office:value-type="float" office:value="16102">
                <text:p>16102</text:p>
              </table:table-cell>
            </table:table-row>
            <table:table-row>
              <table:table-cell office:value-type="string">
                <text:p>Mon Sep 25 21:15:23 BRT 2017</text:p>
              </table:table-cell>
              <table:table-cell office:value-type="float" office:value="15060">
                <text:p>15060</text:p>
              </table:table-cell>
            </table:table-row>
            <table:table-row>
              <table:table-cell office:value-type="string">
                <text:p>Mon Sep 25 21:15:24 BRT 2017</text:p>
              </table:table-cell>
              <table:table-cell office:value-type="float" office:value="14946">
                <text:p>14946</text:p>
              </table:table-cell>
            </table:table-row>
            <table:table-row>
              <table:table-cell office:value-type="string">
                <text:p>Mon Sep 25 21:15:24 BRT 2017</text:p>
              </table:table-cell>
              <table:table-cell office:value-type="float" office:value="14782">
                <text:p>14782</text:p>
              </table:table-cell>
            </table:table-row>
            <table:table-row>
              <table:table-cell office:value-type="string">
                <text:p>Mon Sep 25 21:15:24 BRT 2017</text:p>
              </table:table-cell>
              <table:table-cell office:value-type="float" office:value="14769">
                <text:p>14769</text:p>
              </table:table-cell>
            </table:table-row>
            <table:table-row>
              <table:table-cell office:value-type="string">
                <text:p>Mon Sep 25 21:15:24 BRT 2017</text:p>
              </table:table-cell>
              <table:table-cell office:value-type="float" office:value="15022">
                <text:p>15022</text:p>
              </table:table-cell>
            </table:table-row>
            <table:table-row>
              <table:table-cell office:value-type="string">
                <text:p>Mon Sep 25 21:15:24 BRT 2017</text:p>
              </table:table-cell>
              <table:table-cell office:value-type="float" office:value="14900">
                <text:p>14900</text:p>
              </table:table-cell>
            </table:table-row>
            <table:table-row>
              <table:table-cell office:value-type="string">
                <text:p>Mon Sep 25 21:15:24 BRT 2017</text:p>
              </table:table-cell>
              <table:table-cell office:value-type="float" office:value="14784">
                <text:p>14784</text:p>
              </table:table-cell>
            </table:table-row>
            <table:table-row>
              <table:table-cell office:value-type="string">
                <text:p>Mon Sep 25 21:15:25 BRT 2017</text:p>
              </table:table-cell>
              <table:table-cell office:value-type="float" office:value="18051">
                <text:p>18051</text:p>
              </table:table-cell>
            </table:table-row>
            <table:table-row>
              <table:table-cell office:value-type="string">
                <text:p>Mon Sep 25 21:15:25 BRT 2017</text:p>
              </table:table-cell>
              <table:table-cell office:value-type="float" office:value="15063">
                <text:p>15063</text:p>
              </table:table-cell>
            </table:table-row>
            <table:table-row>
              <table:table-cell office:value-type="string">
                <text:p>Mon Sep 25 21:15:25 BRT 2017</text:p>
              </table:table-cell>
              <table:table-cell office:value-type="float" office:value="15100">
                <text:p>15100</text:p>
              </table:table-cell>
            </table:table-row>
            <table:table-row>
              <table:table-cell office:value-type="string">
                <text:p>Mon Sep 25 21:15:25 BRT 2017</text:p>
              </table:table-cell>
              <table:table-cell office:value-type="float" office:value="15073">
                <text:p>15073</text:p>
              </table:table-cell>
            </table:table-row>
            <table:table-row>
              <table:table-cell office:value-type="string">
                <text:p>Mon Sep 25 21:15:25 BRT 2017</text:p>
              </table:table-cell>
              <table:table-cell office:value-type="float" office:value="15094">
                <text:p>15094</text:p>
              </table:table-cell>
            </table:table-row>
            <table:table-row>
              <table:table-cell office:value-type="string">
                <text:p>Mon Sep 25 21:15:25 BRT 2017</text:p>
              </table:table-cell>
              <table:table-cell office:value-type="float" office:value="18183">
                <text:p>18183</text:p>
              </table:table-cell>
            </table:table-row>
            <table:table-row>
              <table:table-cell office:value-type="string">
                <text:p>Mon Sep 25 21:15:25 BRT 2017</text:p>
              </table:table-cell>
              <table:table-cell office:value-type="float" office:value="15095">
                <text:p>15095</text:p>
              </table:table-cell>
            </table:table-row>
            <table:table-row>
              <table:table-cell office:value-type="string">
                <text:p>Mon Sep 25 21:15:26 BRT 2017</text:p>
              </table:table-cell>
              <table:table-cell office:value-type="float" office:value="15260">
                <text:p>15260</text:p>
              </table:table-cell>
            </table:table-row>
            <table:table-row>
              <table:table-cell office:value-type="string">
                <text:p>Mon Sep 25 21:15:26 BRT 2017</text:p>
              </table:table-cell>
              <table:table-cell office:value-type="float" office:value="15237">
                <text:p>15237</text:p>
              </table:table-cell>
            </table:table-row>
            <table:table-row>
              <table:table-cell office:value-type="string">
                <text:p>Mon Sep 25 21:15:26 BRT 2017</text:p>
              </table:table-cell>
              <table:table-cell office:value-type="float" office:value="15209">
                <text:p>15209</text:p>
              </table:table-cell>
            </table:table-row>
            <table:table-row>
              <table:table-cell office:value-type="string">
                <text:p>Mon Sep 25 21:15:26 BRT 2017</text:p>
              </table:table-cell>
              <table:table-cell office:value-type="float" office:value="15239">
                <text:p>15239</text:p>
              </table:table-cell>
            </table:table-row>
            <table:table-row>
              <table:table-cell office:value-type="string">
                <text:p>Mon Sep 25 21:15:26 BRT 2017</text:p>
              </table:table-cell>
              <table:table-cell office:value-type="float" office:value="15212">
                <text:p>15212</text:p>
              </table:table-cell>
            </table:table-row>
            <table:table-row>
              <table:table-cell office:value-type="string">
                <text:p>Mon Sep 25 21:15:26 BRT 2017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string">
                <text:p>Mon Sep 25 21:15:26 BRT 2017</text:p>
              </table:table-cell>
              <table:table-cell office:value-type="float" office:value="15209">
                <text:p>15209</text:p>
              </table:table-cell>
            </table:table-row>
            <table:table-row>
              <table:table-cell office:value-type="string">
                <text:p>Mon Sep 25 21:15:27 BRT 2017</text:p>
              </table:table-cell>
              <table:table-cell office:value-type="float" office:value="15218">
                <text:p>15218</text:p>
              </table:table-cell>
            </table:table-row>
            <table:table-row>
              <table:table-cell office:value-type="string">
                <text:p>Mon Sep 25 21:15:27 BRT 2017</text:p>
              </table:table-cell>
              <table:table-cell office:value-type="float" office:value="15353">
                <text:p>15353</text:p>
              </table:table-cell>
            </table:table-row>
            <table:table-row>
              <table:table-cell office:value-type="string">
                <text:p>Mon Sep 25 21:15:27 BRT 2017</text:p>
              </table:table-cell>
              <table:table-cell office:value-type="float" office:value="15226">
                <text:p>15226</text:p>
              </table:table-cell>
            </table:table-row>
            <table:table-row>
              <table:table-cell office:value-type="string">
                <text:p>Mon Sep 25 21:15:27 BRT 2017</text:p>
              </table:table-cell>
              <table:table-cell office:value-type="float" office:value="15215">
                <text:p>15215</text:p>
              </table:table-cell>
            </table:table-row>
            <table:table-row>
              <table:table-cell office:value-type="string">
                <text:p>Mon Sep 25 21:15:27 BRT 2017</text:p>
              </table:table-cell>
              <table:table-cell office:value-type="float" office:value="15222">
                <text:p>15222</text:p>
              </table:table-cell>
            </table:table-row>
            <table:table-row>
              <table:table-cell office:value-type="string">
                <text:p>Mon Sep 25 21:15:27 BRT 2017</text:p>
              </table:table-cell>
              <table:table-cell office:value-type="float" office:value="15222">
                <text:p>15222</text:p>
              </table:table-cell>
            </table:table-row>
            <table:table-row>
              <table:table-cell office:value-type="string">
                <text:p>Mon Sep 25 21:15:27 BRT 2017</text:p>
              </table:table-cell>
              <table:table-cell office:value-type="float" office:value="15349">
                <text:p>15349</text:p>
              </table:table-cell>
            </table:table-row>
            <table:table-row>
              <table:table-cell office:value-type="string">
                <text:p>Mon Sep 25 21:15:27 BRT 2017</text:p>
              </table:table-cell>
              <table:table-cell office:value-type="float" office:value="15212">
                <text:p>15212</text:p>
              </table:table-cell>
            </table:table-row>
            <table:table-row>
              <table:table-cell office:value-type="string">
                <text:p>Mon Sep 25 21:15:28 BRT 2017</text:p>
              </table:table-cell>
              <table:table-cell office:value-type="float" office:value="8911">
                <text:p>8911</text:p>
              </table:table-cell>
            </table:table-row>
            <table:table-row>
              <table:table-cell office:value-type="string">
                <text:p>Mon Sep 25 21:15:28 BRT 2017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Mon Sep 25 21:15:28 BRT 2017</text:p>
              </table:table-cell>
              <table:table-cell office:value-type="float" office:value="8594">
                <text:p>8594</text:p>
              </table:table-cell>
            </table:table-row>
            <table:table-row>
              <table:table-cell office:value-type="string">
                <text:p>Mon Sep 25 21:15:28 BRT 2017</text:p>
              </table:table-cell>
              <table:table-cell office:value-type="float" office:value="8507">
                <text:p>8507</text:p>
              </table:table-cell>
            </table:table-row>
            <table:table-row>
              <table:table-cell office:value-type="string">
                <text:p>Mon Sep 25 21:15:28 BRT 2017</text:p>
              </table:table-cell>
              <table:table-cell office:value-type="float" office:value="8394">
                <text:p>8394</text:p>
              </table:table-cell>
            </table:table-row>
            <table:table-row>
              <table:table-cell office:value-type="string">
                <text:p>Mon Sep 25 21:15:28 BRT 2017</text:p>
              </table:table-cell>
              <table:table-cell office:value-type="float" office:value="8042">
                <text:p>8042</text:p>
              </table:table-cell>
            </table:table-row>
            <table:table-row>
              <table:table-cell office:value-type="string">
                <text:p>Mon Sep 25 21:15:28 BRT 2017</text:p>
              </table:table-cell>
              <table:table-cell office:value-type="float" office:value="8612">
                <text:p>8612</text:p>
              </table:table-cell>
            </table:table-row>
            <table:table-row>
              <table:table-cell office:value-type="string">
                <text:p>Mon Sep 25 21:15:28 BRT 2017</text:p>
              </table:table-cell>
              <table:table-cell office:value-type="float" office:value="8809">
                <text:p>8809</text:p>
              </table:table-cell>
            </table:table-row>
            <table:table-row>
              <table:table-cell office:value-type="string">
                <text:p>Mon Sep 25 21:15:29 BRT 2017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Mon Sep 25 21:15:29 BRT 2017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Mon Sep 25 21:15:29 BRT 2017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string">
                <text:p>Mon Sep 25 21:15:29 BRT 2017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string">
                <text:p>Mon Sep 25 21:15:29 BRT 2017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Mon Sep 25 21:15:29 BRT 2017</text:p>
              </table:table-cell>
              <table:table-cell office:value-type="float" office:value="7394">
                <text:p>7394</text:p>
              </table:table-cell>
            </table:table-row>
            <table:table-row>
              <table:table-cell office:value-type="string">
                <text:p>Mon Sep 25 21:15:29 BRT 2017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string">
                <text:p>Mon Sep 25 21:15:29 BRT 2017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Mon Sep 25 21:15:30 BRT 2017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string">
                <text:p>Mon Sep 25 21:15:30 BRT 2017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Mon Sep 25 21:15:30 BRT 2017</text:p>
              </table:table-cell>
              <table:table-cell office:value-type="float" office:value="18014">
                <text:p>18014</text:p>
              </table:table-cell>
            </table:table-row>
            <table:table-row>
              <table:table-cell office:value-type="string">
                <text:p>Mon Sep 25 21:15:30 BRT 2017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Mon Sep 25 21:15:30 BRT 2017</text:p>
              </table:table-cell>
              <table:table-cell office:value-type="float" office:value="7721">
                <text:p>7721</text:p>
              </table:table-cell>
            </table:table-row>
            <table:table-row>
              <table:table-cell office:value-type="string">
                <text:p>Mon Sep 25 21:15:30 BRT 2017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Mon Sep 25 21:15:30 BRT 2017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Mon Sep 25 21:15:30 BRT 2017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Mon Sep 25 21:15:30 BRT 2017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Mon Sep 25 21:15:31 BRT 2017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Mon Sep 25 21:15:31 BRT 2017</text:p>
              </table:table-cell>
              <table:table-cell office:value-type="float" office:value="24842">
                <text:p>24842</text:p>
              </table:table-cell>
            </table:table-row>
            <table:table-row>
              <table:table-cell office:value-type="string">
                <text:p>Mon Sep 25 21:15:31 BRT 2017</text:p>
              </table:table-cell>
              <table:table-cell office:value-type="float" office:value="6791">
                <text:p>6791</text:p>
              </table:table-cell>
            </table:table-row>
            <table:table-row>
              <table:table-cell office:value-type="string">
                <text:p>Mon Sep 25 21:15:31 BRT 2017</text:p>
              </table:table-cell>
              <table:table-cell office:value-type="float" office:value="6783">
                <text:p>6783</text:p>
              </table:table-cell>
            </table:table-row>
            <table:table-row>
              <table:table-cell office:value-type="string">
                <text:p>Mon Sep 25 21:15:31 BRT 2017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Mon Sep 25 21:15:31 BRT 2017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string">
                <text:p>Mon Sep 25 21:15:31 BRT 2017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Mon Sep 25 21:15:31 BRT 2017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Mon Sep 25 21:15:32 BRT 2017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Mon Sep 25 21:15:32 BRT 2017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Mon Sep 25 21:15:32 BRT 2017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Mon Sep 25 21:15:32 BRT 2017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Mon Sep 25 21:15:32 BRT 2017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Mon Sep 25 21:15:32 BRT 2017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Mon Sep 25 21:15:32 BRT 2017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string">
                <text:p>Mon Sep 25 21:15:32 BRT 2017</text:p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string">
                <text:p>Mon Sep 25 21:15:33 BRT 2017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Mon Sep 25 21:15:33 BRT 2017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Mon Sep 25 21:15:33 BRT 2017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Mon Sep 25 21:15:33 BRT 2017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Mon Sep 25 21:15:33 BRT 2017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Mon Sep 25 21:15:33 BRT 2017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Mon Sep 25 21:15:33 BRT 2017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Mon Sep 25 21:15:34 BRT 2017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Mon Sep 25 21:15:34 BRT 2017</text:p>
              </table:table-cell>
              <table:table-cell office:value-type="float" office:value="6798">
                <text:p>6798</text:p>
              </table:table-cell>
            </table:table-row>
            <table:table-row>
              <table:table-cell office:value-type="string">
                <text:p>Mon Sep 25 21:15:34 BRT 2017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Mon Sep 25 21:15:34 BRT 2017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Mon Sep 25 21:15:34 BRT 2017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Mon Sep 25 21:15:34 BRT 2017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Mon Sep 25 21:15:34 BRT 2017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Mon Sep 25 21:15:35 BRT 2017</text:p>
              </table:table-cell>
              <table:table-cell office:value-type="float" office:value="6657">
                <text:p>6657</text:p>
              </table:table-cell>
            </table:table-row>
            <table:table-row>
              <table:table-cell office:value-type="string">
                <text:p>Mon Sep 25 21:15:35 BRT 2017</text:p>
              </table:table-cell>
              <table:table-cell office:value-type="float" office:value="18968">
                <text:p>18968</text:p>
              </table:table-cell>
            </table:table-row>
            <table:table-row>
              <table:table-cell office:value-type="string">
                <text:p>Mon Sep 25 21:15:35 BRT 2017</text:p>
              </table:table-cell>
              <table:table-cell office:value-type="float" office:value="12478">
                <text:p>12478</text:p>
              </table:table-cell>
            </table:table-row>
            <table:table-row>
              <table:table-cell office:value-type="string">
                <text:p>Mon Sep 25 21:15:35 BRT 2017</text:p>
              </table:table-cell>
              <table:table-cell office:value-type="float" office:value="6623">
                <text:p>6623</text:p>
              </table:table-cell>
            </table:table-row>
            <table:table-row>
              <table:table-cell office:value-type="string">
                <text:p>Mon Sep 25 21:15:35 BRT 2017</text:p>
              </table:table-cell>
              <table:table-cell office:value-type="float" office:value="6634">
                <text:p>6634</text:p>
              </table:table-cell>
            </table:table-row>
            <table:table-row>
              <table:table-cell office:value-type="string">
                <text:p>Mon Sep 25 21:15:36 BRT 2017</text:p>
              </table:table-cell>
              <table:table-cell office:value-type="float" office:value="7470">
                <text:p>7470</text:p>
              </table:table-cell>
            </table:table-row>
            <table:table-row>
              <table:table-cell office:value-type="string">
                <text:p>Mon Sep 25 21:15:36 BRT 2017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string">
                <text:p>Mon Sep 25 21:15:37 BRT 2017</text:p>
              </table:table-cell>
              <table:table-cell office:value-type="float" office:value="12605">
                <text:p>12605</text:p>
              </table:table-cell>
            </table:table-row>
            <table:table-row>
              <table:table-cell office:value-type="string">
                <text:p>Mon Sep 25 21:15:37 BRT 2017</text:p>
              </table:table-cell>
              <table:table-cell office:value-type="float" office:value="12729">
                <text:p>12729</text:p>
              </table:table-cell>
            </table:table-row>
            <table:table-row>
              <table:table-cell office:value-type="string">
                <text:p>Mon Sep 25 21:15:37 BRT 2017</text:p>
              </table:table-cell>
              <table:table-cell office:value-type="float" office:value="8173">
                <text:p>8173</text:p>
              </table:table-cell>
            </table:table-row>
            <table:table-row>
              <table:table-cell office:value-type="string">
                <text:p>Mon Sep 25 21:15:37 BRT 2017</text:p>
              </table:table-cell>
              <table:table-cell office:value-type="float" office:value="7957">
                <text:p>7957</text:p>
              </table:table-cell>
            </table:table-row>
            <table:table-row>
              <table:table-cell office:value-type="string">
                <text:p>Mon Sep 25 21:15:37 BRT 2017</text:p>
              </table:table-cell>
              <table:table-cell office:value-type="float" office:value="8059">
                <text:p>8059</text:p>
              </table:table-cell>
            </table:table-row>
            <table:table-row>
              <table:table-cell office:value-type="string">
                <text:p>Mon Sep 25 21:15:38 BRT 2017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Mon Sep 25 21:15:38 BRT 2017</text:p>
              </table:table-cell>
              <table:table-cell office:value-type="float" office:value="8303">
                <text:p>8303</text:p>
              </table:table-cell>
            </table:table-row>
            <table:table-row>
              <table:table-cell office:value-type="string">
                <text:p>Mon Sep 25 21:15:38 BRT 2017</text:p>
              </table:table-cell>
              <table:table-cell office:value-type="float" office:value="8423">
                <text:p>8423</text:p>
              </table:table-cell>
            </table:table-row>
            <table:table-row>
              <table:table-cell office:value-type="string">
                <text:p>Mon Sep 25 21:15:38 BRT 2017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Mon Sep 25 21:15:38 BRT 2017</text:p>
              </table:table-cell>
              <table:table-cell office:value-type="float" office:value="8540">
                <text:p>8540</text:p>
              </table:table-cell>
            </table:table-row>
            <table:table-row>
              <table:table-cell office:value-type="string">
                <text:p>Mon Sep 25 21:15:39 BRT 2017</text:p>
              </table:table-cell>
              <table:table-cell office:value-type="float" office:value="8693">
                <text:p>8693</text:p>
              </table:table-cell>
            </table:table-row>
            <table:table-row>
              <table:table-cell office:value-type="string">
                <text:p>Mon Sep 25 21:15:39 BRT 2017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Mon Sep 25 21:15:39 BRT 2017</text:p>
              </table:table-cell>
              <table:table-cell office:value-type="float" office:value="9115">
                <text:p>9115</text:p>
              </table:table-cell>
            </table:table-row>
            <table:table-row>
              <table:table-cell office:value-type="string">
                <text:p>Mon Sep 25 21:15:39 BRT 2017</text:p>
              </table:table-cell>
              <table:table-cell office:value-type="float" office:value="9123">
                <text:p>9123</text:p>
              </table:table-cell>
            </table:table-row>
            <table:table-row>
              <table:table-cell office:value-type="string">
                <text:p>Mon Sep 25 21:15:40 BRT 2017</text:p>
              </table:table-cell>
              <table:table-cell office:value-type="float" office:value="9334">
                <text:p>9334</text:p>
              </table:table-cell>
            </table:table-row>
            <table:table-row>
              <table:table-cell office:value-type="string">
                <text:p>Mon Sep 25 21:15:40 BRT 2017</text:p>
              </table:table-cell>
              <table:table-cell office:value-type="float" office:value="9336">
                <text:p>9336</text:p>
              </table:table-cell>
            </table:table-row>
            <table:table-row>
              <table:table-cell office:value-type="string">
                <text:p>Mon Sep 25 21:15:40 BRT 2017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string">
                <text:p>Mon Sep 25 21:15:40 BRT 2017</text:p>
              </table:table-cell>
              <table:table-cell office:value-type="float" office:value="9427">
                <text:p>9427</text:p>
              </table:table-cell>
            </table:table-row>
            <table:table-row>
              <table:table-cell office:value-type="string">
                <text:p>Mon Sep 25 21:15:40 BRT 2017</text:p>
              </table:table-cell>
              <table:table-cell office:value-type="float" office:value="9334">
                <text:p>9334</text:p>
              </table:table-cell>
            </table:table-row>
            <table:table-row>
              <table:table-cell office:value-type="string">
                <text:p>Mon Sep 25 21:15:40 BRT 2017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Mon Sep 25 21:15:41 BRT 2017</text:p>
              </table:table-cell>
              <table:table-cell office:value-type="float" office:value="61809">
                <text:p>61809</text:p>
              </table:table-cell>
            </table:table-row>
            <table:table-row>
              <table:table-cell office:value-type="string">
                <text:p>Mon Sep 25 21:15:41 BRT 2017</text:p>
              </table:table-cell>
              <table:table-cell office:value-type="float" office:value="9321">
                <text:p>9321</text:p>
              </table:table-cell>
            </table:table-row>
            <table:table-row>
              <table:table-cell office:value-type="string">
                <text:p>Mon Sep 25 21:15:41 BRT 2017</text:p>
              </table:table-cell>
              <table:table-cell office:value-type="float" office:value="9438">
                <text:p>9438</text:p>
              </table:table-cell>
            </table:table-row>
            <table:table-row>
              <table:table-cell office:value-type="string">
                <text:p>Mon Sep 25 21:15:41 BRT 2017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Mon Sep 25 21:15:42 BRT 2017</text:p>
              </table:table-cell>
              <table:table-cell office:value-type="float" office:value="10386">
                <text:p>10386</text:p>
              </table:table-cell>
            </table:table-row>
            <table:table-row>
              <table:table-cell office:value-type="string">
                <text:p>Mon Sep 25 21:15:42 BRT 2017</text:p>
              </table:table-cell>
              <table:table-cell office:value-type="float" office:value="10491">
                <text:p>10491</text:p>
              </table:table-cell>
            </table:table-row>
            <table:table-row>
              <table:table-cell office:value-type="string">
                <text:p>Mon Sep 25 21:15:42 BRT 2017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Mon Sep 25 21:15:43 BRT 2017</text:p>
              </table:table-cell>
              <table:table-cell office:value-type="float" office:value="10754">
                <text:p>10754</text:p>
              </table:table-cell>
            </table:table-row>
            <table:table-row>
              <table:table-cell office:value-type="string">
                <text:p>Mon Sep 25 21:15:43 BRT 2017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Mon Sep 25 21:15:43 BRT 2017</text:p>
              </table:table-cell>
              <table:table-cell office:value-type="float" office:value="10868">
                <text:p>10868</text:p>
              </table:table-cell>
            </table:table-row>
            <table:table-row>
              <table:table-cell office:value-type="string">
                <text:p>Mon Sep 25 21:15:43 BRT 2017</text:p>
              </table:table-cell>
              <table:table-cell office:value-type="float" office:value="10643">
                <text:p>10643</text:p>
              </table:table-cell>
            </table:table-row>
            <table:table-row>
              <table:table-cell office:value-type="string">
                <text:p>Mon Sep 25 21:15:43 BRT 2017</text:p>
              </table:table-cell>
              <table:table-cell office:value-type="float" office:value="10626">
                <text:p>10626</text:p>
              </table:table-cell>
            </table:table-row>
            <table:table-row>
              <table:table-cell office:value-type="string">
                <text:p>Mon Sep 25 21:15:44 BRT 2017</text:p>
              </table:table-cell>
              <table:table-cell office:value-type="float" office:value="10852">
                <text:p>10852</text:p>
              </table:table-cell>
            </table:table-row>
            <table:table-row>
              <table:table-cell office:value-type="string">
                <text:p>Mon Sep 25 21:15:44 BRT 2017</text:p>
              </table:table-cell>
              <table:table-cell office:value-type="float" office:value="10849">
                <text:p>10849</text:p>
              </table:table-cell>
            </table:table-row>
            <table:table-row>
              <table:table-cell office:value-type="string">
                <text:p>Mon Sep 25 21:15:44 BRT 2017</text:p>
              </table:table-cell>
              <table:table-cell office:value-type="float" office:value="10646">
                <text:p>10646</text:p>
              </table:table-cell>
            </table:table-row>
            <table:table-row>
              <table:table-cell office:value-type="string">
                <text:p>Mon Sep 25 21:15:44 BRT 2017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string">
                <text:p>Mon Sep 25 21:15:44 BRT 2017</text:p>
              </table:table-cell>
              <table:table-cell office:value-type="float" office:value="10864">
                <text:p>10864</text:p>
              </table:table-cell>
            </table:table-row>
            <table:table-row>
              <table:table-cell office:value-type="string">
                <text:p>Mon Sep 25 21:15:44 BRT 2017</text:p>
              </table:table-cell>
              <table:table-cell office:value-type="float" office:value="10845">
                <text:p>10845</text:p>
              </table:table-cell>
            </table:table-row>
            <table:table-row>
              <table:table-cell office:value-type="string">
                <text:p>Mon Sep 25 21:15:44 BRT 2017</text:p>
              </table:table-cell>
              <table:table-cell office:value-type="float" office:value="10851">
                <text:p>10851</text:p>
              </table:table-cell>
            </table:table-row>
            <table:table-row>
              <table:table-cell office:value-type="string">
                <text:p>Mon Sep 25 21:15:45 BRT 2017</text:p>
              </table:table-cell>
              <table:table-cell office:value-type="float" office:value="10647">
                <text:p>10647</text:p>
              </table:table-cell>
            </table:table-row>
            <table:table-row>
              <table:table-cell office:value-type="string">
                <text:p>Mon Sep 25 21:15:54 BRT 2017</text:p>
              </table:table-cell>
              <table:table-cell office:value-type="float" office:value="19856">
                <text:p>19856</text:p>
              </table:table-cell>
            </table:table-row>
            <table:table-row>
              <table:table-cell office:value-type="string">
                <text:p>Mon Sep 25 21:15:54 BRT 2017</text:p>
              </table:table-cell>
              <table:table-cell office:value-type="float" office:value="22975">
                <text:p>22975</text:p>
              </table:table-cell>
            </table:table-row>
            <table:table-row>
              <table:table-cell office:value-type="string">
                <text:p>Mon Sep 25 21:15:54 BRT 2017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string">
                <text:p>Mon Sep 25 21:15:54 BRT 2017</text:p>
              </table:table-cell>
              <table:table-cell office:value-type="float" office:value="19748">
                <text:p>19748</text:p>
              </table:table-cell>
            </table:table-row>
            <table:table-row>
              <table:table-cell office:value-type="string">
                <text:p>Mon Sep 25 21:15:55 BRT 2017</text:p>
              </table:table-cell>
              <table:table-cell office:value-type="float" office:value="20073">
                <text:p>20073</text:p>
              </table:table-cell>
            </table:table-row>
            <table:table-row>
              <table:table-cell office:value-type="string">
                <text:p>Mon Sep 25 21:15:55 BRT 2017</text:p>
              </table:table-cell>
              <table:table-cell office:value-type="float" office:value="20219">
                <text:p>20219</text:p>
              </table:table-cell>
            </table:table-row>
            <table:table-row>
              <table:table-cell office:value-type="string">
                <text:p>Mon Sep 25 21:15:55 BRT 2017</text:p>
              </table:table-cell>
              <table:table-cell office:value-type="float" office:value="20235">
                <text:p>20235</text:p>
              </table:table-cell>
            </table:table-row>
            <table:table-row>
              <table:table-cell office:value-type="string">
                <text:p>Mon Sep 25 21:15:55 BRT 2017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Mon Sep 25 21:15:55 BRT 2017</text:p>
              </table:table-cell>
              <table:table-cell office:value-type="float" office:value="20326">
                <text:p>20326</text:p>
              </table:table-cell>
            </table:table-row>
            <table:table-row>
              <table:table-cell office:value-type="string">
                <text:p>Mon Sep 25 21:15:55 BRT 2017</text:p>
              </table:table-cell>
              <table:table-cell office:value-type="float" office:value="20257">
                <text:p>20257</text:p>
              </table:table-cell>
            </table:table-row>
            <table:table-row>
              <table:table-cell office:value-type="string">
                <text:p>Mon Sep 25 21:15:56 BRT 2017</text:p>
              </table:table-cell>
              <table:table-cell office:value-type="float" office:value="19234">
                <text:p>19234</text:p>
              </table:table-cell>
            </table:table-row>
            <table:table-row>
              <table:table-cell office:value-type="string">
                <text:p>Mon Sep 25 21:15:56 BRT 2017</text:p>
              </table:table-cell>
              <table:table-cell office:value-type="float" office:value="19116">
                <text:p>19116</text:p>
              </table:table-cell>
            </table:table-row>
            <table:table-row>
              <table:table-cell office:value-type="string">
                <text:p>Mon Sep 25 21:15:56 BRT 2017</text:p>
              </table:table-cell>
              <table:table-cell office:value-type="float" office:value="22316">
                <text:p>22316</text:p>
              </table:table-cell>
            </table:table-row>
            <table:table-row>
              <table:table-cell office:value-type="string">
                <text:p>Mon Sep 25 21:15:56 BRT 2017</text:p>
              </table:table-cell>
              <table:table-cell office:value-type="float" office:value="19456">
                <text:p>19456</text:p>
              </table:table-cell>
            </table:table-row>
            <table:table-row>
              <table:table-cell office:value-type="string">
                <text:p>Mon Sep 25 21:15:56 BRT 2017</text:p>
              </table:table-cell>
              <table:table-cell office:value-type="float" office:value="19217">
                <text:p>19217</text:p>
              </table:table-cell>
            </table:table-row>
            <table:table-row>
              <table:table-cell office:value-type="string">
                <text:p>Mon Sep 25 21:15:56 BRT 2017</text:p>
              </table:table-cell>
              <table:table-cell office:value-type="float" office:value="19082">
                <text:p>19082</text:p>
              </table:table-cell>
            </table:table-row>
            <table:table-row>
              <table:table-cell office:value-type="string">
                <text:p>Mon Sep 25 21:15:57 BRT 2017</text:p>
              </table:table-cell>
              <table:table-cell office:value-type="float" office:value="20553">
                <text:p>20553</text:p>
              </table:table-cell>
            </table:table-row>
            <table:table-row>
              <table:table-cell office:value-type="string">
                <text:p>Mon Sep 25 21:15:57 BRT 2017</text:p>
              </table:table-cell>
              <table:table-cell office:value-type="float" office:value="22101">
                <text:p>22101</text:p>
              </table:table-cell>
            </table:table-row>
            <table:table-row>
              <table:table-cell office:value-type="string">
                <text:p>Mon Sep 25 21:15:57 BRT 2017</text:p>
              </table:table-cell>
              <table:table-cell office:value-type="float" office:value="19109">
                <text:p>19109</text:p>
              </table:table-cell>
            </table:table-row>
            <table:table-row>
              <table:table-cell office:value-type="string">
                <text:p>Mon Sep 25 21:15:59 BRT 2017</text:p>
              </table:table-cell>
              <table:table-cell office:value-type="float" office:value="28408">
                <text:p>28408</text:p>
              </table:table-cell>
            </table:table-row>
            <table:table-row>
              <table:table-cell office:value-type="string">
                <text:p>Mon Sep 25 21:15:59 BRT 2017</text:p>
              </table:table-cell>
              <table:table-cell office:value-type="float" office:value="21375">
                <text:p>21375</text:p>
              </table:table-cell>
            </table:table-row>
            <table:table-row>
              <table:table-cell office:value-type="string">
                <text:p>Mon Sep 25 21:16:00 BRT 2017</text:p>
              </table:table-cell>
              <table:table-cell office:value-type="float" office:value="21489">
                <text:p>21489</text:p>
              </table:table-cell>
            </table:table-row>
            <table:table-row>
              <table:table-cell office:value-type="string">
                <text:p>Mon Sep 25 21:16:00 BRT 2017</text:p>
              </table:table-cell>
              <table:table-cell office:value-type="float" office:value="21446">
                <text:p>21446</text:p>
              </table:table-cell>
            </table:table-row>
            <table:table-row>
              <table:table-cell office:value-type="string">
                <text:p>Mon Sep 25 21:16:00 BRT 2017</text:p>
              </table:table-cell>
              <table:table-cell office:value-type="float" office:value="21219">
                <text:p>21219</text:p>
              </table:table-cell>
            </table:table-row>
            <table:table-row>
              <table:table-cell office:value-type="string">
                <text:p>Mon Sep 25 21:16:01 BRT 2017</text:p>
              </table:table-cell>
              <table:table-cell office:value-type="float" office:value="21603">
                <text:p>21603</text:p>
              </table:table-cell>
            </table:table-row>
            <table:table-row>
              <table:table-cell office:value-type="string">
                <text:p>Mon Sep 25 21:16:01 BRT 2017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Mon Sep 25 21:16:01 BRT 2017</text:p>
              </table:table-cell>
              <table:table-cell office:value-type="float" office:value="21256">
                <text:p>21256</text:p>
              </table:table-cell>
            </table:table-row>
            <table:table-row>
              <table:table-cell office:value-type="string">
                <text:p>Mon Sep 25 21:16:01 BRT 2017</text:p>
              </table:table-cell>
              <table:table-cell office:value-type="float" office:value="21606">
                <text:p>21606</text:p>
              </table:table-cell>
            </table:table-row>
            <table:table-row>
              <table:table-cell office:value-type="string">
                <text:p>Mon Sep 25 21:16:02 BRT 2017</text:p>
              </table:table-cell>
              <table:table-cell office:value-type="float" office:value="21696">
                <text:p>21696</text:p>
              </table:table-cell>
            </table:table-row>
            <table:table-row>
              <table:table-cell office:value-type="string">
                <text:p>Mon Sep 25 21:16:02 BRT 2017</text:p>
              </table:table-cell>
              <table:table-cell office:value-type="float" office:value="22537">
                <text:p>22537</text:p>
              </table:table-cell>
            </table:table-row>
            <table:table-row>
              <table:table-cell office:value-type="string">
                <text:p>Mon Sep 25 21:16:02 BRT 2017</text:p>
              </table:table-cell>
              <table:table-cell office:value-type="float" office:value="21622">
                <text:p>21622</text:p>
              </table:table-cell>
            </table:table-row>
            <table:table-row>
              <table:table-cell office:value-type="string">
                <text:p>Mon Sep 25 21:16:02 BRT 2017</text:p>
              </table:table-cell>
              <table:table-cell office:value-type="float" office:value="21666">
                <text:p>21666</text:p>
              </table:table-cell>
            </table:table-row>
            <table:table-row>
              <table:table-cell office:value-type="string">
                <text:p>Mon Sep 25 21:16:02 BRT 2017</text:p>
              </table:table-cell>
              <table:table-cell office:value-type="float" office:value="21715">
                <text:p>21715</text:p>
              </table:table-cell>
            </table:table-row>
            <table:table-row>
              <table:table-cell office:value-type="string">
                <text:p>Mon Sep 25 21:16:02 BRT 2017</text:p>
              </table:table-cell>
              <table:table-cell office:value-type="float" office:value="21489">
                <text:p>21489</text:p>
              </table:table-cell>
            </table:table-row>
            <table:table-row>
              <table:table-cell office:value-type="string">
                <text:p>Mon Sep 25 21:16:03 BRT 2017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Mon Sep 25 21:16:03 BRT 2017</text:p>
              </table:table-cell>
              <table:table-cell office:value-type="float" office:value="20848">
                <text:p>20848</text:p>
              </table:table-cell>
            </table:table-row>
            <table:table-row>
              <table:table-cell office:value-type="string">
                <text:p>Mon Sep 25 21:16:03 BRT 2017</text:p>
              </table:table-cell>
              <table:table-cell office:value-type="float" office:value="21220">
                <text:p>21220</text:p>
              </table:table-cell>
            </table:table-row>
            <table:table-row>
              <table:table-cell office:value-type="string">
                <text:p>Mon Sep 25 21:16:03 BRT 2017</text:p>
              </table:table-cell>
              <table:table-cell office:value-type="float" office:value="21095">
                <text:p>21095</text:p>
              </table:table-cell>
            </table:table-row>
            <table:table-row>
              <table:table-cell office:value-type="string">
                <text:p>Mon Sep 25 21:16:03 BRT 2017</text:p>
              </table:table-cell>
              <table:table-cell office:value-type="float" office:value="28438">
                <text:p>28438</text:p>
              </table:table-cell>
            </table:table-row>
            <table:table-row>
              <table:table-cell office:value-type="string">
                <text:p>Mon Sep 25 21:16:03 BRT 2017</text:p>
              </table:table-cell>
              <table:table-cell office:value-type="float" office:value="28316">
                <text:p>28316</text:p>
              </table:table-cell>
            </table:table-row>
            <table:table-row>
              <table:table-cell office:value-type="string">
                <text:p>Mon Sep 25 21:16:04 BRT 2017</text:p>
              </table:table-cell>
              <table:table-cell office:value-type="float" office:value="20516">
                <text:p>20516</text:p>
              </table:table-cell>
            </table:table-row>
            <table:table-row>
              <table:table-cell office:value-type="string">
                <text:p>Mon Sep 25 21:16:04 BRT 2017</text:p>
              </table:table-cell>
              <table:table-cell office:value-type="float" office:value="20736">
                <text:p>20736</text:p>
              </table:table-cell>
            </table:table-row>
            <table:table-row>
              <table:table-cell office:value-type="string">
                <text:p>Mon Sep 25 21:16:04 BRT 2017</text:p>
              </table:table-cell>
              <table:table-cell office:value-type="float" office:value="20490">
                <text:p>20490</text:p>
              </table:table-cell>
            </table:table-row>
            <table:table-row>
              <table:table-cell office:value-type="string">
                <text:p>Mon Sep 25 21:16:04 BRT 2017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Mon Sep 25 21:16:04 BRT 2017</text:p>
              </table:table-cell>
              <table:table-cell office:value-type="float" office:value="20535">
                <text:p>20535</text:p>
              </table:table-cell>
            </table:table-row>
            <table:table-row>
              <table:table-cell office:value-type="string">
                <text:p>Mon Sep 25 21:16:04 BRT 2017</text:p>
              </table:table-cell>
              <table:table-cell office:value-type="float" office:value="20512">
                <text:p>20512</text:p>
              </table:table-cell>
            </table:table-row>
            <table:table-row>
              <table:table-cell office:value-type="string">
                <text:p>Mon Sep 25 21:16:04 BRT 2017</text:p>
              </table:table-cell>
              <table:table-cell office:value-type="float" office:value="20634">
                <text:p>20634</text:p>
              </table:table-cell>
            </table:table-row>
            <table:table-row>
              <table:table-cell office:value-type="string">
                <text:p>Mon Sep 25 21:16:05 BRT 2017</text:p>
              </table:table-cell>
              <table:table-cell office:value-type="float" office:value="11357">
                <text:p>11357</text:p>
              </table:table-cell>
            </table:table-row>
            <table:table-row>
              <table:table-cell office:value-type="string">
                <text:p>Mon Sep 25 21:16:05 BRT 2017</text:p>
              </table:table-cell>
              <table:table-cell office:value-type="float" office:value="21429">
                <text:p>21429</text:p>
              </table:table-cell>
            </table:table-row>
            <table:table-row>
              <table:table-cell office:value-type="string">
                <text:p>Mon Sep 25 21:16:05 BRT 2017</text:p>
              </table:table-cell>
              <table:table-cell office:value-type="float" office:value="20571">
                <text:p>20571</text:p>
              </table:table-cell>
            </table:table-row>
            <table:table-row>
              <table:table-cell office:value-type="string">
                <text:p>Mon Sep 25 21:16:05 BRT 2017</text:p>
              </table:table-cell>
              <table:table-cell office:value-type="float" office:value="20589">
                <text:p>20589</text:p>
              </table:table-cell>
            </table:table-row>
            <table:table-row>
              <table:table-cell office:value-type="string">
                <text:p>Mon Sep 25 21:16:05 BRT 2017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Mon Sep 25 21:16:05 BRT 2017</text:p>
              </table:table-cell>
              <table:table-cell office:value-type="float" office:value="20541">
                <text:p>20541</text:p>
              </table:table-cell>
            </table:table-row>
            <table:table-row>
              <table:table-cell office:value-type="string">
                <text:p>Mon Sep 25 21:16:05 BRT 2017</text:p>
              </table:table-cell>
              <table:table-cell office:value-type="float" office:value="11438">
                <text:p>11438</text:p>
              </table:table-cell>
            </table:table-row>
            <table:table-row>
              <table:table-cell office:value-type="string">
                <text:p>Mon Sep 25 21:16:05 BRT 2017</text:p>
              </table:table-cell>
              <table:table-cell office:value-type="float" office:value="11374">
                <text:p>11374</text:p>
              </table:table-cell>
            </table:table-row>
            <table:table-row>
              <table:table-cell office:value-type="string">
                <text:p>Mon Sep 25 21:16:06 BRT 2017</text:p>
              </table:table-cell>
              <table:table-cell office:value-type="float" office:value="11260">
                <text:p>11260</text:p>
              </table:table-cell>
            </table:table-row>
            <table:table-row>
              <table:table-cell office:value-type="string">
                <text:p>Mon Sep 25 21:16:06 BRT 2017</text:p>
              </table:table-cell>
              <table:table-cell office:value-type="float" office:value="11008">
                <text:p>11008</text:p>
              </table:table-cell>
            </table:table-row>
            <table:table-row>
              <table:table-cell office:value-type="string">
                <text:p>Mon Sep 25 21:16:06 BRT 2017</text:p>
              </table:table-cell>
              <table:table-cell office:value-type="float" office:value="10916">
                <text:p>10916</text:p>
              </table:table-cell>
            </table:table-row>
            <table:table-row>
              <table:table-cell office:value-type="string">
                <text:p>Mon Sep 25 21:16:06 BRT 2017</text:p>
              </table:table-cell>
              <table:table-cell office:value-type="float" office:value="10908">
                <text:p>10908</text:p>
              </table:table-cell>
            </table:table-row>
            <table:table-row>
              <table:table-cell office:value-type="string">
                <text:p>Mon Sep 25 21:16:06 BRT 2017</text:p>
              </table:table-cell>
              <table:table-cell office:value-type="float" office:value="14026">
                <text:p>14026</text:p>
              </table:table-cell>
            </table:table-row>
            <table:table-row>
              <table:table-cell office:value-type="string">
                <text:p>Mon Sep 25 21:16:06 BRT 2017</text:p>
              </table:table-cell>
              <table:table-cell office:value-type="float" office:value="11022">
                <text:p>11022</text:p>
              </table:table-cell>
            </table:table-row>
            <table:table-row>
              <table:table-cell office:value-type="string">
                <text:p>Mon Sep 25 21:16:06 BRT 2017</text:p>
              </table:table-cell>
              <table:table-cell office:value-type="float" office:value="11155">
                <text:p>11155</text:p>
              </table:table-cell>
            </table:table-row>
            <table:table-row>
              <table:table-cell office:value-type="string">
                <text:p>Mon Sep 25 21:16:06 BRT 2017</text:p>
              </table:table-cell>
              <table:table-cell office:value-type="float" office:value="11158">
                <text:p>11158</text:p>
              </table:table-cell>
            </table:table-row>
            <table:table-row>
              <table:table-cell office:value-type="string">
                <text:p>Mon Sep 25 21:16:07 BRT 2017</text:p>
              </table:table-cell>
              <table:table-cell office:value-type="float" office:value="10664">
                <text:p>10664</text:p>
              </table:table-cell>
            </table:table-row>
            <table:table-row>
              <table:table-cell office:value-type="string">
                <text:p>Mon Sep 25 21:16:07 BRT 2017</text:p>
              </table:table-cell>
              <table:table-cell office:value-type="float" office:value="10884">
                <text:p>10884</text:p>
              </table:table-cell>
            </table:table-row>
            <table:table-row>
              <table:table-cell office:value-type="string">
                <text:p>Mon Sep 25 21:16:07 BRT 2017</text:p>
              </table:table-cell>
              <table:table-cell office:value-type="float" office:value="10771">
                <text:p>10771</text:p>
              </table:table-cell>
            </table:table-row>
            <table:table-row>
              <table:table-cell office:value-type="string">
                <text:p>Mon Sep 25 21:16:07 BRT 2017</text:p>
              </table:table-cell>
              <table:table-cell office:value-type="float" office:value="10757">
                <text:p>10757</text:p>
              </table:table-cell>
            </table:table-row>
            <table:table-row>
              <table:table-cell office:value-type="string">
                <text:p>Mon Sep 25 21:16:07 BRT 2017</text:p>
              </table:table-cell>
              <table:table-cell office:value-type="float" office:value="10737">
                <text:p>10737</text:p>
              </table:table-cell>
            </table:table-row>
            <table:table-row>
              <table:table-cell office:value-type="string">
                <text:p>Mon Sep 25 21:16:07 BRT 2017</text:p>
              </table:table-cell>
              <table:table-cell office:value-type="float" office:value="10704">
                <text:p>10704</text:p>
              </table:table-cell>
            </table:table-row>
            <table:table-row>
              <table:table-cell office:value-type="string">
                <text:p>Mon Sep 25 21:16:08 BRT 2017</text:p>
              </table:table-cell>
              <table:table-cell office:value-type="float" office:value="8418">
                <text:p>8418</text:p>
              </table:table-cell>
            </table:table-row>
            <table:table-row>
              <table:table-cell office:value-type="string">
                <text:p>Mon Sep 25 21:16:08 BRT 2017</text:p>
              </table:table-cell>
              <table:table-cell office:value-type="float" office:value="10914">
                <text:p>10914</text:p>
              </table:table-cell>
            </table:table-row>
            <table:table-row>
              <table:table-cell office:value-type="string">
                <text:p>Mon Sep 25 21:16:08 BRT 2017</text:p>
              </table:table-cell>
              <table:table-cell office:value-type="float" office:value="8560">
                <text:p>8560</text:p>
              </table:table-cell>
            </table:table-row>
            <table:table-row>
              <table:table-cell office:value-type="string">
                <text:p>Mon Sep 25 21:16:08 BRT 2017</text:p>
              </table:table-cell>
              <table:table-cell office:value-type="float" office:value="8262">
                <text:p>8262</text:p>
              </table:table-cell>
            </table:table-row>
            <table:table-row>
              <table:table-cell office:value-type="string">
                <text:p>Mon Sep 25 21:16:08 BRT 2017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Mon Sep 25 21:16:08 BRT 2017</text:p>
              </table:table-cell>
              <table:table-cell office:value-type="float" office:value="8241">
                <text:p>8241</text:p>
              </table:table-cell>
            </table:table-row>
            <table:table-row>
              <table:table-cell office:value-type="string">
                <text:p>Mon Sep 25 21:16:08 BRT 2017</text:p>
              </table:table-cell>
              <table:table-cell office:value-type="float" office:value="10387">
                <text:p>10387</text:p>
              </table:table-cell>
            </table:table-row>
            <table:table-row>
              <table:table-cell office:value-type="string">
                <text:p>Mon Sep 25 21:16:09 BRT 2017</text:p>
              </table:table-cell>
              <table:table-cell office:value-type="float" office:value="8620">
                <text:p>8620</text:p>
              </table:table-cell>
            </table:table-row>
            <table:table-row>
              <table:table-cell office:value-type="string">
                <text:p>Mon Sep 25 21:16:09 BRT 2017</text:p>
              </table:table-cell>
              <table:table-cell office:value-type="float" office:value="7678">
                <text:p>7678</text:p>
              </table:table-cell>
            </table:table-row>
            <table:table-row>
              <table:table-cell office:value-type="string">
                <text:p>Mon Sep 25 21:16:09 BRT 2017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Mon Sep 25 21:16:09 BRT 2017</text:p>
              </table:table-cell>
              <table:table-cell office:value-type="float" office:value="8401">
                <text:p>8401</text:p>
              </table:table-cell>
            </table:table-row>
            <table:table-row>
              <table:table-cell office:value-type="string">
                <text:p>Mon Sep 25 21:16:09 BRT 2017</text:p>
              </table:table-cell>
              <table:table-cell office:value-type="float" office:value="7723">
                <text:p>7723</text:p>
              </table:table-cell>
            </table:table-row>
            <table:table-row>
              <table:table-cell office:value-type="string">
                <text:p>Mon Sep 25 21:16:09 BRT 2017</text:p>
              </table:table-cell>
              <table:table-cell office:value-type="float" office:value="7638">
                <text:p>7638</text:p>
              </table:table-cell>
            </table:table-row>
            <table:table-row>
              <table:table-cell office:value-type="string">
                <text:p>Mon Sep 25 21:16:10 BRT 2017</text:p>
              </table:table-cell>
              <table:table-cell office:value-type="float" office:value="7725">
                <text:p>7725</text:p>
              </table:table-cell>
            </table:table-row>
            <table:table-row>
              <table:table-cell office:value-type="string">
                <text:p>Mon Sep 25 21:16:10 BRT 2017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Mon Sep 25 21:16:10 BRT 2017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Mon Sep 25 21:16:15 BRT 2017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string">
                <text:p>Mon Sep 25 21:16:15 BRT 2017</text:p>
              </table:table-cell>
              <table:table-cell office:value-type="float" office:value="12391">
                <text:p>12391</text:p>
              </table:table-cell>
            </table:table-row>
            <table:table-row>
              <table:table-cell office:value-type="string">
                <text:p>Mon Sep 25 21:16:15 BRT 2017</text:p>
              </table:table-cell>
              <table:table-cell office:value-type="float" office:value="15427">
                <text:p>15427</text:p>
              </table:table-cell>
            </table:table-row>
            <table:table-row>
              <table:table-cell office:value-type="string">
                <text:p>Mon Sep 25 21:16:15 BRT 2017</text:p>
              </table:table-cell>
              <table:table-cell office:value-type="float" office:value="12627">
                <text:p>12627</text:p>
              </table:table-cell>
            </table:table-row>
            <table:table-row>
              <table:table-cell office:value-type="string">
                <text:p>Mon Sep 25 21:16:15 BRT 2017</text:p>
              </table:table-cell>
              <table:table-cell office:value-type="float" office:value="12276">
                <text:p>12276</text:p>
              </table:table-cell>
            </table:table-row>
            <table:table-row>
              <table:table-cell office:value-type="string">
                <text:p>Mon Sep 25 21:16:16 BRT 2017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Mon Sep 25 21:16:16 BRT 2017</text:p>
              </table:table-cell>
              <table:table-cell office:value-type="float" office:value="12347">
                <text:p>12347</text:p>
              </table:table-cell>
            </table:table-row>
            <table:table-row>
              <table:table-cell office:value-type="string">
                <text:p>Mon Sep 25 21:16:16 BRT 2017</text:p>
              </table:table-cell>
              <table:table-cell office:value-type="float" office:value="12305">
                <text:p>12305</text:p>
              </table:table-cell>
            </table:table-row>
            <table:table-row>
              <table:table-cell office:value-type="string">
                <text:p>Mon Sep 25 21:16:16 BRT 2017</text:p>
              </table:table-cell>
              <table:table-cell office:value-type="float" office:value="15241">
                <text:p>15241</text:p>
              </table:table-cell>
            </table:table-row>
            <table:table-row>
              <table:table-cell office:value-type="string">
                <text:p>Mon Sep 25 21:16:16 BRT 2017</text:p>
              </table:table-cell>
              <table:table-cell office:value-type="float" office:value="12238">
                <text:p>12238</text:p>
              </table:table-cell>
            </table:table-row>
            <table:table-row>
              <table:table-cell office:value-type="string">
                <text:p>Mon Sep 25 21:16:16 BRT 2017</text:p>
              </table:table-cell>
              <table:table-cell office:value-type="float" office:value="12327">
                <text:p>12327</text:p>
              </table:table-cell>
            </table:table-row>
            <table:table-row>
              <table:table-cell office:value-type="string">
                <text:p>Mon Sep 25 21:16:16 BRT 2017</text:p>
              </table:table-cell>
              <table:table-cell office:value-type="float" office:value="12255">
                <text:p>12255</text:p>
              </table:table-cell>
            </table:table-row>
            <table:table-row>
              <table:table-cell office:value-type="string">
                <text:p>Mon Sep 25 21:16:17 BRT 2017</text:p>
              </table:table-cell>
              <table:table-cell office:value-type="float" office:value="12406">
                <text:p>12406</text:p>
              </table:table-cell>
            </table:table-row>
            <table:table-row>
              <table:table-cell office:value-type="string">
                <text:p>Mon Sep 25 21:16:17 BRT 2017</text:p>
              </table:table-cell>
              <table:table-cell office:value-type="float" office:value="12462">
                <text:p>12462</text:p>
              </table:table-cell>
            </table:table-row>
            <table:table-row>
              <table:table-cell office:value-type="string">
                <text:p>Mon Sep 25 21:16:17 BRT 2017</text:p>
              </table:table-cell>
              <table:table-cell office:value-type="float" office:value="12342">
                <text:p>12342</text:p>
              </table:table-cell>
            </table:table-row>
            <table:table-row>
              <table:table-cell office:value-type="string">
                <text:p>Mon Sep 25 21:16:17 BRT 2017</text:p>
              </table:table-cell>
              <table:table-cell office:value-type="float" office:value="12384">
                <text:p>12384</text:p>
              </table:table-cell>
            </table:table-row>
            <table:table-row>
              <table:table-cell office:value-type="string">
                <text:p>Mon Sep 25 21:16:17 BRT 2017</text:p>
              </table:table-cell>
              <table:table-cell office:value-type="float" office:value="12397">
                <text:p>12397</text:p>
              </table:table-cell>
            </table:table-row>
            <table:table-row>
              <table:table-cell office:value-type="string">
                <text:p>Mon Sep 25 21:16:17 BRT 2017</text:p>
              </table:table-cell>
              <table:table-cell office:value-type="float" office:value="12269">
                <text:p>12269</text:p>
              </table:table-cell>
            </table:table-row>
            <table:table-row>
              <table:table-cell office:value-type="string">
                <text:p>Mon Sep 25 21:16:18 BRT 2017</text:p>
              </table:table-cell>
              <table:table-cell office:value-type="float" office:value="12596">
                <text:p>12596</text:p>
              </table:table-cell>
            </table:table-row>
            <table:table-row>
              <table:table-cell office:value-type="string">
                <text:p>Mon Sep 25 21:16:18 BRT 2017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Mon Sep 25 21:16:18 BRT 2017</text:p>
              </table:table-cell>
              <table:table-cell office:value-type="float" office:value="12561">
                <text:p>12561</text:p>
              </table:table-cell>
            </table:table-row>
            <table:table-row>
              <table:table-cell office:value-type="string">
                <text:p>Mon Sep 25 21:16:18 BRT 2017</text:p>
              </table:table-cell>
              <table:table-cell office:value-type="float" office:value="12454">
                <text:p>12454</text:p>
              </table:table-cell>
            </table:table-row>
            <table:table-row>
              <table:table-cell office:value-type="string">
                <text:p>Mon Sep 25 21:16:18 BRT 2017</text:p>
              </table:table-cell>
              <table:table-cell office:value-type="float" office:value="12539">
                <text:p>12539</text:p>
              </table:table-cell>
            </table:table-row>
            <table:table-row>
              <table:table-cell office:value-type="string">
                <text:p>Mon Sep 25 21:16:18 BRT 2017</text:p>
              </table:table-cell>
              <table:table-cell office:value-type="float" office:value="12773">
                <text:p>12773</text:p>
              </table:table-cell>
            </table:table-row>
            <table:table-row>
              <table:table-cell office:value-type="string">
                <text:p>Mon Sep 25 21:16:18 BRT 2017</text:p>
              </table:table-cell>
              <table:table-cell office:value-type="float" office:value="12596">
                <text:p>12596</text:p>
              </table:table-cell>
            </table:table-row>
            <table:table-row>
              <table:table-cell office:value-type="string">
                <text:p>Mon Sep 25 21:16:19 BRT 2017</text:p>
              </table:table-cell>
              <table:table-cell office:value-type="float" office:value="12710">
                <text:p>12710</text:p>
              </table:table-cell>
            </table:table-row>
            <table:table-row>
              <table:table-cell office:value-type="string">
                <text:p>Mon Sep 25 21:16:19 BRT 2017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Mon Sep 25 21:16:19 BRT 2017</text:p>
              </table:table-cell>
              <table:table-cell office:value-type="float" office:value="13042">
                <text:p>13042</text:p>
              </table:table-cell>
            </table:table-row>
            <table:table-row>
              <table:table-cell office:value-type="string">
                <text:p>Mon Sep 25 21:16:19 BRT 2017</text:p>
              </table:table-cell>
              <table:table-cell office:value-type="float" office:value="12806">
                <text:p>12806</text:p>
              </table:table-cell>
            </table:table-row>
            <table:table-row>
              <table:table-cell office:value-type="string">
                <text:p>Mon Sep 25 21:16:19 BRT 2017</text:p>
              </table:table-cell>
              <table:table-cell office:value-type="float" office:value="12791">
                <text:p>12791</text:p>
              </table:table-cell>
            </table:table-row>
            <table:table-row>
              <table:table-cell office:value-type="string">
                <text:p>Mon Sep 25 21:16:19 BRT 2017</text:p>
              </table:table-cell>
              <table:table-cell office:value-type="float" office:value="12821">
                <text:p>12821</text:p>
              </table:table-cell>
            </table:table-row>
            <table:table-row>
              <table:table-cell office:value-type="string">
                <text:p>Mon Sep 25 21:16:20 BRT 2017</text:p>
              </table:table-cell>
              <table:table-cell office:value-type="float" office:value="12952">
                <text:p>12952</text:p>
              </table:table-cell>
            </table:table-row>
            <table:table-row>
              <table:table-cell office:value-type="string">
                <text:p>Mon Sep 25 21:16:20 BRT 2017</text:p>
              </table:table-cell>
              <table:table-cell office:value-type="float" office:value="12727">
                <text:p>12727</text:p>
              </table:table-cell>
            </table:table-row>
            <table:table-row>
              <table:table-cell office:value-type="string">
                <text:p>Mon Sep 25 21:16:20 BRT 2017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Mon Sep 25 21:16:20 BRT 2017</text:p>
              </table:table-cell>
              <table:table-cell office:value-type="float" office:value="12714">
                <text:p>12714</text:p>
              </table:table-cell>
            </table:table-row>
            <table:table-row>
              <table:table-cell office:value-type="string">
                <text:p>Mon Sep 25 21:16:20 BRT 2017</text:p>
              </table:table-cell>
              <table:table-cell office:value-type="float" office:value="12843">
                <text:p>12843</text:p>
              </table:table-cell>
            </table:table-row>
            <table:table-row>
              <table:table-cell office:value-type="string">
                <text:p>Mon Sep 25 21:16:20 BRT 2017</text:p>
              </table:table-cell>
              <table:table-cell office:value-type="float" office:value="13081">
                <text:p>13081</text:p>
              </table:table-cell>
            </table:table-row>
            <table:table-row>
              <table:table-cell office:value-type="string">
                <text:p>Mon Sep 25 21:16:20 BRT 2017</text:p>
              </table:table-cell>
              <table:table-cell office:value-type="float" office:value="12720">
                <text:p>12720</text:p>
              </table:table-cell>
            </table:table-row>
            <table:table-row>
              <table:table-cell office:value-type="string">
                <text:p>Mon Sep 25 21:16:21 BRT 2017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Mon Sep 25 21:16:21 BRT 2017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string">
                <text:p>Mon Sep 25 21:16:21 BRT 2017</text:p>
              </table:table-cell>
              <table:table-cell office:value-type="float" office:value="12523">
                <text:p>12523</text:p>
              </table:table-cell>
            </table:table-row>
            <table:table-row>
              <table:table-cell office:value-type="string">
                <text:p>Mon Sep 25 21:16:21 BRT 2017</text:p>
              </table:table-cell>
              <table:table-cell office:value-type="float" office:value="12743">
                <text:p>12743</text:p>
              </table:table-cell>
            </table:table-row>
            <table:table-row>
              <table:table-cell office:value-type="string">
                <text:p>Mon Sep 25 21:16:21 BRT 2017</text:p>
              </table:table-cell>
              <table:table-cell office:value-type="float" office:value="12681">
                <text:p>12681</text:p>
              </table:table-cell>
            </table:table-row>
            <table:table-row>
              <table:table-cell office:value-type="string">
                <text:p>Mon Sep 25 21:16:21 BRT 2017</text:p>
              </table:table-cell>
              <table:table-cell office:value-type="float" office:value="12685">
                <text:p>12685</text:p>
              </table:table-cell>
            </table:table-row>
            <table:table-row>
              <table:table-cell office:value-type="string">
                <text:p>Mon Sep 25 21:16:21 BRT 2017</text:p>
              </table:table-cell>
              <table:table-cell office:value-type="float" office:value="12587">
                <text:p>12587</text:p>
              </table:table-cell>
            </table:table-row>
            <table:table-row>
              <table:table-cell office:value-type="string">
                <text:p>Mon Sep 25 21:16:21 BRT 2017</text:p>
              </table:table-cell>
              <table:table-cell office:value-type="float" office:value="12647">
                <text:p>12647</text:p>
              </table:table-cell>
            </table:table-row>
            <table:table-row>
              <table:table-cell office:value-type="string">
                <text:p>Mon Sep 25 21:16:22 BRT 2017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string">
                <text:p>Mon Sep 25 21:16:22 BRT 2017</text:p>
              </table:table-cell>
              <table:table-cell office:value-type="float" office:value="12592">
                <text:p>12592</text:p>
              </table:table-cell>
            </table:table-row>
            <table:table-row>
              <table:table-cell office:value-type="string">
                <text:p>Mon Sep 25 21:16:22 BRT 2017</text:p>
              </table:table-cell>
              <table:table-cell office:value-type="float" office:value="12495">
                <text:p>12495</text:p>
              </table:table-cell>
            </table:table-row>
            <table:table-row>
              <table:table-cell office:value-type="string">
                <text:p>Mon Sep 25 21:16:22 BRT 2017</text:p>
              </table:table-cell>
              <table:table-cell office:value-type="float" office:value="12492">
                <text:p>12492</text:p>
              </table:table-cell>
            </table:table-row>
            <table:table-row>
              <table:table-cell office:value-type="string">
                <text:p>Mon Sep 25 21:16:22 BRT 2017</text:p>
              </table:table-cell>
              <table:table-cell office:value-type="float" office:value="12558">
                <text:p>12558</text:p>
              </table:table-cell>
            </table:table-row>
            <table:table-row>
              <table:table-cell office:value-type="string">
                <text:p>Mon Sep 25 21:16:22 BRT 2017</text:p>
              </table:table-cell>
              <table:table-cell office:value-type="float" office:value="12416">
                <text:p>12416</text:p>
              </table:table-cell>
            </table:table-row>
            <table:table-row>
              <table:table-cell office:value-type="string">
                <text:p>Mon Sep 25 21:16:23 BRT 2017</text:p>
              </table:table-cell>
              <table:table-cell office:value-type="float" office:value="8199">
                <text:p>8199</text:p>
              </table:table-cell>
            </table:table-row>
            <table:table-row>
              <table:table-cell office:value-type="string">
                <text:p>Mon Sep 25 21:16:23 BRT 2017</text:p>
              </table:table-cell>
              <table:table-cell office:value-type="float" office:value="8845">
                <text:p>8845</text:p>
              </table:table-cell>
            </table:table-row>
            <table:table-row>
              <table:table-cell office:value-type="string">
                <text:p>Mon Sep 25 21:16:23 BRT 2017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Mon Sep 25 21:16:23 BRT 2017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Mon Sep 25 21:16:24 BRT 2017</text:p>
              </table:table-cell>
              <table:table-cell office:value-type="float" office:value="8102">
                <text:p>8102</text:p>
              </table:table-cell>
            </table:table-row>
            <table:table-row>
              <table:table-cell office:value-type="string">
                <text:p>Mon Sep 25 21:16:24 BRT 2017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Mon Sep 25 21:16:24 BRT 2017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string">
                <text:p>Mon Sep 25 21:16:24 BRT 2017</text:p>
              </table:table-cell>
              <table:table-cell office:value-type="float" office:value="8058">
                <text:p>8058</text:p>
              </table:table-cell>
            </table:table-row>
            <table:table-row>
              <table:table-cell office:value-type="string">
                <text:p>Mon Sep 25 21:16:24 BRT 2017</text:p>
              </table:table-cell>
              <table:table-cell office:value-type="float" office:value="7986">
                <text:p>7986</text:p>
              </table:table-cell>
            </table:table-row>
            <table:table-row>
              <table:table-cell office:value-type="string">
                <text:p>Mon Sep 25 21:16:24 BRT 2017</text:p>
              </table:table-cell>
              <table:table-cell office:value-type="float" office:value="8089">
                <text:p>8089</text:p>
              </table:table-cell>
            </table:table-row>
            <table:table-row>
              <table:table-cell office:value-type="string">
                <text:p>Mon Sep 25 21:16:24 BRT 2017</text:p>
              </table:table-cell>
              <table:table-cell office:value-type="float" office:value="8072">
                <text:p>8072</text:p>
              </table:table-cell>
            </table:table-row>
            <table:table-row>
              <table:table-cell office:value-type="string">
                <text:p>Mon Sep 25 21:16:25 BRT 2017</text:p>
              </table:table-cell>
              <table:table-cell office:value-type="float" office:value="8107">
                <text:p>8107</text:p>
              </table:table-cell>
            </table:table-row>
            <table:table-row>
              <table:table-cell office:value-type="string">
                <text:p>Mon Sep 25 21:16:25 BRT 2017</text:p>
              </table:table-cell>
              <table:table-cell office:value-type="float" office:value="22327">
                <text:p>22327</text:p>
              </table:table-cell>
            </table:table-row>
            <table:table-row>
              <table:table-cell office:value-type="string">
                <text:p>Mon Sep 25 21:16:25 BRT 2017</text:p>
              </table:table-cell>
              <table:table-cell office:value-type="float" office:value="8179">
                <text:p>8179</text:p>
              </table:table-cell>
            </table:table-row>
            <table:table-row>
              <table:table-cell office:value-type="string">
                <text:p>Mon Sep 25 21:16:25 BRT 2017</text:p>
              </table:table-cell>
              <table:table-cell office:value-type="float" office:value="8106">
                <text:p>8106</text:p>
              </table:table-cell>
            </table:table-row>
            <table:table-row>
              <table:table-cell office:value-type="string">
                <text:p>Mon Sep 25 21:16:25 BRT 2017</text:p>
              </table:table-cell>
              <table:table-cell office:value-type="float" office:value="8457">
                <text:p>8457</text:p>
              </table:table-cell>
            </table:table-row>
            <table:table-row>
              <table:table-cell office:value-type="string">
                <text:p>Mon Sep 25 21:16:26 BRT 2017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Mon Sep 25 21:16:26 BRT 2017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Mon Sep 25 21:16:26 BRT 2017</text:p>
              </table:table-cell>
              <table:table-cell office:value-type="float" office:value="8695">
                <text:p>8695</text:p>
              </table:table-cell>
            </table:table-row>
            <table:table-row>
              <table:table-cell office:value-type="string">
                <text:p>Mon Sep 25 21:16:27 BRT 2017</text:p>
              </table:table-cell>
              <table:table-cell office:value-type="float" office:value="9175">
                <text:p>9175</text:p>
              </table:table-cell>
            </table:table-row>
            <table:table-row>
              <table:table-cell office:value-type="string">
                <text:p>Mon Sep 25 21:16:27 BRT 2017</text:p>
              </table:table-cell>
              <table:table-cell office:value-type="float" office:value="9342">
                <text:p>9342</text:p>
              </table:table-cell>
            </table:table-row>
            <table:table-row>
              <table:table-cell office:value-type="string">
                <text:p>Mon Sep 25 21:16:27 BRT 2017</text:p>
              </table:table-cell>
              <table:table-cell office:value-type="float" office:value="9629">
                <text:p>9629</text:p>
              </table:table-cell>
            </table:table-row>
            <table:table-row>
              <table:table-cell office:value-type="string">
                <text:p>Mon Sep 25 21:16:28 BRT 2017</text:p>
              </table:table-cell>
              <table:table-cell office:value-type="float" office:value="9707">
                <text:p>9707</text:p>
              </table:table-cell>
            </table:table-row>
            <table:table-row>
              <table:table-cell office:value-type="string">
                <text:p>Mon Sep 25 21:16:28 BRT 2017</text:p>
              </table:table-cell>
              <table:table-cell office:value-type="float" office:value="13869">
                <text:p>13869</text:p>
              </table:table-cell>
            </table:table-row>
            <table:table-row>
              <table:table-cell office:value-type="string">
                <text:p>Mon Sep 25 21:16:28 BRT 2017</text:p>
              </table:table-cell>
              <table:table-cell office:value-type="float" office:value="9887">
                <text:p>9887</text:p>
              </table:table-cell>
            </table:table-row>
            <table:table-row>
              <table:table-cell office:value-type="string">
                <text:p>Mon Sep 25 21:16:28 BRT 2017</text:p>
              </table:table-cell>
              <table:table-cell office:value-type="float" office:value="9685">
                <text:p>9685</text:p>
              </table:table-cell>
            </table:table-row>
            <table:table-row>
              <table:table-cell office:value-type="string">
                <text:p>Mon Sep 25 21:16:29 BRT 2017</text:p>
              </table:table-cell>
              <table:table-cell office:value-type="float" office:value="10041">
                <text:p>10041</text:p>
              </table:table-cell>
            </table:table-row>
            <table:table-row>
              <table:table-cell office:value-type="string">
                <text:p>Mon Sep 25 21:16:29 BRT 2017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Mon Sep 25 21:16:29 BRT 2017</text:p>
              </table:table-cell>
              <table:table-cell office:value-type="float" office:value="9901">
                <text:p>9901</text:p>
              </table:table-cell>
            </table:table-row>
            <table:table-row>
              <table:table-cell office:value-type="string">
                <text:p>Mon Sep 25 21:16:29 BRT 2017</text:p>
              </table:table-cell>
              <table:table-cell office:value-type="float" office:value="9991">
                <text:p>9991</text:p>
              </table:table-cell>
            </table:table-row>
            <table:table-row>
              <table:table-cell office:value-type="string">
                <text:p>Mon Sep 25 21:16:30 BRT 2017</text:p>
              </table:table-cell>
              <table:table-cell office:value-type="float" office:value="10333">
                <text:p>10333</text:p>
              </table:table-cell>
            </table:table-row>
            <table:table-row>
              <table:table-cell office:value-type="string">
                <text:p>Mon Sep 25 21:16:30 BRT 2017</text:p>
              </table:table-cell>
              <table:table-cell office:value-type="float" office:value="10315">
                <text:p>10315</text:p>
              </table:table-cell>
            </table:table-row>
            <table:table-row>
              <table:table-cell office:value-type="string">
                <text:p>Mon Sep 25 21:16:30 BRT 2017</text:p>
              </table:table-cell>
              <table:table-cell office:value-type="float" office:value="11374">
                <text:p>11374</text:p>
              </table:table-cell>
            </table:table-row>
            <table:table-row>
              <table:table-cell office:value-type="string">
                <text:p>Mon Sep 25 21:16:30 BRT 2017</text:p>
              </table:table-cell>
              <table:table-cell office:value-type="float" office:value="10407">
                <text:p>10407</text:p>
              </table:table-cell>
            </table:table-row>
            <table:table-row>
              <table:table-cell office:value-type="string">
                <text:p>Mon Sep 25 21:16:30 BRT 2017</text:p>
              </table:table-cell>
              <table:table-cell office:value-type="float" office:value="10288">
                <text:p>10288</text:p>
              </table:table-cell>
            </table:table-row>
            <table:table-row>
              <table:table-cell office:value-type="string">
                <text:p>Mon Sep 25 21:16:30 BRT 2017</text:p>
              </table:table-cell>
              <table:table-cell office:value-type="float" office:value="10366">
                <text:p>10366</text:p>
              </table:table-cell>
            </table:table-row>
            <table:table-row>
              <table:table-cell office:value-type="string">
                <text:p>Mon Sep 25 21:16:31 BRT 2017</text:p>
              </table:table-cell>
              <table:table-cell office:value-type="float" office:value="10492">
                <text:p>10492</text:p>
              </table:table-cell>
            </table:table-row>
            <table:table-row>
              <table:table-cell office:value-type="string">
                <text:p>Mon Sep 25 21:16:31 BRT 2017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Mon Sep 25 21:16:31 BRT 2017</text:p>
              </table:table-cell>
              <table:table-cell office:value-type="float" office:value="10491">
                <text:p>10491</text:p>
              </table:table-cell>
            </table:table-row>
            <table:table-row>
              <table:table-cell office:value-type="string">
                <text:p>Mon Sep 25 21:16:31 BRT 2017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string">
                <text:p>Mon Sep 25 21:16:31 BRT 2017</text:p>
              </table:table-cell>
              <table:table-cell office:value-type="float" office:value="10377">
                <text:p>10377</text:p>
              </table:table-cell>
            </table:table-row>
            <table:table-row>
              <table:table-cell office:value-type="string">
                <text:p>Mon Sep 25 21:16:31 BRT 2017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string">
                <text:p>Mon Sep 25 21:16:32 BRT 2017</text:p>
              </table:table-cell>
              <table:table-cell office:value-type="float" office:value="10609">
                <text:p>10609</text:p>
              </table:table-cell>
            </table:table-row>
            <table:table-row>
              <table:table-cell office:value-type="string">
                <text:p>Mon Sep 25 21:16:32 BRT 2017</text:p>
              </table:table-cell>
              <table:table-cell office:value-type="float" office:value="10462">
                <text:p>10462</text:p>
              </table:table-cell>
            </table:table-row>
            <table:table-row>
              <table:table-cell office:value-type="string">
                <text:p>Mon Sep 25 21:16:32 BRT 2017</text:p>
              </table:table-cell>
              <table:table-cell office:value-type="float" office:value="10674">
                <text:p>10674</text:p>
              </table:table-cell>
            </table:table-row>
            <table:table-row>
              <table:table-cell office:value-type="string">
                <text:p>Mon Sep 25 21:16:32 BRT 2017</text:p>
              </table:table-cell>
              <table:table-cell office:value-type="float" office:value="10321">
                <text:p>10321</text:p>
              </table:table-cell>
            </table:table-row>
            <table:table-row>
              <table:table-cell office:value-type="string">
                <text:p>Mon Sep 25 21:16:32 BRT 2017</text:p>
              </table:table-cell>
              <table:table-cell office:value-type="float" office:value="10562">
                <text:p>10562</text:p>
              </table:table-cell>
            </table:table-row>
            <table:table-row>
              <table:table-cell office:value-type="string">
                <text:p>Mon Sep 25 21:16:32 BRT 2017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Mon Sep 25 21:16:32 BRT 2017</text:p>
              </table:table-cell>
              <table:table-cell office:value-type="float" office:value="10521">
                <text:p>10521</text:p>
              </table:table-cell>
            </table:table-row>
            <table:table-row>
              <table:table-cell office:value-type="string">
                <text:p>Mon Sep 25 21:16:32 BRT 2017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Mon Sep 25 21:16:33 BRT 2017</text:p>
              </table:table-cell>
              <table:table-cell office:value-type="float" office:value="10274">
                <text:p>10274</text:p>
              </table:table-cell>
            </table:table-row>
            <table:table-row>
              <table:table-cell office:value-type="string">
                <text:p>Mon Sep 25 21:16:33 BRT 2017</text:p>
              </table:table-cell>
              <table:table-cell office:value-type="float" office:value="10606">
                <text:p>10606</text:p>
              </table:table-cell>
            </table:table-row>
            <table:table-row>
              <table:table-cell office:value-type="string">
                <text:p>Mon Sep 25 21:16:33 BRT 2017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Mon Sep 25 21:16:33 BRT 2017</text:p>
              </table:table-cell>
              <table:table-cell office:value-type="float" office:value="10338">
                <text:p>10338</text:p>
              </table:table-cell>
            </table:table-row>
            <table:table-row>
              <table:table-cell office:value-type="string">
                <text:p>Mon Sep 25 21:16:33 BRT 2017</text:p>
              </table:table-cell>
              <table:table-cell office:value-type="float" office:value="9945">
                <text:p>9945</text:p>
              </table:table-cell>
            </table:table-row>
            <table:table-row>
              <table:table-cell office:value-type="string">
                <text:p>Mon Sep 25 21:16:33 BRT 2017</text:p>
              </table:table-cell>
              <table:table-cell office:value-type="float" office:value="9848">
                <text:p>9848</text:p>
              </table:table-cell>
            </table:table-row>
            <table:table-row>
              <table:table-cell office:value-type="string">
                <text:p>Mon Sep 25 21:16:33 BRT 2017</text:p>
              </table:table-cell>
              <table:table-cell office:value-type="float" office:value="9833">
                <text:p>9833</text:p>
              </table:table-cell>
            </table:table-row>
            <table:table-row>
              <table:table-cell office:value-type="string">
                <text:p>Mon Sep 25 21:16:34 BRT 2017</text:p>
              </table:table-cell>
              <table:table-cell office:value-type="float" office:value="13444">
                <text:p>13444</text:p>
              </table:table-cell>
            </table:table-row>
            <table:table-row>
              <table:table-cell office:value-type="string">
                <text:p>Mon Sep 25 21:16:34 BRT 2017</text:p>
              </table:table-cell>
              <table:table-cell office:value-type="float" office:value="9873">
                <text:p>9873</text:p>
              </table:table-cell>
            </table:table-row>
            <table:table-row>
              <table:table-cell office:value-type="string">
                <text:p>Mon Sep 25 21:16:36 BRT 2017</text:p>
              </table:table-cell>
              <table:table-cell office:value-type="float" office:value="12295">
                <text:p>12295</text:p>
              </table:table-cell>
            </table:table-row>
            <table:table-row>
              <table:table-cell office:value-type="string">
                <text:p>Mon Sep 25 21:16:36 BRT 2017</text:p>
              </table:table-cell>
              <table:table-cell office:value-type="float" office:value="27301">
                <text:p>27301</text:p>
              </table:table-cell>
            </table:table-row>
            <table:table-row>
              <table:table-cell office:value-type="string">
                <text:p>Mon Sep 25 21:16:36 BRT 2017</text:p>
              </table:table-cell>
              <table:table-cell office:value-type="float" office:value="12227">
                <text:p>12227</text:p>
              </table:table-cell>
            </table:table-row>
            <table:table-row>
              <table:table-cell office:value-type="string">
                <text:p>Mon Sep 25 21:16:37 BRT 2017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string">
                <text:p>Mon Sep 25 21:16:37 BRT 2017</text:p>
              </table:table-cell>
              <table:table-cell office:value-type="float" office:value="12647">
                <text:p>12647</text:p>
              </table:table-cell>
            </table:table-row>
            <table:table-row>
              <table:table-cell office:value-type="string">
                <text:p>Mon Sep 25 21:16:37 BRT 2017</text:p>
              </table:table-cell>
              <table:table-cell office:value-type="float" office:value="13422">
                <text:p>13422</text:p>
              </table:table-cell>
            </table:table-row>
            <table:table-row>
              <table:table-cell office:value-type="string">
                <text:p>Mon Sep 25 21:16:37 BRT 2017</text:p>
              </table:table-cell>
              <table:table-cell office:value-type="float" office:value="12227">
                <text:p>12227</text:p>
              </table:table-cell>
            </table:table-row>
            <table:table-row>
              <table:table-cell office:value-type="string">
                <text:p>Mon Sep 25 21:16:37 BRT 2017</text:p>
              </table:table-cell>
              <table:table-cell office:value-type="float" office:value="12398">
                <text:p>12398</text:p>
              </table:table-cell>
            </table:table-row>
            <table:table-row>
              <table:table-cell office:value-type="string">
                <text:p>Mon Sep 25 21:16:38 BRT 2017</text:p>
              </table:table-cell>
              <table:table-cell office:value-type="float" office:value="12334">
                <text:p>12334</text:p>
              </table:table-cell>
            </table:table-row>
            <table:table-row>
              <table:table-cell office:value-type="string">
                <text:p>Mon Sep 25 21:16:38 BRT 2017</text:p>
              </table:table-cell>
              <table:table-cell office:value-type="float" office:value="12216">
                <text:p>12216</text:p>
              </table:table-cell>
            </table:table-row>
            <table:table-row>
              <table:table-cell office:value-type="string">
                <text:p>Mon Sep 25 21:16:38 BRT 2017</text:p>
              </table:table-cell>
              <table:table-cell office:value-type="float" office:value="11400">
                <text:p>11400</text:p>
              </table:table-cell>
            </table:table-row>
            <table:table-row>
              <table:table-cell office:value-type="string">
                <text:p>Mon Sep 25 21:16:38 BRT 2017</text:p>
              </table:table-cell>
              <table:table-cell office:value-type="float" office:value="11278">
                <text:p>11278</text:p>
              </table:table-cell>
            </table:table-row>
            <table:table-row>
              <table:table-cell office:value-type="string">
                <text:p>Mon Sep 25 21:16:38 BRT 2017</text:p>
              </table:table-cell>
              <table:table-cell office:value-type="float" office:value="11025">
                <text:p>11025</text:p>
              </table:table-cell>
            </table:table-row>
            <table:table-row>
              <table:table-cell office:value-type="string">
                <text:p>Mon Sep 25 21:16:38 BRT 2017</text:p>
              </table:table-cell>
              <table:table-cell office:value-type="float" office:value="11772">
                <text:p>11772</text:p>
              </table:table-cell>
            </table:table-row>
            <table:table-row>
              <table:table-cell office:value-type="string">
                <text:p>Mon Sep 25 21:16:38 BRT 2017</text:p>
              </table:table-cell>
              <table:table-cell office:value-type="float" office:value="12310">
                <text:p>12310</text:p>
              </table:table-cell>
            </table:table-row>
            <table:table-row>
              <table:table-cell office:value-type="string">
                <text:p>Mon Sep 25 21:16:39 BRT 2017</text:p>
              </table:table-cell>
              <table:table-cell office:value-type="float" office:value="11551">
                <text:p>11551</text:p>
              </table:table-cell>
            </table:table-row>
            <table:table-row>
              <table:table-cell office:value-type="string">
                <text:p>Mon Sep 25 21:16:39 BRT 2017</text:p>
              </table:table-cell>
              <table:table-cell office:value-type="float" office:value="11252">
                <text:p>11252</text:p>
              </table:table-cell>
            </table:table-row>
            <table:table-row>
              <table:table-cell office:value-type="string">
                <text:p>Mon Sep 25 21:16:40 BRT 2017</text:p>
              </table:table-cell>
              <table:table-cell office:value-type="float" office:value="11654">
                <text:p>11654</text:p>
              </table:table-cell>
            </table:table-row>
            <table:table-row>
              <table:table-cell office:value-type="string">
                <text:p>Mon Sep 25 21:16:40 BRT 2017</text:p>
              </table:table-cell>
              <table:table-cell office:value-type="float" office:value="11428">
                <text:p>11428</text:p>
              </table:table-cell>
            </table:table-row>
            <table:table-row>
              <table:table-cell office:value-type="string">
                <text:p>Mon Sep 25 21:16:40 BRT 2017</text:p>
              </table:table-cell>
              <table:table-cell office:value-type="float" office:value="11261">
                <text:p>11261</text:p>
              </table:table-cell>
            </table:table-row>
            <table:table-row>
              <table:table-cell office:value-type="string">
                <text:p>Mon Sep 25 21:16:40 BRT 2017</text:p>
              </table:table-cell>
              <table:table-cell office:value-type="float" office:value="11167">
                <text:p>11167</text:p>
              </table:table-cell>
            </table:table-row>
            <table:table-row>
              <table:table-cell office:value-type="string">
                <text:p>Mon Sep 25 21:16:40 BRT 2017</text:p>
              </table:table-cell>
              <table:table-cell office:value-type="float" office:value="11382">
                <text:p>11382</text:p>
              </table:table-cell>
            </table:table-row>
            <table:table-row>
              <table:table-cell office:value-type="string">
                <text:p>Mon Sep 25 21:16:40 BRT 2017</text:p>
              </table:table-cell>
              <table:table-cell office:value-type="float" office:value="11177">
                <text:p>11177</text:p>
              </table:table-cell>
            </table:table-row>
            <table:table-row>
              <table:table-cell office:value-type="string">
                <text:p>Mon Sep 25 21:16:41 BRT 2017</text:p>
              </table:table-cell>
              <table:table-cell office:value-type="float" office:value="10766">
                <text:p>10766</text:p>
              </table:table-cell>
            </table:table-row>
            <table:table-row>
              <table:table-cell office:value-type="string">
                <text:p>Mon Sep 25 21:16:41 BRT 2017</text:p>
              </table:table-cell>
              <table:table-cell office:value-type="float" office:value="10804">
                <text:p>10804</text:p>
              </table:table-cell>
            </table:table-row>
            <table:table-row>
              <table:table-cell office:value-type="string">
                <text:p>Mon Sep 25 21:16:41 BRT 2017</text:p>
              </table:table-cell>
              <table:table-cell office:value-type="float" office:value="10897">
                <text:p>10897</text:p>
              </table:table-cell>
            </table:table-row>
            <table:table-row>
              <table:table-cell office:value-type="string">
                <text:p>Mon Sep 25 21:16:41 BRT 2017</text:p>
              </table:table-cell>
              <table:table-cell office:value-type="float" office:value="10733">
                <text:p>10733</text:p>
              </table:table-cell>
            </table:table-row>
            <table:table-row>
              <table:table-cell office:value-type="string">
                <text:p>Mon Sep 25 21:16:41 BRT 2017</text:p>
              </table:table-cell>
              <table:table-cell office:value-type="float" office:value="10769">
                <text:p>10769</text:p>
              </table:table-cell>
            </table:table-row>
            <table:table-row>
              <table:table-cell office:value-type="string">
                <text:p>Mon Sep 25 21:16:41 BRT 2017</text:p>
              </table:table-cell>
              <table:table-cell office:value-type="float" office:value="13794">
                <text:p>13794</text:p>
              </table:table-cell>
            </table:table-row>
            <table:table-row>
              <table:table-cell office:value-type="string">
                <text:p>Mon Sep 25 21:16:41 BRT 2017</text:p>
              </table:table-cell>
              <table:table-cell office:value-type="float" office:value="10979">
                <text:p>10979</text:p>
              </table:table-cell>
            </table:table-row>
            <table:table-row>
              <table:table-cell office:value-type="string">
                <text:p>Mon Sep 25 21:16:42 BRT 2017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string">
                <text:p>Mon Sep 25 21:16:42 BRT 2017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string">
                <text:p>Mon Sep 25 21:16:42 BRT 2017</text:p>
              </table:table-cell>
              <table:table-cell office:value-type="float" office:value="11806">
                <text:p>11806</text:p>
              </table:table-cell>
            </table:table-row>
            <table:table-row>
              <table:table-cell office:value-type="string">
                <text:p>Mon Sep 25 21:16:42 BRT 2017</text:p>
              </table:table-cell>
              <table:table-cell office:value-type="float" office:value="10914">
                <text:p>10914</text:p>
              </table:table-cell>
            </table:table-row>
            <table:table-row>
              <table:table-cell office:value-type="string">
                <text:p>Mon Sep 25 21:16:42 BRT 2017</text:p>
              </table:table-cell>
              <table:table-cell office:value-type="float" office:value="11012">
                <text:p>11012</text:p>
              </table:table-cell>
            </table:table-row>
            <table:table-row>
              <table:table-cell office:value-type="string">
                <text:p>Mon Sep 25 21:16:43 BRT 2017</text:p>
              </table:table-cell>
              <table:table-cell office:value-type="float" office:value="11040">
                <text:p>11040</text:p>
              </table:table-cell>
            </table:table-row>
            <table:table-row>
              <table:table-cell office:value-type="string">
                <text:p>Mon Sep 25 21:16:43 BRT 2017</text:p>
              </table:table-cell>
              <table:table-cell office:value-type="float" office:value="11145">
                <text:p>11145</text:p>
              </table:table-cell>
            </table:table-row>
            <table:table-row>
              <table:table-cell office:value-type="string">
                <text:p>Mon Sep 25 21:16:43 BRT 2017</text:p>
              </table:table-cell>
              <table:table-cell office:value-type="float" office:value="11257">
                <text:p>11257</text:p>
              </table:table-cell>
            </table:table-row>
            <table:table-row>
              <table:table-cell office:value-type="string">
                <text:p>Mon Sep 25 21:16:43 BRT 2017</text:p>
              </table:table-cell>
              <table:table-cell office:value-type="float" office:value="11139">
                <text:p>11139</text:p>
              </table:table-cell>
            </table:table-row>
            <table:table-row>
              <table:table-cell office:value-type="string">
                <text:p>Mon Sep 25 21:16:43 BRT 2017</text:p>
              </table:table-cell>
              <table:table-cell office:value-type="float" office:value="11153">
                <text:p>11153</text:p>
              </table:table-cell>
            </table:table-row>
            <table:table-row>
              <table:table-cell office:value-type="string">
                <text:p>Mon Sep 25 21:16:43 BRT 2017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Mon Sep 25 21:16:44 BRT 2017</text:p>
              </table:table-cell>
              <table:table-cell office:value-type="float" office:value="11403">
                <text:p>11403</text:p>
              </table:table-cell>
            </table:table-row>
            <table:table-row>
              <table:table-cell office:value-type="string">
                <text:p>Mon Sep 25 21:16:44 BRT 2017</text:p>
              </table:table-cell>
              <table:table-cell office:value-type="float" office:value="15994">
                <text:p>15994</text:p>
              </table:table-cell>
            </table:table-row>
            <table:table-row>
              <table:table-cell office:value-type="string">
                <text:p>Mon Sep 25 21:16:44 BRT 2017</text:p>
              </table:table-cell>
              <table:table-cell office:value-type="float" office:value="11283">
                <text:p>11283</text:p>
              </table:table-cell>
            </table:table-row>
            <table:table-row>
              <table:table-cell office:value-type="string">
                <text:p>Mon Sep 25 21:16:44 BRT 2017</text:p>
              </table:table-cell>
              <table:table-cell office:value-type="float" office:value="11152">
                <text:p>11152</text:p>
              </table:table-cell>
            </table:table-row>
            <table:table-row>
              <table:table-cell office:value-type="string">
                <text:p>Mon Sep 25 21:16:44 BRT 2017</text:p>
              </table:table-cell>
              <table:table-cell office:value-type="float" office:value="11280">
                <text:p>11280</text:p>
              </table:table-cell>
            </table:table-row>
            <table:table-row>
              <table:table-cell office:value-type="string">
                <text:p>Mon Sep 25 21:16:44 BRT 2017</text:p>
              </table:table-cell>
              <table:table-cell office:value-type="float" office:value="11531">
                <text:p>11531</text:p>
              </table:table-cell>
            </table:table-row>
            <table:table-row>
              <table:table-cell office:value-type="string">
                <text:p>Mon Sep 25 21:16:44 BRT 2017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string">
                <text:p>Mon Sep 25 21:16:44 BRT 2017</text:p>
              </table:table-cell>
              <table:table-cell office:value-type="float" office:value="11269">
                <text:p>11269</text:p>
              </table:table-cell>
            </table:table-row>
            <table:table-row>
              <table:table-cell office:value-type="string">
                <text:p>Mon Sep 25 21:16:45 BRT 2017</text:p>
              </table:table-cell>
              <table:table-cell office:value-type="float" office:value="11153">
                <text:p>11153</text:p>
              </table:table-cell>
            </table:table-row>
            <table:table-row>
              <table:table-cell office:value-type="string">
                <text:p>Mon Sep 25 21:16:45 BRT 2017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string">
                <text:p>Mon Sep 25 21:16:45 BRT 2017</text:p>
              </table:table-cell>
              <table:table-cell office:value-type="float" office:value="16110">
                <text:p>16110</text:p>
              </table:table-cell>
            </table:table-row>
            <table:table-row>
              <table:table-cell office:value-type="string">
                <text:p>Mon Sep 25 21:16:45 BRT 2017</text:p>
              </table:table-cell>
              <table:table-cell office:value-type="float" office:value="11165">
                <text:p>11165</text:p>
              </table:table-cell>
            </table:table-row>
            <table:table-row>
              <table:table-cell office:value-type="string">
                <text:p>Mon Sep 25 21:16:45 BRT 2017</text:p>
              </table:table-cell>
              <table:table-cell office:value-type="float" office:value="8473">
                <text:p>8473</text:p>
              </table:table-cell>
            </table:table-row>
            <table:table-row>
              <table:table-cell office:value-type="string">
                <text:p>Mon Sep 25 21:16:45 BRT 2017</text:p>
              </table:table-cell>
              <table:table-cell office:value-type="float" office:value="8916">
                <text:p>8916</text:p>
              </table:table-cell>
            </table:table-row>
            <table:table-row>
              <table:table-cell office:value-type="string">
                <text:p>Mon Sep 25 21:16:45 BRT 2017</text:p>
              </table:table-cell>
              <table:table-cell office:value-type="float" office:value="8716">
                <text:p>8716</text:p>
              </table:table-cell>
            </table:table-row>
            <table:table-row>
              <table:table-cell office:value-type="string">
                <text:p>Mon Sep 25 21:16:45 BRT 2017</text:p>
              </table:table-cell>
              <table:table-cell office:value-type="float" office:value="8712">
                <text:p>8712</text:p>
              </table:table-cell>
            </table:table-row>
            <table:table-row>
              <table:table-cell office:value-type="string">
                <text:p>Mon Sep 25 21:16:46 BRT 2017</text:p>
              </table:table-cell>
              <table:table-cell office:value-type="float" office:value="8581">
                <text:p>8581</text:p>
              </table:table-cell>
            </table:table-row>
            <table:table-row>
              <table:table-cell office:value-type="string">
                <text:p>Mon Sep 25 21:16:46 BRT 2017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string">
                <text:p>Mon Sep 25 21:16:46 BRT 2017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Mon Sep 25 21:16:46 BRT 2017</text:p>
              </table:table-cell>
              <table:table-cell office:value-type="float" office:value="8223">
                <text:p>8223</text:p>
              </table:table-cell>
            </table:table-row>
            <table:table-row>
              <table:table-cell office:value-type="string">
                <text:p>Mon Sep 25 21:16:46 BRT 2017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Mon Sep 25 21:16:46 BRT 2017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Mon Sep 25 21:16:46 BRT 2017</text:p>
              </table:table-cell>
              <table:table-cell office:value-type="float" office:value="8458">
                <text:p>8458</text:p>
              </table:table-cell>
            </table:table-row>
            <table:table-row>
              <table:table-cell office:value-type="string">
                <text:p>Mon Sep 25 21:16:46 BRT 2017</text:p>
              </table:table-cell>
              <table:table-cell office:value-type="float" office:value="11230">
                <text:p>11230</text:p>
              </table:table-cell>
            </table:table-row>
            <table:table-row>
              <table:table-cell office:value-type="string">
                <text:p>Mon Sep 25 21:16:46 BRT 2017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Mon Sep 25 21:16:47 BRT 2017</text:p>
              </table:table-cell>
              <table:table-cell office:value-type="float" office:value="7275">
                <text:p>7275</text:p>
              </table:table-cell>
            </table:table-row>
            <table:table-row>
              <table:table-cell office:value-type="string">
                <text:p>Mon Sep 25 21:16:47 BRT 2017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string">
                <text:p>Mon Sep 25 21:16:47 BRT 2017</text:p>
              </table:table-cell>
              <table:table-cell office:value-type="float" office:value="9118">
                <text:p>9118</text:p>
              </table:table-cell>
            </table:table-row>
            <table:table-row>
              <table:table-cell office:value-type="string">
                <text:p>Mon Sep 25 21:16:47 BRT 2017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Mon Sep 25 21:16:47 BRT 2017</text:p>
              </table:table-cell>
              <table:table-cell office:value-type="float" office:value="7710">
                <text:p>7710</text:p>
              </table:table-cell>
            </table:table-row>
            <table:table-row>
              <table:table-cell office:value-type="string">
                <text:p>Mon Sep 25 21:16:47 BRT 2017</text:p>
              </table:table-cell>
              <table:table-cell office:value-type="float" office:value="7285">
                <text:p>7285</text:p>
              </table:table-cell>
            </table:table-row>
            <table:table-row>
              <table:table-cell office:value-type="string">
                <text:p>Mon Sep 25 21:16:47 BRT 2017</text:p>
              </table:table-cell>
              <table:table-cell office:value-type="float" office:value="7385">
                <text:p>7385</text:p>
              </table:table-cell>
            </table:table-row>
            <table:table-row>
              <table:table-cell office:value-type="string">
                <text:p>Mon Sep 25 21:16:48 BRT 2017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string">
                <text:p>Mon Sep 25 21:16:48 BRT 2017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Mon Sep 25 21:16:48 BRT 2017</text:p>
              </table:table-cell>
              <table:table-cell office:value-type="float" office:value="7731">
                <text:p>7731</text:p>
              </table:table-cell>
            </table:table-row>
            <table:table-row>
              <table:table-cell office:value-type="string">
                <text:p>Mon Sep 25 21:16:48 BRT 2017</text:p>
              </table:table-cell>
              <table:table-cell office:value-type="float" office:value="7653">
                <text:p>7653</text:p>
              </table:table-cell>
            </table:table-row>
            <table:table-row>
              <table:table-cell office:value-type="string">
                <text:p>Mon Sep 25 21:16:49 BRT 2017</text:p>
              </table:table-cell>
              <table:table-cell office:value-type="float" office:value="7953">
                <text:p>7953</text:p>
              </table:table-cell>
            </table:table-row>
            <table:table-row>
              <table:table-cell office:value-type="string">
                <text:p>Mon Sep 25 21:16:49 BRT 2017</text:p>
              </table:table-cell>
              <table:table-cell office:value-type="float" office:value="7966">
                <text:p>7966</text:p>
              </table:table-cell>
            </table:table-row>
            <table:table-row>
              <table:table-cell office:value-type="string">
                <text:p>Mon Sep 25 21:16:49 BRT 2017</text:p>
              </table:table-cell>
              <table:table-cell office:value-type="float" office:value="7983">
                <text:p>7983</text:p>
              </table:table-cell>
            </table:table-row>
            <table:table-row>
              <table:table-cell office:value-type="string">
                <text:p>Mon Sep 25 21:16:49 BRT 2017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Mon Sep 25 21:16:49 BRT 2017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Mon Sep 25 21:16:50 BRT 201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Mon Sep 25 21:16:50 BRT 2017</text:p>
              </table:table-cell>
              <table:table-cell office:value-type="float" office:value="7959">
                <text:p>7959</text:p>
              </table:table-cell>
            </table:table-row>
            <table:table-row>
              <table:table-cell office:value-type="string">
                <text:p>Mon Sep 25 21:16:50 BRT 2017</text:p>
              </table:table-cell>
              <table:table-cell office:value-type="float" office:value="7813">
                <text:p>7813</text:p>
              </table:table-cell>
            </table:table-row>
            <table:table-row>
              <table:table-cell office:value-type="string">
                <text:p>Mon Sep 25 21:16:50 BRT 2017</text:p>
              </table:table-cell>
              <table:table-cell office:value-type="float" office:value="7816">
                <text:p>7816</text:p>
              </table:table-cell>
            </table:table-row>
            <table:table-row>
              <table:table-cell office:value-type="string">
                <text:p>Mon Sep 25 21:16:50 BRT 2017</text:p>
              </table:table-cell>
              <table:table-cell office:value-type="float" office:value="7929">
                <text:p>7929</text:p>
              </table:table-cell>
            </table:table-row>
            <table:table-row>
              <table:table-cell office:value-type="string">
                <text:p>Mon Sep 25 21:16:50 BRT 2017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Mon Sep 25 21:16:50 BRT 2017</text:p>
              </table:table-cell>
              <table:table-cell office:value-type="float" office:value="8596">
                <text:p>8596</text:p>
              </table:table-cell>
            </table:table-row>
            <table:table-row>
              <table:table-cell office:value-type="string">
                <text:p>Mon Sep 25 21:16:51 BRT 2017</text:p>
              </table:table-cell>
              <table:table-cell office:value-type="float" office:value="7588">
                <text:p>7588</text:p>
              </table:table-cell>
            </table:table-row>
            <table:table-row>
              <table:table-cell office:value-type="string">
                <text:p>Mon Sep 25 21:16:51 BRT 2017</text:p>
              </table:table-cell>
              <table:table-cell office:value-type="float" office:value="7470">
                <text:p>7470</text:p>
              </table:table-cell>
            </table:table-row>
            <table:table-row>
              <table:table-cell office:value-type="string">
                <text:p>Mon Sep 25 21:16:51 BRT 2017</text:p>
              </table:table-cell>
              <table:table-cell office:value-type="float" office:value="7464">
                <text:p>7464</text:p>
              </table:table-cell>
            </table:table-row>
            <table:table-row>
              <table:table-cell office:value-type="string">
                <text:p>Mon Sep 25 21:16:51 BRT 201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Mon Sep 25 21:16:51 BRT 2017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Mon Sep 25 21:16:51 BRT 2017</text:p>
              </table:table-cell>
              <table:table-cell office:value-type="float" office:value="7382">
                <text:p>7382</text:p>
              </table:table-cell>
            </table:table-row>
            <table:table-row>
              <table:table-cell office:value-type="string">
                <text:p>Mon Sep 25 21:16:51 BRT 2017</text:p>
              </table:table-cell>
              <table:table-cell office:value-type="float" office:value="7489">
                <text:p>7489</text:p>
              </table:table-cell>
            </table:table-row>
            <table:table-row>
              <table:table-cell office:value-type="string">
                <text:p>Mon Sep 25 21:16:51 BRT 2017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Mon Sep 25 21:16:52 BRT 2017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Mon Sep 25 21:16:52 BRT 2017</text:p>
              </table:table-cell>
              <table:table-cell office:value-type="float" office:value="7414">
                <text:p>7414</text:p>
              </table:table-cell>
            </table:table-row>
            <table:table-row>
              <table:table-cell office:value-type="string">
                <text:p>Mon Sep 25 21:16:52 BRT 2017</text:p>
              </table:table-cell>
              <table:table-cell office:value-type="float" office:value="11947">
                <text:p>11947</text:p>
              </table:table-cell>
            </table:table-row>
            <table:table-row>
              <table:table-cell office:value-type="string">
                <text:p>Mon Sep 25 21:16:52 BRT 2017</text:p>
              </table:table-cell>
              <table:table-cell office:value-type="float" office:value="7434">
                <text:p>7434</text:p>
              </table:table-cell>
            </table:table-row>
            <table:table-row>
              <table:table-cell office:value-type="string">
                <text:p>Mon Sep 25 21:16:52 BRT 2017</text:p>
              </table:table-cell>
              <table:table-cell office:value-type="float" office:value="7409">
                <text:p>7409</text:p>
              </table:table-cell>
            </table:table-row>
            <table:table-row>
              <table:table-cell office:value-type="string">
                <text:p>Mon Sep 25 21:16:52 BRT 2017</text:p>
              </table:table-cell>
              <table:table-cell office:value-type="float" office:value="7393">
                <text:p>7393</text:p>
              </table:table-cell>
            </table:table-row>
            <table:table-row>
              <table:table-cell office:value-type="string">
                <text:p>Mon Sep 25 21:16:52 BRT 2017</text:p>
              </table:table-cell>
              <table:table-cell office:value-type="float" office:value="7511">
                <text:p>7511</text:p>
              </table:table-cell>
            </table:table-row>
            <table:table-row>
              <table:table-cell office:value-type="string">
                <text:p>Mon Sep 25 21:16:53 BRT 2017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Mon Sep 25 21:16:53 BRT 2017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Mon Sep 25 21:16:53 BRT 2017</text:p>
              </table:table-cell>
              <table:table-cell office:value-type="float" office:value="8106">
                <text:p>8106</text:p>
              </table:table-cell>
            </table:table-row>
            <table:table-row>
              <table:table-cell office:value-type="string">
                <text:p>Mon Sep 25 21:16:53 BRT 2017</text:p>
              </table:table-cell>
              <table:table-cell office:value-type="float" office:value="8072">
                <text:p>8072</text:p>
              </table:table-cell>
            </table:table-row>
            <table:table-row>
              <table:table-cell office:value-type="string">
                <text:p>Mon Sep 25 21:16:54 BRT 2017</text:p>
              </table:table-cell>
              <table:table-cell office:value-type="float" office:value="8517">
                <text:p>8517</text:p>
              </table:table-cell>
            </table:table-row>
            <table:table-row>
              <table:table-cell office:value-type="string">
                <text:p>Mon Sep 25 21:16:54 BRT 2017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>Mon Sep 25 21:16:54 BRT 2017</text:p>
              </table:table-cell>
              <table:table-cell office:value-type="float" office:value="8267">
                <text:p>8267</text:p>
              </table:table-cell>
            </table:table-row>
            <table:table-row>
              <table:table-cell office:value-type="string">
                <text:p>Mon Sep 25 21:16:54 BRT 2017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string">
                <text:p>Mon Sep 25 21:16:55 BRT 2017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Mon Sep 25 21:16:55 BRT 2017</text:p>
              </table:table-cell>
              <table:table-cell office:value-type="float" office:value="8861">
                <text:p>8861</text:p>
              </table:table-cell>
            </table:table-row>
            <table:table-row>
              <table:table-cell office:value-type="string">
                <text:p>Mon Sep 25 21:16:55 BRT 2017</text:p>
              </table:table-cell>
              <table:table-cell office:value-type="float" office:value="8851">
                <text:p>8851</text:p>
              </table:table-cell>
            </table:table-row>
            <table:table-row>
              <table:table-cell office:value-type="string">
                <text:p>Mon Sep 25 21:16:55 BRT 2017</text:p>
              </table:table-cell>
              <table:table-cell office:value-type="float" office:value="8855">
                <text:p>8855</text:p>
              </table:table-cell>
            </table:table-row>
            <table:table-row>
              <table:table-cell office:value-type="string">
                <text:p>Mon Sep 25 21:16:55 BRT 2017</text:p>
              </table:table-cell>
              <table:table-cell office:value-type="float" office:value="8852">
                <text:p>8852</text:p>
              </table:table-cell>
            </table:table-row>
            <table:table-row>
              <table:table-cell office:value-type="string">
                <text:p>Mon Sep 25 21:16:55 BRT 2017</text:p>
              </table:table-cell>
              <table:table-cell office:value-type="float" office:value="8845">
                <text:p>8845</text:p>
              </table:table-cell>
            </table:table-row>
            <table:table-row>
              <table:table-cell office:value-type="string">
                <text:p>Mon Sep 25 21:16:55 BRT 2017</text:p>
              </table:table-cell>
              <table:table-cell office:value-type="float" office:value="8607">
                <text:p>8607</text:p>
              </table:table-cell>
            </table:table-row>
            <table:table-row>
              <table:table-cell office:value-type="string">
                <text:p>Mon Sep 25 21:16:56 BRT 2017</text:p>
              </table:table-cell>
              <table:table-cell office:value-type="float" office:value="8837">
                <text:p>8837</text:p>
              </table:table-cell>
            </table:table-row>
            <table:table-row>
              <table:table-cell office:value-type="string">
                <text:p>Mon Sep 25 21:16:56 BRT 2017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string">
                <text:p>Mon Sep 25 21:16:56 BRT 2017</text:p>
              </table:table-cell>
              <table:table-cell office:value-type="float" office:value="9046">
                <text:p>9046</text:p>
              </table:table-cell>
            </table:table-row>
            <table:table-row>
              <table:table-cell office:value-type="string">
                <text:p>Mon Sep 25 21:16:56 BRT 2017</text:p>
              </table:table-cell>
              <table:table-cell office:value-type="float" office:value="8178">
                <text:p>8178</text:p>
              </table:table-cell>
            </table:table-row>
            <table:table-row>
              <table:table-cell office:value-type="string">
                <text:p>Mon Sep 25 21:16:56 BRT 2017</text:p>
              </table:table-cell>
              <table:table-cell office:value-type="float" office:value="8935">
                <text:p>8935</text:p>
              </table:table-cell>
            </table:table-row>
            <table:table-row>
              <table:table-cell office:value-type="string">
                <text:p>Mon Sep 25 21:16:56 BRT 2017</text:p>
              </table:table-cell>
              <table:table-cell office:value-type="float" office:value="8665">
                <text:p>8665</text:p>
              </table:table-cell>
            </table:table-row>
            <table:table-row>
              <table:table-cell office:value-type="string">
                <text:p>Mon Sep 25 21:16:56 BRT 2017</text:p>
              </table:table-cell>
              <table:table-cell office:value-type="float" office:value="8842">
                <text:p>8842</text:p>
              </table:table-cell>
            </table:table-row>
            <table:table-row>
              <table:table-cell office:value-type="string">
                <text:p>Mon Sep 25 21:16:56 BRT 2017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Mon Sep 25 21:16:57 BRT 2017</text:p>
              </table:table-cell>
              <table:table-cell office:value-type="float" office:value="8395">
                <text:p>8395</text:p>
              </table:table-cell>
            </table:table-row>
            <table:table-row>
              <table:table-cell office:value-type="string">
                <text:p>Mon Sep 25 21:16:57 BRT 2017</text:p>
              </table:table-cell>
              <table:table-cell office:value-type="float" office:value="8350">
                <text:p>8350</text:p>
              </table:table-cell>
            </table:table-row>
            <table:table-row>
              <table:table-cell office:value-type="string">
                <text:p>Mon Sep 25 21:16:57 BRT 2017</text:p>
              </table:table-cell>
              <table:table-cell office:value-type="float" office:value="8176">
                <text:p>8176</text:p>
              </table:table-cell>
            </table:table-row>
            <table:table-row>
              <table:table-cell office:value-type="string">
                <text:p>Mon Sep 25 21:16:57 BRT 2017</text:p>
              </table:table-cell>
              <table:table-cell office:value-type="float" office:value="8049">
                <text:p>8049</text:p>
              </table:table-cell>
            </table:table-row>
            <table:table-row>
              <table:table-cell office:value-type="string">
                <text:p>Mon Sep 25 21:16:57 BRT 2017</text:p>
              </table:table-cell>
              <table:table-cell office:value-type="float" office:value="8291">
                <text:p>8291</text:p>
              </table:table-cell>
            </table:table-row>
            <table:table-row>
              <table:table-cell office:value-type="string">
                <text:p>Mon Sep 25 21:16:58 BRT 2017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Mon Sep 25 21:16:58 BRT 2017</text:p>
              </table:table-cell>
              <table:table-cell office:value-type="float" office:value="8028">
                <text:p>8028</text:p>
              </table:table-cell>
            </table:table-row>
            <table:table-row>
              <table:table-cell office:value-type="string">
                <text:p>Mon Sep 25 21:16:58 BRT 2017</text:p>
              </table:table-cell>
              <table:table-cell office:value-type="float" office:value="15132">
                <text:p>15132</text:p>
              </table:table-cell>
            </table:table-row>
            <table:table-row>
              <table:table-cell office:value-type="string">
                <text:p>Mon Sep 25 21:16:58 BRT 2017</text:p>
              </table:table-cell>
              <table:table-cell office:value-type="float" office:value="8467">
                <text:p>8467</text:p>
              </table:table-cell>
            </table:table-row>
            <table:table-row>
              <table:table-cell office:value-type="string">
                <text:p>Mon Sep 25 21:16:58 BRT 2017</text:p>
              </table:table-cell>
              <table:table-cell office:value-type="float" office:value="8021">
                <text:p>8021</text:p>
              </table:table-cell>
            </table:table-row>
            <table:table-row>
              <table:table-cell office:value-type="string">
                <text:p>Mon Sep 25 21:16:58 BRT 2017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Mon Sep 25 21:16:58 BRT 2017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Mon Sep 25 21:16:58 BRT 2017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Mon Sep 25 21:16:58 BRT 2017</text:p>
              </table:table-cell>
              <table:table-cell office:value-type="float" office:value="8043">
                <text:p>8043</text:p>
              </table:table-cell>
            </table:table-row>
            <table:table-row>
              <table:table-cell office:value-type="string">
                <text:p>Mon Sep 25 21:16:59 BRT 2017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Mon Sep 25 21:16:59 BRT 2017</text:p>
              </table:table-cell>
              <table:table-cell office:value-type="float" office:value="9042">
                <text:p>9042</text:p>
              </table:table-cell>
            </table:table-row>
            <table:table-row>
              <table:table-cell office:value-type="string">
                <text:p>Mon Sep 25 21:16:59 BRT 2017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Mon Sep 25 21:16:59 BRT 2017</text:p>
              </table:table-cell>
              <table:table-cell office:value-type="float" office:value="8046">
                <text:p>8046</text:p>
              </table:table-cell>
            </table:table-row>
            <table:table-row>
              <table:table-cell office:value-type="string">
                <text:p>Mon Sep 25 21:16:59 BRT 2017</text:p>
              </table:table-cell>
              <table:table-cell office:value-type="float" office:value="8049">
                <text:p>8049</text:p>
              </table:table-cell>
            </table:table-row>
            <table:table-row>
              <table:table-cell office:value-type="string">
                <text:p>Mon Sep 25 21:16:59 BRT 2017</text:p>
              </table:table-cell>
              <table:table-cell office:value-type="float" office:value="8039">
                <text:p>8039</text:p>
              </table:table-cell>
            </table:table-row>
            <table:table-row>
              <table:table-cell office:value-type="string">
                <text:p>Mon Sep 25 21:16:59 BRT 2017</text:p>
              </table:table-cell>
              <table:table-cell office:value-type="float" office:value="8057">
                <text:p>8057</text:p>
              </table:table-cell>
            </table:table-row>
            <table:table-row>
              <table:table-cell office:value-type="string">
                <text:p>Mon Sep 25 21:16:59 BRT 2017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Mon Sep 25 21:17:00 BRT 2017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Mon Sep 25 21:17:00 BRT 2017</text:p>
              </table:table-cell>
              <table:table-cell office:value-type="float" office:value="8284">
                <text:p>8284</text:p>
              </table:table-cell>
            </table:table-row>
            <table:table-row>
              <table:table-cell office:value-type="string">
                <text:p>Mon Sep 25 21:17:00 BRT 2017</text:p>
              </table:table-cell>
              <table:table-cell office:value-type="float" office:value="8262">
                <text:p>8262</text:p>
              </table:table-cell>
            </table:table-row>
            <table:table-row>
              <table:table-cell office:value-type="string">
                <text:p>Mon Sep 25 21:17:00 BRT 2017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string">
                <text:p>Mon Sep 25 21:17:00 BRT 2017</text:p>
              </table:table-cell>
              <table:table-cell office:value-type="float" office:value="8122">
                <text:p>8122</text:p>
              </table:table-cell>
            </table:table-row>
            <table:table-row>
              <table:table-cell office:value-type="string">
                <text:p>Mon Sep 25 21:17:00 BRT 2017</text:p>
              </table:table-cell>
              <table:table-cell office:value-type="float" office:value="8166">
                <text:p>8166</text:p>
              </table:table-cell>
            </table:table-row>
            <table:table-row>
              <table:table-cell office:value-type="string">
                <text:p>Mon Sep 25 21:17:01 BRT 2017</text:p>
              </table:table-cell>
              <table:table-cell office:value-type="float" office:value="7687">
                <text:p>7687</text:p>
              </table:table-cell>
            </table:table-row>
            <table:table-row>
              <table:table-cell office:value-type="string">
                <text:p>Mon Sep 25 21:17:01 BRT 2017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string">
                <text:p>Mon Sep 25 21:17:01 BRT 2017</text:p>
              </table:table-cell>
              <table:table-cell office:value-type="float" office:value="7856">
                <text:p>7856</text:p>
              </table:table-cell>
            </table:table-row>
            <table:table-row>
              <table:table-cell office:value-type="string">
                <text:p>Mon Sep 25 21:17:01 BRT 2017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Mon Sep 25 21:17:01 BRT 2017</text:p>
              </table:table-cell>
              <table:table-cell office:value-type="float" office:value="8112">
                <text:p>8112</text:p>
              </table:table-cell>
            </table:table-row>
            <table:table-row>
              <table:table-cell office:value-type="string">
                <text:p>Mon Sep 25 21:17:01 BRT 2017</text:p>
              </table:table-cell>
              <table:table-cell office:value-type="float" office:value="7713">
                <text:p>7713</text:p>
              </table:table-cell>
            </table:table-row>
            <table:table-row>
              <table:table-cell office:value-type="string">
                <text:p>Mon Sep 25 21:17:01 BRT 2017</text:p>
              </table:table-cell>
              <table:table-cell office:value-type="float" office:value="7691">
                <text:p>7691</text:p>
              </table:table-cell>
            </table:table-row>
            <table:table-row>
              <table:table-cell office:value-type="string">
                <text:p>Mon Sep 25 21:17:02 BRT 2017</text:p>
              </table:table-cell>
              <table:table-cell office:value-type="float" office:value="7313">
                <text:p>7313</text:p>
              </table:table-cell>
            </table:table-row>
            <table:table-row>
              <table:table-cell office:value-type="string">
                <text:p>Mon Sep 25 21:17:02 BRT 2017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Mon Sep 25 21:17:02 BRT 2017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Mon Sep 25 21:17:02 BRT 2017</text:p>
              </table:table-cell>
              <table:table-cell office:value-type="float" office:value="7194">
                <text:p>7194</text:p>
              </table:table-cell>
            </table:table-row>
            <table:table-row>
              <table:table-cell office:value-type="string">
                <text:p>Mon Sep 25 21:17:02 BRT 2017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string">
                <text:p>Mon Sep 25 21:17:02 BRT 2017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Mon Sep 25 21:17:02 BRT 2017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Mon Sep 25 21:17:02 BRT 2017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Mon Sep 25 21:17:02 BRT 2017</text:p>
              </table:table-cell>
              <table:table-cell office:value-type="float" office:value="6953">
                <text:p>6953</text:p>
              </table:table-cell>
            </table:table-row>
            <table:table-row>
              <table:table-cell office:value-type="string">
                <text:p>Mon Sep 25 21:17:03 BRT 2017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Mon Sep 25 21:17:03 BRT 2017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Mon Sep 25 21:17:03 BRT 2017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Mon Sep 25 21:17:03 BRT 2017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Mon Sep 25 21:17:03 BRT 2017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Mon Sep 25 21:17:03 BRT 2017</text:p>
              </table:table-cell>
              <table:table-cell office:value-type="float" office:value="7124">
                <text:p>7124</text:p>
              </table:table-cell>
            </table:table-row>
            <table:table-row>
              <table:table-cell office:value-type="string">
                <text:p>Mon Sep 25 21:17:03 BRT 2017</text:p>
              </table:table-cell>
              <table:table-cell office:value-type="float" office:value="7115">
                <text:p>7115</text:p>
              </table:table-cell>
            </table:table-row>
            <table:table-row>
              <table:table-cell office:value-type="string">
                <text:p>Mon Sep 25 21:17:03 BRT 2017</text:p>
              </table:table-cell>
              <table:table-cell office:value-type="float" office:value="6999">
                <text:p>6999</text:p>
              </table:table-cell>
            </table:table-row>
            <table:table-row>
              <table:table-cell office:value-type="string">
                <text:p>Mon Sep 25 21:17:04 BRT 2017</text:p>
              </table:table-cell>
              <table:table-cell office:value-type="float" office:value="9618">
                <text:p>9618</text:p>
              </table:table-cell>
            </table:table-row>
            <table:table-row>
              <table:table-cell office:value-type="string">
                <text:p>Mon Sep 25 21:17:04 BRT 2017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Mon Sep 25 21:17:04 BRT 2017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Mon Sep 25 21:17:04 BRT 2017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Mon Sep 25 21:17:04 BRT 2017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Mon Sep 25 21:17:04 BRT 2017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Mon Sep 25 21:17:04 BRT 2017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Mon Sep 25 21:17:04 BRT 2017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Mon Sep 25 21:17:04 BRT 2017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Mon Sep 25 21:17:05 BRT 2017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Mon Sep 25 21:17:05 BRT 2017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Mon Sep 25 21:17:05 BRT 2017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Mon Sep 25 21:17:06 BRT 2017</text:p>
              </table:table-cell>
              <table:table-cell office:value-type="float" office:value="20063">
                <text:p>20063</text:p>
              </table:table-cell>
            </table:table-row>
            <table:table-row>
              <table:table-cell office:value-type="string">
                <text:p>Mon Sep 25 21:17:06 BRT 2017</text:p>
              </table:table-cell>
              <table:table-cell office:value-type="float" office:value="7243">
                <text:p>7243</text:p>
              </table:table-cell>
            </table:table-row>
            <table:table-row>
              <table:table-cell office:value-type="string">
                <text:p>Mon Sep 25 21:17:06 BRT 2017</text:p>
              </table:table-cell>
              <table:table-cell office:value-type="float" office:value="7358">
                <text:p>7358</text:p>
              </table:table-cell>
            </table:table-row>
            <table:table-row>
              <table:table-cell office:value-type="string">
                <text:p>Mon Sep 25 21:17:06 BRT 2017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Mon Sep 25 21:17:06 BRT 2017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string">
                <text:p>Mon Sep 25 21:17:06 BRT 2017</text:p>
              </table:table-cell>
              <table:table-cell office:value-type="float" office:value="7227">
                <text:p>7227</text:p>
              </table:table-cell>
            </table:table-row>
            <table:table-row>
              <table:table-cell office:value-type="string">
                <text:p>Mon Sep 25 21:17:06 BRT 2017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Mon Sep 25 21:17:07 BRT 2017</text:p>
              </table:table-cell>
              <table:table-cell office:value-type="float" office:value="7477">
                <text:p>7477</text:p>
              </table:table-cell>
            </table:table-row>
            <table:table-row>
              <table:table-cell office:value-type="string">
                <text:p>Mon Sep 25 21:17:07 BRT 2017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string">
                <text:p>Mon Sep 25 21:17:07 BRT 2017</text:p>
              </table:table-cell>
              <table:table-cell office:value-type="float" office:value="7462">
                <text:p>7462</text:p>
              </table:table-cell>
            </table:table-row>
            <table:table-row>
              <table:table-cell office:value-type="string">
                <text:p>Mon Sep 25 21:17:07 BRT 2017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Mon Sep 25 21:17:07 BRT 2017</text:p>
              </table:table-cell>
              <table:table-cell office:value-type="float" office:value="7519">
                <text:p>7519</text:p>
              </table:table-cell>
            </table:table-row>
            <table:table-row>
              <table:table-cell office:value-type="string">
                <text:p>Mon Sep 25 21:17:07 BRT 2017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string">
                <text:p>Mon Sep 25 21:17:08 BRT 2017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Mon Sep 25 21:17:08 BRT 2017</text:p>
              </table:table-cell>
              <table:table-cell office:value-type="float" office:value="7868">
                <text:p>7868</text:p>
              </table:table-cell>
            </table:table-row>
            <table:table-row>
              <table:table-cell office:value-type="string">
                <text:p>Mon Sep 25 21:17:08 BRT 2017</text:p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string">
                <text:p>Mon Sep 25 21:17:08 BRT 2017</text:p>
              </table:table-cell>
              <table:table-cell office:value-type="float" office:value="7705">
                <text:p>7705</text:p>
              </table:table-cell>
            </table:table-row>
            <table:table-row>
              <table:table-cell office:value-type="string">
                <text:p>Mon Sep 25 21:17:08 BRT 2017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string">
                <text:p>Mon Sep 25 21:17:09 BRT 2017</text:p>
              </table:table-cell>
              <table:table-cell office:value-type="float" office:value="8021">
                <text:p>8021</text:p>
              </table:table-cell>
            </table:table-row>
            <table:table-row>
              <table:table-cell office:value-type="string">
                <text:p>Mon Sep 25 21:17:09 BRT 2017</text:p>
              </table:table-cell>
              <table:table-cell office:value-type="float" office:value="14896">
                <text:p>14896</text:p>
              </table:table-cell>
            </table:table-row>
            <table:table-row>
              <table:table-cell office:value-type="string">
                <text:p>Mon Sep 25 21:17:09 BRT 2017</text:p>
              </table:table-cell>
              <table:table-cell office:value-type="float" office:value="7954">
                <text:p>7954</text:p>
              </table:table-cell>
            </table:table-row>
            <table:table-row>
              <table:table-cell office:value-type="string">
                <text:p>Mon Sep 25 21:17:09 BRT 2017</text:p>
              </table:table-cell>
              <table:table-cell office:value-type="float" office:value="7925">
                <text:p>7925</text:p>
              </table:table-cell>
            </table:table-row>
            <table:table-row>
              <table:table-cell office:value-type="string">
                <text:p>Mon Sep 25 21:17:09 BRT 2017</text:p>
              </table:table-cell>
              <table:table-cell office:value-type="float" office:value="7909">
                <text:p>7909</text:p>
              </table:table-cell>
            </table:table-row>
            <table:table-row>
              <table:table-cell office:value-type="string">
                <text:p>Mon Sep 25 21:17:09 BRT 2017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>Mon Sep 25 21:17:10 BRT 2017</text:p>
              </table:table-cell>
              <table:table-cell office:value-type="float" office:value="8734">
                <text:p>8734</text:p>
              </table:table-cell>
            </table:table-row>
            <table:table-row>
              <table:table-cell office:value-type="string">
                <text:p>Mon Sep 25 21:17:10 BRT 2017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string">
                <text:p>Mon Sep 25 21:17:10 BRT 2017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Mon Sep 25 21:17:10 BRT 2017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string">
                <text:p>Mon Sep 25 21:17:10 BRT 2017</text:p>
              </table:table-cell>
              <table:table-cell office:value-type="float" office:value="10892">
                <text:p>10892</text:p>
              </table:table-cell>
            </table:table-row>
            <table:table-row>
              <table:table-cell office:value-type="string">
                <text:p>Mon Sep 25 21:17:10 BRT 2017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Mon Sep 25 21:17:10 BRT 2017</text:p>
              </table:table-cell>
              <table:table-cell office:value-type="float" office:value="7901">
                <text:p>7901</text:p>
              </table:table-cell>
            </table:table-row>
            <table:table-row>
              <table:table-cell office:value-type="string">
                <text:p>Mon Sep 25 21:17:10 BRT 2017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Mon Sep 25 21:17:11 BRT 2017</text:p>
              </table:table-cell>
              <table:table-cell office:value-type="float" office:value="8028">
                <text:p>8028</text:p>
              </table:table-cell>
            </table:table-row>
            <table:table-row>
              <table:table-cell office:value-type="string">
                <text:p>Mon Sep 25 21:17:11 BRT 2017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Mon Sep 25 21:17:11 BRT 2017</text:p>
              </table:table-cell>
              <table:table-cell office:value-type="float" office:value="8821">
                <text:p>8821</text:p>
              </table:table-cell>
            </table:table-row>
            <table:table-row>
              <table:table-cell office:value-type="string">
                <text:p>Mon Sep 25 21:17:11 BRT 2017</text:p>
              </table:table-cell>
              <table:table-cell office:value-type="float" office:value="8072">
                <text:p>8072</text:p>
              </table:table-cell>
            </table:table-row>
            <table:table-row>
              <table:table-cell office:value-type="string">
                <text:p>Mon Sep 25 21:17:11 BRT 2017</text:p>
              </table:table-cell>
              <table:table-cell office:value-type="float" office:value="8033">
                <text:p>8033</text:p>
              </table:table-cell>
            </table:table-row>
            <table:table-row>
              <table:table-cell office:value-type="string">
                <text:p>Mon Sep 25 21:17:11 BRT 2017</text:p>
              </table:table-cell>
              <table:table-cell office:value-type="float" office:value="8030">
                <text:p>8030</text:p>
              </table:table-cell>
            </table:table-row>
            <table:table-row>
              <table:table-cell office:value-type="string">
                <text:p>Mon Sep 25 21:17:11 BRT 2017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Mon Sep 25 21:17:13 BRT 2017</text:p>
              </table:table-cell>
              <table:table-cell office:value-type="float" office:value="9127">
                <text:p>9127</text:p>
              </table:table-cell>
            </table:table-row>
            <table:table-row>
              <table:table-cell office:value-type="string">
                <text:p>Mon Sep 25 21:17:13 BRT 2017</text:p>
              </table:table-cell>
              <table:table-cell office:value-type="float" office:value="20411">
                <text:p>20411</text:p>
              </table:table-cell>
            </table:table-row>
            <table:table-row>
              <table:table-cell office:value-type="string">
                <text:p>Mon Sep 25 21:17:13 BRT 2017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Mon Sep 25 21:17:13 BRT 2017</text:p>
              </table:table-cell>
              <table:table-cell office:value-type="float" office:value="9251">
                <text:p>9251</text:p>
              </table:table-cell>
            </table:table-row>
            <table:table-row>
              <table:table-cell office:value-type="string">
                <text:p>Mon Sep 25 21:17:13 BRT 2017</text:p>
              </table:table-cell>
              <table:table-cell office:value-type="float" office:value="9494">
                <text:p>9494</text:p>
              </table:table-cell>
            </table:table-row>
            <table:table-row>
              <table:table-cell office:value-type="string">
                <text:p>Mon Sep 25 21:17:14 BRT 2017</text:p>
              </table:table-cell>
              <table:table-cell office:value-type="float" office:value="9734">
                <text:p>9734</text:p>
              </table:table-cell>
            </table:table-row>
            <table:table-row>
              <table:table-cell office:value-type="string">
                <text:p>Mon Sep 25 21:17:14 BRT 2017</text:p>
              </table:table-cell>
              <table:table-cell office:value-type="float" office:value="9862">
                <text:p>9862</text:p>
              </table:table-cell>
            </table:table-row>
            <table:table-row>
              <table:table-cell office:value-type="string">
                <text:p>Mon Sep 25 21:17:14 BRT 2017</text:p>
              </table:table-cell>
              <table:table-cell office:value-type="float" office:value="10005">
                <text:p>10005</text:p>
              </table:table-cell>
            </table:table-row>
            <table:table-row>
              <table:table-cell office:value-type="string">
                <text:p>Mon Sep 25 21:17:15 BRT 2017</text:p>
              </table:table-cell>
              <table:table-cell office:value-type="float" office:value="13704">
                <text:p>13704</text:p>
              </table:table-cell>
            </table:table-row>
            <table:table-row>
              <table:table-cell office:value-type="string">
                <text:p>Mon Sep 25 21:17:15 BRT 2017</text:p>
              </table:table-cell>
              <table:table-cell office:value-type="float" office:value="10154">
                <text:p>10154</text:p>
              </table:table-cell>
            </table:table-row>
            <table:table-row>
              <table:table-cell office:value-type="string">
                <text:p>Mon Sep 25 21:17:15 BRT 2017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Mon Sep 25 21:17:15 BRT 2017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Mon Sep 25 21:17:15 BRT 2017</text:p>
              </table:table-cell>
              <table:table-cell office:value-type="float" office:value="10609">
                <text:p>10609</text:p>
              </table:table-cell>
            </table:table-row>
            <table:table-row>
              <table:table-cell office:value-type="string">
                <text:p>Mon Sep 25 21:17:15 BRT 2017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Mon Sep 25 21:17:16 BRT 2017</text:p>
              </table:table-cell>
              <table:table-cell office:value-type="float" office:value="16789">
                <text:p>16789</text:p>
              </table:table-cell>
            </table:table-row>
            <table:table-row>
              <table:table-cell office:value-type="string">
                <text:p>Mon Sep 25 21:17:16 BRT 2017</text:p>
              </table:table-cell>
              <table:table-cell office:value-type="float" office:value="9751">
                <text:p>9751</text:p>
              </table:table-cell>
            </table:table-row>
            <table:table-row>
              <table:table-cell office:value-type="string">
                <text:p>Mon Sep 25 21:17:16 BRT 2017</text:p>
              </table:table-cell>
              <table:table-cell office:value-type="float" office:value="9932">
                <text:p>9932</text:p>
              </table:table-cell>
            </table:table-row>
            <table:table-row>
              <table:table-cell office:value-type="string">
                <text:p>Mon Sep 25 21:17:16 BRT 2017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Mon Sep 25 21:17:16 BRT 2017</text:p>
              </table:table-cell>
              <table:table-cell office:value-type="float" office:value="9854">
                <text:p>9854</text:p>
              </table:table-cell>
            </table:table-row>
            <table:table-row>
              <table:table-cell office:value-type="string">
                <text:p>Mon Sep 25 21:17:16 BRT 2017</text:p>
              </table:table-cell>
              <table:table-cell office:value-type="float" office:value="9964">
                <text:p>9964</text:p>
              </table:table-cell>
            </table:table-row>
            <table:table-row>
              <table:table-cell office:value-type="string">
                <text:p>Mon Sep 25 21:17:17 BRT 2017</text:p>
              </table:table-cell>
              <table:table-cell office:value-type="float" office:value="9928">
                <text:p>9928</text:p>
              </table:table-cell>
            </table:table-row>
            <table:table-row>
              <table:table-cell office:value-type="string">
                <text:p>Mon Sep 25 21:17:17 BRT 2017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Mon Sep 25 21:17:17 BRT 2017</text:p>
              </table:table-cell>
              <table:table-cell office:value-type="float" office:value="9954">
                <text:p>9954</text:p>
              </table:table-cell>
            </table:table-row>
            <table:table-row>
              <table:table-cell office:value-type="string">
                <text:p>Mon Sep 25 21:17:17 BRT 2017</text:p>
              </table:table-cell>
              <table:table-cell office:value-type="float" office:value="9831">
                <text:p>9831</text:p>
              </table:table-cell>
            </table:table-row>
            <table:table-row>
              <table:table-cell office:value-type="string">
                <text:p>Mon Sep 25 21:17:17 BRT 2017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Mon Sep 25 21:17:18 BRT 2017</text:p>
              </table:table-cell>
              <table:table-cell office:value-type="float" office:value="17289">
                <text:p>17289</text:p>
              </table:table-cell>
            </table:table-row>
            <table:table-row>
              <table:table-cell office:value-type="string">
                <text:p>Mon Sep 25 21:17:18 BRT 201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Mon Sep 25 21:17:18 BRT 2017</text:p>
              </table:table-cell>
              <table:table-cell office:value-type="float" office:value="10143">
                <text:p>10143</text:p>
              </table:table-cell>
            </table:table-row>
            <table:table-row>
              <table:table-cell office:value-type="string">
                <text:p>Mon Sep 25 21:17:18 BRT 2017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Mon Sep 25 21:17:19 BRT 2017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Mon Sep 25 21:17:19 BRT 2017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Mon Sep 25 21:17:19 BRT 2017</text:p>
              </table:table-cell>
              <table:table-cell office:value-type="float" office:value="10052">
                <text:p>10052</text:p>
              </table:table-cell>
            </table:table-row>
            <table:table-row>
              <table:table-cell office:value-type="string">
                <text:p>Mon Sep 25 21:17:19 BRT 2017</text:p>
              </table:table-cell>
              <table:table-cell office:value-type="float" office:value="13769">
                <text:p>13769</text:p>
              </table:table-cell>
            </table:table-row>
            <table:table-row>
              <table:table-cell office:value-type="string">
                <text:p>Mon Sep 25 21:17:19 BRT 2017</text:p>
              </table:table-cell>
              <table:table-cell office:value-type="float" office:value="10265">
                <text:p>10265</text:p>
              </table:table-cell>
            </table:table-row>
            <table:table-row>
              <table:table-cell office:value-type="string">
                <text:p>Mon Sep 25 21:17:19 BRT 2017</text:p>
              </table:table-cell>
              <table:table-cell office:value-type="float" office:value="10038">
                <text:p>10038</text:p>
              </table:table-cell>
            </table:table-row>
            <table:table-row>
              <table:table-cell office:value-type="string">
                <text:p>Mon Sep 25 21:17:19 BRT 2017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string">
                <text:p>Mon Sep 25 21:17:20 BRT 2017</text:p>
              </table:table-cell>
              <table:table-cell office:value-type="float" office:value="10171">
                <text:p>10171</text:p>
              </table:table-cell>
            </table:table-row>
            <table:table-row>
              <table:table-cell office:value-type="string">
                <text:p>Mon Sep 25 21:17:20 BRT 2017</text:p>
              </table:table-cell>
              <table:table-cell office:value-type="float" office:value="10277">
                <text:p>10277</text:p>
              </table:table-cell>
            </table:table-row>
            <table:table-row>
              <table:table-cell office:value-type="string">
                <text:p>Mon Sep 25 21:17:20 BRT 2017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string">
                <text:p>Mon Sep 25 21:17:20 BRT 2017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string">
                <text:p>Mon Sep 25 21:17:20 BRT 2017</text:p>
              </table:table-cell>
              <table:table-cell office:value-type="float" office:value="10173">
                <text:p>10173</text:p>
              </table:table-cell>
            </table:table-row>
            <table:table-row>
              <table:table-cell office:value-type="string">
                <text:p>Mon Sep 25 21:17:20 BRT 2017</text:p>
              </table:table-cell>
              <table:table-cell office:value-type="float" office:value="10172">
                <text:p>10172</text:p>
              </table:table-cell>
            </table:table-row>
            <table:table-row>
              <table:table-cell office:value-type="string">
                <text:p>Mon Sep 25 21:17:20 BRT 2017</text:p>
              </table:table-cell>
              <table:table-cell office:value-type="float" office:value="10162">
                <text:p>10162</text:p>
              </table:table-cell>
            </table:table-row>
            <table:table-row>
              <table:table-cell office:value-type="string">
                <text:p>Mon Sep 25 21:17:20 BRT 2017</text:p>
              </table:table-cell>
              <table:table-cell office:value-type="float" office:value="10172">
                <text:p>10172</text:p>
              </table:table-cell>
            </table:table-row>
            <table:table-row>
              <table:table-cell office:value-type="string">
                <text:p>Mon Sep 25 21:17:21 BRT 2017</text:p>
              </table:table-cell>
              <table:table-cell office:value-type="float" office:value="10154">
                <text:p>10154</text:p>
              </table:table-cell>
            </table:table-row>
            <table:table-row>
              <table:table-cell office:value-type="string">
                <text:p>Mon Sep 25 21:17:21 BRT 2017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string">
                <text:p>Mon Sep 25 21:17:21 BRT 2017</text:p>
              </table:table-cell>
              <table:table-cell office:value-type="float" office:value="11056">
                <text:p>11056</text:p>
              </table:table-cell>
            </table:table-row>
            <table:table-row>
              <table:table-cell office:value-type="string">
                <text:p>Mon Sep 25 21:17:21 BRT 2017</text:p>
              </table:table-cell>
              <table:table-cell office:value-type="float" office:value="10061">
                <text:p>10061</text:p>
              </table:table-cell>
            </table:table-row>
            <table:table-row>
              <table:table-cell office:value-type="string">
                <text:p>Mon Sep 25 21:17:22 BRT 2017</text:p>
              </table:table-cell>
              <table:table-cell office:value-type="float" office:value="26291">
                <text:p>26291</text:p>
              </table:table-cell>
            </table:table-row>
            <table:table-row>
              <table:table-cell office:value-type="string">
                <text:p>Mon Sep 25 21:17:22 BRT 2017</text:p>
              </table:table-cell>
              <table:table-cell office:value-type="float" office:value="11390">
                <text:p>11390</text:p>
              </table:table-cell>
            </table:table-row>
            <table:table-row>
              <table:table-cell office:value-type="string">
                <text:p>Mon Sep 25 21:17:23 BRT 2017</text:p>
              </table:table-cell>
              <table:table-cell office:value-type="float" office:value="11713">
                <text:p>11713</text:p>
              </table:table-cell>
            </table:table-row>
            <table:table-row>
              <table:table-cell office:value-type="string">
                <text:p>Mon Sep 25 21:17:23 BRT 2017</text:p>
              </table:table-cell>
              <table:table-cell office:value-type="float" office:value="10527">
                <text:p>10527</text:p>
              </table:table-cell>
            </table:table-row>
            <table:table-row>
              <table:table-cell office:value-type="string">
                <text:p>Mon Sep 25 21:17:23 BRT 2017</text:p>
              </table:table-cell>
              <table:table-cell office:value-type="float" office:value="11732">
                <text:p>11732</text:p>
              </table:table-cell>
            </table:table-row>
            <table:table-row>
              <table:table-cell office:value-type="string">
                <text:p>Mon Sep 25 21:17:23 BRT 2017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Mon Sep 25 21:17:23 BRT 2017</text:p>
              </table:table-cell>
              <table:table-cell office:value-type="float" office:value="10519">
                <text:p>10519</text:p>
              </table:table-cell>
            </table:table-row>
            <table:table-row>
              <table:table-cell office:value-type="string">
                <text:p>Mon Sep 25 21:17:24 BRT 2017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string">
                <text:p>Mon Sep 25 21:17:24 BRT 2017</text:p>
              </table:table-cell>
              <table:table-cell office:value-type="float" office:value="9629">
                <text:p>9629</text:p>
              </table:table-cell>
            </table:table-row>
            <table:table-row>
              <table:table-cell office:value-type="string">
                <text:p>Mon Sep 25 21:17:24 BRT 2017</text:p>
              </table:table-cell>
              <table:table-cell office:value-type="float" office:value="10284">
                <text:p>10284</text:p>
              </table:table-cell>
            </table:table-row>
            <table:table-row>
              <table:table-cell office:value-type="string">
                <text:p>Mon Sep 25 21:17:24 BRT 2017</text:p>
              </table:table-cell>
              <table:table-cell office:value-type="float" office:value="9743">
                <text:p>9743</text:p>
              </table:table-cell>
            </table:table-row>
            <table:table-row>
              <table:table-cell office:value-type="string">
                <text:p>Mon Sep 25 21:17:24 BRT 2017</text:p>
              </table:table-cell>
              <table:table-cell office:value-type="float" office:value="9748">
                <text:p>9748</text:p>
              </table:table-cell>
            </table:table-row>
            <table:table-row>
              <table:table-cell office:value-type="string">
                <text:p>Mon Sep 25 21:17:24 BRT 2017</text:p>
              </table:table-cell>
              <table:table-cell office:value-type="float" office:value="9417">
                <text:p>9417</text:p>
              </table:table-cell>
            </table:table-row>
            <table:table-row>
              <table:table-cell office:value-type="string">
                <text:p>Mon Sep 25 21:17:24 BRT 2017</text:p>
              </table:table-cell>
              <table:table-cell office:value-type="float" office:value="10499">
                <text:p>10499</text:p>
              </table:table-cell>
            </table:table-row>
            <table:table-row>
              <table:table-cell office:value-type="string">
                <text:p>Mon Sep 25 21:17:24 BRT 2017</text:p>
              </table:table-cell>
              <table:table-cell office:value-type="float" office:value="10005">
                <text:p>10005</text:p>
              </table:table-cell>
            </table:table-row>
            <table:table-row>
              <table:table-cell office:value-type="string">
                <text:p>Mon Sep 25 21:17:25 BRT 2017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Mon Sep 25 21:17:25 BRT 2017</text:p>
              </table:table-cell>
              <table:table-cell office:value-type="float" office:value="9283">
                <text:p>9283</text:p>
              </table:table-cell>
            </table:table-row>
            <table:table-row>
              <table:table-cell office:value-type="string">
                <text:p>Mon Sep 25 21:17:25 BRT 2017</text:p>
              </table:table-cell>
              <table:table-cell office:value-type="float" office:value="9336">
                <text:p>9336</text:p>
              </table:table-cell>
            </table:table-row>
            <table:table-row>
              <table:table-cell office:value-type="string">
                <text:p>Mon Sep 25 21:17:25 BRT 2017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string">
                <text:p>Mon Sep 25 21:17:25 BRT 2017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Mon Sep 25 21:17:25 BRT 2017</text:p>
              </table:table-cell>
              <table:table-cell office:value-type="float" office:value="9230">
                <text:p>9230</text:p>
              </table:table-cell>
            </table:table-row>
            <table:table-row>
              <table:table-cell office:value-type="string">
                <text:p>Mon Sep 25 21:17:25 BRT 2017</text:p>
              </table:table-cell>
              <table:table-cell office:value-type="float" office:value="9284">
                <text:p>9284</text:p>
              </table:table-cell>
            </table:table-row>
            <table:table-row>
              <table:table-cell office:value-type="string">
                <text:p>Mon Sep 25 21:17:25 BRT 2017</text:p>
              </table:table-cell>
              <table:table-cell office:value-type="float" office:value="9337">
                <text:p>9337</text:p>
              </table:table-cell>
            </table:table-row>
            <table:table-row>
              <table:table-cell office:value-type="string">
                <text:p>Mon Sep 25 21:17:26 BRT 2017</text:p>
              </table:table-cell>
              <table:table-cell office:value-type="float" office:value="9021">
                <text:p>9021</text:p>
              </table:table-cell>
            </table:table-row>
            <table:table-row>
              <table:table-cell office:value-type="string">
                <text:p>Mon Sep 25 21:17:26 BRT 2017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Mon Sep 25 21:17:26 BRT 2017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string">
                <text:p>Mon Sep 25 21:17:26 BRT 2017</text:p>
              </table:table-cell>
              <table:table-cell office:value-type="float" office:value="9354">
                <text:p>9354</text:p>
              </table:table-cell>
            </table:table-row>
            <table:table-row>
              <table:table-cell office:value-type="string">
                <text:p>Mon Sep 25 21:17:27 BRT 2017</text:p>
              </table:table-cell>
              <table:table-cell office:value-type="float" office:value="8934">
                <text:p>8934</text:p>
              </table:table-cell>
            </table:table-row>
            <table:table-row>
              <table:table-cell office:value-type="string">
                <text:p>Mon Sep 25 21:17:27 BRT 2017</text:p>
              </table:table-cell>
              <table:table-cell office:value-type="float" office:value="9087">
                <text:p>9087</text:p>
              </table:table-cell>
            </table:table-row>
            <table:table-row>
              <table:table-cell office:value-type="string">
                <text:p>Mon Sep 25 21:17:27 BRT 2017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string">
                <text:p>Mon Sep 25 21:17:27 BRT 2017</text:p>
              </table:table-cell>
              <table:table-cell office:value-type="float" office:value="8945">
                <text:p>8945</text:p>
              </table:table-cell>
            </table:table-row>
            <table:table-row>
              <table:table-cell office:value-type="string">
                <text:p>Mon Sep 25 21:17:27 BRT 2017</text:p>
              </table:table-cell>
              <table:table-cell office:value-type="float" office:value="10275">
                <text:p>10275</text:p>
              </table:table-cell>
            </table:table-row>
            <table:table-row>
              <table:table-cell office:value-type="string">
                <text:p>Mon Sep 25 21:17:27 BRT 2017</text:p>
              </table:table-cell>
              <table:table-cell office:value-type="float" office:value="9544">
                <text:p>9544</text:p>
              </table:table-cell>
            </table:table-row>
            <table:table-row>
              <table:table-cell office:value-type="string">
                <text:p>Mon Sep 25 21:17:27 BRT 2017</text:p>
              </table:table-cell>
              <table:table-cell office:value-type="float" office:value="8877">
                <text:p>8877</text:p>
              </table:table-cell>
            </table:table-row>
            <table:table-row>
              <table:table-cell office:value-type="string">
                <text:p>Mon Sep 25 21:17:28 BRT 2017</text:p>
              </table:table-cell>
              <table:table-cell office:value-type="float" office:value="8938">
                <text:p>8938</text:p>
              </table:table-cell>
            </table:table-row>
            <table:table-row>
              <table:table-cell office:value-type="string">
                <text:p>Mon Sep 25 21:17:28 BRT 2017</text:p>
              </table:table-cell>
              <table:table-cell office:value-type="float" office:value="8979">
                <text:p>8979</text:p>
              </table:table-cell>
            </table:table-row>
            <table:table-row>
              <table:table-cell office:value-type="string">
                <text:p>Mon Sep 25 21:17:28 BRT 2017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Mon Sep 25 21:17:28 BRT 2017</text:p>
              </table:table-cell>
              <table:table-cell office:value-type="float" office:value="9013">
                <text:p>9013</text:p>
              </table:table-cell>
            </table:table-row>
            <table:table-row>
              <table:table-cell office:value-type="string">
                <text:p>Mon Sep 25 21:17:28 BRT 2017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string">
                <text:p>Mon Sep 25 21:17:28 BRT 2017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string">
                <text:p>Mon Sep 25 21:17:29 BRT 2017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Mon Sep 25 21:17:29 BRT 2017</text:p>
              </table:table-cell>
              <table:table-cell office:value-type="float" office:value="9098">
                <text:p>9098</text:p>
              </table:table-cell>
            </table:table-row>
            <table:table-row>
              <table:table-cell office:value-type="string">
                <text:p>Mon Sep 25 21:17:29 BRT 2017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Mon Sep 25 21:17:29 BRT 2017</text:p>
              </table:table-cell>
              <table:table-cell office:value-type="float" office:value="9097">
                <text:p>9097</text:p>
              </table:table-cell>
            </table:table-row>
            <table:table-row>
              <table:table-cell office:value-type="string">
                <text:p>Mon Sep 25 21:17:29 BRT 2017</text:p>
              </table:table-cell>
              <table:table-cell office:value-type="float" office:value="13008">
                <text:p>13008</text:p>
              </table:table-cell>
            </table:table-row>
            <table:table-row>
              <table:table-cell office:value-type="string">
                <text:p>Mon Sep 25 21:17:29 BRT 2017</text:p>
              </table:table-cell>
              <table:table-cell office:value-type="float" office:value="9079">
                <text:p>9079</text:p>
              </table:table-cell>
            </table:table-row>
            <table:table-row>
              <table:table-cell office:value-type="string">
                <text:p>Mon Sep 25 21:17:29 BRT 2017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Mon Sep 25 21:17:29 BRT 2017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Mon Sep 25 21:17:30 BRT 2017</text:p>
              </table:table-cell>
              <table:table-cell office:value-type="float" office:value="9097">
                <text:p>9097</text:p>
              </table:table-cell>
            </table:table-row>
            <table:table-row>
              <table:table-cell office:value-type="string">
                <text:p>Mon Sep 25 21:17:30 BRT 2017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Mon Sep 25 21:17:30 BRT 2017</text:p>
              </table:table-cell>
              <table:table-cell office:value-type="float" office:value="8037">
                <text:p>8037</text:p>
              </table:table-cell>
            </table:table-row>
            <table:table-row>
              <table:table-cell office:value-type="string">
                <text:p>Mon Sep 25 21:17:30 BRT 2017</text:p>
              </table:table-cell>
              <table:table-cell office:value-type="float" office:value="9323">
                <text:p>9323</text:p>
              </table:table-cell>
            </table:table-row>
            <table:table-row>
              <table:table-cell office:value-type="string">
                <text:p>Mon Sep 25 21:17:30 BRT 2017</text:p>
              </table:table-cell>
              <table:table-cell office:value-type="float" office:value="9291">
                <text:p>9291</text:p>
              </table:table-cell>
            </table:table-row>
            <table:table-row>
              <table:table-cell office:value-type="string">
                <text:p>Mon Sep 25 21:17:30 BRT 2017</text:p>
              </table:table-cell>
              <table:table-cell office:value-type="float" office:value="7924">
                <text:p>7924</text:p>
              </table:table-cell>
            </table:table-row>
            <table:table-row>
              <table:table-cell office:value-type="string">
                <text:p>Mon Sep 25 21:17:31 BRT 2017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string">
                <text:p>Mon Sep 25 21:17:31 BRT 2017</text:p>
              </table:table-cell>
              <table:table-cell office:value-type="float" office:value="7575">
                <text:p>7575</text:p>
              </table:table-cell>
            </table:table-row>
            <table:table-row>
              <table:table-cell office:value-type="string">
                <text:p>Mon Sep 25 21:17:31 BRT 2017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string">
                <text:p>Mon Sep 25 21:17:31 BRT 2017</text:p>
              </table:table-cell>
              <table:table-cell office:value-type="float" office:value="7561">
                <text:p>7561</text:p>
              </table:table-cell>
            </table:table-row>
            <table:table-row>
              <table:table-cell office:value-type="string">
                <text:p>Mon Sep 25 21:17:31 BRT 2017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string">
                <text:p>Mon Sep 25 21:17:31 BRT 2017</text:p>
              </table:table-cell>
              <table:table-cell office:value-type="float" office:value="8585">
                <text:p>8585</text:p>
              </table:table-cell>
            </table:table-row>
            <table:table-row>
              <table:table-cell office:value-type="string">
                <text:p>Mon Sep 25 21:17:31 BRT 2017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string">
                <text:p>Mon Sep 25 21:17:31 BRT 2017</text:p>
              </table:table-cell>
              <table:table-cell office:value-type="float" office:value="7574">
                <text:p>7574</text:p>
              </table:table-cell>
            </table:table-row>
            <table:table-row>
              <table:table-cell office:value-type="string">
                <text:p>Mon Sep 25 21:17:32 BRT 2017</text:p>
              </table:table-cell>
              <table:table-cell office:value-type="float" office:value="8081">
                <text:p>8081</text:p>
              </table:table-cell>
            </table:table-row>
            <table:table-row>
              <table:table-cell office:value-type="string">
                <text:p>Mon Sep 25 21:17:32 BRT 2017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Mon Sep 25 21:17:32 BRT 2017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Mon Sep 25 21:17:32 BRT 2017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Mon Sep 25 21:17:33 BRT 2017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string">
                <text:p>Mon Sep 25 21:17:33 BRT 2017</text:p>
              </table:table-cell>
              <table:table-cell office:value-type="float" office:value="8409">
                <text:p>8409</text:p>
              </table:table-cell>
            </table:table-row>
            <table:table-row>
              <table:table-cell office:value-type="string">
                <text:p>Mon Sep 25 21:17:33 BRT 2017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Mon Sep 25 21:17:33 BRT 2017</text:p>
              </table:table-cell>
              <table:table-cell office:value-type="float" office:value="12042">
                <text:p>12042</text:p>
              </table:table-cell>
            </table:table-row>
            <table:table-row>
              <table:table-cell office:value-type="string">
                <text:p>Mon Sep 25 21:17:33 BRT 2017</text:p>
              </table:table-cell>
              <table:table-cell office:value-type="float" office:value="8282">
                <text:p>8282</text:p>
              </table:table-cell>
            </table:table-row>
            <table:table-row>
              <table:table-cell office:value-type="string">
                <text:p>Mon Sep 25 21:17:33 BRT 2017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Mon Sep 25 21:17:34 BRT 2017</text:p>
              </table:table-cell>
              <table:table-cell office:value-type="float" office:value="8394">
                <text:p>8394</text:p>
              </table:table-cell>
            </table:table-row>
            <table:table-row>
              <table:table-cell office:value-type="string">
                <text:p>Mon Sep 25 21:17:34 BRT 2017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string">
                <text:p>Mon Sep 25 21:17:34 BRT 2017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Mon Sep 25 21:17:34 BRT 2017</text:p>
              </table:table-cell>
              <table:table-cell office:value-type="float" office:value="8287">
                <text:p>8287</text:p>
              </table:table-cell>
            </table:table-row>
            <table:table-row>
              <table:table-cell office:value-type="string">
                <text:p>Mon Sep 25 21:17:34 BRT 2017</text:p>
              </table:table-cell>
              <table:table-cell office:value-type="float" office:value="8025">
                <text:p>8025</text:p>
              </table:table-cell>
            </table:table-row>
            <table:table-row>
              <table:table-cell office:value-type="string">
                <text:p>Mon Sep 25 21:17:34 BRT 2017</text:p>
              </table:table-cell>
              <table:table-cell office:value-type="float" office:value="9391">
                <text:p>9391</text:p>
              </table:table-cell>
            </table:table-row>
            <table:table-row>
              <table:table-cell office:value-type="string">
                <text:p>Mon Sep 25 21:17:34 BRT 2017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string">
                <text:p>Mon Sep 25 21:17:34 BRT 2017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string">
                <text:p>Mon Sep 25 21:17:35 BRT 2017</text:p>
              </table:table-cell>
              <table:table-cell office:value-type="float" office:value="10842">
                <text:p>10842</text:p>
              </table:table-cell>
            </table:table-row>
            <table:table-row>
              <table:table-cell office:value-type="string">
                <text:p>Mon Sep 25 21:17:35 BRT 2017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Mon Sep 25 21:17:35 BRT 2017</text:p>
              </table:table-cell>
              <table:table-cell office:value-type="float" office:value="7681">
                <text:p>7681</text:p>
              </table:table-cell>
            </table:table-row>
            <table:table-row>
              <table:table-cell office:value-type="string">
                <text:p>Mon Sep 25 21:17:35 BRT 2017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Mon Sep 25 21:17:35 BRT 2017</text:p>
              </table:table-cell>
              <table:table-cell office:value-type="float" office:value="7777">
                <text:p>7777</text:p>
              </table:table-cell>
            </table:table-row>
            <table:table-row>
              <table:table-cell office:value-type="string">
                <text:p>Mon Sep 25 21:17:35 BRT 2017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string">
                <text:p>Mon Sep 25 21:17:35 BRT 2017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Mon Sep 25 21:17:36 BRT 2017</text:p>
              </table:table-cell>
              <table:table-cell office:value-type="float" office:value="9249">
                <text:p>9249</text:p>
              </table:table-cell>
            </table:table-row>
            <table:table-row>
              <table:table-cell office:value-type="string">
                <text:p>Mon Sep 25 21:17:36 BRT 2017</text:p>
              </table:table-cell>
              <table:table-cell office:value-type="float" office:value="8506">
                <text:p>8506</text:p>
              </table:table-cell>
            </table:table-row>
            <table:table-row>
              <table:table-cell office:value-type="string">
                <text:p>Mon Sep 25 21:17:36 BRT 2017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Mon Sep 25 21:17:36 BRT 2017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Mon Sep 25 21:17:36 BRT 2017</text:p>
              </table:table-cell>
              <table:table-cell office:value-type="float" office:value="7414">
                <text:p>7414</text:p>
              </table:table-cell>
            </table:table-row>
            <table:table-row>
              <table:table-cell office:value-type="string">
                <text:p>Mon Sep 25 21:17:36 BRT 2017</text:p>
              </table:table-cell>
              <table:table-cell office:value-type="float" office:value="7637">
                <text:p>7637</text:p>
              </table:table-cell>
            </table:table-row>
            <table:table-row>
              <table:table-cell office:value-type="string">
                <text:p>Mon Sep 25 21:17:36 BRT 2017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string">
                <text:p>Mon Sep 25 21:17:36 BRT 2017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Mon Sep 25 21:17:36 BRT 2017</text:p>
              </table:table-cell>
              <table:table-cell office:value-type="float" office:value="7418">
                <text:p>7418</text:p>
              </table:table-cell>
            </table:table-row>
            <table:table-row>
              <table:table-cell office:value-type="string">
                <text:p>Mon Sep 25 21:17:37 BRT 2017</text:p>
              </table:table-cell>
              <table:table-cell office:value-type="float" office:value="7294">
                <text:p>7294</text:p>
              </table:table-cell>
            </table:table-row>
            <table:table-row>
              <table:table-cell office:value-type="string">
                <text:p>Mon Sep 25 21:17:37 BRT 2017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string">
                <text:p>Mon Sep 25 21:17:37 BRT 2017</text:p>
              </table:table-cell>
              <table:table-cell office:value-type="float" office:value="7455">
                <text:p>7455</text:p>
              </table:table-cell>
            </table:table-row>
            <table:table-row>
              <table:table-cell office:value-type="string">
                <text:p>Mon Sep 25 21:17:37 BRT 2017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string">
                <text:p>Mon Sep 25 21:17:37 BRT 2017</text:p>
              </table:table-cell>
              <table:table-cell office:value-type="float" office:value="7385">
                <text:p>7385</text:p>
              </table:table-cell>
            </table:table-row>
            <table:table-row>
              <table:table-cell office:value-type="string">
                <text:p>Mon Sep 25 21:17:37 BRT 2017</text:p>
              </table:table-cell>
              <table:table-cell office:value-type="float" office:value="7441">
                <text:p>7441</text:p>
              </table:table-cell>
            </table:table-row>
            <table:table-row>
              <table:table-cell office:value-type="string">
                <text:p>Mon Sep 25 21:17:37 BRT 2017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Mon Sep 25 21:17:37 BRT 2017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Mon Sep 25 21:17:38 BRT 2017</text:p>
              </table:table-cell>
              <table:table-cell office:value-type="float" office:value="7417">
                <text:p>7417</text:p>
              </table:table-cell>
            </table:table-row>
            <table:table-row>
              <table:table-cell office:value-type="string">
                <text:p>Mon Sep 25 21:17:38 BRT 2017</text:p>
              </table:table-cell>
              <table:table-cell office:value-type="float" office:value="7313">
                <text:p>7313</text:p>
              </table:table-cell>
            </table:table-row>
            <table:table-row>
              <table:table-cell office:value-type="string">
                <text:p>Mon Sep 25 21:17:38 BRT 2017</text:p>
              </table:table-cell>
              <table:table-cell office:value-type="float" office:value="8347">
                <text:p>8347</text:p>
              </table:table-cell>
            </table:table-row>
            <table:table-row>
              <table:table-cell office:value-type="string">
                <text:p>Mon Sep 25 21:17:38 BRT 2017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Mon Sep 25 21:17:38 BRT 2017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string">
                <text:p>Mon Sep 25 21:17:38 BRT 2017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Mon Sep 25 21:17:38 BRT 2017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Mon Sep 25 21:17:38 BRT 2017</text:p>
              </table:table-cell>
              <table:table-cell office:value-type="float" office:value="7342">
                <text:p>7342</text:p>
              </table:table-cell>
            </table:table-row>
            <table:table-row>
              <table:table-cell office:value-type="string">
                <text:p>Mon Sep 25 21:17:39 BRT 2017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Mon Sep 25 21:17:39 BRT 2017</text:p>
              </table:table-cell>
              <table:table-cell office:value-type="float" office:value="7321">
                <text:p>7321</text:p>
              </table:table-cell>
            </table:table-row>
            <table:table-row>
              <table:table-cell office:value-type="string">
                <text:p>Mon Sep 25 21:17:39 BRT 2017</text:p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>Mon Sep 25 21:17:39 BRT 2017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string">
                <text:p>Mon Sep 25 21:17:39 BRT 2017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Mon Sep 25 21:17:39 BRT 2017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Mon Sep 25 21:17:39 BRT 2017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Mon Sep 25 21:17:39 BRT 2017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Mon Sep 25 21:17:40 BRT 2017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Mon Sep 25 21:17:40 BRT 2017</text:p>
              </table:table-cell>
              <table:table-cell office:value-type="float" office:value="6518">
                <text:p>6518</text:p>
              </table:table-cell>
            </table:table-row>
            <table:table-row>
              <table:table-cell office:value-type="string">
                <text:p>Mon Sep 25 21:17:40 BRT 2017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Mon Sep 25 21:17:40 BRT 2017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Mon Sep 25 21:17:40 BRT 2017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Mon Sep 25 21:17:40 BRT 2017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Mon Sep 25 21:17:40 BRT 2017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Mon Sep 25 21:17:41 BRT 2017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Mon Sep 25 21:17:41 BRT 2017</text:p>
              </table:table-cell>
              <table:table-cell office:value-type="float" office:value="6532">
                <text:p>6532</text:p>
              </table:table-cell>
            </table:table-row>
            <table:table-row>
              <table:table-cell office:value-type="string">
                <text:p>Mon Sep 25 21:17:41 BRT 2017</text:p>
              </table:table-cell>
              <table:table-cell office:value-type="float" office:value="8960">
                <text:p>8960</text:p>
              </table:table-cell>
            </table:table-row>
            <table:table-row>
              <table:table-cell office:value-type="string">
                <text:p>Mon Sep 25 21:17:41 BRT 2017</text:p>
              </table:table-cell>
              <table:table-cell office:value-type="float" office:value="6667">
                <text:p>6667</text:p>
              </table:table-cell>
            </table:table-row>
            <table:table-row>
              <table:table-cell office:value-type="string">
                <text:p>Mon Sep 25 21:17:41 BRT 2017</text:p>
              </table:table-cell>
              <table:table-cell office:value-type="float" office:value="6855">
                <text:p>6855</text:p>
              </table:table-cell>
            </table:table-row>
            <table:table-row>
              <table:table-cell office:value-type="string">
                <text:p>Mon Sep 25 21:17:42 BRT 2017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Mon Sep 25 21:17:42 BRT 2017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string">
                <text:p>Mon Sep 25 21:17:44 BRT 2017</text:p>
              </table:table-cell>
              <table:table-cell office:value-type="float" office:value="24566">
                <text:p>24566</text:p>
              </table:table-cell>
            </table:table-row>
            <table:table-row>
              <table:table-cell office:value-type="string">
                <text:p>Mon Sep 25 21:17:45 BRT 2017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string">
                <text:p>Mon Sep 25 21:17:45 BRT 2017</text:p>
              </table:table-cell>
              <table:table-cell office:value-type="float" office:value="9743">
                <text:p>9743</text:p>
              </table:table-cell>
            </table:table-row>
            <table:table-row>
              <table:table-cell office:value-type="string">
                <text:p>Mon Sep 25 21:17:45 BRT 2017</text:p>
              </table:table-cell>
              <table:table-cell office:value-type="float" office:value="9755">
                <text:p>9755</text:p>
              </table:table-cell>
            </table:table-row>
            <table:table-row>
              <table:table-cell office:value-type="string">
                <text:p>Mon Sep 25 21:17:45 BRT 2017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Mon Sep 25 21:17:45 BRT 2017</text:p>
              </table:table-cell>
              <table:table-cell office:value-type="float" office:value="9737">
                <text:p>9737</text:p>
              </table:table-cell>
            </table:table-row>
            <table:table-row>
              <table:table-cell office:value-type="string">
                <text:p>Mon Sep 25 21:17:45 BRT 2017</text:p>
              </table:table-cell>
              <table:table-cell office:value-type="float" office:value="9770">
                <text:p>9770</text:p>
              </table:table-cell>
            </table:table-row>
            <table:table-row>
              <table:table-cell office:value-type="string">
                <text:p>Mon Sep 25 21:17:46 BRT 2017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Mon Sep 25 21:17:46 BRT 2017</text:p>
              </table:table-cell>
              <table:table-cell office:value-type="float" office:value="9807">
                <text:p>9807</text:p>
              </table:table-cell>
            </table:table-row>
            <table:table-row>
              <table:table-cell office:value-type="string">
                <text:p>Mon Sep 25 21:17:46 BRT 2017</text:p>
              </table:table-cell>
              <table:table-cell office:value-type="float" office:value="9830">
                <text:p>9830</text:p>
              </table:table-cell>
            </table:table-row>
            <table:table-row>
              <table:table-cell office:value-type="string">
                <text:p>Mon Sep 25 21:17:46 BRT 2017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Mon Sep 25 21:17:46 BRT 2017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Mon Sep 25 21:17:46 BRT 2017</text:p>
              </table:table-cell>
              <table:table-cell office:value-type="float" office:value="9764">
                <text:p>9764</text:p>
              </table:table-cell>
            </table:table-row>
            <table:table-row>
              <table:table-cell office:value-type="string">
                <text:p>Mon Sep 25 21:17:46 BRT 2017</text:p>
              </table:table-cell>
              <table:table-cell office:value-type="float" office:value="9767">
                <text:p>9767</text:p>
              </table:table-cell>
            </table:table-row>
            <table:table-row>
              <table:table-cell office:value-type="string">
                <text:p>Mon Sep 25 21:17:46 BRT 2017</text:p>
              </table:table-cell>
              <table:table-cell office:value-type="float" office:value="9839">
                <text:p>9839</text:p>
              </table:table-cell>
            </table:table-row>
            <table:table-row>
              <table:table-cell office:value-type="string">
                <text:p>Mon Sep 25 21:17:47 BRT 2017</text:p>
              </table:table-cell>
              <table:table-cell office:value-type="float" office:value="24981">
                <text:p>24981</text:p>
              </table:table-cell>
            </table:table-row>
            <table:table-row>
              <table:table-cell office:value-type="string">
                <text:p>Mon Sep 25 21:17:47 BRT 2017</text:p>
              </table:table-cell>
              <table:table-cell office:value-type="float" office:value="15719">
                <text:p>15719</text:p>
              </table:table-cell>
            </table:table-row>
            <table:table-row>
              <table:table-cell office:value-type="string">
                <text:p>Mon Sep 25 21:17:47 BRT 2017</text:p>
              </table:table-cell>
              <table:table-cell office:value-type="float" office:value="9972">
                <text:p>9972</text:p>
              </table:table-cell>
            </table:table-row>
            <table:table-row>
              <table:table-cell office:value-type="string">
                <text:p>Mon Sep 25 21:17:47 BRT 2017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Mon Sep 25 21:17:47 BRT 2017</text:p>
              </table:table-cell>
              <table:table-cell office:value-type="float" office:value="10041">
                <text:p>10041</text:p>
              </table:table-cell>
            </table:table-row>
            <table:table-row>
              <table:table-cell office:value-type="string">
                <text:p>Mon Sep 25 21:17:48 BRT 2017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Mon Sep 25 21:17:48 BRT 2017</text:p>
              </table:table-cell>
              <table:table-cell office:value-type="float" office:value="10166">
                <text:p>10166</text:p>
              </table:table-cell>
            </table:table-row>
            <table:table-row>
              <table:table-cell office:value-type="string">
                <text:p>Mon Sep 25 21:17:48 BRT 2017</text:p>
              </table:table-cell>
              <table:table-cell office:value-type="float" office:value="10161">
                <text:p>10161</text:p>
              </table:table-cell>
            </table:table-row>
            <table:table-row>
              <table:table-cell office:value-type="string">
                <text:p>Mon Sep 25 21:17:48 BRT 2017</text:p>
              </table:table-cell>
              <table:table-cell office:value-type="float" office:value="10438">
                <text:p>10438</text:p>
              </table:table-cell>
            </table:table-row>
            <table:table-row>
              <table:table-cell office:value-type="string">
                <text:p>Mon Sep 25 21:17:48 BRT 2017</text:p>
              </table:table-cell>
              <table:table-cell office:value-type="float" office:value="10189">
                <text:p>10189</text:p>
              </table:table-cell>
            </table:table-row>
            <table:table-row>
              <table:table-cell office:value-type="string">
                <text:p>Mon Sep 25 21:17:48 BRT 2017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string">
                <text:p>Mon Sep 25 21:17:48 BRT 2017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string">
                <text:p>Mon Sep 25 21:17:48 BRT 2017</text:p>
              </table:table-cell>
              <table:table-cell office:value-type="float" office:value="10183">
                <text:p>10183</text:p>
              </table:table-cell>
            </table:table-row>
            <table:table-row>
              <table:table-cell office:value-type="string">
                <text:p>Mon Sep 25 21:17:49 BRT 2017</text:p>
              </table:table-cell>
              <table:table-cell office:value-type="float" office:value="10287">
                <text:p>10287</text:p>
              </table:table-cell>
            </table:table-row>
            <table:table-row>
              <table:table-cell office:value-type="string">
                <text:p>Mon Sep 25 21:17:49 BRT 2017</text:p>
              </table:table-cell>
              <table:table-cell office:value-type="float" office:value="10325">
                <text:p>10325</text:p>
              </table:table-cell>
            </table:table-row>
            <table:table-row>
              <table:table-cell office:value-type="string">
                <text:p>Mon Sep 25 21:17:49 BRT 2017</text:p>
              </table:table-cell>
              <table:table-cell office:value-type="float" office:value="10132">
                <text:p>10132</text:p>
              </table:table-cell>
            </table:table-row>
            <table:table-row>
              <table:table-cell office:value-type="string">
                <text:p>Mon Sep 25 21:17:49 BRT 2017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string">
                <text:p>Mon Sep 25 21:17:49 BRT 2017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Mon Sep 25 21:17:49 BRT 2017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string">
                <text:p>Mon Sep 25 21:17:49 BRT 2017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Mon Sep 25 21:17:49 BRT 2017</text:p>
              </table:table-cell>
              <table:table-cell office:value-type="float" office:value="10157">
                <text:p>10157</text:p>
              </table:table-cell>
            </table:table-row>
            <table:table-row>
              <table:table-cell office:value-type="string">
                <text:p>Mon Sep 25 21:17:50 BRT 2017</text:p>
              </table:table-cell>
              <table:table-cell office:value-type="float" office:value="10296">
                <text:p>10296</text:p>
              </table:table-cell>
            </table:table-row>
            <table:table-row>
              <table:table-cell office:value-type="string">
                <text:p>Mon Sep 25 21:17:50 BRT 2017</text:p>
              </table:table-cell>
              <table:table-cell office:value-type="float" office:value="10440">
                <text:p>10440</text:p>
              </table:table-cell>
            </table:table-row>
            <table:table-row>
              <table:table-cell office:value-type="string">
                <text:p>Mon Sep 25 21:17:50 BRT 2017</text:p>
              </table:table-cell>
              <table:table-cell office:value-type="float" office:value="11149">
                <text:p>11149</text:p>
              </table:table-cell>
            </table:table-row>
            <table:table-row>
              <table:table-cell office:value-type="string">
                <text:p>Mon Sep 25 21:17:50 BRT 2017</text:p>
              </table:table-cell>
              <table:table-cell office:value-type="float" office:value="10196">
                <text:p>10196</text:p>
              </table:table-cell>
            </table:table-row>
            <table:table-row>
              <table:table-cell office:value-type="string">
                <text:p>Mon Sep 25 21:17:50 BRT 2017</text:p>
              </table:table-cell>
              <table:table-cell office:value-type="float" office:value="10317">
                <text:p>10317</text:p>
              </table:table-cell>
            </table:table-row>
            <table:table-row>
              <table:table-cell office:value-type="string">
                <text:p>Mon Sep 25 21:17:50 BRT 2017</text:p>
              </table:table-cell>
              <table:table-cell office:value-type="float" office:value="10182">
                <text:p>10182</text:p>
              </table:table-cell>
            </table:table-row>
            <table:table-row>
              <table:table-cell office:value-type="string">
                <text:p>Mon Sep 25 21:17:50 BRT 2017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Mon Sep 25 21:17:50 BRT 2017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Mon Sep 25 21:17:50 BRT 2017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Mon Sep 25 21:17:51 BRT 2017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Mon Sep 25 21:17:51 BRT 2017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Mon Sep 25 21:17:51 BRT 2017</text:p>
              </table:table-cell>
              <table:table-cell office:value-type="float" office:value="9631">
                <text:p>9631</text:p>
              </table:table-cell>
            </table:table-row>
            <table:table-row>
              <table:table-cell office:value-type="string">
                <text:p>Mon Sep 25 21:17:51 BRT 2017</text:p>
              </table:table-cell>
              <table:table-cell office:value-type="float" office:value="10958">
                <text:p>10958</text:p>
              </table:table-cell>
            </table:table-row>
            <table:table-row>
              <table:table-cell office:value-type="string">
                <text:p>Mon Sep 25 21:17:51 BRT 2017</text:p>
              </table:table-cell>
              <table:table-cell office:value-type="float" office:value="10888">
                <text:p>10888</text:p>
              </table:table-cell>
            </table:table-row>
            <table:table-row>
              <table:table-cell office:value-type="string">
                <text:p>Mon Sep 25 21:17:51 BRT 2017</text:p>
              </table:table-cell>
              <table:table-cell office:value-type="float" office:value="10073">
                <text:p>10073</text:p>
              </table:table-cell>
            </table:table-row>
            <table:table-row>
              <table:table-cell office:value-type="string">
                <text:p>Mon Sep 25 21:17:51 BRT 2017</text:p>
              </table:table-cell>
              <table:table-cell office:value-type="float" office:value="9741">
                <text:p>9741</text:p>
              </table:table-cell>
            </table:table-row>
            <table:table-row>
              <table:table-cell office:value-type="string">
                <text:p>Mon Sep 25 21:17:51 BRT 2017</text:p>
              </table:table-cell>
              <table:table-cell office:value-type="float" office:value="9751">
                <text:p>9751</text:p>
              </table:table-cell>
            </table:table-row>
            <table:table-row>
              <table:table-cell office:value-type="string">
                <text:p>Mon Sep 25 21:17:52 BRT 2017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Mon Sep 25 21:17:52 BRT 2017</text:p>
              </table:table-cell>
              <table:table-cell office:value-type="float" office:value="10042">
                <text:p>10042</text:p>
              </table:table-cell>
            </table:table-row>
            <table:table-row>
              <table:table-cell office:value-type="string">
                <text:p>Mon Sep 25 21:17:52 BRT 2017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Mon Sep 25 21:17:52 BRT 2017</text:p>
              </table:table-cell>
              <table:table-cell office:value-type="float" office:value="6902">
                <text:p>6902</text:p>
              </table:table-cell>
            </table:table-row>
            <table:table-row>
              <table:table-cell office:value-type="string">
                <text:p>Mon Sep 25 21:17:52 BRT 2017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Mon Sep 25 21:17:52 BRT 2017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string">
                <text:p>Mon Sep 25 21:17:52 BRT 2017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string">
                <text:p>Mon Sep 25 21:17:53 BRT 2017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Mon Sep 25 21:17:53 BRT 2017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Mon Sep 25 21:17:53 BRT 2017</text:p>
              </table:table-cell>
              <table:table-cell office:value-type="float" office:value="6884">
                <text:p>6884</text:p>
              </table:table-cell>
            </table:table-row>
            <table:table-row>
              <table:table-cell office:value-type="string">
                <text:p>Mon Sep 25 21:17:53 BRT 2017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Mon Sep 25 21:17:53 BRT 2017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Mon Sep 25 21:17:53 BRT 2017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Mon Sep 25 21:17:53 BRT 2017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Mon Sep 25 21:17:53 BRT 2017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Mon Sep 25 21:17:54 BRT 2017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Mon Sep 25 21:17:54 BRT 2017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Mon Sep 25 21:17:54 BRT 2017</text:p>
              </table:table-cell>
              <table:table-cell office:value-type="float" office:value="13435">
                <text:p>13435</text:p>
              </table:table-cell>
            </table:table-row>
            <table:table-row>
              <table:table-cell office:value-type="string">
                <text:p>Mon Sep 25 21:17:54 BRT 2017</text:p>
              </table:table-cell>
              <table:table-cell office:value-type="float" office:value="6654">
                <text:p>6654</text:p>
              </table:table-cell>
            </table:table-row>
            <table:table-row>
              <table:table-cell office:value-type="string">
                <text:p>Mon Sep 25 21:17:54 BRT 2017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Mon Sep 25 21:17:54 BRT 2017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Mon Sep 25 21:17:54 BRT 2017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Mon Sep 25 21:17:55 BRT 2017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string">
                <text:p>Mon Sep 25 21:17:55 BRT 2017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Mon Sep 25 21:17:55 BRT 201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Mon Sep 25 21:17:55 BRT 2017</text:p>
              </table:table-cell>
              <table:table-cell office:value-type="float" office:value="6574">
                <text:p>6574</text:p>
              </table:table-cell>
            </table:table-row>
            <table:table-row>
              <table:table-cell office:value-type="string">
                <text:p>Mon Sep 25 21:17:55 BRT 2017</text:p>
              </table:table-cell>
              <table:table-cell office:value-type="float" office:value="6716">
                <text:p>6716</text:p>
              </table:table-cell>
            </table:table-row>
            <table:table-row>
              <table:table-cell office:value-type="string">
                <text:p>Mon Sep 25 21:17:55 BRT 2017</text:p>
              </table:table-cell>
              <table:table-cell office:value-type="float" office:value="6537">
                <text:p>6537</text:p>
              </table:table-cell>
            </table:table-row>
            <table:table-row>
              <table:table-cell office:value-type="string">
                <text:p>Mon Sep 25 21:17:55 BRT 2017</text:p>
              </table:table-cell>
              <table:table-cell office:value-type="float" office:value="6783">
                <text:p>6783</text:p>
              </table:table-cell>
            </table:table-row>
            <table:table-row>
              <table:table-cell office:value-type="string">
                <text:p>Mon Sep 25 21:17:55 BRT 2017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Mon Sep 25 21:17:56 BRT 2017</text:p>
              </table:table-cell>
              <table:table-cell office:value-type="float" office:value="21686">
                <text:p>21686</text:p>
              </table:table-cell>
            </table:table-row>
            <table:table-row>
              <table:table-cell office:value-type="string">
                <text:p>Mon Sep 25 21:17:56 BRT 2017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string">
                <text:p>Mon Sep 25 21:17:56 BRT 2017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string">
                <text:p>Mon Sep 25 21:17:56 BRT 2017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Mon Sep 25 21:17:56 BRT 2017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Mon Sep 25 21:17:56 BRT 2017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Mon Sep 25 21:17:56 BRT 2017</text:p>
              </table:table-cell>
              <table:table-cell office:value-type="float" office:value="6714">
                <text:p>6714</text:p>
              </table:table-cell>
            </table:table-row>
            <table:table-row>
              <table:table-cell office:value-type="string">
                <text:p>Mon Sep 25 21:17:57 BRT 2017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string">
                <text:p>Mon Sep 25 21:17:57 BRT 2017</text:p>
              </table:table-cell>
              <table:table-cell office:value-type="float" office:value="7242">
                <text:p>7242</text:p>
              </table:table-cell>
            </table:table-row>
            <table:table-row>
              <table:table-cell office:value-type="string">
                <text:p>Mon Sep 25 21:17:57 BRT 2017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Mon Sep 25 21:17:57 BRT 2017</text:p>
              </table:table-cell>
              <table:table-cell office:value-type="float" office:value="7127">
                <text:p>7127</text:p>
              </table:table-cell>
            </table:table-row>
            <table:table-row>
              <table:table-cell office:value-type="string">
                <text:p>Mon Sep 25 21:17:57 BRT 2017</text:p>
              </table:table-cell>
              <table:table-cell office:value-type="float" office:value="7356">
                <text:p>7356</text:p>
              </table:table-cell>
            </table:table-row>
            <table:table-row>
              <table:table-cell office:value-type="string">
                <text:p>Mon Sep 25 21:17:57 BRT 2017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Mon Sep 25 21:17:58 BRT 2017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Mon Sep 25 21:17:58 BRT 2017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Mon Sep 25 21:17:58 BRT 2017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Mon Sep 25 21:17:58 BRT 2017</text:p>
              </table:table-cell>
              <table:table-cell office:value-type="float" office:value="7092">
                <text:p>7092</text:p>
              </table:table-cell>
            </table:table-row>
            <table:table-row>
              <table:table-cell office:value-type="string">
                <text:p>Mon Sep 25 21:17:58 BRT 2017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string">
                <text:p>Mon Sep 25 21:17:58 BRT 2017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Mon Sep 25 21:17:58 BRT 2017</text:p>
              </table:table-cell>
              <table:table-cell office:value-type="float" office:value="7117">
                <text:p>7117</text:p>
              </table:table-cell>
            </table:table-row>
            <table:table-row>
              <table:table-cell office:value-type="string">
                <text:p>Mon Sep 25 21:17:59 BRT 2017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Mon Sep 25 21:17:59 BRT 2017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string">
                <text:p>Mon Sep 25 21:17:59 BRT 2017</text:p>
              </table:table-cell>
              <table:table-cell office:value-type="float" office:value="7258">
                <text:p>7258</text:p>
              </table:table-cell>
            </table:table-row>
            <table:table-row>
              <table:table-cell office:value-type="string">
                <text:p>Mon Sep 25 21:17:59 BRT 2017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Mon Sep 25 21:18:00 BRT 2017</text:p>
              </table:table-cell>
              <table:table-cell office:value-type="float" office:value="14639">
                <text:p>14639</text:p>
              </table:table-cell>
            </table:table-row>
            <table:table-row>
              <table:table-cell office:value-type="string">
                <text:p>Mon Sep 25 21:18:00 BRT 2017</text:p>
              </table:table-cell>
              <table:table-cell office:value-type="float" office:value="7706">
                <text:p>7706</text:p>
              </table:table-cell>
            </table:table-row>
            <table:table-row>
              <table:table-cell office:value-type="string">
                <text:p>Mon Sep 25 21:18:00 BRT 2017</text:p>
              </table:table-cell>
              <table:table-cell office:value-type="float" office:value="38573">
                <text:p>38573</text:p>
              </table:table-cell>
            </table:table-row>
            <table:table-row>
              <table:table-cell office:value-type="string">
                <text:p>Mon Sep 25 21:18:00 BRT 2017</text:p>
              </table:table-cell>
              <table:table-cell office:value-type="float" office:value="7701">
                <text:p>7701</text:p>
              </table:table-cell>
            </table:table-row>
            <table:table-row>
              <table:table-cell office:value-type="string">
                <text:p>Mon Sep 25 21:18:00 BRT 2017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>Mon Sep 25 21:18:00 BRT 2017</text:p>
              </table:table-cell>
              <table:table-cell office:value-type="float" office:value="22611">
                <text:p>22611</text:p>
              </table:table-cell>
            </table:table-row>
            <table:table-row>
              <table:table-cell office:value-type="string">
                <text:p>Mon Sep 25 21:18:00 BRT 2017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>Mon Sep 25 21:18:00 BRT 2017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Mon Sep 25 21:18:00 BRT 2017</text:p>
              </table:table-cell>
              <table:table-cell office:value-type="float" office:value="7621">
                <text:p>7621</text:p>
              </table:table-cell>
            </table:table-row>
            <table:table-row>
              <table:table-cell office:value-type="string">
                <text:p>Mon Sep 25 21:18:01 BRT 2017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string">
                <text:p>Mon Sep 25 21:18:01 BRT 2017</text:p>
              </table:table-cell>
              <table:table-cell office:value-type="float" office:value="7561">
                <text:p>7561</text:p>
              </table:table-cell>
            </table:table-row>
            <table:table-row>
              <table:table-cell office:value-type="string">
                <text:p>Mon Sep 25 21:18:01 BRT 2017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Mon Sep 25 21:18:01 BRT 2017</text:p>
              </table:table-cell>
              <table:table-cell office:value-type="float" office:value="7775">
                <text:p>7775</text:p>
              </table:table-cell>
            </table:table-row>
            <table:table-row>
              <table:table-cell office:value-type="string">
                <text:p>Mon Sep 25 21:18:01 BRT 2017</text:p>
              </table:table-cell>
              <table:table-cell office:value-type="float" office:value="10396">
                <text:p>10396</text:p>
              </table:table-cell>
            </table:table-row>
            <table:table-row>
              <table:table-cell office:value-type="string">
                <text:p>Mon Sep 25 21:18:01 BRT 2017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string">
                <text:p>Mon Sep 25 21:18:02 BRT 2017</text:p>
              </table:table-cell>
              <table:table-cell office:value-type="float" office:value="8269">
                <text:p>8269</text:p>
              </table:table-cell>
            </table:table-row>
            <table:table-row>
              <table:table-cell office:value-type="string">
                <text:p>Mon Sep 25 21:18:02 BRT 2017</text:p>
              </table:table-cell>
              <table:table-cell office:value-type="float" office:value="7797">
                <text:p>7797</text:p>
              </table:table-cell>
            </table:table-row>
            <table:table-row>
              <table:table-cell office:value-type="string">
                <text:p>Mon Sep 25 21:18:02 BRT 2017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string">
                <text:p>Mon Sep 25 21:18:02 BRT 2017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Mon Sep 25 21:18:02 BRT 2017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Mon Sep 25 21:18:02 BRT 2017</text:p>
              </table:table-cell>
              <table:table-cell office:value-type="float" office:value="7781">
                <text:p>7781</text:p>
              </table:table-cell>
            </table:table-row>
            <table:table-row>
              <table:table-cell office:value-type="string">
                <text:p>Mon Sep 25 21:18:03 BRT 2017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Mon Sep 25 21:18:03 BRT 2017</text:p>
              </table:table-cell>
              <table:table-cell office:value-type="float" office:value="8037">
                <text:p>8037</text:p>
              </table:table-cell>
            </table:table-row>
            <table:table-row>
              <table:table-cell office:value-type="string">
                <text:p>Mon Sep 25 21:18:03 BRT 2017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Mon Sep 25 21:18:03 BRT 2017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Mon Sep 25 21:18:03 BRT 2017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Mon Sep 25 21:18:03 BRT 2017</text:p>
              </table:table-cell>
              <table:table-cell office:value-type="float" office:value="7889">
                <text:p>7889</text:p>
              </table:table-cell>
            </table:table-row>
            <table:table-row>
              <table:table-cell office:value-type="string">
                <text:p>Mon Sep 25 21:18:03 BRT 2017</text:p>
              </table:table-cell>
              <table:table-cell office:value-type="float" office:value="7963">
                <text:p>7963</text:p>
              </table:table-cell>
            </table:table-row>
            <table:table-row>
              <table:table-cell office:value-type="string">
                <text:p>Mon Sep 25 21:18:04 BRT 2017</text:p>
              </table:table-cell>
              <table:table-cell office:value-type="float" office:value="7963">
                <text:p>7963</text:p>
              </table:table-cell>
            </table:table-row>
            <table:table-row>
              <table:table-cell office:value-type="string">
                <text:p>Mon Sep 25 21:18:04 BRT 2017</text:p>
              </table:table-cell>
              <table:table-cell office:value-type="float" office:value="8002">
                <text:p>8002</text:p>
              </table:table-cell>
            </table:table-row>
            <table:table-row>
              <table:table-cell office:value-type="string">
                <text:p>Mon Sep 25 21:18:04 BRT 2017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Mon Sep 25 21:18:04 BRT 2017</text:p>
              </table:table-cell>
              <table:table-cell office:value-type="float" office:value="8058">
                <text:p>8058</text:p>
              </table:table-cell>
            </table:table-row>
            <table:table-row>
              <table:table-cell office:value-type="string">
                <text:p>Mon Sep 25 21:18:04 BRT 2017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Mon Sep 25 21:18:04 BRT 2017</text:p>
              </table:table-cell>
              <table:table-cell office:value-type="float" office:value="8015">
                <text:p>8015</text:p>
              </table:table-cell>
            </table:table-row>
            <table:table-row>
              <table:table-cell office:value-type="string">
                <text:p>Mon Sep 25 21:18:04 BRT 2017</text:p>
              </table:table-cell>
              <table:table-cell office:value-type="float" office:value="8009">
                <text:p>8009</text:p>
              </table:table-cell>
            </table:table-row>
            <table:table-row>
              <table:table-cell office:value-type="string">
                <text:p>Mon Sep 25 21:18:05 BRT 2017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string">
                <text:p>Mon Sep 25 21:18:05 BRT 2017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Mon Sep 25 21:18:05 BRT 2017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Mon Sep 25 21:18:05 BRT 2017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Mon Sep 25 21:18:05 BRT 2017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Mon Sep 25 21:18:05 BRT 2017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string">
                <text:p>Mon Sep 25 21:18:06 BRT 2017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Mon Sep 25 21:18:06 BRT 2017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string">
                <text:p>Mon Sep 25 21:18:06 BRT 2017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Mon Sep 25 21:18:06 BRT 2017</text:p>
              </table:table-cell>
              <table:table-cell office:value-type="float" office:value="8165">
                <text:p>8165</text:p>
              </table:table-cell>
            </table:table-row>
            <table:table-row>
              <table:table-cell office:value-type="string">
                <text:p>Mon Sep 25 21:18:06 BRT 2017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string">
                <text:p>Mon Sep 25 21:18:06 BRT 2017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string">
                <text:p>Mon Sep 25 21:18:07 BRT 2017</text:p>
              </table:table-cell>
              <table:table-cell office:value-type="float" office:value="10889">
                <text:p>10889</text:p>
              </table:table-cell>
            </table:table-row>
            <table:table-row>
              <table:table-cell office:value-type="string">
                <text:p>Mon Sep 25 21:18:07 BRT 2017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Mon Sep 25 21:18:07 BRT 2017</text:p>
              </table:table-cell>
              <table:table-cell office:value-type="float" office:value="8310">
                <text:p>8310</text:p>
              </table:table-cell>
            </table:table-row>
            <table:table-row>
              <table:table-cell office:value-type="string">
                <text:p>Mon Sep 25 21:18:07 BRT 2017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Mon Sep 25 21:18:07 BRT 2017</text:p>
              </table:table-cell>
              <table:table-cell office:value-type="float" office:value="8073">
                <text:p>8073</text:p>
              </table:table-cell>
            </table:table-row>
            <table:table-row>
              <table:table-cell office:value-type="string">
                <text:p>Mon Sep 25 21:18:07 BRT 2017</text:p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>Mon Sep 25 21:18:08 BRT 2017</text:p>
              </table:table-cell>
              <table:table-cell office:value-type="float" office:value="7993">
                <text:p>7993</text:p>
              </table:table-cell>
            </table:table-row>
            <table:table-row>
              <table:table-cell office:value-type="string">
                <text:p>Mon Sep 25 21:18:08 BRT 2017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Mon Sep 25 21:18:08 BRT 2017</text:p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>Mon Sep 25 21:18:08 BRT 2017</text:p>
              </table:table-cell>
              <table:table-cell office:value-type="float" office:value="14896">
                <text:p>14896</text:p>
              </table:table-cell>
            </table:table-row>
            <table:table-row>
              <table:table-cell office:value-type="string">
                <text:p>Mon Sep 25 21:18:08 BRT 2017</text:p>
              </table:table-cell>
              <table:table-cell office:value-type="float" office:value="8222">
                <text:p>8222</text:p>
              </table:table-cell>
            </table:table-row>
            <table:table-row>
              <table:table-cell office:value-type="string">
                <text:p>Mon Sep 25 21:18:08 BRT 2017</text:p>
              </table:table-cell>
              <table:table-cell office:value-type="float" office:value="8107">
                <text:p>8107</text:p>
              </table:table-cell>
            </table:table-row>
            <table:table-row>
              <table:table-cell office:value-type="string">
                <text:p>Mon Sep 25 21:18:09 BRT 2017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string">
                <text:p>Mon Sep 25 21:18:09 BRT 2017</text:p>
              </table:table-cell>
              <table:table-cell office:value-type="float" office:value="8326">
                <text:p>8326</text:p>
              </table:table-cell>
            </table:table-row>
            <table:table-row>
              <table:table-cell office:value-type="string">
                <text:p>Mon Sep 25 21:18:09 BRT 2017</text:p>
              </table:table-cell>
              <table:table-cell office:value-type="float" office:value="8457">
                <text:p>8457</text:p>
              </table:table-cell>
            </table:table-row>
            <table:table-row>
              <table:table-cell office:value-type="string">
                <text:p>Mon Sep 25 21:18:09 BRT 2017</text:p>
              </table:table-cell>
              <table:table-cell office:value-type="float" office:value="8265">
                <text:p>8265</text:p>
              </table:table-cell>
            </table:table-row>
            <table:table-row>
              <table:table-cell office:value-type="string">
                <text:p>Mon Sep 25 21:18:09 BRT 2017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>Mon Sep 25 21:18:09 BRT 2017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Mon Sep 25 21:18:09 BRT 2017</text:p>
              </table:table-cell>
              <table:table-cell office:value-type="float" office:value="8174">
                <text:p>8174</text:p>
              </table:table-cell>
            </table:table-row>
            <table:table-row>
              <table:table-cell office:value-type="string">
                <text:p>Mon Sep 25 21:18:10 BRT 2017</text:p>
              </table:table-cell>
              <table:table-cell office:value-type="float" office:value="8106">
                <text:p>8106</text:p>
              </table:table-cell>
            </table:table-row>
            <table:table-row>
              <table:table-cell office:value-type="string">
                <text:p>Mon Sep 25 21:18:10 BRT 2017</text:p>
              </table:table-cell>
              <table:table-cell office:value-type="float" office:value="8057">
                <text:p>8057</text:p>
              </table:table-cell>
            </table:table-row>
            <table:table-row>
              <table:table-cell office:value-type="string">
                <text:p>Mon Sep 25 21:18:10 BRT 2017</text:p>
              </table:table-cell>
              <table:table-cell office:value-type="float" office:value="8043">
                <text:p>8043</text:p>
              </table:table-cell>
            </table:table-row>
            <table:table-row>
              <table:table-cell office:value-type="string">
                <text:p>Mon Sep 25 21:18:10 BRT 2017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Mon Sep 25 21:18:10 BRT 2017</text:p>
              </table:table-cell>
              <table:table-cell office:value-type="float" office:value="7983">
                <text:p>7983</text:p>
              </table:table-cell>
            </table:table-row>
            <table:table-row>
              <table:table-cell office:value-type="string">
                <text:p>Mon Sep 25 21:18:10 BRT 2017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Mon Sep 25 21:18:10 BRT 2017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string">
                <text:p>Mon Sep 25 21:18:10 BRT 2017</text:p>
              </table:table-cell>
              <table:table-cell office:value-type="float" office:value="7949">
                <text:p>7949</text:p>
              </table:table-cell>
            </table:table-row>
            <table:table-row>
              <table:table-cell office:value-type="string">
                <text:p>Mon Sep 25 21:18:11 BRT 2017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Mon Sep 25 21:18:11 BRT 2017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Mon Sep 25 21:18:11 BRT 2017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string">
                <text:p>Mon Sep 25 21:18:11 BRT 2017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Mon Sep 25 21:18:11 BRT 2017</text:p>
              </table:table-cell>
              <table:table-cell office:value-type="float" office:value="7726">
                <text:p>7726</text:p>
              </table:table-cell>
            </table:table-row>
            <table:table-row>
              <table:table-cell office:value-type="string">
                <text:p>Mon Sep 25 21:18:11 BRT 2017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string">
                <text:p>Mon Sep 25 21:18:11 BRT 2017</text:p>
              </table:table-cell>
              <table:table-cell office:value-type="float" office:value="7957">
                <text:p>7957</text:p>
              </table:table-cell>
            </table:table-row>
            <table:table-row>
              <table:table-cell office:value-type="string">
                <text:p>Mon Sep 25 21:18:11 BRT 2017</text:p>
              </table:table-cell>
              <table:table-cell office:value-type="float" office:value="12798">
                <text:p>12798</text:p>
              </table:table-cell>
            </table:table-row>
            <table:table-row>
              <table:table-cell office:value-type="string">
                <text:p>Mon Sep 25 21:18:11 BRT 2017</text:p>
              </table:table-cell>
              <table:table-cell office:value-type="float" office:value="7803">
                <text:p>7803</text:p>
              </table:table-cell>
            </table:table-row>
            <table:table-row>
              <table:table-cell office:value-type="string">
                <text:p>Mon Sep 25 21:18:12 BRT 2017</text:p>
              </table:table-cell>
              <table:table-cell office:value-type="float" office:value="7534">
                <text:p>7534</text:p>
              </table:table-cell>
            </table:table-row>
            <table:table-row>
              <table:table-cell office:value-type="string">
                <text:p>Mon Sep 25 21:18:12 BRT 2017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Mon Sep 25 21:18:12 BRT 2017</text:p>
              </table:table-cell>
              <table:table-cell office:value-type="float" office:value="7702">
                <text:p>7702</text:p>
              </table:table-cell>
            </table:table-row>
            <table:table-row>
              <table:table-cell office:value-type="string">
                <text:p>Mon Sep 25 21:18:12 BRT 2017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string">
                <text:p>Mon Sep 25 21:18:12 BRT 2017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string">
                <text:p>Mon Sep 25 21:18:13 BRT 2017</text:p>
              </table:table-cell>
              <table:table-cell office:value-type="float" office:value="38986">
                <text:p>38986</text:p>
              </table:table-cell>
            </table:table-row>
            <table:table-row>
              <table:table-cell office:value-type="string">
                <text:p>Mon Sep 25 21:18:13 BRT 2017</text:p>
              </table:table-cell>
              <table:table-cell office:value-type="float" office:value="8845">
                <text:p>8845</text:p>
              </table:table-cell>
            </table:table-row>
            <table:table-row>
              <table:table-cell office:value-type="string">
                <text:p>Mon Sep 25 21:18:13 BRT 2017</text:p>
              </table:table-cell>
              <table:table-cell office:value-type="float" office:value="14485">
                <text:p>14485</text:p>
              </table:table-cell>
            </table:table-row>
            <table:table-row>
              <table:table-cell office:value-type="string">
                <text:p>Mon Sep 25 21:18:13 BRT 2017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string">
                <text:p>Mon Sep 25 21:18:13 BRT 2017</text:p>
              </table:table-cell>
              <table:table-cell office:value-type="float" office:value="7522">
                <text:p>7522</text:p>
              </table:table-cell>
            </table:table-row>
            <table:table-row>
              <table:table-cell office:value-type="string">
                <text:p>Mon Sep 25 21:18:13 BRT 2017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Mon Sep 25 21:18:13 BRT 2017</text:p>
              </table:table-cell>
              <table:table-cell office:value-type="float" office:value="8042">
                <text:p>8042</text:p>
              </table:table-cell>
            </table:table-row>
            <table:table-row>
              <table:table-cell office:value-type="string">
                <text:p>Mon Sep 25 21:18:13 BRT 2017</text:p>
              </table:table-cell>
              <table:table-cell office:value-type="float" office:value="7963">
                <text:p>7963</text:p>
              </table:table-cell>
            </table:table-row>
            <table:table-row>
              <table:table-cell office:value-type="string">
                <text:p>Mon Sep 25 21:18:14 BRT 2017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Mon Sep 25 21:18:14 BRT 2017</text:p>
              </table:table-cell>
              <table:table-cell office:value-type="float" office:value="8392">
                <text:p>8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